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40.26pt"/>
    </style:style>
    <style:style style:name="co2" style:family="table-column">
      <style:table-column-properties fo:break-before="auto" style:column-width="114.75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date" office:date-value="1941-09-30" calcext:value-type="date">
            <text:p>1941-09-30 00:00:00</text:p>
          </table:table-cell>
          <table:table-cell table:style-name="ce1" office:value-type="date" office:date-value="1942-08-31" calcext:value-type="date">
            <text:p>1942-08-31 00:00:00</text:p>
          </table:table-cell>
          <table:table-cell table:style-name="ce1" office:value-type="date" office:date-value="1905-12-31" calcext:value-type="date">
            <text:p>1905-12-31 00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0:05:00" calcext:value-type="date">
            <text:p>1941-09-30 00:05:00</text:p>
          </table:table-cell>
          <table:table-cell table:style-name="ce1" office:value-type="date" office:date-value="1942-08-31T00:05:00" calcext:value-type="date">
            <text:p>1942-08-31 00:05:00</text:p>
          </table:table-cell>
          <table:table-cell table:style-name="ce1" office:value-type="date" office:date-value="1905-12-31T00:05:00" calcext:value-type="date">
            <text:p>1905-12-31 00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0:10:00" calcext:value-type="date">
            <text:p>1941-09-30 00:10:00</text:p>
          </table:table-cell>
          <table:table-cell table:style-name="ce1" office:value-type="date" office:date-value="1942-08-31T00:10:00" calcext:value-type="date">
            <text:p>1942-08-31 00:10:00</text:p>
          </table:table-cell>
          <table:table-cell table:style-name="ce1" office:value-type="date" office:date-value="1905-12-31T00:10:00" calcext:value-type="date">
            <text:p>1905-12-31 00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0:15:00" calcext:value-type="date">
            <text:p>1941-09-30 00:15:00</text:p>
          </table:table-cell>
          <table:table-cell table:style-name="ce1" office:value-type="date" office:date-value="1942-08-31T00:15:00" calcext:value-type="date">
            <text:p>1942-08-31 00:15:00</text:p>
          </table:table-cell>
          <table:table-cell table:style-name="ce1" office:value-type="date" office:date-value="1905-12-31T00:15:00" calcext:value-type="date">
            <text:p>1905-12-31 00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0:20:00" calcext:value-type="date">
            <text:p>1941-09-30 00:20:00</text:p>
          </table:table-cell>
          <table:table-cell table:style-name="ce1" office:value-type="date" office:date-value="1942-08-31T00:20:00" calcext:value-type="date">
            <text:p>1942-08-31 00:20:00</text:p>
          </table:table-cell>
          <table:table-cell table:style-name="ce1" office:value-type="date" office:date-value="1905-12-31T00:20:00" calcext:value-type="date">
            <text:p>1905-12-31 00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0:25:00" calcext:value-type="date">
            <text:p>1941-09-30 00:25:00</text:p>
          </table:table-cell>
          <table:table-cell table:style-name="ce1" office:value-type="date" office:date-value="1942-08-31T00:25:00" calcext:value-type="date">
            <text:p>1942-08-31 00:25:00</text:p>
          </table:table-cell>
          <table:table-cell table:style-name="ce1" office:value-type="date" office:date-value="1905-12-31T00:25:00" calcext:value-type="date">
            <text:p>1905-12-31 00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0:30:00" calcext:value-type="date">
            <text:p>1941-09-30 00:30:00</text:p>
          </table:table-cell>
          <table:table-cell table:style-name="ce1" office:value-type="date" office:date-value="1942-08-31T00:30:00" calcext:value-type="date">
            <text:p>1942-08-31 00:30:00</text:p>
          </table:table-cell>
          <table:table-cell table:style-name="ce1" office:value-type="date" office:date-value="1905-12-31T00:30:00" calcext:value-type="date">
            <text:p>1905-12-31 00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0:35:00" calcext:value-type="date">
            <text:p>1941-09-30 00:35:00</text:p>
          </table:table-cell>
          <table:table-cell table:style-name="ce1" office:value-type="date" office:date-value="1942-08-31T00:35:00" calcext:value-type="date">
            <text:p>1942-08-31 00:35:00</text:p>
          </table:table-cell>
          <table:table-cell table:style-name="ce1" office:value-type="date" office:date-value="1905-12-31T00:35:00" calcext:value-type="date">
            <text:p>1905-12-31 00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0:40:00" calcext:value-type="date">
            <text:p>1941-09-30 00:40:00</text:p>
          </table:table-cell>
          <table:table-cell table:style-name="ce1" office:value-type="date" office:date-value="1942-08-31T00:40:00" calcext:value-type="date">
            <text:p>1942-08-31 00:40:00</text:p>
          </table:table-cell>
          <table:table-cell table:style-name="ce1" office:value-type="date" office:date-value="1905-12-31T00:40:00" calcext:value-type="date">
            <text:p>1905-12-31 00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0:45:00" calcext:value-type="date">
            <text:p>1941-09-30 00:45:00</text:p>
          </table:table-cell>
          <table:table-cell table:style-name="ce1" office:value-type="date" office:date-value="1942-08-31T00:45:00" calcext:value-type="date">
            <text:p>1942-08-31 00:45:00</text:p>
          </table:table-cell>
          <table:table-cell table:style-name="ce1" office:value-type="date" office:date-value="1905-12-31T00:45:00" calcext:value-type="date">
            <text:p>1905-12-31 00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0:50:00" calcext:value-type="date">
            <text:p>1941-09-30 00:50:00</text:p>
          </table:table-cell>
          <table:table-cell table:style-name="ce1" office:value-type="date" office:date-value="1942-08-31T00:50:00" calcext:value-type="date">
            <text:p>1942-08-31 00:50:00</text:p>
          </table:table-cell>
          <table:table-cell table:style-name="ce1" office:value-type="date" office:date-value="1905-12-31T00:50:00" calcext:value-type="date">
            <text:p>1905-12-31 00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0:55:00" calcext:value-type="date">
            <text:p>1941-09-30 00:55:00</text:p>
          </table:table-cell>
          <table:table-cell table:style-name="ce1" office:value-type="date" office:date-value="1942-08-31T00:55:00" calcext:value-type="date">
            <text:p>1942-08-31 00:55:00</text:p>
          </table:table-cell>
          <table:table-cell table:style-name="ce1" office:value-type="date" office:date-value="1905-12-31T00:55:00" calcext:value-type="date">
            <text:p>1905-12-31 00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1:00:00" calcext:value-type="date">
            <text:p>1941-09-30 01:00:00</text:p>
          </table:table-cell>
          <table:table-cell table:style-name="ce1" office:value-type="date" office:date-value="1942-08-31T01:00:00" calcext:value-type="date">
            <text:p>1942-08-31 01:00:00</text:p>
          </table:table-cell>
          <table:table-cell table:style-name="ce1" office:value-type="date" office:date-value="1905-12-31T01:00:00" calcext:value-type="date">
            <text:p>1905-12-31 01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1:05:00" calcext:value-type="date">
            <text:p>1941-09-30 01:05:00</text:p>
          </table:table-cell>
          <table:table-cell table:style-name="ce1" office:value-type="date" office:date-value="1942-08-31T01:05:00" calcext:value-type="date">
            <text:p>1942-08-31 01:05:00</text:p>
          </table:table-cell>
          <table:table-cell table:style-name="ce1" office:value-type="date" office:date-value="1905-12-31T01:05:00" calcext:value-type="date">
            <text:p>1905-12-31 01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1:10:00" calcext:value-type="date">
            <text:p>1941-09-30 01:10:00</text:p>
          </table:table-cell>
          <table:table-cell table:style-name="ce1" office:value-type="date" office:date-value="1942-08-31T01:10:00" calcext:value-type="date">
            <text:p>1942-08-31 01:10:00</text:p>
          </table:table-cell>
          <table:table-cell table:style-name="ce1" office:value-type="date" office:date-value="1905-12-31T01:10:00" calcext:value-type="date">
            <text:p>1905-12-31 01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1:15:00" calcext:value-type="date">
            <text:p>1941-09-30 01:15:00</text:p>
          </table:table-cell>
          <table:table-cell table:style-name="ce1" office:value-type="date" office:date-value="1942-08-31T01:15:00" calcext:value-type="date">
            <text:p>1942-08-31 01:15:00</text:p>
          </table:table-cell>
          <table:table-cell table:style-name="ce1" office:value-type="date" office:date-value="1905-12-31T01:15:00" calcext:value-type="date">
            <text:p>1905-12-31 01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1:20:00" calcext:value-type="date">
            <text:p>1941-09-30 01:20:00</text:p>
          </table:table-cell>
          <table:table-cell table:style-name="ce1" office:value-type="date" office:date-value="1942-08-31T01:20:00" calcext:value-type="date">
            <text:p>1942-08-31 01:20:00</text:p>
          </table:table-cell>
          <table:table-cell table:style-name="ce1" office:value-type="date" office:date-value="1905-12-31T01:20:00" calcext:value-type="date">
            <text:p>1905-12-31 01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1:25:00" calcext:value-type="date">
            <text:p>1941-09-30 01:25:00</text:p>
          </table:table-cell>
          <table:table-cell table:style-name="ce1" office:value-type="date" office:date-value="1942-08-31T01:25:00" calcext:value-type="date">
            <text:p>1942-08-31 01:25:00</text:p>
          </table:table-cell>
          <table:table-cell table:style-name="ce1" office:value-type="date" office:date-value="1905-12-31T01:25:00" calcext:value-type="date">
            <text:p>1905-12-31 01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1:30:00" calcext:value-type="date">
            <text:p>1941-09-30 01:30:00</text:p>
          </table:table-cell>
          <table:table-cell table:style-name="ce1" office:value-type="date" office:date-value="1942-08-31T01:30:00" calcext:value-type="date">
            <text:p>1942-08-31 01:30:00</text:p>
          </table:table-cell>
          <table:table-cell table:style-name="ce1" office:value-type="date" office:date-value="1905-12-31T01:30:00" calcext:value-type="date">
            <text:p>1905-12-31 01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1:35:00" calcext:value-type="date">
            <text:p>1941-09-30 01:35:00</text:p>
          </table:table-cell>
          <table:table-cell table:style-name="ce1" office:value-type="date" office:date-value="1942-08-31T01:35:00" calcext:value-type="date">
            <text:p>1942-08-31 01:35:00</text:p>
          </table:table-cell>
          <table:table-cell table:style-name="ce1" office:value-type="date" office:date-value="1905-12-31T01:35:00" calcext:value-type="date">
            <text:p>1905-12-31 01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1:40:00" calcext:value-type="date">
            <text:p>1941-09-30 01:40:00</text:p>
          </table:table-cell>
          <table:table-cell table:style-name="ce1" office:value-type="date" office:date-value="1942-08-31T01:40:00" calcext:value-type="date">
            <text:p>1942-08-31 01:40:00</text:p>
          </table:table-cell>
          <table:table-cell table:style-name="ce1" office:value-type="date" office:date-value="1905-12-31T01:40:00" calcext:value-type="date">
            <text:p>1905-12-31 01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1:45:00" calcext:value-type="date">
            <text:p>1941-09-30 01:45:00</text:p>
          </table:table-cell>
          <table:table-cell table:style-name="ce1" office:value-type="date" office:date-value="1942-08-31T01:45:00" calcext:value-type="date">
            <text:p>1942-08-31 01:45:00</text:p>
          </table:table-cell>
          <table:table-cell table:style-name="ce1" office:value-type="date" office:date-value="1905-12-31T01:45:00" calcext:value-type="date">
            <text:p>1905-12-31 01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1:50:00" calcext:value-type="date">
            <text:p>1941-09-30 01:50:00</text:p>
          </table:table-cell>
          <table:table-cell table:style-name="ce1" office:value-type="date" office:date-value="1942-08-31T01:50:00" calcext:value-type="date">
            <text:p>1942-08-31 01:50:00</text:p>
          </table:table-cell>
          <table:table-cell table:style-name="ce1" office:value-type="date" office:date-value="1905-12-31T01:50:00" calcext:value-type="date">
            <text:p>1905-12-31 01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1:55:00" calcext:value-type="date">
            <text:p>1941-09-30 01:55:00</text:p>
          </table:table-cell>
          <table:table-cell table:style-name="ce1" office:value-type="date" office:date-value="1942-08-31T01:55:00" calcext:value-type="date">
            <text:p>1942-08-31 01:55:00</text:p>
          </table:table-cell>
          <table:table-cell table:style-name="ce1" office:value-type="date" office:date-value="1905-12-31T01:55:00" calcext:value-type="date">
            <text:p>1905-12-31 01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2:00:00" calcext:value-type="date">
            <text:p>1941-09-30 02:00:00</text:p>
          </table:table-cell>
          <table:table-cell table:style-name="ce1" office:value-type="date" office:date-value="1942-08-31T02:00:00" calcext:value-type="date">
            <text:p>1942-08-31 02:00:00</text:p>
          </table:table-cell>
          <table:table-cell table:style-name="ce1" office:value-type="date" office:date-value="1905-12-31T02:00:00" calcext:value-type="date">
            <text:p>1905-12-31 02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2:05:00" calcext:value-type="date">
            <text:p>1941-09-30 02:05:00</text:p>
          </table:table-cell>
          <table:table-cell table:style-name="ce1" office:value-type="date" office:date-value="1942-08-31T02:05:00" calcext:value-type="date">
            <text:p>1942-08-31 02:05:00</text:p>
          </table:table-cell>
          <table:table-cell table:style-name="ce1" office:value-type="date" office:date-value="1905-12-31T02:05:00" calcext:value-type="date">
            <text:p>1905-12-31 02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2:10:00" calcext:value-type="date">
            <text:p>1941-09-30 02:10:00</text:p>
          </table:table-cell>
          <table:table-cell table:style-name="ce1" office:value-type="date" office:date-value="1942-08-31T02:10:00" calcext:value-type="date">
            <text:p>1942-08-31 02:10:00</text:p>
          </table:table-cell>
          <table:table-cell table:style-name="ce1" office:value-type="date" office:date-value="1905-12-31T02:10:00" calcext:value-type="date">
            <text:p>1905-12-31 02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2:15:00" calcext:value-type="date">
            <text:p>1941-09-30 02:15:00</text:p>
          </table:table-cell>
          <table:table-cell table:style-name="ce1" office:value-type="date" office:date-value="1942-08-31T02:15:00" calcext:value-type="date">
            <text:p>1942-08-31 02:15:00</text:p>
          </table:table-cell>
          <table:table-cell table:style-name="ce1" office:value-type="date" office:date-value="1905-12-31T02:15:00" calcext:value-type="date">
            <text:p>1905-12-31 02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2:20:00" calcext:value-type="date">
            <text:p>1941-09-30 02:20:00</text:p>
          </table:table-cell>
          <table:table-cell table:style-name="ce1" office:value-type="date" office:date-value="1942-08-31T02:20:00" calcext:value-type="date">
            <text:p>1942-08-31 02:20:00</text:p>
          </table:table-cell>
          <table:table-cell table:style-name="ce1" office:value-type="date" office:date-value="1905-12-31T02:20:00" calcext:value-type="date">
            <text:p>1905-12-31 02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2:25:00" calcext:value-type="date">
            <text:p>1941-09-30 02:25:00</text:p>
          </table:table-cell>
          <table:table-cell table:style-name="ce1" office:value-type="date" office:date-value="1942-08-31T02:25:00" calcext:value-type="date">
            <text:p>1942-08-31 02:25:00</text:p>
          </table:table-cell>
          <table:table-cell table:style-name="ce1" office:value-type="date" office:date-value="1905-12-31T02:25:00" calcext:value-type="date">
            <text:p>1905-12-31 02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2:30:00" calcext:value-type="date">
            <text:p>1941-09-30 02:30:00</text:p>
          </table:table-cell>
          <table:table-cell table:style-name="ce1" office:value-type="date" office:date-value="1942-08-31T02:30:00" calcext:value-type="date">
            <text:p>1942-08-31 02:30:00</text:p>
          </table:table-cell>
          <table:table-cell table:style-name="ce1" office:value-type="date" office:date-value="1905-12-31T02:30:00" calcext:value-type="date">
            <text:p>1905-12-31 02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2:35:00" calcext:value-type="date">
            <text:p>1941-09-30 02:35:00</text:p>
          </table:table-cell>
          <table:table-cell table:style-name="ce1" office:value-type="date" office:date-value="1942-08-31T02:35:00" calcext:value-type="date">
            <text:p>1942-08-31 02:35:00</text:p>
          </table:table-cell>
          <table:table-cell table:style-name="ce1" office:value-type="date" office:date-value="1905-12-31T02:35:00" calcext:value-type="date">
            <text:p>1905-12-31 02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2:40:00" calcext:value-type="date">
            <text:p>1941-09-30 02:40:00</text:p>
          </table:table-cell>
          <table:table-cell table:style-name="ce1" office:value-type="date" office:date-value="1942-08-31T02:40:00" calcext:value-type="date">
            <text:p>1942-08-31 02:40:00</text:p>
          </table:table-cell>
          <table:table-cell table:style-name="ce1" office:value-type="date" office:date-value="1905-12-31T02:40:00" calcext:value-type="date">
            <text:p>1905-12-31 02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2:45:00" calcext:value-type="date">
            <text:p>1941-09-30 02:45:00</text:p>
          </table:table-cell>
          <table:table-cell table:style-name="ce1" office:value-type="date" office:date-value="1942-08-31T02:45:00" calcext:value-type="date">
            <text:p>1942-08-31 02:45:00</text:p>
          </table:table-cell>
          <table:table-cell table:style-name="ce1" office:value-type="date" office:date-value="1905-12-31T02:45:00" calcext:value-type="date">
            <text:p>1905-12-31 02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2:50:00" calcext:value-type="date">
            <text:p>1941-09-30 02:50:00</text:p>
          </table:table-cell>
          <table:table-cell table:style-name="ce1" office:value-type="date" office:date-value="1942-08-31T02:50:00" calcext:value-type="date">
            <text:p>1942-08-31 02:50:00</text:p>
          </table:table-cell>
          <table:table-cell table:style-name="ce1" office:value-type="date" office:date-value="1905-12-31T02:50:00" calcext:value-type="date">
            <text:p>1905-12-31 02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2:55:00" calcext:value-type="date">
            <text:p>1941-09-30 02:55:00</text:p>
          </table:table-cell>
          <table:table-cell table:style-name="ce1" office:value-type="date" office:date-value="1942-08-31T02:55:00" calcext:value-type="date">
            <text:p>1942-08-31 02:55:00</text:p>
          </table:table-cell>
          <table:table-cell table:style-name="ce1" office:value-type="date" office:date-value="1905-12-31T02:55:00" calcext:value-type="date">
            <text:p>1905-12-31 02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3:00:00" calcext:value-type="date">
            <text:p>1941-09-30 03:00:00</text:p>
          </table:table-cell>
          <table:table-cell table:style-name="ce1" office:value-type="date" office:date-value="1942-08-31T03:00:00" calcext:value-type="date">
            <text:p>1942-08-31 03:00:00</text:p>
          </table:table-cell>
          <table:table-cell table:style-name="ce1" office:value-type="date" office:date-value="1905-12-31T03:00:00" calcext:value-type="date">
            <text:p>1905-12-31 03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3:05:00" calcext:value-type="date">
            <text:p>1941-09-30 03:05:00</text:p>
          </table:table-cell>
          <table:table-cell table:style-name="ce1" office:value-type="date" office:date-value="1942-08-31T03:05:00" calcext:value-type="date">
            <text:p>1942-08-31 03:05:00</text:p>
          </table:table-cell>
          <table:table-cell table:style-name="ce1" office:value-type="date" office:date-value="1905-12-31T03:05:00" calcext:value-type="date">
            <text:p>1905-12-31 03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3:10:00" calcext:value-type="date">
            <text:p>1941-09-30 03:10:00</text:p>
          </table:table-cell>
          <table:table-cell table:style-name="ce1" office:value-type="date" office:date-value="1942-08-31T03:10:00" calcext:value-type="date">
            <text:p>1942-08-31 03:10:00</text:p>
          </table:table-cell>
          <table:table-cell table:style-name="ce1" office:value-type="date" office:date-value="1905-12-31T03:10:00" calcext:value-type="date">
            <text:p>1905-12-31 03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3:15:00" calcext:value-type="date">
            <text:p>1941-09-30 03:15:00</text:p>
          </table:table-cell>
          <table:table-cell table:style-name="ce1" office:value-type="date" office:date-value="1942-08-31T03:15:00" calcext:value-type="date">
            <text:p>1942-08-31 03:15:00</text:p>
          </table:table-cell>
          <table:table-cell table:style-name="ce1" office:value-type="date" office:date-value="1905-12-31T03:15:00" calcext:value-type="date">
            <text:p>1905-12-31 03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3:20:00" calcext:value-type="date">
            <text:p>1941-09-30 03:20:00</text:p>
          </table:table-cell>
          <table:table-cell table:style-name="ce1" office:value-type="date" office:date-value="1942-08-31T03:20:00" calcext:value-type="date">
            <text:p>1942-08-31 03:20:00</text:p>
          </table:table-cell>
          <table:table-cell table:style-name="ce1" office:value-type="date" office:date-value="1905-12-31T03:20:00" calcext:value-type="date">
            <text:p>1905-12-31 03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3:25:00" calcext:value-type="date">
            <text:p>1941-09-30 03:25:00</text:p>
          </table:table-cell>
          <table:table-cell table:style-name="ce1" office:value-type="date" office:date-value="1942-08-31T03:25:00" calcext:value-type="date">
            <text:p>1942-08-31 03:25:00</text:p>
          </table:table-cell>
          <table:table-cell table:style-name="ce1" office:value-type="date" office:date-value="1905-12-31T03:25:00" calcext:value-type="date">
            <text:p>1905-12-31 03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3:30:00" calcext:value-type="date">
            <text:p>1941-09-30 03:30:00</text:p>
          </table:table-cell>
          <table:table-cell table:style-name="ce1" office:value-type="date" office:date-value="1942-08-31T03:30:00" calcext:value-type="date">
            <text:p>1942-08-31 03:30:00</text:p>
          </table:table-cell>
          <table:table-cell table:style-name="ce1" office:value-type="date" office:date-value="1905-12-31T03:30:00" calcext:value-type="date">
            <text:p>1905-12-31 03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3:35:00" calcext:value-type="date">
            <text:p>1941-09-30 03:35:00</text:p>
          </table:table-cell>
          <table:table-cell table:style-name="ce1" office:value-type="date" office:date-value="1942-08-31T03:35:00" calcext:value-type="date">
            <text:p>1942-08-31 03:35:00</text:p>
          </table:table-cell>
          <table:table-cell table:style-name="ce1" office:value-type="date" office:date-value="1905-12-31T03:35:00" calcext:value-type="date">
            <text:p>1905-12-31 03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3:40:00" calcext:value-type="date">
            <text:p>1941-09-30 03:40:00</text:p>
          </table:table-cell>
          <table:table-cell table:style-name="ce1" office:value-type="date" office:date-value="1942-08-31T03:40:00" calcext:value-type="date">
            <text:p>1942-08-31 03:40:00</text:p>
          </table:table-cell>
          <table:table-cell table:style-name="ce1" office:value-type="date" office:date-value="1905-12-31T03:40:00" calcext:value-type="date">
            <text:p>1905-12-31 03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3:45:00" calcext:value-type="date">
            <text:p>1941-09-30 03:45:00</text:p>
          </table:table-cell>
          <table:table-cell table:style-name="ce1" office:value-type="date" office:date-value="1942-08-31T03:45:00" calcext:value-type="date">
            <text:p>1942-08-31 03:45:00</text:p>
          </table:table-cell>
          <table:table-cell table:style-name="ce1" office:value-type="date" office:date-value="1905-12-31T03:45:00" calcext:value-type="date">
            <text:p>1905-12-31 03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3:50:00" calcext:value-type="date">
            <text:p>1941-09-30 03:50:00</text:p>
          </table:table-cell>
          <table:table-cell table:style-name="ce1" office:value-type="date" office:date-value="1942-08-31T03:50:00" calcext:value-type="date">
            <text:p>1942-08-31 03:50:00</text:p>
          </table:table-cell>
          <table:table-cell table:style-name="ce1" office:value-type="date" office:date-value="1905-12-31T03:50:00" calcext:value-type="date">
            <text:p>1905-12-31 03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3:55:00" calcext:value-type="date">
            <text:p>1941-09-30 03:55:00</text:p>
          </table:table-cell>
          <table:table-cell table:style-name="ce1" office:value-type="date" office:date-value="1942-08-31T03:55:00" calcext:value-type="date">
            <text:p>1942-08-31 03:55:00</text:p>
          </table:table-cell>
          <table:table-cell table:style-name="ce1" office:value-type="date" office:date-value="1905-12-31T03:55:00" calcext:value-type="date">
            <text:p>1905-12-31 03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4:00:00" calcext:value-type="date">
            <text:p>1941-09-30 04:00:00</text:p>
          </table:table-cell>
          <table:table-cell table:style-name="ce1" office:value-type="date" office:date-value="1942-08-31T04:00:00" calcext:value-type="date">
            <text:p>1942-08-31 04:00:00</text:p>
          </table:table-cell>
          <table:table-cell table:style-name="ce1" office:value-type="date" office:date-value="1905-12-31T04:00:00" calcext:value-type="date">
            <text:p>1905-12-31 04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4:05:00" calcext:value-type="date">
            <text:p>1941-09-30 04:05:00</text:p>
          </table:table-cell>
          <table:table-cell table:style-name="ce1" office:value-type="date" office:date-value="1942-08-31T04:05:00" calcext:value-type="date">
            <text:p>1942-08-31 04:05:00</text:p>
          </table:table-cell>
          <table:table-cell table:style-name="ce1" office:value-type="date" office:date-value="1905-12-31T04:05:00" calcext:value-type="date">
            <text:p>1905-12-31 04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4:10:00" calcext:value-type="date">
            <text:p>1941-09-30 04:10:00</text:p>
          </table:table-cell>
          <table:table-cell table:style-name="ce1" office:value-type="date" office:date-value="1942-08-31T04:10:00" calcext:value-type="date">
            <text:p>1942-08-31 04:10:00</text:p>
          </table:table-cell>
          <table:table-cell table:style-name="ce1" office:value-type="date" office:date-value="1905-12-31T04:10:00" calcext:value-type="date">
            <text:p>1905-12-31 04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4:15:00" calcext:value-type="date">
            <text:p>1941-09-30 04:15:00</text:p>
          </table:table-cell>
          <table:table-cell table:style-name="ce1" office:value-type="date" office:date-value="1942-08-31T04:15:00" calcext:value-type="date">
            <text:p>1942-08-31 04:15:00</text:p>
          </table:table-cell>
          <table:table-cell table:style-name="ce1" office:value-type="date" office:date-value="1905-12-31T04:15:00" calcext:value-type="date">
            <text:p>1905-12-31 04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4:20:00" calcext:value-type="date">
            <text:p>1941-09-30 04:20:00</text:p>
          </table:table-cell>
          <table:table-cell table:style-name="ce1" office:value-type="date" office:date-value="1942-08-31T04:20:00" calcext:value-type="date">
            <text:p>1942-08-31 04:20:00</text:p>
          </table:table-cell>
          <table:table-cell table:style-name="ce1" office:value-type="date" office:date-value="1905-12-31T04:20:00" calcext:value-type="date">
            <text:p>1905-12-31 04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4:25:00" calcext:value-type="date">
            <text:p>1941-09-30 04:25:00</text:p>
          </table:table-cell>
          <table:table-cell table:style-name="ce1" office:value-type="date" office:date-value="1942-08-31T04:25:00" calcext:value-type="date">
            <text:p>1942-08-31 04:25:00</text:p>
          </table:table-cell>
          <table:table-cell table:style-name="ce1" office:value-type="date" office:date-value="1905-12-31T04:25:00" calcext:value-type="date">
            <text:p>1905-12-31 04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4:30:00" calcext:value-type="date">
            <text:p>1941-09-30 04:30:00</text:p>
          </table:table-cell>
          <table:table-cell table:style-name="ce1" office:value-type="date" office:date-value="1942-08-31T04:30:00" calcext:value-type="date">
            <text:p>1942-08-31 04:30:00</text:p>
          </table:table-cell>
          <table:table-cell table:style-name="ce1" office:value-type="date" office:date-value="1905-12-31T04:30:00" calcext:value-type="date">
            <text:p>1905-12-31 04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4:35:00" calcext:value-type="date">
            <text:p>1941-09-30 04:35:00</text:p>
          </table:table-cell>
          <table:table-cell table:style-name="ce1" office:value-type="date" office:date-value="1942-08-31T04:35:00" calcext:value-type="date">
            <text:p>1942-08-31 04:35:00</text:p>
          </table:table-cell>
          <table:table-cell table:style-name="ce1" office:value-type="date" office:date-value="1905-12-31T04:35:00" calcext:value-type="date">
            <text:p>1905-12-31 04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4:40:00" calcext:value-type="date">
            <text:p>1941-09-30 04:40:00</text:p>
          </table:table-cell>
          <table:table-cell table:style-name="ce1" office:value-type="date" office:date-value="1942-08-31T04:40:00" calcext:value-type="date">
            <text:p>1942-08-31 04:40:00</text:p>
          </table:table-cell>
          <table:table-cell table:style-name="ce1" office:value-type="date" office:date-value="1905-12-31T04:40:00" calcext:value-type="date">
            <text:p>1905-12-31 04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4:45:00" calcext:value-type="date">
            <text:p>1941-09-30 04:45:00</text:p>
          </table:table-cell>
          <table:table-cell table:style-name="ce1" office:value-type="date" office:date-value="1942-08-31T04:45:00" calcext:value-type="date">
            <text:p>1942-08-31 04:45:00</text:p>
          </table:table-cell>
          <table:table-cell table:style-name="ce1" office:value-type="date" office:date-value="1905-12-31T04:45:00" calcext:value-type="date">
            <text:p>1905-12-31 04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4:50:00" calcext:value-type="date">
            <text:p>1941-09-30 04:50:00</text:p>
          </table:table-cell>
          <table:table-cell table:style-name="ce1" office:value-type="date" office:date-value="1942-08-31T04:50:00" calcext:value-type="date">
            <text:p>1942-08-31 04:50:00</text:p>
          </table:table-cell>
          <table:table-cell table:style-name="ce1" office:value-type="date" office:date-value="1905-12-31T04:50:00" calcext:value-type="date">
            <text:p>1905-12-31 04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4:55:00" calcext:value-type="date">
            <text:p>1941-09-30 04:55:00</text:p>
          </table:table-cell>
          <table:table-cell table:style-name="ce1" office:value-type="date" office:date-value="1942-08-31T04:55:00" calcext:value-type="date">
            <text:p>1942-08-31 04:55:00</text:p>
          </table:table-cell>
          <table:table-cell table:style-name="ce1" office:value-type="date" office:date-value="1905-12-31T04:55:00" calcext:value-type="date">
            <text:p>1905-12-31 04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5:00:00" calcext:value-type="date">
            <text:p>1941-09-30 05:00:00</text:p>
          </table:table-cell>
          <table:table-cell table:style-name="ce1" office:value-type="date" office:date-value="1942-08-31T05:00:00" calcext:value-type="date">
            <text:p>1942-08-31 05:00:00</text:p>
          </table:table-cell>
          <table:table-cell table:style-name="ce1" office:value-type="date" office:date-value="1905-12-31T05:00:00" calcext:value-type="date">
            <text:p>1905-12-31 05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5:05:00" calcext:value-type="date">
            <text:p>1941-09-30 05:05:00</text:p>
          </table:table-cell>
          <table:table-cell table:style-name="ce1" office:value-type="date" office:date-value="1942-08-31T05:05:00" calcext:value-type="date">
            <text:p>1942-08-31 05:05:00</text:p>
          </table:table-cell>
          <table:table-cell table:style-name="ce1" office:value-type="date" office:date-value="1905-12-31T05:05:00" calcext:value-type="date">
            <text:p>1905-12-31 05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5:10:00" calcext:value-type="date">
            <text:p>1941-09-30 05:10:00</text:p>
          </table:table-cell>
          <table:table-cell table:style-name="ce1" office:value-type="date" office:date-value="1942-08-31T05:10:00" calcext:value-type="date">
            <text:p>1942-08-31 05:10:00</text:p>
          </table:table-cell>
          <table:table-cell table:style-name="ce1" office:value-type="date" office:date-value="1905-12-31T05:10:00" calcext:value-type="date">
            <text:p>1905-12-31 05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5:15:00" calcext:value-type="date">
            <text:p>1941-09-30 05:15:00</text:p>
          </table:table-cell>
          <table:table-cell table:style-name="ce1" office:value-type="date" office:date-value="1942-08-31T05:15:00" calcext:value-type="date">
            <text:p>1942-08-31 05:15:00</text:p>
          </table:table-cell>
          <table:table-cell table:style-name="ce1" office:value-type="date" office:date-value="1905-12-31T05:15:00" calcext:value-type="date">
            <text:p>1905-12-31 05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5:20:00" calcext:value-type="date">
            <text:p>1941-09-30 05:20:00</text:p>
          </table:table-cell>
          <table:table-cell table:style-name="ce1" office:value-type="date" office:date-value="1942-08-31T05:20:00" calcext:value-type="date">
            <text:p>1942-08-31 05:20:00</text:p>
          </table:table-cell>
          <table:table-cell table:style-name="ce1" office:value-type="date" office:date-value="1905-12-31T05:20:00" calcext:value-type="date">
            <text:p>1905-12-31 05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5:25:00" calcext:value-type="date">
            <text:p>1941-09-30 05:25:00</text:p>
          </table:table-cell>
          <table:table-cell table:style-name="ce1" office:value-type="date" office:date-value="1942-08-31T05:25:00" calcext:value-type="date">
            <text:p>1942-08-31 05:25:00</text:p>
          </table:table-cell>
          <table:table-cell table:style-name="ce1" office:value-type="date" office:date-value="1905-12-31T05:25:00" calcext:value-type="date">
            <text:p>1905-12-31 05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5:30:00" calcext:value-type="date">
            <text:p>1941-09-30 05:30:00</text:p>
          </table:table-cell>
          <table:table-cell table:style-name="ce1" office:value-type="date" office:date-value="1942-08-31T05:30:00" calcext:value-type="date">
            <text:p>1942-08-31 05:30:00</text:p>
          </table:table-cell>
          <table:table-cell table:style-name="ce1" office:value-type="date" office:date-value="1905-12-31T05:30:00" calcext:value-type="date">
            <text:p>1905-12-31 05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5:35:00" calcext:value-type="date">
            <text:p>1941-09-30 05:35:00</text:p>
          </table:table-cell>
          <table:table-cell table:style-name="ce1" office:value-type="date" office:date-value="1942-08-31T05:35:00" calcext:value-type="date">
            <text:p>1942-08-31 05:35:00</text:p>
          </table:table-cell>
          <table:table-cell table:style-name="ce1" office:value-type="date" office:date-value="1905-12-31T05:35:00" calcext:value-type="date">
            <text:p>1905-12-31 05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5:40:00" calcext:value-type="date">
            <text:p>1941-09-30 05:40:00</text:p>
          </table:table-cell>
          <table:table-cell table:style-name="ce1" office:value-type="date" office:date-value="1942-08-31T05:40:00" calcext:value-type="date">
            <text:p>1942-08-31 05:40:00</text:p>
          </table:table-cell>
          <table:table-cell table:style-name="ce1" office:value-type="date" office:date-value="1905-12-31T05:40:00" calcext:value-type="date">
            <text:p>1905-12-31 05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5:45:00" calcext:value-type="date">
            <text:p>1941-09-30 05:45:00</text:p>
          </table:table-cell>
          <table:table-cell table:style-name="ce1" office:value-type="date" office:date-value="1942-08-31T05:45:00" calcext:value-type="date">
            <text:p>1942-08-31 05:45:00</text:p>
          </table:table-cell>
          <table:table-cell table:style-name="ce1" office:value-type="date" office:date-value="1905-12-31T05:45:00" calcext:value-type="date">
            <text:p>1905-12-31 05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5:50:00" calcext:value-type="date">
            <text:p>1941-09-30 05:50:00</text:p>
          </table:table-cell>
          <table:table-cell table:style-name="ce1" office:value-type="date" office:date-value="1942-08-31T05:50:00" calcext:value-type="date">
            <text:p>1942-08-31 05:50:00</text:p>
          </table:table-cell>
          <table:table-cell table:style-name="ce1" office:value-type="date" office:date-value="1905-12-31T05:50:00" calcext:value-type="date">
            <text:p>1905-12-31 05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5:55:00" calcext:value-type="date">
            <text:p>1941-09-30 05:55:00</text:p>
          </table:table-cell>
          <table:table-cell table:style-name="ce1" office:value-type="date" office:date-value="1942-08-31T05:55:00" calcext:value-type="date">
            <text:p>1942-08-31 05:55:00</text:p>
          </table:table-cell>
          <table:table-cell table:style-name="ce1" office:value-type="date" office:date-value="1905-12-31T05:55:00" calcext:value-type="date">
            <text:p>1905-12-31 05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6:00:00" calcext:value-type="date">
            <text:p>1941-09-30 06:00:00</text:p>
          </table:table-cell>
          <table:table-cell table:style-name="ce1" office:value-type="date" office:date-value="1942-08-31T06:00:00" calcext:value-type="date">
            <text:p>1942-08-31 06:00:00</text:p>
          </table:table-cell>
          <table:table-cell table:style-name="ce1" office:value-type="date" office:date-value="1905-12-31T06:00:00" calcext:value-type="date">
            <text:p>1905-12-31 06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6:05:00" calcext:value-type="date">
            <text:p>1941-09-30 06:05:00</text:p>
          </table:table-cell>
          <table:table-cell table:style-name="ce1" office:value-type="date" office:date-value="1942-08-31T06:05:00" calcext:value-type="date">
            <text:p>1942-08-31 06:05:00</text:p>
          </table:table-cell>
          <table:table-cell table:style-name="ce1" office:value-type="date" office:date-value="1905-12-31T06:05:00" calcext:value-type="date">
            <text:p>1905-12-31 06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6:10:00" calcext:value-type="date">
            <text:p>1941-09-30 06:10:00</text:p>
          </table:table-cell>
          <table:table-cell table:style-name="ce1" office:value-type="date" office:date-value="1942-08-31T06:10:00" calcext:value-type="date">
            <text:p>1942-08-31 06:10:00</text:p>
          </table:table-cell>
          <table:table-cell table:style-name="ce1" office:value-type="date" office:date-value="1905-12-31T06:10:00" calcext:value-type="date">
            <text:p>1905-12-31 06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6:15:00" calcext:value-type="date">
            <text:p>1941-09-30 06:15:00</text:p>
          </table:table-cell>
          <table:table-cell table:style-name="ce1" office:value-type="date" office:date-value="1942-08-31T06:15:00" calcext:value-type="date">
            <text:p>1942-08-31 06:15:00</text:p>
          </table:table-cell>
          <table:table-cell table:style-name="ce1" office:value-type="date" office:date-value="1905-12-31T06:15:00" calcext:value-type="date">
            <text:p>1905-12-31 06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6:20:00" calcext:value-type="date">
            <text:p>1941-09-30 06:20:00</text:p>
          </table:table-cell>
          <table:table-cell table:style-name="ce1" office:value-type="date" office:date-value="1942-08-31T06:20:00" calcext:value-type="date">
            <text:p>1942-08-31 06:20:00</text:p>
          </table:table-cell>
          <table:table-cell table:style-name="ce1" office:value-type="date" office:date-value="1905-12-31T06:20:00" calcext:value-type="date">
            <text:p>1905-12-31 06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6:25:00" calcext:value-type="date">
            <text:p>1941-09-30 06:25:00</text:p>
          </table:table-cell>
          <table:table-cell table:style-name="ce1" office:value-type="date" office:date-value="1942-08-31T06:25:00" calcext:value-type="date">
            <text:p>1942-08-31 06:25:00</text:p>
          </table:table-cell>
          <table:table-cell table:style-name="ce1" office:value-type="date" office:date-value="1905-12-31T06:25:00" calcext:value-type="date">
            <text:p>1905-12-31 06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6:30:00" calcext:value-type="date">
            <text:p>1941-09-30 06:30:00</text:p>
          </table:table-cell>
          <table:table-cell table:style-name="ce1" office:value-type="date" office:date-value="1942-08-31T06:30:00" calcext:value-type="date">
            <text:p>1942-08-31 06:30:00</text:p>
          </table:table-cell>
          <table:table-cell table:style-name="ce1" office:value-type="date" office:date-value="1905-12-31T06:30:00" calcext:value-type="date">
            <text:p>1905-12-31 06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6:35:00" calcext:value-type="date">
            <text:p>1941-09-30 06:35:00</text:p>
          </table:table-cell>
          <table:table-cell table:style-name="ce1" office:value-type="date" office:date-value="1942-08-31T06:35:00" calcext:value-type="date">
            <text:p>1942-08-31 06:35:00</text:p>
          </table:table-cell>
          <table:table-cell table:style-name="ce1" office:value-type="date" office:date-value="1905-12-31T06:35:00" calcext:value-type="date">
            <text:p>1905-12-31 06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6:40:00" calcext:value-type="date">
            <text:p>1941-09-30 06:40:00</text:p>
          </table:table-cell>
          <table:table-cell table:style-name="ce1" office:value-type="date" office:date-value="1942-08-31T06:40:00" calcext:value-type="date">
            <text:p>1942-08-31 06:40:00</text:p>
          </table:table-cell>
          <table:table-cell table:style-name="ce1" office:value-type="date" office:date-value="1905-12-31T06:40:00" calcext:value-type="date">
            <text:p>1905-12-31 06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6:45:00" calcext:value-type="date">
            <text:p>1941-09-30 06:45:00</text:p>
          </table:table-cell>
          <table:table-cell table:style-name="ce1" office:value-type="date" office:date-value="1942-08-31T06:45:00" calcext:value-type="date">
            <text:p>1942-08-31 06:45:00</text:p>
          </table:table-cell>
          <table:table-cell table:style-name="ce1" office:value-type="date" office:date-value="1905-12-31T06:45:00" calcext:value-type="date">
            <text:p>1905-12-31 06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6:50:00" calcext:value-type="date">
            <text:p>1941-09-30 06:50:00</text:p>
          </table:table-cell>
          <table:table-cell table:style-name="ce1" office:value-type="date" office:date-value="1942-08-31T06:50:00" calcext:value-type="date">
            <text:p>1942-08-31 06:50:00</text:p>
          </table:table-cell>
          <table:table-cell table:style-name="ce1" office:value-type="date" office:date-value="1905-12-31T06:50:00" calcext:value-type="date">
            <text:p>1905-12-31 06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6:55:00" calcext:value-type="date">
            <text:p>1941-09-30 06:55:00</text:p>
          </table:table-cell>
          <table:table-cell table:style-name="ce1" office:value-type="date" office:date-value="1942-08-31T06:55:00" calcext:value-type="date">
            <text:p>1942-08-31 06:55:00</text:p>
          </table:table-cell>
          <table:table-cell table:style-name="ce1" office:value-type="date" office:date-value="1905-12-31T06:55:00" calcext:value-type="date">
            <text:p>1905-12-31 06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7:00:00" calcext:value-type="date">
            <text:p>1941-09-30 07:00:00</text:p>
          </table:table-cell>
          <table:table-cell table:style-name="ce1" office:value-type="date" office:date-value="1942-08-31T07:00:00" calcext:value-type="date">
            <text:p>1942-08-31 07:00:00</text:p>
          </table:table-cell>
          <table:table-cell table:style-name="ce1" office:value-type="date" office:date-value="1905-12-31T07:00:00" calcext:value-type="date">
            <text:p>1905-12-31 07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7:05:00" calcext:value-type="date">
            <text:p>1941-09-30 07:05:00</text:p>
          </table:table-cell>
          <table:table-cell table:style-name="ce1" office:value-type="date" office:date-value="1942-08-31T07:05:00" calcext:value-type="date">
            <text:p>1942-08-31 07:05:00</text:p>
          </table:table-cell>
          <table:table-cell table:style-name="ce1" office:value-type="date" office:date-value="1905-12-31T07:05:00" calcext:value-type="date">
            <text:p>1905-12-31 07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7:10:00" calcext:value-type="date">
            <text:p>1941-09-30 07:10:00</text:p>
          </table:table-cell>
          <table:table-cell table:style-name="ce1" office:value-type="date" office:date-value="1942-08-31T07:10:00" calcext:value-type="date">
            <text:p>1942-08-31 07:10:00</text:p>
          </table:table-cell>
          <table:table-cell table:style-name="ce1" office:value-type="date" office:date-value="1905-12-31T07:10:00" calcext:value-type="date">
            <text:p>1905-12-31 07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7:15:00" calcext:value-type="date">
            <text:p>1941-09-30 07:15:00</text:p>
          </table:table-cell>
          <table:table-cell table:style-name="ce1" office:value-type="date" office:date-value="1942-08-31T07:15:00" calcext:value-type="date">
            <text:p>1942-08-31 07:15:00</text:p>
          </table:table-cell>
          <table:table-cell table:style-name="ce1" office:value-type="date" office:date-value="1905-12-31T07:15:00" calcext:value-type="date">
            <text:p>1905-12-31 07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7:20:00" calcext:value-type="date">
            <text:p>1941-09-30 07:20:00</text:p>
          </table:table-cell>
          <table:table-cell table:style-name="ce1" office:value-type="date" office:date-value="1942-08-31T07:20:00" calcext:value-type="date">
            <text:p>1942-08-31 07:20:00</text:p>
          </table:table-cell>
          <table:table-cell table:style-name="ce1" office:value-type="date" office:date-value="1905-12-31T07:20:00" calcext:value-type="date">
            <text:p>1905-12-31 07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7:25:00" calcext:value-type="date">
            <text:p>1941-09-30 07:25:00</text:p>
          </table:table-cell>
          <table:table-cell table:style-name="ce1" office:value-type="date" office:date-value="1942-08-31T07:25:00" calcext:value-type="date">
            <text:p>1942-08-31 07:25:00</text:p>
          </table:table-cell>
          <table:table-cell table:style-name="ce1" office:value-type="date" office:date-value="1905-12-31T07:25:00" calcext:value-type="date">
            <text:p>1905-12-31 07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7:30:00" calcext:value-type="date">
            <text:p>1941-09-30 07:30:00</text:p>
          </table:table-cell>
          <table:table-cell table:style-name="ce1" office:value-type="date" office:date-value="1942-08-31T07:30:00" calcext:value-type="date">
            <text:p>1942-08-31 07:30:00</text:p>
          </table:table-cell>
          <table:table-cell table:style-name="ce1" office:value-type="date" office:date-value="1905-12-31T07:30:00" calcext:value-type="date">
            <text:p>1905-12-31 07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7:35:00" calcext:value-type="date">
            <text:p>1941-09-30 07:35:00</text:p>
          </table:table-cell>
          <table:table-cell table:style-name="ce1" office:value-type="date" office:date-value="1942-08-31T07:35:00" calcext:value-type="date">
            <text:p>1942-08-31 07:35:00</text:p>
          </table:table-cell>
          <table:table-cell table:style-name="ce1" office:value-type="date" office:date-value="1905-12-31T07:35:00" calcext:value-type="date">
            <text:p>1905-12-31 07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7:40:00" calcext:value-type="date">
            <text:p>1941-09-30 07:40:00</text:p>
          </table:table-cell>
          <table:table-cell table:style-name="ce1" office:value-type="date" office:date-value="1942-08-31T07:40:00" calcext:value-type="date">
            <text:p>1942-08-31 07:40:00</text:p>
          </table:table-cell>
          <table:table-cell table:style-name="ce1" office:value-type="date" office:date-value="1905-12-31T07:40:00" calcext:value-type="date">
            <text:p>1905-12-31 07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7:45:00" calcext:value-type="date">
            <text:p>1941-09-30 07:45:00</text:p>
          </table:table-cell>
          <table:table-cell table:style-name="ce1" office:value-type="date" office:date-value="1942-08-31T07:45:00" calcext:value-type="date">
            <text:p>1942-08-31 07:45:00</text:p>
          </table:table-cell>
          <table:table-cell table:style-name="ce1" office:value-type="date" office:date-value="1905-12-31T07:45:00" calcext:value-type="date">
            <text:p>1905-12-31 07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7:50:00" calcext:value-type="date">
            <text:p>1941-09-30 07:50:00</text:p>
          </table:table-cell>
          <table:table-cell table:style-name="ce1" office:value-type="date" office:date-value="1942-08-31T07:50:00" calcext:value-type="date">
            <text:p>1942-08-31 07:50:00</text:p>
          </table:table-cell>
          <table:table-cell table:style-name="ce1" office:value-type="date" office:date-value="1905-12-31T07:50:00" calcext:value-type="date">
            <text:p>1905-12-31 07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7:55:00" calcext:value-type="date">
            <text:p>1941-09-30 07:55:00</text:p>
          </table:table-cell>
          <table:table-cell table:style-name="ce1" office:value-type="date" office:date-value="1942-08-31T07:55:00" calcext:value-type="date">
            <text:p>1942-08-31 07:55:00</text:p>
          </table:table-cell>
          <table:table-cell table:style-name="ce1" office:value-type="date" office:date-value="1905-12-31T07:55:00" calcext:value-type="date">
            <text:p>1905-12-31 07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8:00:00" calcext:value-type="date">
            <text:p>1941-09-30 08:00:00</text:p>
          </table:table-cell>
          <table:table-cell table:style-name="ce1" office:value-type="date" office:date-value="1942-08-31T08:00:00" calcext:value-type="date">
            <text:p>1942-08-31 08:00:00</text:p>
          </table:table-cell>
          <table:table-cell table:style-name="ce1" office:value-type="date" office:date-value="1905-12-31T08:00:00" calcext:value-type="date">
            <text:p>1905-12-31 08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8:05:00" calcext:value-type="date">
            <text:p>1941-09-30 08:05:00</text:p>
          </table:table-cell>
          <table:table-cell table:style-name="ce1" office:value-type="date" office:date-value="1942-08-31T08:05:00" calcext:value-type="date">
            <text:p>1942-08-31 08:05:00</text:p>
          </table:table-cell>
          <table:table-cell table:style-name="ce1" office:value-type="date" office:date-value="1905-12-31T08:05:00" calcext:value-type="date">
            <text:p>1905-12-31 08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8:10:00" calcext:value-type="date">
            <text:p>1941-09-30 08:10:00</text:p>
          </table:table-cell>
          <table:table-cell table:style-name="ce1" office:value-type="date" office:date-value="1942-08-31T08:10:00" calcext:value-type="date">
            <text:p>1942-08-31 08:10:00</text:p>
          </table:table-cell>
          <table:table-cell table:style-name="ce1" office:value-type="date" office:date-value="1905-12-31T08:10:00" calcext:value-type="date">
            <text:p>1905-12-31 08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8:15:00" calcext:value-type="date">
            <text:p>1941-09-30 08:15:00</text:p>
          </table:table-cell>
          <table:table-cell table:style-name="ce1" office:value-type="date" office:date-value="1942-08-31T08:15:00" calcext:value-type="date">
            <text:p>1942-08-31 08:15:00</text:p>
          </table:table-cell>
          <table:table-cell table:style-name="ce1" office:value-type="date" office:date-value="1905-12-31T08:15:00" calcext:value-type="date">
            <text:p>1905-12-31 08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8:20:00" calcext:value-type="date">
            <text:p>1941-09-30 08:20:00</text:p>
          </table:table-cell>
          <table:table-cell table:style-name="ce1" office:value-type="date" office:date-value="1942-08-31T08:20:00" calcext:value-type="date">
            <text:p>1942-08-31 08:20:00</text:p>
          </table:table-cell>
          <table:table-cell table:style-name="ce1" office:value-type="date" office:date-value="1905-12-31T08:20:00" calcext:value-type="date">
            <text:p>1905-12-31 08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8:25:00" calcext:value-type="date">
            <text:p>1941-09-30 08:25:00</text:p>
          </table:table-cell>
          <table:table-cell table:style-name="ce1" office:value-type="date" office:date-value="1942-08-31T08:25:00" calcext:value-type="date">
            <text:p>1942-08-31 08:25:00</text:p>
          </table:table-cell>
          <table:table-cell table:style-name="ce1" office:value-type="date" office:date-value="1905-12-31T08:25:00" calcext:value-type="date">
            <text:p>1905-12-31 08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8:30:00" calcext:value-type="date">
            <text:p>1941-09-30 08:30:00</text:p>
          </table:table-cell>
          <table:table-cell table:style-name="ce1" office:value-type="date" office:date-value="1942-08-31T08:30:00" calcext:value-type="date">
            <text:p>1942-08-31 08:30:00</text:p>
          </table:table-cell>
          <table:table-cell table:style-name="ce1" office:value-type="date" office:date-value="1905-12-31T08:30:00" calcext:value-type="date">
            <text:p>1905-12-31 08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8:35:00" calcext:value-type="date">
            <text:p>1941-09-30 08:35:00</text:p>
          </table:table-cell>
          <table:table-cell table:style-name="ce1" office:value-type="date" office:date-value="1942-08-31T08:35:00" calcext:value-type="date">
            <text:p>1942-08-31 08:35:00</text:p>
          </table:table-cell>
          <table:table-cell table:style-name="ce1" office:value-type="date" office:date-value="1905-12-31T08:35:00" calcext:value-type="date">
            <text:p>1905-12-31 08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8:40:00" calcext:value-type="date">
            <text:p>1941-09-30 08:40:00</text:p>
          </table:table-cell>
          <table:table-cell table:style-name="ce1" office:value-type="date" office:date-value="1942-08-31T08:40:00" calcext:value-type="date">
            <text:p>1942-08-31 08:40:00</text:p>
          </table:table-cell>
          <table:table-cell table:style-name="ce1" office:value-type="date" office:date-value="1905-12-31T08:40:00" calcext:value-type="date">
            <text:p>1905-12-31 08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8:45:00" calcext:value-type="date">
            <text:p>1941-09-30 08:45:00</text:p>
          </table:table-cell>
          <table:table-cell table:style-name="ce1" office:value-type="date" office:date-value="1942-08-31T08:45:00" calcext:value-type="date">
            <text:p>1942-08-31 08:45:00</text:p>
          </table:table-cell>
          <table:table-cell table:style-name="ce1" office:value-type="date" office:date-value="1905-12-31T08:45:00" calcext:value-type="date">
            <text:p>1905-12-31 08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8:50:00" calcext:value-type="date">
            <text:p>1941-09-30 08:50:00</text:p>
          </table:table-cell>
          <table:table-cell table:style-name="ce1" office:value-type="date" office:date-value="1942-08-31T08:50:00" calcext:value-type="date">
            <text:p>1942-08-31 08:50:00</text:p>
          </table:table-cell>
          <table:table-cell table:style-name="ce1" office:value-type="date" office:date-value="1905-12-31T08:50:00" calcext:value-type="date">
            <text:p>1905-12-31 08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8:55:00" calcext:value-type="date">
            <text:p>1941-09-30 08:55:00</text:p>
          </table:table-cell>
          <table:table-cell table:style-name="ce1" office:value-type="date" office:date-value="1942-08-31T08:55:00" calcext:value-type="date">
            <text:p>1942-08-31 08:55:00</text:p>
          </table:table-cell>
          <table:table-cell table:style-name="ce1" office:value-type="date" office:date-value="1905-12-31T08:55:00" calcext:value-type="date">
            <text:p>1905-12-31 08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9:00:00" calcext:value-type="date">
            <text:p>1941-09-30 09:00:00</text:p>
          </table:table-cell>
          <table:table-cell table:style-name="ce1" office:value-type="date" office:date-value="1942-08-31T09:00:00" calcext:value-type="date">
            <text:p>1942-08-31 09:00:00</text:p>
          </table:table-cell>
          <table:table-cell table:style-name="ce1" office:value-type="date" office:date-value="1905-12-31T09:00:00" calcext:value-type="date">
            <text:p>1905-12-31 09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9:05:00" calcext:value-type="date">
            <text:p>1941-09-30 09:05:00</text:p>
          </table:table-cell>
          <table:table-cell table:style-name="ce1" office:value-type="date" office:date-value="1942-08-31T09:05:00" calcext:value-type="date">
            <text:p>1942-08-31 09:05:00</text:p>
          </table:table-cell>
          <table:table-cell table:style-name="ce1" office:value-type="date" office:date-value="1905-12-31T09:05:00" calcext:value-type="date">
            <text:p>1905-12-31 09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9:10:00" calcext:value-type="date">
            <text:p>1941-09-30 09:10:00</text:p>
          </table:table-cell>
          <table:table-cell table:style-name="ce1" office:value-type="date" office:date-value="1942-08-31T09:10:00" calcext:value-type="date">
            <text:p>1942-08-31 09:10:00</text:p>
          </table:table-cell>
          <table:table-cell table:style-name="ce1" office:value-type="date" office:date-value="1905-12-31T09:10:00" calcext:value-type="date">
            <text:p>1905-12-31 09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9:15:00" calcext:value-type="date">
            <text:p>1941-09-30 09:15:00</text:p>
          </table:table-cell>
          <table:table-cell table:style-name="ce1" office:value-type="date" office:date-value="1942-08-31T09:15:00" calcext:value-type="date">
            <text:p>1942-08-31 09:15:00</text:p>
          </table:table-cell>
          <table:table-cell table:style-name="ce1" office:value-type="date" office:date-value="1905-12-31T09:15:00" calcext:value-type="date">
            <text:p>1905-12-31 09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9:20:00" calcext:value-type="date">
            <text:p>1941-09-30 09:20:00</text:p>
          </table:table-cell>
          <table:table-cell table:style-name="ce1" office:value-type="date" office:date-value="1942-08-31T09:20:00" calcext:value-type="date">
            <text:p>1942-08-31 09:20:00</text:p>
          </table:table-cell>
          <table:table-cell table:style-name="ce1" office:value-type="date" office:date-value="1905-12-31T09:20:00" calcext:value-type="date">
            <text:p>1905-12-31 09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9:25:00" calcext:value-type="date">
            <text:p>1941-09-30 09:25:00</text:p>
          </table:table-cell>
          <table:table-cell table:style-name="ce1" office:value-type="date" office:date-value="1942-08-31T09:25:00" calcext:value-type="date">
            <text:p>1942-08-31 09:25:00</text:p>
          </table:table-cell>
          <table:table-cell table:style-name="ce1" office:value-type="date" office:date-value="1905-12-31T09:25:00" calcext:value-type="date">
            <text:p>1905-12-31 09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9:30:00" calcext:value-type="date">
            <text:p>1941-09-30 09:30:00</text:p>
          </table:table-cell>
          <table:table-cell table:style-name="ce1" office:value-type="date" office:date-value="1942-08-31T09:30:00" calcext:value-type="date">
            <text:p>1942-08-31 09:30:00</text:p>
          </table:table-cell>
          <table:table-cell table:style-name="ce1" office:value-type="date" office:date-value="1905-12-31T09:30:00" calcext:value-type="date">
            <text:p>1905-12-31 09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9:35:00" calcext:value-type="date">
            <text:p>1941-09-30 09:35:00</text:p>
          </table:table-cell>
          <table:table-cell table:style-name="ce1" office:value-type="date" office:date-value="1942-08-31T09:35:00" calcext:value-type="date">
            <text:p>1942-08-31 09:35:00</text:p>
          </table:table-cell>
          <table:table-cell table:style-name="ce1" office:value-type="date" office:date-value="1905-12-31T09:35:00" calcext:value-type="date">
            <text:p>1905-12-31 09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9:40:00" calcext:value-type="date">
            <text:p>1941-09-30 09:40:00</text:p>
          </table:table-cell>
          <table:table-cell table:style-name="ce1" office:value-type="date" office:date-value="1942-08-31T09:40:00" calcext:value-type="date">
            <text:p>1942-08-31 09:40:00</text:p>
          </table:table-cell>
          <table:table-cell table:style-name="ce1" office:value-type="date" office:date-value="1905-12-31T09:40:00" calcext:value-type="date">
            <text:p>1905-12-31 09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9:45:00" calcext:value-type="date">
            <text:p>1941-09-30 09:45:00</text:p>
          </table:table-cell>
          <table:table-cell table:style-name="ce1" office:value-type="date" office:date-value="1942-08-31T09:45:00" calcext:value-type="date">
            <text:p>1942-08-31 09:45:00</text:p>
          </table:table-cell>
          <table:table-cell table:style-name="ce1" office:value-type="date" office:date-value="1905-12-31T09:45:00" calcext:value-type="date">
            <text:p>1905-12-31 09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9:50:00" calcext:value-type="date">
            <text:p>1941-09-30 09:50:00</text:p>
          </table:table-cell>
          <table:table-cell table:style-name="ce1" office:value-type="date" office:date-value="1942-08-31T09:50:00" calcext:value-type="date">
            <text:p>1942-08-31 09:50:00</text:p>
          </table:table-cell>
          <table:table-cell table:style-name="ce1" office:value-type="date" office:date-value="1905-12-31T09:50:00" calcext:value-type="date">
            <text:p>1905-12-31 09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09:55:00" calcext:value-type="date">
            <text:p>1941-09-30 09:55:00</text:p>
          </table:table-cell>
          <table:table-cell table:style-name="ce1" office:value-type="date" office:date-value="1942-08-31T09:55:00" calcext:value-type="date">
            <text:p>1942-08-31 09:55:00</text:p>
          </table:table-cell>
          <table:table-cell table:style-name="ce1" office:value-type="date" office:date-value="1905-12-31T09:55:00" calcext:value-type="date">
            <text:p>1905-12-31 09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0:00:00" calcext:value-type="date">
            <text:p>1941-09-30 10:00:00</text:p>
          </table:table-cell>
          <table:table-cell table:style-name="ce1" office:value-type="date" office:date-value="1942-08-31T10:00:00" calcext:value-type="date">
            <text:p>1942-08-31 10:00:00</text:p>
          </table:table-cell>
          <table:table-cell table:style-name="ce1" office:value-type="date" office:date-value="1905-12-31T10:00:00" calcext:value-type="date">
            <text:p>1905-12-31 10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0:05:00" calcext:value-type="date">
            <text:p>1941-09-30 10:05:00</text:p>
          </table:table-cell>
          <table:table-cell table:style-name="ce1" office:value-type="date" office:date-value="1942-08-31T10:05:00" calcext:value-type="date">
            <text:p>1942-08-31 10:05:00</text:p>
          </table:table-cell>
          <table:table-cell table:style-name="ce1" office:value-type="date" office:date-value="1905-12-31T10:05:00" calcext:value-type="date">
            <text:p>1905-12-31 10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0:10:00" calcext:value-type="date">
            <text:p>1941-09-30 10:10:00</text:p>
          </table:table-cell>
          <table:table-cell table:style-name="ce1" office:value-type="date" office:date-value="1942-08-31T10:10:00" calcext:value-type="date">
            <text:p>1942-08-31 10:10:00</text:p>
          </table:table-cell>
          <table:table-cell table:style-name="ce1" office:value-type="date" office:date-value="1905-12-31T10:10:00" calcext:value-type="date">
            <text:p>1905-12-31 10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0:15:00" calcext:value-type="date">
            <text:p>1941-09-30 10:15:00</text:p>
          </table:table-cell>
          <table:table-cell table:style-name="ce1" office:value-type="date" office:date-value="1942-08-31T10:15:00" calcext:value-type="date">
            <text:p>1942-08-31 10:15:00</text:p>
          </table:table-cell>
          <table:table-cell table:style-name="ce1" office:value-type="date" office:date-value="1905-12-31T10:15:00" calcext:value-type="date">
            <text:p>1905-12-31 10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0:20:00" calcext:value-type="date">
            <text:p>1941-09-30 10:20:00</text:p>
          </table:table-cell>
          <table:table-cell table:style-name="ce1" office:value-type="date" office:date-value="1942-08-31T10:20:00" calcext:value-type="date">
            <text:p>1942-08-31 10:20:00</text:p>
          </table:table-cell>
          <table:table-cell table:style-name="ce1" office:value-type="date" office:date-value="1905-12-31T10:20:00" calcext:value-type="date">
            <text:p>1905-12-31 10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0:25:00" calcext:value-type="date">
            <text:p>1941-09-30 10:25:00</text:p>
          </table:table-cell>
          <table:table-cell table:style-name="ce1" office:value-type="date" office:date-value="1942-08-31T10:25:00" calcext:value-type="date">
            <text:p>1942-08-31 10:25:00</text:p>
          </table:table-cell>
          <table:table-cell table:style-name="ce1" office:value-type="date" office:date-value="1905-12-31T10:25:00" calcext:value-type="date">
            <text:p>1905-12-31 10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0:30:00" calcext:value-type="date">
            <text:p>1941-09-30 10:30:00</text:p>
          </table:table-cell>
          <table:table-cell table:style-name="ce1" office:value-type="date" office:date-value="1942-08-31T10:30:00" calcext:value-type="date">
            <text:p>1942-08-31 10:30:00</text:p>
          </table:table-cell>
          <table:table-cell table:style-name="ce1" office:value-type="date" office:date-value="1905-12-31T10:30:00" calcext:value-type="date">
            <text:p>1905-12-31 10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0:35:00" calcext:value-type="date">
            <text:p>1941-09-30 10:35:00</text:p>
          </table:table-cell>
          <table:table-cell table:style-name="ce1" office:value-type="date" office:date-value="1942-08-31T10:35:00" calcext:value-type="date">
            <text:p>1942-08-31 10:35:00</text:p>
          </table:table-cell>
          <table:table-cell table:style-name="ce1" office:value-type="date" office:date-value="1905-12-31T10:35:00" calcext:value-type="date">
            <text:p>1905-12-31 10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0:40:00" calcext:value-type="date">
            <text:p>1941-09-30 10:40:00</text:p>
          </table:table-cell>
          <table:table-cell table:style-name="ce1" office:value-type="date" office:date-value="1942-08-31T10:40:00" calcext:value-type="date">
            <text:p>1942-08-31 10:40:00</text:p>
          </table:table-cell>
          <table:table-cell table:style-name="ce1" office:value-type="date" office:date-value="1905-12-31T10:40:00" calcext:value-type="date">
            <text:p>1905-12-31 10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0:45:00" calcext:value-type="date">
            <text:p>1941-09-30 10:45:00</text:p>
          </table:table-cell>
          <table:table-cell table:style-name="ce1" office:value-type="date" office:date-value="1942-08-31T10:45:00" calcext:value-type="date">
            <text:p>1942-08-31 10:45:00</text:p>
          </table:table-cell>
          <table:table-cell table:style-name="ce1" office:value-type="date" office:date-value="1905-12-31T10:45:00" calcext:value-type="date">
            <text:p>1905-12-31 10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0:50:00" calcext:value-type="date">
            <text:p>1941-09-30 10:50:00</text:p>
          </table:table-cell>
          <table:table-cell table:style-name="ce1" office:value-type="date" office:date-value="1942-08-31T10:50:00" calcext:value-type="date">
            <text:p>1942-08-31 10:50:00</text:p>
          </table:table-cell>
          <table:table-cell table:style-name="ce1" office:value-type="date" office:date-value="1905-12-31T10:50:00" calcext:value-type="date">
            <text:p>1905-12-31 10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0:55:00" calcext:value-type="date">
            <text:p>1941-09-30 10:55:00</text:p>
          </table:table-cell>
          <table:table-cell table:style-name="ce1" office:value-type="date" office:date-value="1942-08-31T10:55:00" calcext:value-type="date">
            <text:p>1942-08-31 10:55:00</text:p>
          </table:table-cell>
          <table:table-cell table:style-name="ce1" office:value-type="date" office:date-value="1905-12-31T10:55:00" calcext:value-type="date">
            <text:p>1905-12-31 10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1:00:00" calcext:value-type="date">
            <text:p>1941-09-30 11:00:00</text:p>
          </table:table-cell>
          <table:table-cell table:style-name="ce1" office:value-type="date" office:date-value="1942-08-31T11:00:00" calcext:value-type="date">
            <text:p>1942-08-31 11:00:00</text:p>
          </table:table-cell>
          <table:table-cell table:style-name="ce1" office:value-type="date" office:date-value="1905-12-31T11:00:00" calcext:value-type="date">
            <text:p>1905-12-31 11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1:05:00" calcext:value-type="date">
            <text:p>1941-09-30 11:05:00</text:p>
          </table:table-cell>
          <table:table-cell table:style-name="ce1" office:value-type="date" office:date-value="1942-08-31T11:05:00" calcext:value-type="date">
            <text:p>1942-08-31 11:05:00</text:p>
          </table:table-cell>
          <table:table-cell table:style-name="ce1" office:value-type="date" office:date-value="1905-12-31T11:05:00" calcext:value-type="date">
            <text:p>1905-12-31 11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1:10:00" calcext:value-type="date">
            <text:p>1941-09-30 11:10:00</text:p>
          </table:table-cell>
          <table:table-cell table:style-name="ce1" office:value-type="date" office:date-value="1942-08-31T11:10:00" calcext:value-type="date">
            <text:p>1942-08-31 11:10:00</text:p>
          </table:table-cell>
          <table:table-cell table:style-name="ce1" office:value-type="date" office:date-value="1905-12-31T11:10:00" calcext:value-type="date">
            <text:p>1905-12-31 11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1:15:00" calcext:value-type="date">
            <text:p>1941-09-30 11:15:00</text:p>
          </table:table-cell>
          <table:table-cell table:style-name="ce1" office:value-type="date" office:date-value="1942-08-31T11:15:00" calcext:value-type="date">
            <text:p>1942-08-31 11:15:00</text:p>
          </table:table-cell>
          <table:table-cell table:style-name="ce1" office:value-type="date" office:date-value="1905-12-31T11:15:00" calcext:value-type="date">
            <text:p>1905-12-31 11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1:20:00" calcext:value-type="date">
            <text:p>1941-09-30 11:20:00</text:p>
          </table:table-cell>
          <table:table-cell table:style-name="ce1" office:value-type="date" office:date-value="1942-08-31T11:20:00" calcext:value-type="date">
            <text:p>1942-08-31 11:20:00</text:p>
          </table:table-cell>
          <table:table-cell table:style-name="ce1" office:value-type="date" office:date-value="1905-12-31T11:20:00" calcext:value-type="date">
            <text:p>1905-12-31 11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1:25:00" calcext:value-type="date">
            <text:p>1941-09-30 11:25:00</text:p>
          </table:table-cell>
          <table:table-cell table:style-name="ce1" office:value-type="date" office:date-value="1942-08-31T11:25:00" calcext:value-type="date">
            <text:p>1942-08-31 11:25:00</text:p>
          </table:table-cell>
          <table:table-cell table:style-name="ce1" office:value-type="date" office:date-value="1905-12-31T11:25:00" calcext:value-type="date">
            <text:p>1905-12-31 11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1:30:00" calcext:value-type="date">
            <text:p>1941-09-30 11:30:00</text:p>
          </table:table-cell>
          <table:table-cell table:style-name="ce1" office:value-type="date" office:date-value="1942-08-31T11:30:00" calcext:value-type="date">
            <text:p>1942-08-31 11:30:00</text:p>
          </table:table-cell>
          <table:table-cell table:style-name="ce1" office:value-type="date" office:date-value="1905-12-31T11:30:00" calcext:value-type="date">
            <text:p>1905-12-31 11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1:35:00" calcext:value-type="date">
            <text:p>1941-09-30 11:35:00</text:p>
          </table:table-cell>
          <table:table-cell table:style-name="ce1" office:value-type="date" office:date-value="1942-08-31T11:35:00" calcext:value-type="date">
            <text:p>1942-08-31 11:35:00</text:p>
          </table:table-cell>
          <table:table-cell table:style-name="ce1" office:value-type="date" office:date-value="1905-12-31T11:35:00" calcext:value-type="date">
            <text:p>1905-12-31 11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1:40:00" calcext:value-type="date">
            <text:p>1941-09-30 11:40:00</text:p>
          </table:table-cell>
          <table:table-cell table:style-name="ce1" office:value-type="date" office:date-value="1942-08-31T11:40:00" calcext:value-type="date">
            <text:p>1942-08-31 11:40:00</text:p>
          </table:table-cell>
          <table:table-cell table:style-name="ce1" office:value-type="date" office:date-value="1905-12-31T11:40:00" calcext:value-type="date">
            <text:p>1905-12-31 11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1:45:00" calcext:value-type="date">
            <text:p>1941-09-30 11:45:00</text:p>
          </table:table-cell>
          <table:table-cell table:style-name="ce1" office:value-type="date" office:date-value="1942-08-31T11:45:00" calcext:value-type="date">
            <text:p>1942-08-31 11:45:00</text:p>
          </table:table-cell>
          <table:table-cell table:style-name="ce1" office:value-type="date" office:date-value="1905-12-31T11:45:00" calcext:value-type="date">
            <text:p>1905-12-31 11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1:50:00" calcext:value-type="date">
            <text:p>1941-09-30 11:50:00</text:p>
          </table:table-cell>
          <table:table-cell table:style-name="ce1" office:value-type="date" office:date-value="1942-08-31T11:50:00" calcext:value-type="date">
            <text:p>1942-08-31 11:50:00</text:p>
          </table:table-cell>
          <table:table-cell table:style-name="ce1" office:value-type="date" office:date-value="1905-12-31T11:50:00" calcext:value-type="date">
            <text:p>1905-12-31 11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1:55:00" calcext:value-type="date">
            <text:p>1941-09-30 11:55:00</text:p>
          </table:table-cell>
          <table:table-cell table:style-name="ce1" office:value-type="date" office:date-value="1942-08-31T11:55:00" calcext:value-type="date">
            <text:p>1942-08-31 11:55:00</text:p>
          </table:table-cell>
          <table:table-cell table:style-name="ce1" office:value-type="date" office:date-value="1905-12-31T11:55:00" calcext:value-type="date">
            <text:p>1905-12-31 11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2:00:00" calcext:value-type="date">
            <text:p>1941-09-30 12:00:00</text:p>
          </table:table-cell>
          <table:table-cell table:style-name="ce1" office:value-type="date" office:date-value="1942-08-31T12:00:00" calcext:value-type="date">
            <text:p>1942-08-31 12:00:00</text:p>
          </table:table-cell>
          <table:table-cell table:style-name="ce1" office:value-type="date" office:date-value="1905-12-31T12:00:00" calcext:value-type="date">
            <text:p>1905-12-31 12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2:05:00" calcext:value-type="date">
            <text:p>1941-09-30 12:05:00</text:p>
          </table:table-cell>
          <table:table-cell table:style-name="ce1" office:value-type="date" office:date-value="1942-08-31T12:05:00" calcext:value-type="date">
            <text:p>1942-08-31 12:05:00</text:p>
          </table:table-cell>
          <table:table-cell table:style-name="ce1" office:value-type="date" office:date-value="1905-12-31T12:05:00" calcext:value-type="date">
            <text:p>1905-12-31 12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2:10:00" calcext:value-type="date">
            <text:p>1941-09-30 12:10:00</text:p>
          </table:table-cell>
          <table:table-cell table:style-name="ce1" office:value-type="date" office:date-value="1942-08-31T12:10:00" calcext:value-type="date">
            <text:p>1942-08-31 12:10:00</text:p>
          </table:table-cell>
          <table:table-cell table:style-name="ce1" office:value-type="date" office:date-value="1905-12-31T12:10:00" calcext:value-type="date">
            <text:p>1905-12-31 12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2:15:00" calcext:value-type="date">
            <text:p>1941-09-30 12:15:00</text:p>
          </table:table-cell>
          <table:table-cell table:style-name="ce1" office:value-type="date" office:date-value="1942-08-31T12:15:00" calcext:value-type="date">
            <text:p>1942-08-31 12:15:00</text:p>
          </table:table-cell>
          <table:table-cell table:style-name="ce1" office:value-type="date" office:date-value="1905-12-31T12:15:00" calcext:value-type="date">
            <text:p>1905-12-31 12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2:20:00" calcext:value-type="date">
            <text:p>1941-09-30 12:20:00</text:p>
          </table:table-cell>
          <table:table-cell table:style-name="ce1" office:value-type="date" office:date-value="1942-08-31T12:20:00" calcext:value-type="date">
            <text:p>1942-08-31 12:20:00</text:p>
          </table:table-cell>
          <table:table-cell table:style-name="ce1" office:value-type="date" office:date-value="1905-12-31T12:20:00" calcext:value-type="date">
            <text:p>1905-12-31 12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2:25:00" calcext:value-type="date">
            <text:p>1941-09-30 12:25:00</text:p>
          </table:table-cell>
          <table:table-cell table:style-name="ce1" office:value-type="date" office:date-value="1942-08-31T12:25:00" calcext:value-type="date">
            <text:p>1942-08-31 12:25:00</text:p>
          </table:table-cell>
          <table:table-cell table:style-name="ce1" office:value-type="date" office:date-value="1905-12-31T12:25:00" calcext:value-type="date">
            <text:p>1905-12-31 12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2:30:00" calcext:value-type="date">
            <text:p>1941-09-30 12:30:00</text:p>
          </table:table-cell>
          <table:table-cell table:style-name="ce1" office:value-type="date" office:date-value="1942-08-31T12:30:00" calcext:value-type="date">
            <text:p>1942-08-31 12:30:00</text:p>
          </table:table-cell>
          <table:table-cell table:style-name="ce1" office:value-type="date" office:date-value="1905-12-31T12:30:00" calcext:value-type="date">
            <text:p>1905-12-31 12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2:35:00" calcext:value-type="date">
            <text:p>1941-09-30 12:35:00</text:p>
          </table:table-cell>
          <table:table-cell table:style-name="ce1" office:value-type="date" office:date-value="1942-08-31T12:35:00" calcext:value-type="date">
            <text:p>1942-08-31 12:35:00</text:p>
          </table:table-cell>
          <table:table-cell table:style-name="ce1" office:value-type="date" office:date-value="1905-12-31T12:35:00" calcext:value-type="date">
            <text:p>1905-12-31 12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2:40:00" calcext:value-type="date">
            <text:p>1941-09-30 12:40:00</text:p>
          </table:table-cell>
          <table:table-cell table:style-name="ce1" office:value-type="date" office:date-value="1942-08-31T12:40:00" calcext:value-type="date">
            <text:p>1942-08-31 12:40:00</text:p>
          </table:table-cell>
          <table:table-cell table:style-name="ce1" office:value-type="date" office:date-value="1905-12-31T12:40:00" calcext:value-type="date">
            <text:p>1905-12-31 12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2:45:00" calcext:value-type="date">
            <text:p>1941-09-30 12:45:00</text:p>
          </table:table-cell>
          <table:table-cell table:style-name="ce1" office:value-type="date" office:date-value="1942-08-31T12:45:00" calcext:value-type="date">
            <text:p>1942-08-31 12:45:00</text:p>
          </table:table-cell>
          <table:table-cell table:style-name="ce1" office:value-type="date" office:date-value="1905-12-31T12:45:00" calcext:value-type="date">
            <text:p>1905-12-31 12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2:50:00" calcext:value-type="date">
            <text:p>1941-09-30 12:50:00</text:p>
          </table:table-cell>
          <table:table-cell table:style-name="ce1" office:value-type="date" office:date-value="1942-08-31T12:50:00" calcext:value-type="date">
            <text:p>1942-08-31 12:50:00</text:p>
          </table:table-cell>
          <table:table-cell table:style-name="ce1" office:value-type="date" office:date-value="1905-12-31T12:50:00" calcext:value-type="date">
            <text:p>1905-12-31 12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2:55:00" calcext:value-type="date">
            <text:p>1941-09-30 12:55:00</text:p>
          </table:table-cell>
          <table:table-cell table:style-name="ce1" office:value-type="date" office:date-value="1942-08-31T12:55:00" calcext:value-type="date">
            <text:p>1942-08-31 12:55:00</text:p>
          </table:table-cell>
          <table:table-cell table:style-name="ce1" office:value-type="date" office:date-value="1905-12-31T12:55:00" calcext:value-type="date">
            <text:p>1905-12-31 12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3:00:00" calcext:value-type="date">
            <text:p>1941-09-30 13:00:00</text:p>
          </table:table-cell>
          <table:table-cell table:style-name="ce1" office:value-type="date" office:date-value="1942-08-31T13:00:00" calcext:value-type="date">
            <text:p>1942-08-31 13:00:00</text:p>
          </table:table-cell>
          <table:table-cell table:style-name="ce1" office:value-type="date" office:date-value="1905-12-31T13:00:00" calcext:value-type="date">
            <text:p>1905-12-31 13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3:05:00" calcext:value-type="date">
            <text:p>1941-09-30 13:05:00</text:p>
          </table:table-cell>
          <table:table-cell table:style-name="ce1" office:value-type="date" office:date-value="1942-08-31T13:05:00" calcext:value-type="date">
            <text:p>1942-08-31 13:05:00</text:p>
          </table:table-cell>
          <table:table-cell table:style-name="ce1" office:value-type="date" office:date-value="1905-12-31T13:05:00" calcext:value-type="date">
            <text:p>1905-12-31 13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3:10:00" calcext:value-type="date">
            <text:p>1941-09-30 13:10:00</text:p>
          </table:table-cell>
          <table:table-cell table:style-name="ce1" office:value-type="date" office:date-value="1942-08-31T13:10:00" calcext:value-type="date">
            <text:p>1942-08-31 13:10:00</text:p>
          </table:table-cell>
          <table:table-cell table:style-name="ce1" office:value-type="date" office:date-value="1905-12-31T13:10:00" calcext:value-type="date">
            <text:p>1905-12-31 13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3:15:00" calcext:value-type="date">
            <text:p>1941-09-30 13:15:00</text:p>
          </table:table-cell>
          <table:table-cell table:style-name="ce1" office:value-type="date" office:date-value="1942-08-31T13:15:00" calcext:value-type="date">
            <text:p>1942-08-31 13:15:00</text:p>
          </table:table-cell>
          <table:table-cell table:style-name="ce1" office:value-type="date" office:date-value="1905-12-31T13:15:00" calcext:value-type="date">
            <text:p>1905-12-31 13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3:20:00" calcext:value-type="date">
            <text:p>1941-09-30 13:20:00</text:p>
          </table:table-cell>
          <table:table-cell table:style-name="ce1" office:value-type="date" office:date-value="1942-08-31T13:20:00" calcext:value-type="date">
            <text:p>1942-08-31 13:20:00</text:p>
          </table:table-cell>
          <table:table-cell table:style-name="ce1" office:value-type="date" office:date-value="1905-12-31T13:20:00" calcext:value-type="date">
            <text:p>1905-12-31 13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3:25:00" calcext:value-type="date">
            <text:p>1941-09-30 13:25:00</text:p>
          </table:table-cell>
          <table:table-cell table:style-name="ce1" office:value-type="date" office:date-value="1942-08-31T13:25:00" calcext:value-type="date">
            <text:p>1942-08-31 13:25:00</text:p>
          </table:table-cell>
          <table:table-cell table:style-name="ce1" office:value-type="date" office:date-value="1905-12-31T13:25:00" calcext:value-type="date">
            <text:p>1905-12-31 13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3:30:00" calcext:value-type="date">
            <text:p>1941-09-30 13:30:00</text:p>
          </table:table-cell>
          <table:table-cell table:style-name="ce1" office:value-type="date" office:date-value="1942-08-31T13:30:00" calcext:value-type="date">
            <text:p>1942-08-31 13:30:00</text:p>
          </table:table-cell>
          <table:table-cell table:style-name="ce1" office:value-type="date" office:date-value="1905-12-31T13:30:00" calcext:value-type="date">
            <text:p>1905-12-31 13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3:35:00" calcext:value-type="date">
            <text:p>1941-09-30 13:35:00</text:p>
          </table:table-cell>
          <table:table-cell table:style-name="ce1" office:value-type="date" office:date-value="1942-08-31T13:35:00" calcext:value-type="date">
            <text:p>1942-08-31 13:35:00</text:p>
          </table:table-cell>
          <table:table-cell table:style-name="ce1" office:value-type="date" office:date-value="1905-12-31T13:35:00" calcext:value-type="date">
            <text:p>1905-12-31 13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3:40:00" calcext:value-type="date">
            <text:p>1941-09-30 13:40:00</text:p>
          </table:table-cell>
          <table:table-cell table:style-name="ce1" office:value-type="date" office:date-value="1942-08-31T13:40:00" calcext:value-type="date">
            <text:p>1942-08-31 13:40:00</text:p>
          </table:table-cell>
          <table:table-cell table:style-name="ce1" office:value-type="date" office:date-value="1905-12-31T13:40:00" calcext:value-type="date">
            <text:p>1905-12-31 13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3:45:00" calcext:value-type="date">
            <text:p>1941-09-30 13:45:00</text:p>
          </table:table-cell>
          <table:table-cell table:style-name="ce1" office:value-type="date" office:date-value="1942-08-31T13:45:00" calcext:value-type="date">
            <text:p>1942-08-31 13:45:00</text:p>
          </table:table-cell>
          <table:table-cell table:style-name="ce1" office:value-type="date" office:date-value="1905-12-31T13:45:00" calcext:value-type="date">
            <text:p>1905-12-31 13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3:50:00" calcext:value-type="date">
            <text:p>1941-09-30 13:50:00</text:p>
          </table:table-cell>
          <table:table-cell table:style-name="ce1" office:value-type="date" office:date-value="1942-08-31T13:50:00" calcext:value-type="date">
            <text:p>1942-08-31 13:50:00</text:p>
          </table:table-cell>
          <table:table-cell table:style-name="ce1" office:value-type="date" office:date-value="1905-12-31T13:50:00" calcext:value-type="date">
            <text:p>1905-12-31 13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3:55:00" calcext:value-type="date">
            <text:p>1941-09-30 13:55:00</text:p>
          </table:table-cell>
          <table:table-cell table:style-name="ce1" office:value-type="date" office:date-value="1942-08-31T13:55:00" calcext:value-type="date">
            <text:p>1942-08-31 13:55:00</text:p>
          </table:table-cell>
          <table:table-cell table:style-name="ce1" office:value-type="date" office:date-value="1905-12-31T13:55:00" calcext:value-type="date">
            <text:p>1905-12-31 13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4:00:00" calcext:value-type="date">
            <text:p>1941-09-30 14:00:00</text:p>
          </table:table-cell>
          <table:table-cell table:style-name="ce1" office:value-type="date" office:date-value="1942-08-31T14:00:00" calcext:value-type="date">
            <text:p>1942-08-31 14:00:00</text:p>
          </table:table-cell>
          <table:table-cell table:style-name="ce1" office:value-type="date" office:date-value="1905-12-31T14:00:00" calcext:value-type="date">
            <text:p>1905-12-31 14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4:05:00" calcext:value-type="date">
            <text:p>1941-09-30 14:05:00</text:p>
          </table:table-cell>
          <table:table-cell table:style-name="ce1" office:value-type="date" office:date-value="1942-08-31T14:05:00" calcext:value-type="date">
            <text:p>1942-08-31 14:05:00</text:p>
          </table:table-cell>
          <table:table-cell table:style-name="ce1" office:value-type="date" office:date-value="1905-12-31T14:05:00" calcext:value-type="date">
            <text:p>1905-12-31 14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4:10:00" calcext:value-type="date">
            <text:p>1941-09-30 14:10:00</text:p>
          </table:table-cell>
          <table:table-cell table:style-name="ce1" office:value-type="date" office:date-value="1942-08-31T14:10:00" calcext:value-type="date">
            <text:p>1942-08-31 14:10:00</text:p>
          </table:table-cell>
          <table:table-cell table:style-name="ce1" office:value-type="date" office:date-value="1905-12-31T14:10:00" calcext:value-type="date">
            <text:p>1905-12-31 14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4:15:00" calcext:value-type="date">
            <text:p>1941-09-30 14:15:00</text:p>
          </table:table-cell>
          <table:table-cell table:style-name="ce1" office:value-type="date" office:date-value="1942-08-31T14:15:00" calcext:value-type="date">
            <text:p>1942-08-31 14:15:00</text:p>
          </table:table-cell>
          <table:table-cell table:style-name="ce1" office:value-type="date" office:date-value="1905-12-31T14:15:00" calcext:value-type="date">
            <text:p>1905-12-31 14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4:20:00" calcext:value-type="date">
            <text:p>1941-09-30 14:20:00</text:p>
          </table:table-cell>
          <table:table-cell table:style-name="ce1" office:value-type="date" office:date-value="1942-08-31T14:20:00" calcext:value-type="date">
            <text:p>1942-08-31 14:20:00</text:p>
          </table:table-cell>
          <table:table-cell table:style-name="ce1" office:value-type="date" office:date-value="1905-12-31T14:20:00" calcext:value-type="date">
            <text:p>1905-12-31 14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4:25:00" calcext:value-type="date">
            <text:p>1941-09-30 14:25:00</text:p>
          </table:table-cell>
          <table:table-cell table:style-name="ce1" office:value-type="date" office:date-value="1942-08-31T14:25:00" calcext:value-type="date">
            <text:p>1942-08-31 14:25:00</text:p>
          </table:table-cell>
          <table:table-cell table:style-name="ce1" office:value-type="date" office:date-value="1905-12-31T14:25:00" calcext:value-type="date">
            <text:p>1905-12-31 14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4:30:00" calcext:value-type="date">
            <text:p>1941-09-30 14:30:00</text:p>
          </table:table-cell>
          <table:table-cell table:style-name="ce1" office:value-type="date" office:date-value="1942-08-31T14:30:00" calcext:value-type="date">
            <text:p>1942-08-31 14:30:00</text:p>
          </table:table-cell>
          <table:table-cell table:style-name="ce1" office:value-type="date" office:date-value="1905-12-31T14:30:00" calcext:value-type="date">
            <text:p>1905-12-31 14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4:35:00" calcext:value-type="date">
            <text:p>1941-09-30 14:35:00</text:p>
          </table:table-cell>
          <table:table-cell table:style-name="ce1" office:value-type="date" office:date-value="1942-08-31T14:35:00" calcext:value-type="date">
            <text:p>1942-08-31 14:35:00</text:p>
          </table:table-cell>
          <table:table-cell table:style-name="ce1" office:value-type="date" office:date-value="1905-12-31T14:35:00" calcext:value-type="date">
            <text:p>1905-12-31 14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4:40:00" calcext:value-type="date">
            <text:p>1941-09-30 14:40:00</text:p>
          </table:table-cell>
          <table:table-cell table:style-name="ce1" office:value-type="date" office:date-value="1942-08-31T14:40:00" calcext:value-type="date">
            <text:p>1942-08-31 14:40:00</text:p>
          </table:table-cell>
          <table:table-cell table:style-name="ce1" office:value-type="date" office:date-value="1905-12-31T14:40:00" calcext:value-type="date">
            <text:p>1905-12-31 14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4:45:00" calcext:value-type="date">
            <text:p>1941-09-30 14:45:00</text:p>
          </table:table-cell>
          <table:table-cell table:style-name="ce1" office:value-type="date" office:date-value="1942-08-31T14:45:00" calcext:value-type="date">
            <text:p>1942-08-31 14:45:00</text:p>
          </table:table-cell>
          <table:table-cell table:style-name="ce1" office:value-type="date" office:date-value="1905-12-31T14:45:00" calcext:value-type="date">
            <text:p>1905-12-31 14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4:50:00" calcext:value-type="date">
            <text:p>1941-09-30 14:50:00</text:p>
          </table:table-cell>
          <table:table-cell table:style-name="ce1" office:value-type="date" office:date-value="1942-08-31T14:50:00" calcext:value-type="date">
            <text:p>1942-08-31 14:50:00</text:p>
          </table:table-cell>
          <table:table-cell table:style-name="ce1" office:value-type="date" office:date-value="1905-12-31T14:50:00" calcext:value-type="date">
            <text:p>1905-12-31 14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4:55:00" calcext:value-type="date">
            <text:p>1941-09-30 14:55:00</text:p>
          </table:table-cell>
          <table:table-cell table:style-name="ce1" office:value-type="date" office:date-value="1942-08-31T14:55:00" calcext:value-type="date">
            <text:p>1942-08-31 14:55:00</text:p>
          </table:table-cell>
          <table:table-cell table:style-name="ce1" office:value-type="date" office:date-value="1905-12-31T14:55:00" calcext:value-type="date">
            <text:p>1905-12-31 14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5:00:00" calcext:value-type="date">
            <text:p>1941-09-30 15:00:00</text:p>
          </table:table-cell>
          <table:table-cell table:style-name="ce1" office:value-type="date" office:date-value="1942-08-31T15:00:00" calcext:value-type="date">
            <text:p>1942-08-31 15:00:00</text:p>
          </table:table-cell>
          <table:table-cell table:style-name="ce1" office:value-type="date" office:date-value="1905-12-31T15:00:00" calcext:value-type="date">
            <text:p>1905-12-31 15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5:05:00" calcext:value-type="date">
            <text:p>1941-09-30 15:05:00</text:p>
          </table:table-cell>
          <table:table-cell table:style-name="ce1" office:value-type="date" office:date-value="1942-08-31T15:05:00" calcext:value-type="date">
            <text:p>1942-08-31 15:05:00</text:p>
          </table:table-cell>
          <table:table-cell table:style-name="ce1" office:value-type="date" office:date-value="1905-12-31T15:05:00" calcext:value-type="date">
            <text:p>1905-12-31 15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5:10:00" calcext:value-type="date">
            <text:p>1941-09-30 15:10:00</text:p>
          </table:table-cell>
          <table:table-cell table:style-name="ce1" office:value-type="date" office:date-value="1942-08-31T15:10:00" calcext:value-type="date">
            <text:p>1942-08-31 15:10:00</text:p>
          </table:table-cell>
          <table:table-cell table:style-name="ce1" office:value-type="date" office:date-value="1905-12-31T15:10:00" calcext:value-type="date">
            <text:p>1905-12-31 15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5:15:00" calcext:value-type="date">
            <text:p>1941-09-30 15:15:00</text:p>
          </table:table-cell>
          <table:table-cell table:style-name="ce1" office:value-type="date" office:date-value="1942-08-31T15:15:00" calcext:value-type="date">
            <text:p>1942-08-31 15:15:00</text:p>
          </table:table-cell>
          <table:table-cell table:style-name="ce1" office:value-type="date" office:date-value="1905-12-31T15:15:00" calcext:value-type="date">
            <text:p>1905-12-31 15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5:20:00" calcext:value-type="date">
            <text:p>1941-09-30 15:20:00</text:p>
          </table:table-cell>
          <table:table-cell table:style-name="ce1" office:value-type="date" office:date-value="1942-08-31T15:20:00" calcext:value-type="date">
            <text:p>1942-08-31 15:20:00</text:p>
          </table:table-cell>
          <table:table-cell table:style-name="ce1" office:value-type="date" office:date-value="1905-12-31T15:20:00" calcext:value-type="date">
            <text:p>1905-12-31 15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5:25:00" calcext:value-type="date">
            <text:p>1941-09-30 15:25:00</text:p>
          </table:table-cell>
          <table:table-cell table:style-name="ce1" office:value-type="date" office:date-value="1942-08-31T15:25:00" calcext:value-type="date">
            <text:p>1942-08-31 15:25:00</text:p>
          </table:table-cell>
          <table:table-cell table:style-name="ce1" office:value-type="date" office:date-value="1905-12-31T15:25:00" calcext:value-type="date">
            <text:p>1905-12-31 15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5:30:00" calcext:value-type="date">
            <text:p>1941-09-30 15:30:00</text:p>
          </table:table-cell>
          <table:table-cell table:style-name="ce1" office:value-type="date" office:date-value="1942-08-31T15:30:00" calcext:value-type="date">
            <text:p>1942-08-31 15:30:00</text:p>
          </table:table-cell>
          <table:table-cell table:style-name="ce1" office:value-type="date" office:date-value="1905-12-31T15:30:00" calcext:value-type="date">
            <text:p>1905-12-31 15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5:35:00" calcext:value-type="date">
            <text:p>1941-09-30 15:35:00</text:p>
          </table:table-cell>
          <table:table-cell table:style-name="ce1" office:value-type="date" office:date-value="1942-08-31T15:35:00" calcext:value-type="date">
            <text:p>1942-08-31 15:35:00</text:p>
          </table:table-cell>
          <table:table-cell table:style-name="ce1" office:value-type="date" office:date-value="1905-12-31T15:35:00" calcext:value-type="date">
            <text:p>1905-12-31 15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5:40:00" calcext:value-type="date">
            <text:p>1941-09-30 15:40:00</text:p>
          </table:table-cell>
          <table:table-cell table:style-name="ce1" office:value-type="date" office:date-value="1942-08-31T15:40:00" calcext:value-type="date">
            <text:p>1942-08-31 15:40:00</text:p>
          </table:table-cell>
          <table:table-cell table:style-name="ce1" office:value-type="date" office:date-value="1905-12-31T15:40:00" calcext:value-type="date">
            <text:p>1905-12-31 15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5:45:00" calcext:value-type="date">
            <text:p>1941-09-30 15:45:00</text:p>
          </table:table-cell>
          <table:table-cell table:style-name="ce1" office:value-type="date" office:date-value="1942-08-31T15:45:00" calcext:value-type="date">
            <text:p>1942-08-31 15:45:00</text:p>
          </table:table-cell>
          <table:table-cell table:style-name="ce1" office:value-type="date" office:date-value="1905-12-31T15:45:00" calcext:value-type="date">
            <text:p>1905-12-31 15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5:50:00" calcext:value-type="date">
            <text:p>1941-09-30 15:50:00</text:p>
          </table:table-cell>
          <table:table-cell table:style-name="ce1" office:value-type="date" office:date-value="1942-08-31T15:50:00" calcext:value-type="date">
            <text:p>1942-08-31 15:50:00</text:p>
          </table:table-cell>
          <table:table-cell table:style-name="ce1" office:value-type="date" office:date-value="1905-12-31T15:50:00" calcext:value-type="date">
            <text:p>1905-12-31 15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5:55:00" calcext:value-type="date">
            <text:p>1941-09-30 15:55:00</text:p>
          </table:table-cell>
          <table:table-cell table:style-name="ce1" office:value-type="date" office:date-value="1942-08-31T15:55:00" calcext:value-type="date">
            <text:p>1942-08-31 15:55:00</text:p>
          </table:table-cell>
          <table:table-cell table:style-name="ce1" office:value-type="date" office:date-value="1905-12-31T15:55:00" calcext:value-type="date">
            <text:p>1905-12-31 15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6:00:00" calcext:value-type="date">
            <text:p>1941-09-30 16:00:00</text:p>
          </table:table-cell>
          <table:table-cell table:style-name="ce1" office:value-type="date" office:date-value="1942-08-31T16:00:00" calcext:value-type="date">
            <text:p>1942-08-31 16:00:00</text:p>
          </table:table-cell>
          <table:table-cell table:style-name="ce1" office:value-type="date" office:date-value="1905-12-31T16:00:00" calcext:value-type="date">
            <text:p>1905-12-31 16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6:05:00" calcext:value-type="date">
            <text:p>1941-09-30 16:05:00</text:p>
          </table:table-cell>
          <table:table-cell table:style-name="ce1" office:value-type="date" office:date-value="1942-08-31T16:05:00" calcext:value-type="date">
            <text:p>1942-08-31 16:05:00</text:p>
          </table:table-cell>
          <table:table-cell table:style-name="ce1" office:value-type="date" office:date-value="1905-12-31T16:05:00" calcext:value-type="date">
            <text:p>1905-12-31 16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6:10:00" calcext:value-type="date">
            <text:p>1941-09-30 16:10:00</text:p>
          </table:table-cell>
          <table:table-cell table:style-name="ce1" office:value-type="date" office:date-value="1942-08-31T16:10:00" calcext:value-type="date">
            <text:p>1942-08-31 16:10:00</text:p>
          </table:table-cell>
          <table:table-cell table:style-name="ce1" office:value-type="date" office:date-value="1905-12-31T16:10:00" calcext:value-type="date">
            <text:p>1905-12-31 16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6:15:00" calcext:value-type="date">
            <text:p>1941-09-30 16:15:00</text:p>
          </table:table-cell>
          <table:table-cell table:style-name="ce1" office:value-type="date" office:date-value="1942-08-31T16:15:00" calcext:value-type="date">
            <text:p>1942-08-31 16:15:00</text:p>
          </table:table-cell>
          <table:table-cell table:style-name="ce1" office:value-type="date" office:date-value="1905-12-31T16:15:00" calcext:value-type="date">
            <text:p>1905-12-31 16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6:20:00" calcext:value-type="date">
            <text:p>1941-09-30 16:20:00</text:p>
          </table:table-cell>
          <table:table-cell table:style-name="ce1" office:value-type="date" office:date-value="1942-08-31T16:20:00" calcext:value-type="date">
            <text:p>1942-08-31 16:20:00</text:p>
          </table:table-cell>
          <table:table-cell table:style-name="ce1" office:value-type="date" office:date-value="1905-12-31T16:20:00" calcext:value-type="date">
            <text:p>1905-12-31 16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6:25:00" calcext:value-type="date">
            <text:p>1941-09-30 16:25:00</text:p>
          </table:table-cell>
          <table:table-cell table:style-name="ce1" office:value-type="date" office:date-value="1942-08-31T16:25:00" calcext:value-type="date">
            <text:p>1942-08-31 16:25:00</text:p>
          </table:table-cell>
          <table:table-cell table:style-name="ce1" office:value-type="date" office:date-value="1905-12-31T16:25:00" calcext:value-type="date">
            <text:p>1905-12-31 16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6:30:00" calcext:value-type="date">
            <text:p>1941-09-30 16:30:00</text:p>
          </table:table-cell>
          <table:table-cell table:style-name="ce1" office:value-type="date" office:date-value="1942-08-31T16:30:00" calcext:value-type="date">
            <text:p>1942-08-31 16:30:00</text:p>
          </table:table-cell>
          <table:table-cell table:style-name="ce1" office:value-type="date" office:date-value="1905-12-31T16:30:00" calcext:value-type="date">
            <text:p>1905-12-31 16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6:35:00" calcext:value-type="date">
            <text:p>1941-09-30 16:35:00</text:p>
          </table:table-cell>
          <table:table-cell table:style-name="ce1" office:value-type="date" office:date-value="1942-08-31T16:35:00" calcext:value-type="date">
            <text:p>1942-08-31 16:35:00</text:p>
          </table:table-cell>
          <table:table-cell table:style-name="ce1" office:value-type="date" office:date-value="1905-12-31T16:35:00" calcext:value-type="date">
            <text:p>1905-12-31 16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6:40:00" calcext:value-type="date">
            <text:p>1941-09-30 16:40:00</text:p>
          </table:table-cell>
          <table:table-cell table:style-name="ce1" office:value-type="date" office:date-value="1942-08-31T16:40:00" calcext:value-type="date">
            <text:p>1942-08-31 16:40:00</text:p>
          </table:table-cell>
          <table:table-cell table:style-name="ce1" office:value-type="date" office:date-value="1905-12-31T16:40:00" calcext:value-type="date">
            <text:p>1905-12-31 16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6:45:00" calcext:value-type="date">
            <text:p>1941-09-30 16:45:00</text:p>
          </table:table-cell>
          <table:table-cell table:style-name="ce1" office:value-type="date" office:date-value="1942-08-31T16:45:00" calcext:value-type="date">
            <text:p>1942-08-31 16:45:00</text:p>
          </table:table-cell>
          <table:table-cell table:style-name="ce1" office:value-type="date" office:date-value="1905-12-31T16:45:00" calcext:value-type="date">
            <text:p>1905-12-31 16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6:50:00" calcext:value-type="date">
            <text:p>1941-09-30 16:50:00</text:p>
          </table:table-cell>
          <table:table-cell table:style-name="ce1" office:value-type="date" office:date-value="1942-08-31T16:50:00" calcext:value-type="date">
            <text:p>1942-08-31 16:50:00</text:p>
          </table:table-cell>
          <table:table-cell table:style-name="ce1" office:value-type="date" office:date-value="1905-12-31T16:50:00" calcext:value-type="date">
            <text:p>1905-12-31 16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6:55:00" calcext:value-type="date">
            <text:p>1941-09-30 16:55:00</text:p>
          </table:table-cell>
          <table:table-cell table:style-name="ce1" office:value-type="date" office:date-value="1942-08-31T16:55:00" calcext:value-type="date">
            <text:p>1942-08-31 16:55:00</text:p>
          </table:table-cell>
          <table:table-cell table:style-name="ce1" office:value-type="date" office:date-value="1905-12-31T16:55:00" calcext:value-type="date">
            <text:p>1905-12-31 16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7:00:00" calcext:value-type="date">
            <text:p>1941-09-30 17:00:00</text:p>
          </table:table-cell>
          <table:table-cell table:style-name="ce1" office:value-type="date" office:date-value="1942-08-31T17:00:00" calcext:value-type="date">
            <text:p>1942-08-31 17:00:00</text:p>
          </table:table-cell>
          <table:table-cell table:style-name="ce1" office:value-type="date" office:date-value="1905-12-31T17:00:00" calcext:value-type="date">
            <text:p>1905-12-31 17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7:05:00" calcext:value-type="date">
            <text:p>1941-09-30 17:05:00</text:p>
          </table:table-cell>
          <table:table-cell table:style-name="ce1" office:value-type="date" office:date-value="1942-08-31T17:05:00" calcext:value-type="date">
            <text:p>1942-08-31 17:05:00</text:p>
          </table:table-cell>
          <table:table-cell table:style-name="ce1" office:value-type="date" office:date-value="1905-12-31T17:05:00" calcext:value-type="date">
            <text:p>1905-12-31 17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7:10:00" calcext:value-type="date">
            <text:p>1941-09-30 17:10:00</text:p>
          </table:table-cell>
          <table:table-cell table:style-name="ce1" office:value-type="date" office:date-value="1942-08-31T17:10:00" calcext:value-type="date">
            <text:p>1942-08-31 17:10:00</text:p>
          </table:table-cell>
          <table:table-cell table:style-name="ce1" office:value-type="date" office:date-value="1905-12-31T17:10:00" calcext:value-type="date">
            <text:p>1905-12-31 17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7:15:00" calcext:value-type="date">
            <text:p>1941-09-30 17:15:00</text:p>
          </table:table-cell>
          <table:table-cell table:style-name="ce1" office:value-type="date" office:date-value="1942-08-31T17:15:00" calcext:value-type="date">
            <text:p>1942-08-31 17:15:00</text:p>
          </table:table-cell>
          <table:table-cell table:style-name="ce1" office:value-type="date" office:date-value="1905-12-31T17:15:00" calcext:value-type="date">
            <text:p>1905-12-31 17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7:20:00" calcext:value-type="date">
            <text:p>1941-09-30 17:20:00</text:p>
          </table:table-cell>
          <table:table-cell table:style-name="ce1" office:value-type="date" office:date-value="1942-08-31T17:20:00" calcext:value-type="date">
            <text:p>1942-08-31 17:20:00</text:p>
          </table:table-cell>
          <table:table-cell table:style-name="ce1" office:value-type="date" office:date-value="1905-12-31T17:20:00" calcext:value-type="date">
            <text:p>1905-12-31 17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7:25:00" calcext:value-type="date">
            <text:p>1941-09-30 17:25:00</text:p>
          </table:table-cell>
          <table:table-cell table:style-name="ce1" office:value-type="date" office:date-value="1942-08-31T17:25:00" calcext:value-type="date">
            <text:p>1942-08-31 17:25:00</text:p>
          </table:table-cell>
          <table:table-cell table:style-name="ce1" office:value-type="date" office:date-value="1905-12-31T17:25:00" calcext:value-type="date">
            <text:p>1905-12-31 17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7:30:00" calcext:value-type="date">
            <text:p>1941-09-30 17:30:00</text:p>
          </table:table-cell>
          <table:table-cell table:style-name="ce1" office:value-type="date" office:date-value="1942-08-31T17:30:00" calcext:value-type="date">
            <text:p>1942-08-31 17:30:00</text:p>
          </table:table-cell>
          <table:table-cell table:style-name="ce1" office:value-type="date" office:date-value="1905-12-31T17:30:00" calcext:value-type="date">
            <text:p>1905-12-31 17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7:35:00" calcext:value-type="date">
            <text:p>1941-09-30 17:35:00</text:p>
          </table:table-cell>
          <table:table-cell table:style-name="ce1" office:value-type="date" office:date-value="1942-08-31T17:35:00" calcext:value-type="date">
            <text:p>1942-08-31 17:35:00</text:p>
          </table:table-cell>
          <table:table-cell table:style-name="ce1" office:value-type="date" office:date-value="1905-12-31T17:35:00" calcext:value-type="date">
            <text:p>1905-12-31 17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7:40:00" calcext:value-type="date">
            <text:p>1941-09-30 17:40:00</text:p>
          </table:table-cell>
          <table:table-cell table:style-name="ce1" office:value-type="date" office:date-value="1942-08-31T17:40:00" calcext:value-type="date">
            <text:p>1942-08-31 17:40:00</text:p>
          </table:table-cell>
          <table:table-cell table:style-name="ce1" office:value-type="date" office:date-value="1905-12-31T17:40:00" calcext:value-type="date">
            <text:p>1905-12-31 17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7:45:00" calcext:value-type="date">
            <text:p>1941-09-30 17:45:00</text:p>
          </table:table-cell>
          <table:table-cell table:style-name="ce1" office:value-type="date" office:date-value="1942-08-31T17:45:00" calcext:value-type="date">
            <text:p>1942-08-31 17:45:00</text:p>
          </table:table-cell>
          <table:table-cell table:style-name="ce1" office:value-type="date" office:date-value="1905-12-31T17:45:00" calcext:value-type="date">
            <text:p>1905-12-31 17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7:50:00" calcext:value-type="date">
            <text:p>1941-09-30 17:50:00</text:p>
          </table:table-cell>
          <table:table-cell table:style-name="ce1" office:value-type="date" office:date-value="1942-08-31T17:50:00" calcext:value-type="date">
            <text:p>1942-08-31 17:50:00</text:p>
          </table:table-cell>
          <table:table-cell table:style-name="ce1" office:value-type="date" office:date-value="1905-12-31T17:50:00" calcext:value-type="date">
            <text:p>1905-12-31 17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7:55:00" calcext:value-type="date">
            <text:p>1941-09-30 17:55:00</text:p>
          </table:table-cell>
          <table:table-cell table:style-name="ce1" office:value-type="date" office:date-value="1942-08-31T17:55:00" calcext:value-type="date">
            <text:p>1942-08-31 17:55:00</text:p>
          </table:table-cell>
          <table:table-cell table:style-name="ce1" office:value-type="date" office:date-value="1905-12-31T17:55:00" calcext:value-type="date">
            <text:p>1905-12-31 17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8:00:00" calcext:value-type="date">
            <text:p>1941-09-30 18:00:00</text:p>
          </table:table-cell>
          <table:table-cell table:style-name="ce1" office:value-type="date" office:date-value="1942-08-31T18:00:00" calcext:value-type="date">
            <text:p>1942-08-31 18:00:00</text:p>
          </table:table-cell>
          <table:table-cell table:style-name="ce1" office:value-type="date" office:date-value="1905-12-31T18:00:00" calcext:value-type="date">
            <text:p>1905-12-31 18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8:05:00" calcext:value-type="date">
            <text:p>1941-09-30 18:05:00</text:p>
          </table:table-cell>
          <table:table-cell table:style-name="ce1" office:value-type="date" office:date-value="1942-08-31T18:05:00" calcext:value-type="date">
            <text:p>1942-08-31 18:05:00</text:p>
          </table:table-cell>
          <table:table-cell table:style-name="ce1" office:value-type="date" office:date-value="1905-12-31T18:05:00" calcext:value-type="date">
            <text:p>1905-12-31 18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8:10:00" calcext:value-type="date">
            <text:p>1941-09-30 18:10:00</text:p>
          </table:table-cell>
          <table:table-cell table:style-name="ce1" office:value-type="date" office:date-value="1942-08-31T18:10:00" calcext:value-type="date">
            <text:p>1942-08-31 18:10:00</text:p>
          </table:table-cell>
          <table:table-cell table:style-name="ce1" office:value-type="date" office:date-value="1905-12-31T18:10:00" calcext:value-type="date">
            <text:p>1905-12-31 18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8:15:00" calcext:value-type="date">
            <text:p>1941-09-30 18:15:00</text:p>
          </table:table-cell>
          <table:table-cell table:style-name="ce1" office:value-type="date" office:date-value="1942-08-31T18:15:00" calcext:value-type="date">
            <text:p>1942-08-31 18:15:00</text:p>
          </table:table-cell>
          <table:table-cell table:style-name="ce1" office:value-type="date" office:date-value="1905-12-31T18:15:00" calcext:value-type="date">
            <text:p>1905-12-31 18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8:20:00" calcext:value-type="date">
            <text:p>1941-09-30 18:20:00</text:p>
          </table:table-cell>
          <table:table-cell table:style-name="ce1" office:value-type="date" office:date-value="1942-08-31T18:20:00" calcext:value-type="date">
            <text:p>1942-08-31 18:20:00</text:p>
          </table:table-cell>
          <table:table-cell table:style-name="ce1" office:value-type="date" office:date-value="1905-12-31T18:20:00" calcext:value-type="date">
            <text:p>1905-12-31 18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8:25:00" calcext:value-type="date">
            <text:p>1941-09-30 18:25:00</text:p>
          </table:table-cell>
          <table:table-cell table:style-name="ce1" office:value-type="date" office:date-value="1942-08-31T18:25:00" calcext:value-type="date">
            <text:p>1942-08-31 18:25:00</text:p>
          </table:table-cell>
          <table:table-cell table:style-name="ce1" office:value-type="date" office:date-value="1905-12-31T18:25:00" calcext:value-type="date">
            <text:p>1905-12-31 18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8:30:00" calcext:value-type="date">
            <text:p>1941-09-30 18:30:00</text:p>
          </table:table-cell>
          <table:table-cell table:style-name="ce1" office:value-type="date" office:date-value="1942-08-31T18:30:00" calcext:value-type="date">
            <text:p>1942-08-31 18:30:00</text:p>
          </table:table-cell>
          <table:table-cell table:style-name="ce1" office:value-type="date" office:date-value="1905-12-31T18:30:00" calcext:value-type="date">
            <text:p>1905-12-31 18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8:35:00" calcext:value-type="date">
            <text:p>1941-09-30 18:35:00</text:p>
          </table:table-cell>
          <table:table-cell table:style-name="ce1" office:value-type="date" office:date-value="1942-08-31T18:35:00" calcext:value-type="date">
            <text:p>1942-08-31 18:35:00</text:p>
          </table:table-cell>
          <table:table-cell table:style-name="ce1" office:value-type="date" office:date-value="1905-12-31T18:35:00" calcext:value-type="date">
            <text:p>1905-12-31 18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8:40:00" calcext:value-type="date">
            <text:p>1941-09-30 18:40:00</text:p>
          </table:table-cell>
          <table:table-cell table:style-name="ce1" office:value-type="date" office:date-value="1942-08-31T18:40:00" calcext:value-type="date">
            <text:p>1942-08-31 18:40:00</text:p>
          </table:table-cell>
          <table:table-cell table:style-name="ce1" office:value-type="date" office:date-value="1905-12-31T18:40:00" calcext:value-type="date">
            <text:p>1905-12-31 18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8:45:00" calcext:value-type="date">
            <text:p>1941-09-30 18:45:00</text:p>
          </table:table-cell>
          <table:table-cell table:style-name="ce1" office:value-type="date" office:date-value="1942-08-31T18:45:00" calcext:value-type="date">
            <text:p>1942-08-31 18:45:00</text:p>
          </table:table-cell>
          <table:table-cell table:style-name="ce1" office:value-type="date" office:date-value="1905-12-31T18:45:00" calcext:value-type="date">
            <text:p>1905-12-31 18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8:50:00" calcext:value-type="date">
            <text:p>1941-09-30 18:50:00</text:p>
          </table:table-cell>
          <table:table-cell table:style-name="ce1" office:value-type="date" office:date-value="1942-08-31T18:50:00" calcext:value-type="date">
            <text:p>1942-08-31 18:50:00</text:p>
          </table:table-cell>
          <table:table-cell table:style-name="ce1" office:value-type="date" office:date-value="1905-12-31T18:50:00" calcext:value-type="date">
            <text:p>1905-12-31 18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8:55:00" calcext:value-type="date">
            <text:p>1941-09-30 18:55:00</text:p>
          </table:table-cell>
          <table:table-cell table:style-name="ce1" office:value-type="date" office:date-value="1942-08-31T18:55:00" calcext:value-type="date">
            <text:p>1942-08-31 18:55:00</text:p>
          </table:table-cell>
          <table:table-cell table:style-name="ce1" office:value-type="date" office:date-value="1905-12-31T18:55:00" calcext:value-type="date">
            <text:p>1905-12-31 18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9:00:00" calcext:value-type="date">
            <text:p>1941-09-30 19:00:00</text:p>
          </table:table-cell>
          <table:table-cell table:style-name="ce1" office:value-type="date" office:date-value="1942-08-31T19:00:00" calcext:value-type="date">
            <text:p>1942-08-31 19:00:00</text:p>
          </table:table-cell>
          <table:table-cell table:style-name="ce1" office:value-type="date" office:date-value="1905-12-31T19:00:00" calcext:value-type="date">
            <text:p>1905-12-31 19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9:05:00" calcext:value-type="date">
            <text:p>1941-09-30 19:05:00</text:p>
          </table:table-cell>
          <table:table-cell table:style-name="ce1" office:value-type="date" office:date-value="1942-08-31T19:05:00" calcext:value-type="date">
            <text:p>1942-08-31 19:05:00</text:p>
          </table:table-cell>
          <table:table-cell table:style-name="ce1" office:value-type="date" office:date-value="1905-12-31T19:05:00" calcext:value-type="date">
            <text:p>1905-12-31 19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9:10:00" calcext:value-type="date">
            <text:p>1941-09-30 19:10:00</text:p>
          </table:table-cell>
          <table:table-cell table:style-name="ce1" office:value-type="date" office:date-value="1942-08-31T19:10:00" calcext:value-type="date">
            <text:p>1942-08-31 19:10:00</text:p>
          </table:table-cell>
          <table:table-cell table:style-name="ce1" office:value-type="date" office:date-value="1905-12-31T19:10:00" calcext:value-type="date">
            <text:p>1905-12-31 19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9:15:00" calcext:value-type="date">
            <text:p>1941-09-30 19:15:00</text:p>
          </table:table-cell>
          <table:table-cell table:style-name="ce1" office:value-type="date" office:date-value="1942-08-31T19:15:00" calcext:value-type="date">
            <text:p>1942-08-31 19:15:00</text:p>
          </table:table-cell>
          <table:table-cell table:style-name="ce1" office:value-type="date" office:date-value="1905-12-31T19:15:00" calcext:value-type="date">
            <text:p>1905-12-31 19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9:20:00" calcext:value-type="date">
            <text:p>1941-09-30 19:20:00</text:p>
          </table:table-cell>
          <table:table-cell table:style-name="ce1" office:value-type="date" office:date-value="1942-08-31T19:20:00" calcext:value-type="date">
            <text:p>1942-08-31 19:20:00</text:p>
          </table:table-cell>
          <table:table-cell table:style-name="ce1" office:value-type="date" office:date-value="1905-12-31T19:20:00" calcext:value-type="date">
            <text:p>1905-12-31 19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9:25:00" calcext:value-type="date">
            <text:p>1941-09-30 19:25:00</text:p>
          </table:table-cell>
          <table:table-cell table:style-name="ce1" office:value-type="date" office:date-value="1942-08-31T19:25:00" calcext:value-type="date">
            <text:p>1942-08-31 19:25:00</text:p>
          </table:table-cell>
          <table:table-cell table:style-name="ce1" office:value-type="date" office:date-value="1905-12-31T19:25:00" calcext:value-type="date">
            <text:p>1905-12-31 19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9:30:00" calcext:value-type="date">
            <text:p>1941-09-30 19:30:00</text:p>
          </table:table-cell>
          <table:table-cell table:style-name="ce1" office:value-type="date" office:date-value="1942-08-31T19:30:00" calcext:value-type="date">
            <text:p>1942-08-31 19:30:00</text:p>
          </table:table-cell>
          <table:table-cell table:style-name="ce1" office:value-type="date" office:date-value="1905-12-31T19:30:00" calcext:value-type="date">
            <text:p>1905-12-31 19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9:35:00" calcext:value-type="date">
            <text:p>1941-09-30 19:35:00</text:p>
          </table:table-cell>
          <table:table-cell table:style-name="ce1" office:value-type="date" office:date-value="1942-08-31T19:35:00" calcext:value-type="date">
            <text:p>1942-08-31 19:35:00</text:p>
          </table:table-cell>
          <table:table-cell table:style-name="ce1" office:value-type="date" office:date-value="1905-12-31T19:35:00" calcext:value-type="date">
            <text:p>1905-12-31 19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9:40:00" calcext:value-type="date">
            <text:p>1941-09-30 19:40:00</text:p>
          </table:table-cell>
          <table:table-cell table:style-name="ce1" office:value-type="date" office:date-value="1942-08-31T19:40:00" calcext:value-type="date">
            <text:p>1942-08-31 19:40:00</text:p>
          </table:table-cell>
          <table:table-cell table:style-name="ce1" office:value-type="date" office:date-value="1905-12-31T19:40:00" calcext:value-type="date">
            <text:p>1905-12-31 19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9:45:00" calcext:value-type="date">
            <text:p>1941-09-30 19:45:00</text:p>
          </table:table-cell>
          <table:table-cell table:style-name="ce1" office:value-type="date" office:date-value="1942-08-31T19:45:00" calcext:value-type="date">
            <text:p>1942-08-31 19:45:00</text:p>
          </table:table-cell>
          <table:table-cell table:style-name="ce1" office:value-type="date" office:date-value="1905-12-31T19:45:00" calcext:value-type="date">
            <text:p>1905-12-31 19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9:50:00" calcext:value-type="date">
            <text:p>1941-09-30 19:50:00</text:p>
          </table:table-cell>
          <table:table-cell table:style-name="ce1" office:value-type="date" office:date-value="1942-08-31T19:50:00" calcext:value-type="date">
            <text:p>1942-08-31 19:50:00</text:p>
          </table:table-cell>
          <table:table-cell table:style-name="ce1" office:value-type="date" office:date-value="1905-12-31T19:50:00" calcext:value-type="date">
            <text:p>1905-12-31 19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19:55:00" calcext:value-type="date">
            <text:p>1941-09-30 19:55:00</text:p>
          </table:table-cell>
          <table:table-cell table:style-name="ce1" office:value-type="date" office:date-value="1942-08-31T19:55:00" calcext:value-type="date">
            <text:p>1942-08-31 19:55:00</text:p>
          </table:table-cell>
          <table:table-cell table:style-name="ce1" office:value-type="date" office:date-value="1905-12-31T19:55:00" calcext:value-type="date">
            <text:p>1905-12-31 19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0:00:00" calcext:value-type="date">
            <text:p>1941-09-30 20:00:00</text:p>
          </table:table-cell>
          <table:table-cell table:style-name="ce1" office:value-type="date" office:date-value="1942-08-31T20:00:00" calcext:value-type="date">
            <text:p>1942-08-31 20:00:00</text:p>
          </table:table-cell>
          <table:table-cell table:style-name="ce1" office:value-type="date" office:date-value="1905-12-31T20:00:00" calcext:value-type="date">
            <text:p>1905-12-31 20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0:05:00" calcext:value-type="date">
            <text:p>1941-09-30 20:05:00</text:p>
          </table:table-cell>
          <table:table-cell table:style-name="ce1" office:value-type="date" office:date-value="1942-08-31T20:05:00" calcext:value-type="date">
            <text:p>1942-08-31 20:05:00</text:p>
          </table:table-cell>
          <table:table-cell table:style-name="ce1" office:value-type="date" office:date-value="1905-12-31T20:05:00" calcext:value-type="date">
            <text:p>1905-12-31 20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0:10:00" calcext:value-type="date">
            <text:p>1941-09-30 20:10:00</text:p>
          </table:table-cell>
          <table:table-cell table:style-name="ce1" office:value-type="date" office:date-value="1942-08-31T20:10:00" calcext:value-type="date">
            <text:p>1942-08-31 20:10:00</text:p>
          </table:table-cell>
          <table:table-cell table:style-name="ce1" office:value-type="date" office:date-value="1905-12-31T20:10:00" calcext:value-type="date">
            <text:p>1905-12-31 20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0:15:00" calcext:value-type="date">
            <text:p>1941-09-30 20:15:00</text:p>
          </table:table-cell>
          <table:table-cell table:style-name="ce1" office:value-type="date" office:date-value="1942-08-31T20:15:00" calcext:value-type="date">
            <text:p>1942-08-31 20:15:00</text:p>
          </table:table-cell>
          <table:table-cell table:style-name="ce1" office:value-type="date" office:date-value="1905-12-31T20:15:00" calcext:value-type="date">
            <text:p>1905-12-31 20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0:20:00" calcext:value-type="date">
            <text:p>1941-09-30 20:20:00</text:p>
          </table:table-cell>
          <table:table-cell table:style-name="ce1" office:value-type="date" office:date-value="1942-08-31T20:20:00" calcext:value-type="date">
            <text:p>1942-08-31 20:20:00</text:p>
          </table:table-cell>
          <table:table-cell table:style-name="ce1" office:value-type="date" office:date-value="1905-12-31T20:20:00" calcext:value-type="date">
            <text:p>1905-12-31 20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0:25:00" calcext:value-type="date">
            <text:p>1941-09-30 20:25:00</text:p>
          </table:table-cell>
          <table:table-cell table:style-name="ce1" office:value-type="date" office:date-value="1942-08-31T20:25:00" calcext:value-type="date">
            <text:p>1942-08-31 20:25:00</text:p>
          </table:table-cell>
          <table:table-cell table:style-name="ce1" office:value-type="date" office:date-value="1905-12-31T20:25:00" calcext:value-type="date">
            <text:p>1905-12-31 20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0:30:00" calcext:value-type="date">
            <text:p>1941-09-30 20:30:00</text:p>
          </table:table-cell>
          <table:table-cell table:style-name="ce1" office:value-type="date" office:date-value="1942-08-31T20:30:00" calcext:value-type="date">
            <text:p>1942-08-31 20:30:00</text:p>
          </table:table-cell>
          <table:table-cell table:style-name="ce1" office:value-type="date" office:date-value="1905-12-31T20:30:00" calcext:value-type="date">
            <text:p>1905-12-31 20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0:35:00" calcext:value-type="date">
            <text:p>1941-09-30 20:35:00</text:p>
          </table:table-cell>
          <table:table-cell table:style-name="ce1" office:value-type="date" office:date-value="1942-08-31T20:35:00" calcext:value-type="date">
            <text:p>1942-08-31 20:35:00</text:p>
          </table:table-cell>
          <table:table-cell table:style-name="ce1" office:value-type="date" office:date-value="1905-12-31T20:35:00" calcext:value-type="date">
            <text:p>1905-12-31 20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0:40:00" calcext:value-type="date">
            <text:p>1941-09-30 20:40:00</text:p>
          </table:table-cell>
          <table:table-cell table:style-name="ce1" office:value-type="date" office:date-value="1942-08-31T20:40:00" calcext:value-type="date">
            <text:p>1942-08-31 20:40:00</text:p>
          </table:table-cell>
          <table:table-cell table:style-name="ce1" office:value-type="date" office:date-value="1905-12-31T20:40:00" calcext:value-type="date">
            <text:p>1905-12-31 20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0:45:00" calcext:value-type="date">
            <text:p>1941-09-30 20:45:00</text:p>
          </table:table-cell>
          <table:table-cell table:style-name="ce1" office:value-type="date" office:date-value="1942-08-31T20:45:00" calcext:value-type="date">
            <text:p>1942-08-31 20:45:00</text:p>
          </table:table-cell>
          <table:table-cell table:style-name="ce1" office:value-type="date" office:date-value="1905-12-31T20:45:00" calcext:value-type="date">
            <text:p>1905-12-31 20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0:50:00" calcext:value-type="date">
            <text:p>1941-09-30 20:50:00</text:p>
          </table:table-cell>
          <table:table-cell table:style-name="ce1" office:value-type="date" office:date-value="1942-08-31T20:50:00" calcext:value-type="date">
            <text:p>1942-08-31 20:50:00</text:p>
          </table:table-cell>
          <table:table-cell table:style-name="ce1" office:value-type="date" office:date-value="1905-12-31T20:50:00" calcext:value-type="date">
            <text:p>1905-12-31 20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0:55:00" calcext:value-type="date">
            <text:p>1941-09-30 20:55:00</text:p>
          </table:table-cell>
          <table:table-cell table:style-name="ce1" office:value-type="date" office:date-value="1942-08-31T20:55:00" calcext:value-type="date">
            <text:p>1942-08-31 20:55:00</text:p>
          </table:table-cell>
          <table:table-cell table:style-name="ce1" office:value-type="date" office:date-value="1905-12-31T20:55:00" calcext:value-type="date">
            <text:p>1905-12-31 20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1:00:00" calcext:value-type="date">
            <text:p>1941-09-30 21:00:00</text:p>
          </table:table-cell>
          <table:table-cell table:style-name="ce1" office:value-type="date" office:date-value="1942-08-31T21:00:00" calcext:value-type="date">
            <text:p>1942-08-31 21:00:00</text:p>
          </table:table-cell>
          <table:table-cell table:style-name="ce1" office:value-type="date" office:date-value="1905-12-31T21:00:00" calcext:value-type="date">
            <text:p>1905-12-31 21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1:05:00" calcext:value-type="date">
            <text:p>1941-09-30 21:05:00</text:p>
          </table:table-cell>
          <table:table-cell table:style-name="ce1" office:value-type="date" office:date-value="1942-08-31T21:05:00" calcext:value-type="date">
            <text:p>1942-08-31 21:05:00</text:p>
          </table:table-cell>
          <table:table-cell table:style-name="ce1" office:value-type="date" office:date-value="1905-12-31T21:05:00" calcext:value-type="date">
            <text:p>1905-12-31 21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1:10:00" calcext:value-type="date">
            <text:p>1941-09-30 21:10:00</text:p>
          </table:table-cell>
          <table:table-cell table:style-name="ce1" office:value-type="date" office:date-value="1942-08-31T21:10:00" calcext:value-type="date">
            <text:p>1942-08-31 21:10:00</text:p>
          </table:table-cell>
          <table:table-cell table:style-name="ce1" office:value-type="date" office:date-value="1905-12-31T21:10:00" calcext:value-type="date">
            <text:p>1905-12-31 21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1:15:00" calcext:value-type="date">
            <text:p>1941-09-30 21:15:00</text:p>
          </table:table-cell>
          <table:table-cell table:style-name="ce1" office:value-type="date" office:date-value="1942-08-31T21:15:00" calcext:value-type="date">
            <text:p>1942-08-31 21:15:00</text:p>
          </table:table-cell>
          <table:table-cell table:style-name="ce1" office:value-type="date" office:date-value="1905-12-31T21:15:00" calcext:value-type="date">
            <text:p>1905-12-31 21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1:20:00" calcext:value-type="date">
            <text:p>1941-09-30 21:20:00</text:p>
          </table:table-cell>
          <table:table-cell table:style-name="ce1" office:value-type="date" office:date-value="1942-08-31T21:20:00" calcext:value-type="date">
            <text:p>1942-08-31 21:20:00</text:p>
          </table:table-cell>
          <table:table-cell table:style-name="ce1" office:value-type="date" office:date-value="1905-12-31T21:20:00" calcext:value-type="date">
            <text:p>1905-12-31 21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1:25:00" calcext:value-type="date">
            <text:p>1941-09-30 21:25:00</text:p>
          </table:table-cell>
          <table:table-cell table:style-name="ce1" office:value-type="date" office:date-value="1942-08-31T21:25:00" calcext:value-type="date">
            <text:p>1942-08-31 21:25:00</text:p>
          </table:table-cell>
          <table:table-cell table:style-name="ce1" office:value-type="date" office:date-value="1905-12-31T21:25:00" calcext:value-type="date">
            <text:p>1905-12-31 21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1:30:00" calcext:value-type="date">
            <text:p>1941-09-30 21:30:00</text:p>
          </table:table-cell>
          <table:table-cell table:style-name="ce1" office:value-type="date" office:date-value="1942-08-31T21:30:00" calcext:value-type="date">
            <text:p>1942-08-31 21:30:00</text:p>
          </table:table-cell>
          <table:table-cell table:style-name="ce1" office:value-type="date" office:date-value="1905-12-31T21:30:00" calcext:value-type="date">
            <text:p>1905-12-31 21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1:35:00" calcext:value-type="date">
            <text:p>1941-09-30 21:35:00</text:p>
          </table:table-cell>
          <table:table-cell table:style-name="ce1" office:value-type="date" office:date-value="1942-08-31T21:35:00" calcext:value-type="date">
            <text:p>1942-08-31 21:35:00</text:p>
          </table:table-cell>
          <table:table-cell table:style-name="ce1" office:value-type="date" office:date-value="1905-12-31T21:35:00" calcext:value-type="date">
            <text:p>1905-12-31 21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1:40:00" calcext:value-type="date">
            <text:p>1941-09-30 21:40:00</text:p>
          </table:table-cell>
          <table:table-cell table:style-name="ce1" office:value-type="date" office:date-value="1942-08-31T21:40:00" calcext:value-type="date">
            <text:p>1942-08-31 21:40:00</text:p>
          </table:table-cell>
          <table:table-cell table:style-name="ce1" office:value-type="date" office:date-value="1905-12-31T21:40:00" calcext:value-type="date">
            <text:p>1905-12-31 21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1:45:00" calcext:value-type="date">
            <text:p>1941-09-30 21:45:00</text:p>
          </table:table-cell>
          <table:table-cell table:style-name="ce1" office:value-type="date" office:date-value="1942-08-31T21:45:00" calcext:value-type="date">
            <text:p>1942-08-31 21:45:00</text:p>
          </table:table-cell>
          <table:table-cell table:style-name="ce1" office:value-type="date" office:date-value="1905-12-31T21:45:00" calcext:value-type="date">
            <text:p>1905-12-31 21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1:50:00" calcext:value-type="date">
            <text:p>1941-09-30 21:50:00</text:p>
          </table:table-cell>
          <table:table-cell table:style-name="ce1" office:value-type="date" office:date-value="1942-08-31T21:50:00" calcext:value-type="date">
            <text:p>1942-08-31 21:50:00</text:p>
          </table:table-cell>
          <table:table-cell table:style-name="ce1" office:value-type="date" office:date-value="1905-12-31T21:50:00" calcext:value-type="date">
            <text:p>1905-12-31 21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1:55:00" calcext:value-type="date">
            <text:p>1941-09-30 21:55:00</text:p>
          </table:table-cell>
          <table:table-cell table:style-name="ce1" office:value-type="date" office:date-value="1942-08-31T21:55:00" calcext:value-type="date">
            <text:p>1942-08-31 21:55:00</text:p>
          </table:table-cell>
          <table:table-cell table:style-name="ce1" office:value-type="date" office:date-value="1905-12-31T21:55:00" calcext:value-type="date">
            <text:p>1905-12-31 21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2:00:00" calcext:value-type="date">
            <text:p>1941-09-30 22:00:00</text:p>
          </table:table-cell>
          <table:table-cell table:style-name="ce1" office:value-type="date" office:date-value="1942-08-31T22:00:00" calcext:value-type="date">
            <text:p>1942-08-31 22:00:00</text:p>
          </table:table-cell>
          <table:table-cell table:style-name="ce1" office:value-type="date" office:date-value="1905-12-31T22:00:00" calcext:value-type="date">
            <text:p>1905-12-31 22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2:05:00" calcext:value-type="date">
            <text:p>1941-09-30 22:05:00</text:p>
          </table:table-cell>
          <table:table-cell table:style-name="ce1" office:value-type="date" office:date-value="1942-08-31T22:05:00" calcext:value-type="date">
            <text:p>1942-08-31 22:05:00</text:p>
          </table:table-cell>
          <table:table-cell table:style-name="ce1" office:value-type="date" office:date-value="1905-12-31T22:05:00" calcext:value-type="date">
            <text:p>1905-12-31 22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2:10:00" calcext:value-type="date">
            <text:p>1941-09-30 22:10:00</text:p>
          </table:table-cell>
          <table:table-cell table:style-name="ce1" office:value-type="date" office:date-value="1942-08-31T22:10:00" calcext:value-type="date">
            <text:p>1942-08-31 22:10:00</text:p>
          </table:table-cell>
          <table:table-cell table:style-name="ce1" office:value-type="date" office:date-value="1905-12-31T22:10:00" calcext:value-type="date">
            <text:p>1905-12-31 22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2:15:00" calcext:value-type="date">
            <text:p>1941-09-30 22:15:00</text:p>
          </table:table-cell>
          <table:table-cell table:style-name="ce1" office:value-type="date" office:date-value="1942-08-31T22:15:00" calcext:value-type="date">
            <text:p>1942-08-31 22:15:00</text:p>
          </table:table-cell>
          <table:table-cell table:style-name="ce1" office:value-type="date" office:date-value="1905-12-31T22:15:00" calcext:value-type="date">
            <text:p>1905-12-31 22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2:20:00" calcext:value-type="date">
            <text:p>1941-09-30 22:20:00</text:p>
          </table:table-cell>
          <table:table-cell table:style-name="ce1" office:value-type="date" office:date-value="1942-08-31T22:20:00" calcext:value-type="date">
            <text:p>1942-08-31 22:20:00</text:p>
          </table:table-cell>
          <table:table-cell table:style-name="ce1" office:value-type="date" office:date-value="1905-12-31T22:20:00" calcext:value-type="date">
            <text:p>1905-12-31 22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2:25:00" calcext:value-type="date">
            <text:p>1941-09-30 22:25:00</text:p>
          </table:table-cell>
          <table:table-cell table:style-name="ce1" office:value-type="date" office:date-value="1942-08-31T22:25:00" calcext:value-type="date">
            <text:p>1942-08-31 22:25:00</text:p>
          </table:table-cell>
          <table:table-cell table:style-name="ce1" office:value-type="date" office:date-value="1905-12-31T22:25:00" calcext:value-type="date">
            <text:p>1905-12-31 22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2:30:00" calcext:value-type="date">
            <text:p>1941-09-30 22:30:00</text:p>
          </table:table-cell>
          <table:table-cell table:style-name="ce1" office:value-type="date" office:date-value="1942-08-31T22:30:00" calcext:value-type="date">
            <text:p>1942-08-31 22:30:00</text:p>
          </table:table-cell>
          <table:table-cell table:style-name="ce1" office:value-type="date" office:date-value="1905-12-31T22:30:00" calcext:value-type="date">
            <text:p>1905-12-31 22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2:35:00" calcext:value-type="date">
            <text:p>1941-09-30 22:35:00</text:p>
          </table:table-cell>
          <table:table-cell table:style-name="ce1" office:value-type="date" office:date-value="1942-08-31T22:35:00" calcext:value-type="date">
            <text:p>1942-08-31 22:35:00</text:p>
          </table:table-cell>
          <table:table-cell table:style-name="ce1" office:value-type="date" office:date-value="1905-12-31T22:35:00" calcext:value-type="date">
            <text:p>1905-12-31 22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2:40:00" calcext:value-type="date">
            <text:p>1941-09-30 22:40:00</text:p>
          </table:table-cell>
          <table:table-cell table:style-name="ce1" office:value-type="date" office:date-value="1942-08-31T22:40:00" calcext:value-type="date">
            <text:p>1942-08-31 22:40:00</text:p>
          </table:table-cell>
          <table:table-cell table:style-name="ce1" office:value-type="date" office:date-value="1905-12-31T22:40:00" calcext:value-type="date">
            <text:p>1905-12-31 22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2:45:00" calcext:value-type="date">
            <text:p>1941-09-30 22:45:00</text:p>
          </table:table-cell>
          <table:table-cell table:style-name="ce1" office:value-type="date" office:date-value="1942-08-31T22:45:00" calcext:value-type="date">
            <text:p>1942-08-31 22:45:00</text:p>
          </table:table-cell>
          <table:table-cell table:style-name="ce1" office:value-type="date" office:date-value="1905-12-31T22:45:00" calcext:value-type="date">
            <text:p>1905-12-31 22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2:50:00" calcext:value-type="date">
            <text:p>1941-09-30 22:50:00</text:p>
          </table:table-cell>
          <table:table-cell table:style-name="ce1" office:value-type="date" office:date-value="1942-08-31T22:50:00" calcext:value-type="date">
            <text:p>1942-08-31 22:50:00</text:p>
          </table:table-cell>
          <table:table-cell table:style-name="ce1" office:value-type="date" office:date-value="1905-12-31T22:50:00" calcext:value-type="date">
            <text:p>1905-12-31 22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2:55:00" calcext:value-type="date">
            <text:p>1941-09-30 22:55:00</text:p>
          </table:table-cell>
          <table:table-cell table:style-name="ce1" office:value-type="date" office:date-value="1942-08-31T22:55:00" calcext:value-type="date">
            <text:p>1942-08-31 22:55:00</text:p>
          </table:table-cell>
          <table:table-cell table:style-name="ce1" office:value-type="date" office:date-value="1905-12-31T22:55:00" calcext:value-type="date">
            <text:p>1905-12-31 22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3:00:00" calcext:value-type="date">
            <text:p>1941-09-30 23:00:00</text:p>
          </table:table-cell>
          <table:table-cell table:style-name="ce1" office:value-type="date" office:date-value="1942-08-31T23:00:00" calcext:value-type="date">
            <text:p>1942-08-31 23:00:00</text:p>
          </table:table-cell>
          <table:table-cell table:style-name="ce1" office:value-type="date" office:date-value="1905-12-31T23:00:00" calcext:value-type="date">
            <text:p>1905-12-31 23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3:05:00" calcext:value-type="date">
            <text:p>1941-09-30 23:05:00</text:p>
          </table:table-cell>
          <table:table-cell table:style-name="ce1" office:value-type="date" office:date-value="1942-08-31T23:05:00" calcext:value-type="date">
            <text:p>1942-08-31 23:05:00</text:p>
          </table:table-cell>
          <table:table-cell table:style-name="ce1" office:value-type="date" office:date-value="1905-12-31T23:05:00" calcext:value-type="date">
            <text:p>1905-12-31 23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3:10:00" calcext:value-type="date">
            <text:p>1941-09-30 23:10:00</text:p>
          </table:table-cell>
          <table:table-cell table:style-name="ce1" office:value-type="date" office:date-value="1942-08-31T23:10:00" calcext:value-type="date">
            <text:p>1942-08-31 23:10:00</text:p>
          </table:table-cell>
          <table:table-cell table:style-name="ce1" office:value-type="date" office:date-value="1905-12-31T23:10:00" calcext:value-type="date">
            <text:p>1905-12-31 23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3:15:00" calcext:value-type="date">
            <text:p>1941-09-30 23:15:00</text:p>
          </table:table-cell>
          <table:table-cell table:style-name="ce1" office:value-type="date" office:date-value="1942-08-31T23:15:00" calcext:value-type="date">
            <text:p>1942-08-31 23:15:00</text:p>
          </table:table-cell>
          <table:table-cell table:style-name="ce1" office:value-type="date" office:date-value="1905-12-31T23:15:00" calcext:value-type="date">
            <text:p>1905-12-31 23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3:20:00" calcext:value-type="date">
            <text:p>1941-09-30 23:20:00</text:p>
          </table:table-cell>
          <table:table-cell table:style-name="ce1" office:value-type="date" office:date-value="1942-08-31T23:20:00" calcext:value-type="date">
            <text:p>1942-08-31 23:20:00</text:p>
          </table:table-cell>
          <table:table-cell table:style-name="ce1" office:value-type="date" office:date-value="1905-12-31T23:20:00" calcext:value-type="date">
            <text:p>1905-12-31 23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3:25:00" calcext:value-type="date">
            <text:p>1941-09-30 23:25:00</text:p>
          </table:table-cell>
          <table:table-cell table:style-name="ce1" office:value-type="date" office:date-value="1942-08-31T23:25:00" calcext:value-type="date">
            <text:p>1942-08-31 23:25:00</text:p>
          </table:table-cell>
          <table:table-cell table:style-name="ce1" office:value-type="date" office:date-value="1905-12-31T23:25:00" calcext:value-type="date">
            <text:p>1905-12-31 23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3:30:00" calcext:value-type="date">
            <text:p>1941-09-30 23:30:00</text:p>
          </table:table-cell>
          <table:table-cell table:style-name="ce1" office:value-type="date" office:date-value="1942-08-31T23:30:00" calcext:value-type="date">
            <text:p>1942-08-31 23:30:00</text:p>
          </table:table-cell>
          <table:table-cell table:style-name="ce1" office:value-type="date" office:date-value="1905-12-31T23:30:00" calcext:value-type="date">
            <text:p>1905-12-31 23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3:35:00" calcext:value-type="date">
            <text:p>1941-09-30 23:35:00</text:p>
          </table:table-cell>
          <table:table-cell table:style-name="ce1" office:value-type="date" office:date-value="1942-08-31T23:35:00" calcext:value-type="date">
            <text:p>1942-08-31 23:35:00</text:p>
          </table:table-cell>
          <table:table-cell table:style-name="ce1" office:value-type="date" office:date-value="1905-12-31T23:35:00" calcext:value-type="date">
            <text:p>1905-12-31 23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3:40:00" calcext:value-type="date">
            <text:p>1941-09-30 23:40:00</text:p>
          </table:table-cell>
          <table:table-cell table:style-name="ce1" office:value-type="date" office:date-value="1942-08-31T23:40:00" calcext:value-type="date">
            <text:p>1942-08-31 23:40:00</text:p>
          </table:table-cell>
          <table:table-cell table:style-name="ce1" office:value-type="date" office:date-value="1905-12-31T23:40:00" calcext:value-type="date">
            <text:p>1905-12-31 23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3:45:00" calcext:value-type="date">
            <text:p>1941-09-30 23:45:00</text:p>
          </table:table-cell>
          <table:table-cell table:style-name="ce1" office:value-type="date" office:date-value="1942-08-31T23:45:00" calcext:value-type="date">
            <text:p>1942-08-31 23:45:00</text:p>
          </table:table-cell>
          <table:table-cell table:style-name="ce1" office:value-type="date" office:date-value="1905-12-31T23:45:00" calcext:value-type="date">
            <text:p>1905-12-31 23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3:50:00" calcext:value-type="date">
            <text:p>1941-09-30 23:50:00</text:p>
          </table:table-cell>
          <table:table-cell table:style-name="ce1" office:value-type="date" office:date-value="1942-08-31T23:50:00" calcext:value-type="date">
            <text:p>1942-08-31 23:50:00</text:p>
          </table:table-cell>
          <table:table-cell table:style-name="ce1" office:value-type="date" office:date-value="1905-12-31T23:50:00" calcext:value-type="date">
            <text:p>1905-12-31 23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09-30T23:55:00" calcext:value-type="date">
            <text:p>1941-09-30 23:55:00</text:p>
          </table:table-cell>
          <table:table-cell table:style-name="ce1" office:value-type="date" office:date-value="1942-08-31T23:55:00" calcext:value-type="date">
            <text:p>1942-08-31 23:55:00</text:p>
          </table:table-cell>
          <table:table-cell table:style-name="ce1" office:value-type="date" office:date-value="1905-12-31T23:55:00" calcext:value-type="date">
            <text:p>1905-12-31 23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" calcext:value-type="date">
            <text:p>1941-10-01 00:00:00</text:p>
          </table:table-cell>
          <table:table-cell table:style-name="ce1" office:value-type="date" office:date-value="1942-09-01" calcext:value-type="date">
            <text:p>1942-09-01 00:00:00</text:p>
          </table:table-cell>
          <table:table-cell table:style-name="ce1" office:value-type="date" office:date-value="1906-01-01" calcext:value-type="date">
            <text:p>1906-01-01 00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0:05:00" calcext:value-type="date">
            <text:p>1941-10-01 00:05:00</text:p>
          </table:table-cell>
          <table:table-cell table:style-name="ce1" office:value-type="date" office:date-value="1942-09-01T00:05:00" calcext:value-type="date">
            <text:p>1942-09-01 00:05:00</text:p>
          </table:table-cell>
          <table:table-cell table:style-name="ce1" office:value-type="date" office:date-value="1906-01-01T00:05:00" calcext:value-type="date">
            <text:p>1906-01-01 00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0:10:00" calcext:value-type="date">
            <text:p>1941-10-01 00:10:00</text:p>
          </table:table-cell>
          <table:table-cell table:style-name="ce1" office:value-type="date" office:date-value="1942-09-01T00:10:00" calcext:value-type="date">
            <text:p>1942-09-01 00:10:00</text:p>
          </table:table-cell>
          <table:table-cell table:style-name="ce1" office:value-type="date" office:date-value="1906-01-01T00:10:00" calcext:value-type="date">
            <text:p>1906-01-01 00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0:15:00" calcext:value-type="date">
            <text:p>1941-10-01 00:15:00</text:p>
          </table:table-cell>
          <table:table-cell table:style-name="ce1" office:value-type="date" office:date-value="1942-09-01T00:15:00" calcext:value-type="date">
            <text:p>1942-09-01 00:15:00</text:p>
          </table:table-cell>
          <table:table-cell table:style-name="ce1" office:value-type="date" office:date-value="1906-01-01T00:15:00" calcext:value-type="date">
            <text:p>1906-01-01 00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0:20:00" calcext:value-type="date">
            <text:p>1941-10-01 00:20:00</text:p>
          </table:table-cell>
          <table:table-cell table:style-name="ce1" office:value-type="date" office:date-value="1942-09-01T00:20:00" calcext:value-type="date">
            <text:p>1942-09-01 00:20:00</text:p>
          </table:table-cell>
          <table:table-cell table:style-name="ce1" office:value-type="date" office:date-value="1906-01-01T00:20:00" calcext:value-type="date">
            <text:p>1906-01-01 00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0:25:00" calcext:value-type="date">
            <text:p>1941-10-01 00:25:00</text:p>
          </table:table-cell>
          <table:table-cell table:style-name="ce1" office:value-type="date" office:date-value="1942-09-01T00:25:00" calcext:value-type="date">
            <text:p>1942-09-01 00:25:00</text:p>
          </table:table-cell>
          <table:table-cell table:style-name="ce1" office:value-type="date" office:date-value="1906-01-01T00:25:00" calcext:value-type="date">
            <text:p>1906-01-01 00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0:30:00" calcext:value-type="date">
            <text:p>1941-10-01 00:30:00</text:p>
          </table:table-cell>
          <table:table-cell table:style-name="ce1" office:value-type="date" office:date-value="1942-09-01T00:30:00" calcext:value-type="date">
            <text:p>1942-09-01 00:30:00</text:p>
          </table:table-cell>
          <table:table-cell table:style-name="ce1" office:value-type="date" office:date-value="1906-01-01T00:30:00" calcext:value-type="date">
            <text:p>1906-01-01 00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0:35:00" calcext:value-type="date">
            <text:p>1941-10-01 00:35:00</text:p>
          </table:table-cell>
          <table:table-cell table:style-name="ce1" office:value-type="date" office:date-value="1942-09-01T00:35:00" calcext:value-type="date">
            <text:p>1942-09-01 00:35:00</text:p>
          </table:table-cell>
          <table:table-cell table:style-name="ce1" office:value-type="date" office:date-value="1906-01-01T00:35:00" calcext:value-type="date">
            <text:p>1906-01-01 00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0:40:00" calcext:value-type="date">
            <text:p>1941-10-01 00:40:00</text:p>
          </table:table-cell>
          <table:table-cell table:style-name="ce1" office:value-type="date" office:date-value="1942-09-01T00:40:00" calcext:value-type="date">
            <text:p>1942-09-01 00:40:00</text:p>
          </table:table-cell>
          <table:table-cell table:style-name="ce1" office:value-type="date" office:date-value="1906-01-01T00:40:00" calcext:value-type="date">
            <text:p>1906-01-01 00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0:45:00" calcext:value-type="date">
            <text:p>1941-10-01 00:45:00</text:p>
          </table:table-cell>
          <table:table-cell table:style-name="ce1" office:value-type="date" office:date-value="1942-09-01T00:45:00" calcext:value-type="date">
            <text:p>1942-09-01 00:45:00</text:p>
          </table:table-cell>
          <table:table-cell table:style-name="ce1" office:value-type="date" office:date-value="1906-01-01T00:45:00" calcext:value-type="date">
            <text:p>1906-01-01 00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0:50:00" calcext:value-type="date">
            <text:p>1941-10-01 00:50:00</text:p>
          </table:table-cell>
          <table:table-cell table:style-name="ce1" office:value-type="date" office:date-value="1942-09-01T00:50:00" calcext:value-type="date">
            <text:p>1942-09-01 00:50:00</text:p>
          </table:table-cell>
          <table:table-cell table:style-name="ce1" office:value-type="date" office:date-value="1906-01-01T00:50:00" calcext:value-type="date">
            <text:p>1906-01-01 00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0:55:00" calcext:value-type="date">
            <text:p>1941-10-01 00:55:00</text:p>
          </table:table-cell>
          <table:table-cell table:style-name="ce1" office:value-type="date" office:date-value="1942-09-01T00:55:00" calcext:value-type="date">
            <text:p>1942-09-01 00:55:00</text:p>
          </table:table-cell>
          <table:table-cell table:style-name="ce1" office:value-type="date" office:date-value="1906-01-01T00:55:00" calcext:value-type="date">
            <text:p>1906-01-01 00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1:00:00" calcext:value-type="date">
            <text:p>1941-10-01 01:00:00</text:p>
          </table:table-cell>
          <table:table-cell table:style-name="ce1" office:value-type="date" office:date-value="1942-09-01T01:00:00" calcext:value-type="date">
            <text:p>1942-09-01 01:00:00</text:p>
          </table:table-cell>
          <table:table-cell table:style-name="ce1" office:value-type="date" office:date-value="1906-01-01T01:00:00" calcext:value-type="date">
            <text:p>1906-01-01 01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1:05:00" calcext:value-type="date">
            <text:p>1941-10-01 01:05:00</text:p>
          </table:table-cell>
          <table:table-cell table:style-name="ce1" office:value-type="date" office:date-value="1942-09-01T01:05:00" calcext:value-type="date">
            <text:p>1942-09-01 01:05:00</text:p>
          </table:table-cell>
          <table:table-cell table:style-name="ce1" office:value-type="date" office:date-value="1906-01-01T01:05:00" calcext:value-type="date">
            <text:p>1906-01-01 01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1:10:00" calcext:value-type="date">
            <text:p>1941-10-01 01:10:00</text:p>
          </table:table-cell>
          <table:table-cell table:style-name="ce1" office:value-type="date" office:date-value="1942-09-01T01:10:00" calcext:value-type="date">
            <text:p>1942-09-01 01:10:00</text:p>
          </table:table-cell>
          <table:table-cell table:style-name="ce1" office:value-type="date" office:date-value="1906-01-01T01:10:00" calcext:value-type="date">
            <text:p>1906-01-01 01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1:15:00" calcext:value-type="date">
            <text:p>1941-10-01 01:15:00</text:p>
          </table:table-cell>
          <table:table-cell table:style-name="ce1" office:value-type="date" office:date-value="1942-09-01T01:15:00" calcext:value-type="date">
            <text:p>1942-09-01 01:15:00</text:p>
          </table:table-cell>
          <table:table-cell table:style-name="ce1" office:value-type="date" office:date-value="1906-01-01T01:15:00" calcext:value-type="date">
            <text:p>1906-01-01 01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1:20:00" calcext:value-type="date">
            <text:p>1941-10-01 01:20:00</text:p>
          </table:table-cell>
          <table:table-cell table:style-name="ce1" office:value-type="date" office:date-value="1942-09-01T01:20:00" calcext:value-type="date">
            <text:p>1942-09-01 01:20:00</text:p>
          </table:table-cell>
          <table:table-cell table:style-name="ce1" office:value-type="date" office:date-value="1906-01-01T01:20:00" calcext:value-type="date">
            <text:p>1906-01-01 01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1:25:00" calcext:value-type="date">
            <text:p>1941-10-01 01:25:00</text:p>
          </table:table-cell>
          <table:table-cell table:style-name="ce1" office:value-type="date" office:date-value="1942-09-01T01:25:00" calcext:value-type="date">
            <text:p>1942-09-01 01:25:00</text:p>
          </table:table-cell>
          <table:table-cell table:style-name="ce1" office:value-type="date" office:date-value="1906-01-01T01:25:00" calcext:value-type="date">
            <text:p>1906-01-01 01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1:30:00" calcext:value-type="date">
            <text:p>1941-10-01 01:30:00</text:p>
          </table:table-cell>
          <table:table-cell table:style-name="ce1" office:value-type="date" office:date-value="1942-09-01T01:30:00" calcext:value-type="date">
            <text:p>1942-09-01 01:30:00</text:p>
          </table:table-cell>
          <table:table-cell table:style-name="ce1" office:value-type="date" office:date-value="1906-01-01T01:30:00" calcext:value-type="date">
            <text:p>1906-01-01 01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1:35:00" calcext:value-type="date">
            <text:p>1941-10-01 01:35:00</text:p>
          </table:table-cell>
          <table:table-cell table:style-name="ce1" office:value-type="date" office:date-value="1942-09-01T01:35:00" calcext:value-type="date">
            <text:p>1942-09-01 01:35:00</text:p>
          </table:table-cell>
          <table:table-cell table:style-name="ce1" office:value-type="date" office:date-value="1906-01-01T01:35:00" calcext:value-type="date">
            <text:p>1906-01-01 01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1:40:00" calcext:value-type="date">
            <text:p>1941-10-01 01:40:00</text:p>
          </table:table-cell>
          <table:table-cell table:style-name="ce1" office:value-type="date" office:date-value="1942-09-01T01:40:00" calcext:value-type="date">
            <text:p>1942-09-01 01:40:00</text:p>
          </table:table-cell>
          <table:table-cell table:style-name="ce1" office:value-type="date" office:date-value="1906-01-01T01:40:00" calcext:value-type="date">
            <text:p>1906-01-01 01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1:45:00" calcext:value-type="date">
            <text:p>1941-10-01 01:45:00</text:p>
          </table:table-cell>
          <table:table-cell table:style-name="ce1" office:value-type="date" office:date-value="1942-09-01T01:45:00" calcext:value-type="date">
            <text:p>1942-09-01 01:45:00</text:p>
          </table:table-cell>
          <table:table-cell table:style-name="ce1" office:value-type="date" office:date-value="1906-01-01T01:45:00" calcext:value-type="date">
            <text:p>1906-01-01 01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1:50:00" calcext:value-type="date">
            <text:p>1941-10-01 01:50:00</text:p>
          </table:table-cell>
          <table:table-cell table:style-name="ce1" office:value-type="date" office:date-value="1942-09-01T01:50:00" calcext:value-type="date">
            <text:p>1942-09-01 01:50:00</text:p>
          </table:table-cell>
          <table:table-cell table:style-name="ce1" office:value-type="date" office:date-value="1906-01-01T01:50:00" calcext:value-type="date">
            <text:p>1906-01-01 01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1:55:00" calcext:value-type="date">
            <text:p>1941-10-01 01:55:00</text:p>
          </table:table-cell>
          <table:table-cell table:style-name="ce1" office:value-type="date" office:date-value="1942-09-01T01:55:00" calcext:value-type="date">
            <text:p>1942-09-01 01:55:00</text:p>
          </table:table-cell>
          <table:table-cell table:style-name="ce1" office:value-type="date" office:date-value="1906-01-01T01:55:00" calcext:value-type="date">
            <text:p>1906-01-01 01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2:00:00" calcext:value-type="date">
            <text:p>1941-10-01 02:00:00</text:p>
          </table:table-cell>
          <table:table-cell table:style-name="ce1" office:value-type="date" office:date-value="1942-09-01T02:00:00" calcext:value-type="date">
            <text:p>1942-09-01 02:00:00</text:p>
          </table:table-cell>
          <table:table-cell table:style-name="ce1" office:value-type="date" office:date-value="1906-01-01T02:00:00" calcext:value-type="date">
            <text:p>1906-01-01 02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2:05:00" calcext:value-type="date">
            <text:p>1941-10-01 02:05:00</text:p>
          </table:table-cell>
          <table:table-cell table:style-name="ce1" office:value-type="date" office:date-value="1942-09-01T02:05:00" calcext:value-type="date">
            <text:p>1942-09-01 02:05:00</text:p>
          </table:table-cell>
          <table:table-cell table:style-name="ce1" office:value-type="date" office:date-value="1906-01-01T02:05:00" calcext:value-type="date">
            <text:p>1906-01-01 02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2:10:00" calcext:value-type="date">
            <text:p>1941-10-01 02:10:00</text:p>
          </table:table-cell>
          <table:table-cell table:style-name="ce1" office:value-type="date" office:date-value="1942-09-01T02:10:00" calcext:value-type="date">
            <text:p>1942-09-01 02:10:00</text:p>
          </table:table-cell>
          <table:table-cell table:style-name="ce1" office:value-type="date" office:date-value="1906-01-01T02:10:00" calcext:value-type="date">
            <text:p>1906-01-01 02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2:15:00" calcext:value-type="date">
            <text:p>1941-10-01 02:15:00</text:p>
          </table:table-cell>
          <table:table-cell table:style-name="ce1" office:value-type="date" office:date-value="1942-09-01T02:15:00" calcext:value-type="date">
            <text:p>1942-09-01 02:15:00</text:p>
          </table:table-cell>
          <table:table-cell table:style-name="ce1" office:value-type="date" office:date-value="1906-01-01T02:15:00" calcext:value-type="date">
            <text:p>1906-01-01 02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2:20:00" calcext:value-type="date">
            <text:p>1941-10-01 02:20:00</text:p>
          </table:table-cell>
          <table:table-cell table:style-name="ce1" office:value-type="date" office:date-value="1942-09-01T02:20:00" calcext:value-type="date">
            <text:p>1942-09-01 02:20:00</text:p>
          </table:table-cell>
          <table:table-cell table:style-name="ce1" office:value-type="date" office:date-value="1906-01-01T02:20:00" calcext:value-type="date">
            <text:p>1906-01-01 02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2:25:00" calcext:value-type="date">
            <text:p>1941-10-01 02:25:00</text:p>
          </table:table-cell>
          <table:table-cell table:style-name="ce1" office:value-type="date" office:date-value="1942-09-01T02:25:00" calcext:value-type="date">
            <text:p>1942-09-01 02:25:00</text:p>
          </table:table-cell>
          <table:table-cell table:style-name="ce1" office:value-type="date" office:date-value="1906-01-01T02:25:00" calcext:value-type="date">
            <text:p>1906-01-01 02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2:30:00" calcext:value-type="date">
            <text:p>1941-10-01 02:30:00</text:p>
          </table:table-cell>
          <table:table-cell table:style-name="ce1" office:value-type="date" office:date-value="1942-09-01T02:30:00" calcext:value-type="date">
            <text:p>1942-09-01 02:30:00</text:p>
          </table:table-cell>
          <table:table-cell table:style-name="ce1" office:value-type="date" office:date-value="1906-01-01T02:30:00" calcext:value-type="date">
            <text:p>1906-01-01 02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2:35:00" calcext:value-type="date">
            <text:p>1941-10-01 02:35:00</text:p>
          </table:table-cell>
          <table:table-cell table:style-name="ce1" office:value-type="date" office:date-value="1942-09-01T02:35:00" calcext:value-type="date">
            <text:p>1942-09-01 02:35:00</text:p>
          </table:table-cell>
          <table:table-cell table:style-name="ce1" office:value-type="date" office:date-value="1906-01-01T02:35:00" calcext:value-type="date">
            <text:p>1906-01-01 02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2:40:00" calcext:value-type="date">
            <text:p>1941-10-01 02:40:00</text:p>
          </table:table-cell>
          <table:table-cell table:style-name="ce1" office:value-type="date" office:date-value="1942-09-01T02:40:00" calcext:value-type="date">
            <text:p>1942-09-01 02:40:00</text:p>
          </table:table-cell>
          <table:table-cell table:style-name="ce1" office:value-type="date" office:date-value="1906-01-01T02:40:00" calcext:value-type="date">
            <text:p>1906-01-01 02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2:45:00" calcext:value-type="date">
            <text:p>1941-10-01 02:45:00</text:p>
          </table:table-cell>
          <table:table-cell table:style-name="ce1" office:value-type="date" office:date-value="1942-09-01T02:45:00" calcext:value-type="date">
            <text:p>1942-09-01 02:45:00</text:p>
          </table:table-cell>
          <table:table-cell table:style-name="ce1" office:value-type="date" office:date-value="1906-01-01T02:45:00" calcext:value-type="date">
            <text:p>1906-01-01 02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2:50:00" calcext:value-type="date">
            <text:p>1941-10-01 02:50:00</text:p>
          </table:table-cell>
          <table:table-cell table:style-name="ce1" office:value-type="date" office:date-value="1942-09-01T02:50:00" calcext:value-type="date">
            <text:p>1942-09-01 02:50:00</text:p>
          </table:table-cell>
          <table:table-cell table:style-name="ce1" office:value-type="date" office:date-value="1906-01-01T02:50:00" calcext:value-type="date">
            <text:p>1906-01-01 02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2:55:00" calcext:value-type="date">
            <text:p>1941-10-01 02:55:00</text:p>
          </table:table-cell>
          <table:table-cell table:style-name="ce1" office:value-type="date" office:date-value="1942-09-01T02:55:00" calcext:value-type="date">
            <text:p>1942-09-01 02:55:00</text:p>
          </table:table-cell>
          <table:table-cell table:style-name="ce1" office:value-type="date" office:date-value="1906-01-01T02:55:00" calcext:value-type="date">
            <text:p>1906-01-01 02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3:00:00" calcext:value-type="date">
            <text:p>1941-10-01 03:00:00</text:p>
          </table:table-cell>
          <table:table-cell table:style-name="ce1" office:value-type="date" office:date-value="1942-09-01T03:00:00" calcext:value-type="date">
            <text:p>1942-09-01 03:00:00</text:p>
          </table:table-cell>
          <table:table-cell table:style-name="ce1" office:value-type="date" office:date-value="1906-01-01T03:00:00" calcext:value-type="date">
            <text:p>1906-01-01 03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3:05:00" calcext:value-type="date">
            <text:p>1941-10-01 03:05:00</text:p>
          </table:table-cell>
          <table:table-cell table:style-name="ce1" office:value-type="date" office:date-value="1942-09-01T03:05:00" calcext:value-type="date">
            <text:p>1942-09-01 03:05:00</text:p>
          </table:table-cell>
          <table:table-cell table:style-name="ce1" office:value-type="date" office:date-value="1906-01-01T03:05:00" calcext:value-type="date">
            <text:p>1906-01-01 03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3:10:00" calcext:value-type="date">
            <text:p>1941-10-01 03:10:00</text:p>
          </table:table-cell>
          <table:table-cell table:style-name="ce1" office:value-type="date" office:date-value="1942-09-01T03:10:00" calcext:value-type="date">
            <text:p>1942-09-01 03:10:00</text:p>
          </table:table-cell>
          <table:table-cell table:style-name="ce1" office:value-type="date" office:date-value="1906-01-01T03:10:00" calcext:value-type="date">
            <text:p>1906-01-01 03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3:15:00" calcext:value-type="date">
            <text:p>1941-10-01 03:15:00</text:p>
          </table:table-cell>
          <table:table-cell table:style-name="ce1" office:value-type="date" office:date-value="1942-09-01T03:15:00" calcext:value-type="date">
            <text:p>1942-09-01 03:15:00</text:p>
          </table:table-cell>
          <table:table-cell table:style-name="ce1" office:value-type="date" office:date-value="1906-01-01T03:15:00" calcext:value-type="date">
            <text:p>1906-01-01 03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3:20:00" calcext:value-type="date">
            <text:p>1941-10-01 03:20:00</text:p>
          </table:table-cell>
          <table:table-cell table:style-name="ce1" office:value-type="date" office:date-value="1942-09-01T03:20:00" calcext:value-type="date">
            <text:p>1942-09-01 03:20:00</text:p>
          </table:table-cell>
          <table:table-cell table:style-name="ce1" office:value-type="date" office:date-value="1906-01-01T03:20:00" calcext:value-type="date">
            <text:p>1906-01-01 03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3:25:00" calcext:value-type="date">
            <text:p>1941-10-01 03:25:00</text:p>
          </table:table-cell>
          <table:table-cell table:style-name="ce1" office:value-type="date" office:date-value="1942-09-01T03:25:00" calcext:value-type="date">
            <text:p>1942-09-01 03:25:00</text:p>
          </table:table-cell>
          <table:table-cell table:style-name="ce1" office:value-type="date" office:date-value="1906-01-01T03:25:00" calcext:value-type="date">
            <text:p>1906-01-01 03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3:30:00" calcext:value-type="date">
            <text:p>1941-10-01 03:30:00</text:p>
          </table:table-cell>
          <table:table-cell table:style-name="ce1" office:value-type="date" office:date-value="1942-09-01T03:30:00" calcext:value-type="date">
            <text:p>1942-09-01 03:30:00</text:p>
          </table:table-cell>
          <table:table-cell table:style-name="ce1" office:value-type="date" office:date-value="1906-01-01T03:30:00" calcext:value-type="date">
            <text:p>1906-01-01 03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3:35:00" calcext:value-type="date">
            <text:p>1941-10-01 03:35:00</text:p>
          </table:table-cell>
          <table:table-cell table:style-name="ce1" office:value-type="date" office:date-value="1942-09-01T03:35:00" calcext:value-type="date">
            <text:p>1942-09-01 03:35:00</text:p>
          </table:table-cell>
          <table:table-cell table:style-name="ce1" office:value-type="date" office:date-value="1906-01-01T03:35:00" calcext:value-type="date">
            <text:p>1906-01-01 03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3:40:00" calcext:value-type="date">
            <text:p>1941-10-01 03:40:00</text:p>
          </table:table-cell>
          <table:table-cell table:style-name="ce1" office:value-type="date" office:date-value="1942-09-01T03:40:00" calcext:value-type="date">
            <text:p>1942-09-01 03:40:00</text:p>
          </table:table-cell>
          <table:table-cell table:style-name="ce1" office:value-type="date" office:date-value="1906-01-01T03:40:00" calcext:value-type="date">
            <text:p>1906-01-01 03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3:45:00" calcext:value-type="date">
            <text:p>1941-10-01 03:45:00</text:p>
          </table:table-cell>
          <table:table-cell table:style-name="ce1" office:value-type="date" office:date-value="1942-09-01T03:45:00" calcext:value-type="date">
            <text:p>1942-09-01 03:45:00</text:p>
          </table:table-cell>
          <table:table-cell table:style-name="ce1" office:value-type="date" office:date-value="1906-01-01T03:45:00" calcext:value-type="date">
            <text:p>1906-01-01 03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3:50:00" calcext:value-type="date">
            <text:p>1941-10-01 03:50:00</text:p>
          </table:table-cell>
          <table:table-cell table:style-name="ce1" office:value-type="date" office:date-value="1942-09-01T03:50:00" calcext:value-type="date">
            <text:p>1942-09-01 03:50:00</text:p>
          </table:table-cell>
          <table:table-cell table:style-name="ce1" office:value-type="date" office:date-value="1906-01-01T03:50:00" calcext:value-type="date">
            <text:p>1906-01-01 03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3:55:00" calcext:value-type="date">
            <text:p>1941-10-01 03:55:00</text:p>
          </table:table-cell>
          <table:table-cell table:style-name="ce1" office:value-type="date" office:date-value="1942-09-01T03:55:00" calcext:value-type="date">
            <text:p>1942-09-01 03:55:00</text:p>
          </table:table-cell>
          <table:table-cell table:style-name="ce1" office:value-type="date" office:date-value="1906-01-01T03:55:00" calcext:value-type="date">
            <text:p>1906-01-01 03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4:00:00" calcext:value-type="date">
            <text:p>1941-10-01 04:00:00</text:p>
          </table:table-cell>
          <table:table-cell table:style-name="ce1" office:value-type="date" office:date-value="1942-09-01T04:00:00" calcext:value-type="date">
            <text:p>1942-09-01 04:00:00</text:p>
          </table:table-cell>
          <table:table-cell table:style-name="ce1" office:value-type="date" office:date-value="1906-01-01T04:00:00" calcext:value-type="date">
            <text:p>1906-01-01 04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4:05:00" calcext:value-type="date">
            <text:p>1941-10-01 04:05:00</text:p>
          </table:table-cell>
          <table:table-cell table:style-name="ce1" office:value-type="date" office:date-value="1942-09-01T04:05:00" calcext:value-type="date">
            <text:p>1942-09-01 04:05:00</text:p>
          </table:table-cell>
          <table:table-cell table:style-name="ce1" office:value-type="date" office:date-value="1906-01-01T04:05:00" calcext:value-type="date">
            <text:p>1906-01-01 04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4:10:00" calcext:value-type="date">
            <text:p>1941-10-01 04:10:00</text:p>
          </table:table-cell>
          <table:table-cell table:style-name="ce1" office:value-type="date" office:date-value="1942-09-01T04:10:00" calcext:value-type="date">
            <text:p>1942-09-01 04:10:00</text:p>
          </table:table-cell>
          <table:table-cell table:style-name="ce1" office:value-type="date" office:date-value="1906-01-01T04:10:00" calcext:value-type="date">
            <text:p>1906-01-01 04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4:15:00" calcext:value-type="date">
            <text:p>1941-10-01 04:15:00</text:p>
          </table:table-cell>
          <table:table-cell table:style-name="ce1" office:value-type="date" office:date-value="1942-09-01T04:15:00" calcext:value-type="date">
            <text:p>1942-09-01 04:15:00</text:p>
          </table:table-cell>
          <table:table-cell table:style-name="ce1" office:value-type="date" office:date-value="1906-01-01T04:15:00" calcext:value-type="date">
            <text:p>1906-01-01 04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4:20:00" calcext:value-type="date">
            <text:p>1941-10-01 04:20:00</text:p>
          </table:table-cell>
          <table:table-cell table:style-name="ce1" office:value-type="date" office:date-value="1942-09-01T04:20:00" calcext:value-type="date">
            <text:p>1942-09-01 04:20:00</text:p>
          </table:table-cell>
          <table:table-cell table:style-name="ce1" office:value-type="date" office:date-value="1906-01-01T04:20:00" calcext:value-type="date">
            <text:p>1906-01-01 04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4:25:00" calcext:value-type="date">
            <text:p>1941-10-01 04:25:00</text:p>
          </table:table-cell>
          <table:table-cell table:style-name="ce1" office:value-type="date" office:date-value="1942-09-01T04:25:00" calcext:value-type="date">
            <text:p>1942-09-01 04:25:00</text:p>
          </table:table-cell>
          <table:table-cell table:style-name="ce1" office:value-type="date" office:date-value="1906-01-01T04:25:00" calcext:value-type="date">
            <text:p>1906-01-01 04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4:30:00" calcext:value-type="date">
            <text:p>1941-10-01 04:30:00</text:p>
          </table:table-cell>
          <table:table-cell table:style-name="ce1" office:value-type="date" office:date-value="1942-09-01T04:30:00" calcext:value-type="date">
            <text:p>1942-09-01 04:30:00</text:p>
          </table:table-cell>
          <table:table-cell table:style-name="ce1" office:value-type="date" office:date-value="1906-01-01T04:30:00" calcext:value-type="date">
            <text:p>1906-01-01 04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4:35:00" calcext:value-type="date">
            <text:p>1941-10-01 04:35:00</text:p>
          </table:table-cell>
          <table:table-cell table:style-name="ce1" office:value-type="date" office:date-value="1942-09-01T04:35:00" calcext:value-type="date">
            <text:p>1942-09-01 04:35:00</text:p>
          </table:table-cell>
          <table:table-cell table:style-name="ce1" office:value-type="date" office:date-value="1906-01-01T04:35:00" calcext:value-type="date">
            <text:p>1906-01-01 04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4:40:00" calcext:value-type="date">
            <text:p>1941-10-01 04:40:00</text:p>
          </table:table-cell>
          <table:table-cell table:style-name="ce1" office:value-type="date" office:date-value="1942-09-01T04:40:00" calcext:value-type="date">
            <text:p>1942-09-01 04:40:00</text:p>
          </table:table-cell>
          <table:table-cell table:style-name="ce1" office:value-type="date" office:date-value="1906-01-01T04:40:00" calcext:value-type="date">
            <text:p>1906-01-01 04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4:45:00" calcext:value-type="date">
            <text:p>1941-10-01 04:45:00</text:p>
          </table:table-cell>
          <table:table-cell table:style-name="ce1" office:value-type="date" office:date-value="1942-09-01T04:45:00" calcext:value-type="date">
            <text:p>1942-09-01 04:45:00</text:p>
          </table:table-cell>
          <table:table-cell table:style-name="ce1" office:value-type="date" office:date-value="1906-01-01T04:45:00" calcext:value-type="date">
            <text:p>1906-01-01 04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4:50:00" calcext:value-type="date">
            <text:p>1941-10-01 04:50:00</text:p>
          </table:table-cell>
          <table:table-cell table:style-name="ce1" office:value-type="date" office:date-value="1942-09-01T04:50:00" calcext:value-type="date">
            <text:p>1942-09-01 04:50:00</text:p>
          </table:table-cell>
          <table:table-cell table:style-name="ce1" office:value-type="date" office:date-value="1906-01-01T04:50:00" calcext:value-type="date">
            <text:p>1906-01-01 04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4:55:00" calcext:value-type="date">
            <text:p>1941-10-01 04:55:00</text:p>
          </table:table-cell>
          <table:table-cell table:style-name="ce1" office:value-type="date" office:date-value="1942-09-01T04:55:00" calcext:value-type="date">
            <text:p>1942-09-01 04:55:00</text:p>
          </table:table-cell>
          <table:table-cell table:style-name="ce1" office:value-type="date" office:date-value="1906-01-01T04:55:00" calcext:value-type="date">
            <text:p>1906-01-01 04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5:00:00" calcext:value-type="date">
            <text:p>1941-10-01 05:00:00</text:p>
          </table:table-cell>
          <table:table-cell table:style-name="ce1" office:value-type="date" office:date-value="1942-09-01T05:00:00" calcext:value-type="date">
            <text:p>1942-09-01 05:00:00</text:p>
          </table:table-cell>
          <table:table-cell table:style-name="ce1" office:value-type="date" office:date-value="1906-01-01T05:00:00" calcext:value-type="date">
            <text:p>1906-01-01 05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5:05:00" calcext:value-type="date">
            <text:p>1941-10-01 05:05:00</text:p>
          </table:table-cell>
          <table:table-cell table:style-name="ce1" office:value-type="date" office:date-value="1942-09-01T05:05:00" calcext:value-type="date">
            <text:p>1942-09-01 05:05:00</text:p>
          </table:table-cell>
          <table:table-cell table:style-name="ce1" office:value-type="date" office:date-value="1906-01-01T05:05:00" calcext:value-type="date">
            <text:p>1906-01-01 05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5:10:00" calcext:value-type="date">
            <text:p>1941-10-01 05:10:00</text:p>
          </table:table-cell>
          <table:table-cell table:style-name="ce1" office:value-type="date" office:date-value="1942-09-01T05:10:00" calcext:value-type="date">
            <text:p>1942-09-01 05:10:00</text:p>
          </table:table-cell>
          <table:table-cell table:style-name="ce1" office:value-type="date" office:date-value="1906-01-01T05:10:00" calcext:value-type="date">
            <text:p>1906-01-01 05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5:15:00" calcext:value-type="date">
            <text:p>1941-10-01 05:15:00</text:p>
          </table:table-cell>
          <table:table-cell table:style-name="ce1" office:value-type="date" office:date-value="1942-09-01T05:15:00" calcext:value-type="date">
            <text:p>1942-09-01 05:15:00</text:p>
          </table:table-cell>
          <table:table-cell table:style-name="ce1" office:value-type="date" office:date-value="1906-01-01T05:15:00" calcext:value-type="date">
            <text:p>1906-01-01 05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5:20:00" calcext:value-type="date">
            <text:p>1941-10-01 05:20:00</text:p>
          </table:table-cell>
          <table:table-cell table:style-name="ce1" office:value-type="date" office:date-value="1942-09-01T05:20:00" calcext:value-type="date">
            <text:p>1942-09-01 05:20:00</text:p>
          </table:table-cell>
          <table:table-cell table:style-name="ce1" office:value-type="date" office:date-value="1906-01-01T05:20:00" calcext:value-type="date">
            <text:p>1906-01-01 05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5:25:00" calcext:value-type="date">
            <text:p>1941-10-01 05:25:00</text:p>
          </table:table-cell>
          <table:table-cell table:style-name="ce1" office:value-type="date" office:date-value="1942-09-01T05:25:00" calcext:value-type="date">
            <text:p>1942-09-01 05:25:00</text:p>
          </table:table-cell>
          <table:table-cell table:style-name="ce1" office:value-type="date" office:date-value="1906-01-01T05:25:00" calcext:value-type="date">
            <text:p>1906-01-01 05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5:30:00" calcext:value-type="date">
            <text:p>1941-10-01 05:30:00</text:p>
          </table:table-cell>
          <table:table-cell table:style-name="ce1" office:value-type="date" office:date-value="1942-09-01T05:30:00" calcext:value-type="date">
            <text:p>1942-09-01 05:30:00</text:p>
          </table:table-cell>
          <table:table-cell table:style-name="ce1" office:value-type="date" office:date-value="1906-01-01T05:30:00" calcext:value-type="date">
            <text:p>1906-01-01 05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5:35:00" calcext:value-type="date">
            <text:p>1941-10-01 05:35:00</text:p>
          </table:table-cell>
          <table:table-cell table:style-name="ce1" office:value-type="date" office:date-value="1942-09-01T05:35:00" calcext:value-type="date">
            <text:p>1942-09-01 05:35:00</text:p>
          </table:table-cell>
          <table:table-cell table:style-name="ce1" office:value-type="date" office:date-value="1906-01-01T05:35:00" calcext:value-type="date">
            <text:p>1906-01-01 05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5:40:00" calcext:value-type="date">
            <text:p>1941-10-01 05:40:00</text:p>
          </table:table-cell>
          <table:table-cell table:style-name="ce1" office:value-type="date" office:date-value="1942-09-01T05:40:00" calcext:value-type="date">
            <text:p>1942-09-01 05:40:00</text:p>
          </table:table-cell>
          <table:table-cell table:style-name="ce1" office:value-type="date" office:date-value="1906-01-01T05:40:00" calcext:value-type="date">
            <text:p>1906-01-01 05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5:45:00" calcext:value-type="date">
            <text:p>1941-10-01 05:45:00</text:p>
          </table:table-cell>
          <table:table-cell table:style-name="ce1" office:value-type="date" office:date-value="1942-09-01T05:45:00" calcext:value-type="date">
            <text:p>1942-09-01 05:45:00</text:p>
          </table:table-cell>
          <table:table-cell table:style-name="ce1" office:value-type="date" office:date-value="1906-01-01T05:45:00" calcext:value-type="date">
            <text:p>1906-01-01 05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5:50:00" calcext:value-type="date">
            <text:p>1941-10-01 05:50:00</text:p>
          </table:table-cell>
          <table:table-cell table:style-name="ce1" office:value-type="date" office:date-value="1942-09-01T05:50:00" calcext:value-type="date">
            <text:p>1942-09-01 05:50:00</text:p>
          </table:table-cell>
          <table:table-cell table:style-name="ce1" office:value-type="date" office:date-value="1906-01-01T05:50:00" calcext:value-type="date">
            <text:p>1906-01-01 05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5:55:00" calcext:value-type="date">
            <text:p>1941-10-01 05:55:00</text:p>
          </table:table-cell>
          <table:table-cell table:style-name="ce1" office:value-type="date" office:date-value="1942-09-01T05:55:00" calcext:value-type="date">
            <text:p>1942-09-01 05:55:00</text:p>
          </table:table-cell>
          <table:table-cell table:style-name="ce1" office:value-type="date" office:date-value="1906-01-01T05:55:00" calcext:value-type="date">
            <text:p>1906-01-01 05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6:00:00" calcext:value-type="date">
            <text:p>1941-10-01 06:00:00</text:p>
          </table:table-cell>
          <table:table-cell table:style-name="ce1" office:value-type="date" office:date-value="1942-09-01T06:00:00" calcext:value-type="date">
            <text:p>1942-09-01 06:00:00</text:p>
          </table:table-cell>
          <table:table-cell table:style-name="ce1" office:value-type="date" office:date-value="1906-01-01T06:00:00" calcext:value-type="date">
            <text:p>1906-01-01 06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6:05:00" calcext:value-type="date">
            <text:p>1941-10-01 06:05:00</text:p>
          </table:table-cell>
          <table:table-cell table:style-name="ce1" office:value-type="date" office:date-value="1942-09-01T06:05:00" calcext:value-type="date">
            <text:p>1942-09-01 06:05:00</text:p>
          </table:table-cell>
          <table:table-cell table:style-name="ce1" office:value-type="date" office:date-value="1906-01-01T06:05:00" calcext:value-type="date">
            <text:p>1906-01-01 06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6:10:00" calcext:value-type="date">
            <text:p>1941-10-01 06:10:00</text:p>
          </table:table-cell>
          <table:table-cell table:style-name="ce1" office:value-type="date" office:date-value="1942-09-01T06:10:00" calcext:value-type="date">
            <text:p>1942-09-01 06:10:00</text:p>
          </table:table-cell>
          <table:table-cell table:style-name="ce1" office:value-type="date" office:date-value="1906-01-01T06:10:00" calcext:value-type="date">
            <text:p>1906-01-01 06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6:15:00" calcext:value-type="date">
            <text:p>1941-10-01 06:15:00</text:p>
          </table:table-cell>
          <table:table-cell table:style-name="ce1" office:value-type="date" office:date-value="1942-09-01T06:15:00" calcext:value-type="date">
            <text:p>1942-09-01 06:15:00</text:p>
          </table:table-cell>
          <table:table-cell table:style-name="ce1" office:value-type="date" office:date-value="1906-01-01T06:15:00" calcext:value-type="date">
            <text:p>1906-01-01 06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6:20:00" calcext:value-type="date">
            <text:p>1941-10-01 06:20:00</text:p>
          </table:table-cell>
          <table:table-cell table:style-name="ce1" office:value-type="date" office:date-value="1942-09-01T06:20:00" calcext:value-type="date">
            <text:p>1942-09-01 06:20:00</text:p>
          </table:table-cell>
          <table:table-cell table:style-name="ce1" office:value-type="date" office:date-value="1906-01-01T06:20:00" calcext:value-type="date">
            <text:p>1906-01-01 06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6:25:00" calcext:value-type="date">
            <text:p>1941-10-01 06:25:00</text:p>
          </table:table-cell>
          <table:table-cell table:style-name="ce1" office:value-type="date" office:date-value="1942-09-01T06:25:00" calcext:value-type="date">
            <text:p>1942-09-01 06:25:00</text:p>
          </table:table-cell>
          <table:table-cell table:style-name="ce1" office:value-type="date" office:date-value="1906-01-01T06:25:00" calcext:value-type="date">
            <text:p>1906-01-01 06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6:30:00" calcext:value-type="date">
            <text:p>1941-10-01 06:30:00</text:p>
          </table:table-cell>
          <table:table-cell table:style-name="ce1" office:value-type="date" office:date-value="1942-09-01T06:30:00" calcext:value-type="date">
            <text:p>1942-09-01 06:30:00</text:p>
          </table:table-cell>
          <table:table-cell table:style-name="ce1" office:value-type="date" office:date-value="1906-01-01T06:30:00" calcext:value-type="date">
            <text:p>1906-01-01 06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6:35:00" calcext:value-type="date">
            <text:p>1941-10-01 06:35:00</text:p>
          </table:table-cell>
          <table:table-cell table:style-name="ce1" office:value-type="date" office:date-value="1942-09-01T06:35:00" calcext:value-type="date">
            <text:p>1942-09-01 06:35:00</text:p>
          </table:table-cell>
          <table:table-cell table:style-name="ce1" office:value-type="date" office:date-value="1906-01-01T06:35:00" calcext:value-type="date">
            <text:p>1906-01-01 06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6:40:00" calcext:value-type="date">
            <text:p>1941-10-01 06:40:00</text:p>
          </table:table-cell>
          <table:table-cell table:style-name="ce1" office:value-type="date" office:date-value="1942-09-01T06:40:00" calcext:value-type="date">
            <text:p>1942-09-01 06:40:00</text:p>
          </table:table-cell>
          <table:table-cell table:style-name="ce1" office:value-type="date" office:date-value="1906-01-01T06:40:00" calcext:value-type="date">
            <text:p>1906-01-01 06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6:45:00" calcext:value-type="date">
            <text:p>1941-10-01 06:45:00</text:p>
          </table:table-cell>
          <table:table-cell table:style-name="ce1" office:value-type="date" office:date-value="1942-09-01T06:45:00" calcext:value-type="date">
            <text:p>1942-09-01 06:45:00</text:p>
          </table:table-cell>
          <table:table-cell table:style-name="ce1" office:value-type="date" office:date-value="1906-01-01T06:45:00" calcext:value-type="date">
            <text:p>1906-01-01 06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6:50:00" calcext:value-type="date">
            <text:p>1941-10-01 06:50:00</text:p>
          </table:table-cell>
          <table:table-cell table:style-name="ce1" office:value-type="date" office:date-value="1942-09-01T06:50:00" calcext:value-type="date">
            <text:p>1942-09-01 06:50:00</text:p>
          </table:table-cell>
          <table:table-cell table:style-name="ce1" office:value-type="date" office:date-value="1906-01-01T06:50:00" calcext:value-type="date">
            <text:p>1906-01-01 06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6:55:00" calcext:value-type="date">
            <text:p>1941-10-01 06:55:00</text:p>
          </table:table-cell>
          <table:table-cell table:style-name="ce1" office:value-type="date" office:date-value="1942-09-01T06:55:00" calcext:value-type="date">
            <text:p>1942-09-01 06:55:00</text:p>
          </table:table-cell>
          <table:table-cell table:style-name="ce1" office:value-type="date" office:date-value="1906-01-01T06:55:00" calcext:value-type="date">
            <text:p>1906-01-01 06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7:00:00" calcext:value-type="date">
            <text:p>1941-10-01 07:00:00</text:p>
          </table:table-cell>
          <table:table-cell table:style-name="ce1" office:value-type="date" office:date-value="1942-09-01T07:00:00" calcext:value-type="date">
            <text:p>1942-09-01 07:00:00</text:p>
          </table:table-cell>
          <table:table-cell table:style-name="ce1" office:value-type="date" office:date-value="1906-01-01T07:00:00" calcext:value-type="date">
            <text:p>1906-01-01 07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7:05:00" calcext:value-type="date">
            <text:p>1941-10-01 07:05:00</text:p>
          </table:table-cell>
          <table:table-cell table:style-name="ce1" office:value-type="date" office:date-value="1942-09-01T07:05:00" calcext:value-type="date">
            <text:p>1942-09-01 07:05:00</text:p>
          </table:table-cell>
          <table:table-cell table:style-name="ce1" office:value-type="date" office:date-value="1906-01-01T07:05:00" calcext:value-type="date">
            <text:p>1906-01-01 07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7:10:00" calcext:value-type="date">
            <text:p>1941-10-01 07:10:00</text:p>
          </table:table-cell>
          <table:table-cell table:style-name="ce1" office:value-type="date" office:date-value="1942-09-01T07:10:00" calcext:value-type="date">
            <text:p>1942-09-01 07:10:00</text:p>
          </table:table-cell>
          <table:table-cell table:style-name="ce1" office:value-type="date" office:date-value="1906-01-01T07:10:00" calcext:value-type="date">
            <text:p>1906-01-01 07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7:15:00" calcext:value-type="date">
            <text:p>1941-10-01 07:15:00</text:p>
          </table:table-cell>
          <table:table-cell table:style-name="ce1" office:value-type="date" office:date-value="1942-09-01T07:15:00" calcext:value-type="date">
            <text:p>1942-09-01 07:15:00</text:p>
          </table:table-cell>
          <table:table-cell table:style-name="ce1" office:value-type="date" office:date-value="1906-01-01T07:15:00" calcext:value-type="date">
            <text:p>1906-01-01 07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7:20:00" calcext:value-type="date">
            <text:p>1941-10-01 07:20:00</text:p>
          </table:table-cell>
          <table:table-cell table:style-name="ce1" office:value-type="date" office:date-value="1942-09-01T07:20:00" calcext:value-type="date">
            <text:p>1942-09-01 07:20:00</text:p>
          </table:table-cell>
          <table:table-cell table:style-name="ce1" office:value-type="date" office:date-value="1906-01-01T07:20:00" calcext:value-type="date">
            <text:p>1906-01-01 07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7:25:00" calcext:value-type="date">
            <text:p>1941-10-01 07:25:00</text:p>
          </table:table-cell>
          <table:table-cell table:style-name="ce1" office:value-type="date" office:date-value="1942-09-01T07:25:00" calcext:value-type="date">
            <text:p>1942-09-01 07:25:00</text:p>
          </table:table-cell>
          <table:table-cell table:style-name="ce1" office:value-type="date" office:date-value="1906-01-01T07:25:00" calcext:value-type="date">
            <text:p>1906-01-01 07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7:30:00" calcext:value-type="date">
            <text:p>1941-10-01 07:30:00</text:p>
          </table:table-cell>
          <table:table-cell table:style-name="ce1" office:value-type="date" office:date-value="1942-09-01T07:30:00" calcext:value-type="date">
            <text:p>1942-09-01 07:30:00</text:p>
          </table:table-cell>
          <table:table-cell table:style-name="ce1" office:value-type="date" office:date-value="1906-01-01T07:30:00" calcext:value-type="date">
            <text:p>1906-01-01 07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7:35:00" calcext:value-type="date">
            <text:p>1941-10-01 07:35:00</text:p>
          </table:table-cell>
          <table:table-cell table:style-name="ce1" office:value-type="date" office:date-value="1942-09-01T07:35:00" calcext:value-type="date">
            <text:p>1942-09-01 07:35:00</text:p>
          </table:table-cell>
          <table:table-cell table:style-name="ce1" office:value-type="date" office:date-value="1906-01-01T07:35:00" calcext:value-type="date">
            <text:p>1906-01-01 07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7:40:00" calcext:value-type="date">
            <text:p>1941-10-01 07:40:00</text:p>
          </table:table-cell>
          <table:table-cell table:style-name="ce1" office:value-type="date" office:date-value="1942-09-01T07:40:00" calcext:value-type="date">
            <text:p>1942-09-01 07:40:00</text:p>
          </table:table-cell>
          <table:table-cell table:style-name="ce1" office:value-type="date" office:date-value="1906-01-01T07:40:00" calcext:value-type="date">
            <text:p>1906-01-01 07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7:45:00" calcext:value-type="date">
            <text:p>1941-10-01 07:45:00</text:p>
          </table:table-cell>
          <table:table-cell table:style-name="ce1" office:value-type="date" office:date-value="1942-09-01T07:45:00" calcext:value-type="date">
            <text:p>1942-09-01 07:45:00</text:p>
          </table:table-cell>
          <table:table-cell table:style-name="ce1" office:value-type="date" office:date-value="1906-01-01T07:45:00" calcext:value-type="date">
            <text:p>1906-01-01 07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7:50:00" calcext:value-type="date">
            <text:p>1941-10-01 07:50:00</text:p>
          </table:table-cell>
          <table:table-cell table:style-name="ce1" office:value-type="date" office:date-value="1942-09-01T07:50:00" calcext:value-type="date">
            <text:p>1942-09-01 07:50:00</text:p>
          </table:table-cell>
          <table:table-cell table:style-name="ce1" office:value-type="date" office:date-value="1906-01-01T07:50:00" calcext:value-type="date">
            <text:p>1906-01-01 07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7:55:00" calcext:value-type="date">
            <text:p>1941-10-01 07:55:00</text:p>
          </table:table-cell>
          <table:table-cell table:style-name="ce1" office:value-type="date" office:date-value="1942-09-01T07:55:00" calcext:value-type="date">
            <text:p>1942-09-01 07:55:00</text:p>
          </table:table-cell>
          <table:table-cell table:style-name="ce1" office:value-type="date" office:date-value="1906-01-01T07:55:00" calcext:value-type="date">
            <text:p>1906-01-01 07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8:00:00" calcext:value-type="date">
            <text:p>1941-10-01 08:00:00</text:p>
          </table:table-cell>
          <table:table-cell table:style-name="ce1" office:value-type="date" office:date-value="1942-09-01T08:00:00" calcext:value-type="date">
            <text:p>1942-09-01 08:00:00</text:p>
          </table:table-cell>
          <table:table-cell table:style-name="ce1" office:value-type="date" office:date-value="1906-01-01T08:00:00" calcext:value-type="date">
            <text:p>1906-01-01 08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8:05:00" calcext:value-type="date">
            <text:p>1941-10-01 08:05:00</text:p>
          </table:table-cell>
          <table:table-cell table:style-name="ce1" office:value-type="date" office:date-value="1942-09-01T08:05:00" calcext:value-type="date">
            <text:p>1942-09-01 08:05:00</text:p>
          </table:table-cell>
          <table:table-cell table:style-name="ce1" office:value-type="date" office:date-value="1906-01-01T08:05:00" calcext:value-type="date">
            <text:p>1906-01-01 08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8:10:00" calcext:value-type="date">
            <text:p>1941-10-01 08:10:00</text:p>
          </table:table-cell>
          <table:table-cell table:style-name="ce1" office:value-type="date" office:date-value="1942-09-01T08:10:00" calcext:value-type="date">
            <text:p>1942-09-01 08:10:00</text:p>
          </table:table-cell>
          <table:table-cell table:style-name="ce1" office:value-type="date" office:date-value="1906-01-01T08:10:00" calcext:value-type="date">
            <text:p>1906-01-01 08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8:15:00" calcext:value-type="date">
            <text:p>1941-10-01 08:15:00</text:p>
          </table:table-cell>
          <table:table-cell table:style-name="ce1" office:value-type="date" office:date-value="1942-09-01T08:15:00" calcext:value-type="date">
            <text:p>1942-09-01 08:15:00</text:p>
          </table:table-cell>
          <table:table-cell table:style-name="ce1" office:value-type="date" office:date-value="1906-01-01T08:15:00" calcext:value-type="date">
            <text:p>1906-01-01 08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8:20:00" calcext:value-type="date">
            <text:p>1941-10-01 08:20:00</text:p>
          </table:table-cell>
          <table:table-cell table:style-name="ce1" office:value-type="date" office:date-value="1942-09-01T08:20:00" calcext:value-type="date">
            <text:p>1942-09-01 08:20:00</text:p>
          </table:table-cell>
          <table:table-cell table:style-name="ce1" office:value-type="date" office:date-value="1906-01-01T08:20:00" calcext:value-type="date">
            <text:p>1906-01-01 08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8:25:00" calcext:value-type="date">
            <text:p>1941-10-01 08:25:00</text:p>
          </table:table-cell>
          <table:table-cell table:style-name="ce1" office:value-type="date" office:date-value="1942-09-01T08:25:00" calcext:value-type="date">
            <text:p>1942-09-01 08:25:00</text:p>
          </table:table-cell>
          <table:table-cell table:style-name="ce1" office:value-type="date" office:date-value="1906-01-01T08:25:00" calcext:value-type="date">
            <text:p>1906-01-01 08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8:30:00" calcext:value-type="date">
            <text:p>1941-10-01 08:30:00</text:p>
          </table:table-cell>
          <table:table-cell table:style-name="ce1" office:value-type="date" office:date-value="1942-09-01T08:30:00" calcext:value-type="date">
            <text:p>1942-09-01 08:30:00</text:p>
          </table:table-cell>
          <table:table-cell table:style-name="ce1" office:value-type="date" office:date-value="1906-01-01T08:30:00" calcext:value-type="date">
            <text:p>1906-01-01 08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8:35:00" calcext:value-type="date">
            <text:p>1941-10-01 08:35:00</text:p>
          </table:table-cell>
          <table:table-cell table:style-name="ce1" office:value-type="date" office:date-value="1942-09-01T08:35:00" calcext:value-type="date">
            <text:p>1942-09-01 08:35:00</text:p>
          </table:table-cell>
          <table:table-cell table:style-name="ce1" office:value-type="date" office:date-value="1906-01-01T08:35:00" calcext:value-type="date">
            <text:p>1906-01-01 08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8:40:00" calcext:value-type="date">
            <text:p>1941-10-01 08:40:00</text:p>
          </table:table-cell>
          <table:table-cell table:style-name="ce1" office:value-type="date" office:date-value="1942-09-01T08:40:00" calcext:value-type="date">
            <text:p>1942-09-01 08:40:00</text:p>
          </table:table-cell>
          <table:table-cell table:style-name="ce1" office:value-type="date" office:date-value="1906-01-01T08:40:00" calcext:value-type="date">
            <text:p>1906-01-01 08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8:45:00" calcext:value-type="date">
            <text:p>1941-10-01 08:45:00</text:p>
          </table:table-cell>
          <table:table-cell table:style-name="ce1" office:value-type="date" office:date-value="1942-09-01T08:45:00" calcext:value-type="date">
            <text:p>1942-09-01 08:45:00</text:p>
          </table:table-cell>
          <table:table-cell table:style-name="ce1" office:value-type="date" office:date-value="1906-01-01T08:45:00" calcext:value-type="date">
            <text:p>1906-01-01 08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8:50:00" calcext:value-type="date">
            <text:p>1941-10-01 08:50:00</text:p>
          </table:table-cell>
          <table:table-cell table:style-name="ce1" office:value-type="date" office:date-value="1942-09-01T08:50:00" calcext:value-type="date">
            <text:p>1942-09-01 08:50:00</text:p>
          </table:table-cell>
          <table:table-cell table:style-name="ce1" office:value-type="date" office:date-value="1906-01-01T08:50:00" calcext:value-type="date">
            <text:p>1906-01-01 08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8:55:00" calcext:value-type="date">
            <text:p>1941-10-01 08:55:00</text:p>
          </table:table-cell>
          <table:table-cell table:style-name="ce1" office:value-type="date" office:date-value="1942-09-01T08:55:00" calcext:value-type="date">
            <text:p>1942-09-01 08:55:00</text:p>
          </table:table-cell>
          <table:table-cell table:style-name="ce1" office:value-type="date" office:date-value="1906-01-01T08:55:00" calcext:value-type="date">
            <text:p>1906-01-01 08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9:00:00" calcext:value-type="date">
            <text:p>1941-10-01 09:00:00</text:p>
          </table:table-cell>
          <table:table-cell table:style-name="ce1" office:value-type="date" office:date-value="1942-09-01T09:00:00" calcext:value-type="date">
            <text:p>1942-09-01 09:00:00</text:p>
          </table:table-cell>
          <table:table-cell table:style-name="ce1" office:value-type="date" office:date-value="1906-01-01T09:00:00" calcext:value-type="date">
            <text:p>1906-01-01 09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9:05:00" calcext:value-type="date">
            <text:p>1941-10-01 09:05:00</text:p>
          </table:table-cell>
          <table:table-cell table:style-name="ce1" office:value-type="date" office:date-value="1942-09-01T09:05:00" calcext:value-type="date">
            <text:p>1942-09-01 09:05:00</text:p>
          </table:table-cell>
          <table:table-cell table:style-name="ce1" office:value-type="date" office:date-value="1906-01-01T09:05:00" calcext:value-type="date">
            <text:p>1906-01-01 09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9:10:00" calcext:value-type="date">
            <text:p>1941-10-01 09:10:00</text:p>
          </table:table-cell>
          <table:table-cell table:style-name="ce1" office:value-type="date" office:date-value="1942-09-01T09:10:00" calcext:value-type="date">
            <text:p>1942-09-01 09:10:00</text:p>
          </table:table-cell>
          <table:table-cell table:style-name="ce1" office:value-type="date" office:date-value="1906-01-01T09:10:00" calcext:value-type="date">
            <text:p>1906-01-01 09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9:15:00" calcext:value-type="date">
            <text:p>1941-10-01 09:15:00</text:p>
          </table:table-cell>
          <table:table-cell table:style-name="ce1" office:value-type="date" office:date-value="1942-09-01T09:15:00" calcext:value-type="date">
            <text:p>1942-09-01 09:15:00</text:p>
          </table:table-cell>
          <table:table-cell table:style-name="ce1" office:value-type="date" office:date-value="1906-01-01T09:15:00" calcext:value-type="date">
            <text:p>1906-01-01 09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9:20:00" calcext:value-type="date">
            <text:p>1941-10-01 09:20:00</text:p>
          </table:table-cell>
          <table:table-cell table:style-name="ce1" office:value-type="date" office:date-value="1942-09-01T09:20:00" calcext:value-type="date">
            <text:p>1942-09-01 09:20:00</text:p>
          </table:table-cell>
          <table:table-cell table:style-name="ce1" office:value-type="date" office:date-value="1906-01-01T09:20:00" calcext:value-type="date">
            <text:p>1906-01-01 09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9:25:00" calcext:value-type="date">
            <text:p>1941-10-01 09:25:00</text:p>
          </table:table-cell>
          <table:table-cell table:style-name="ce1" office:value-type="date" office:date-value="1942-09-01T09:25:00" calcext:value-type="date">
            <text:p>1942-09-01 09:25:00</text:p>
          </table:table-cell>
          <table:table-cell table:style-name="ce1" office:value-type="date" office:date-value="1906-01-01T09:25:00" calcext:value-type="date">
            <text:p>1906-01-01 09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9:30:00" calcext:value-type="date">
            <text:p>1941-10-01 09:30:00</text:p>
          </table:table-cell>
          <table:table-cell table:style-name="ce1" office:value-type="date" office:date-value="1942-09-01T09:30:00" calcext:value-type="date">
            <text:p>1942-09-01 09:30:00</text:p>
          </table:table-cell>
          <table:table-cell table:style-name="ce1" office:value-type="date" office:date-value="1906-01-01T09:30:00" calcext:value-type="date">
            <text:p>1906-01-01 09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9:35:00" calcext:value-type="date">
            <text:p>1941-10-01 09:35:00</text:p>
          </table:table-cell>
          <table:table-cell table:style-name="ce1" office:value-type="date" office:date-value="1942-09-01T09:35:00" calcext:value-type="date">
            <text:p>1942-09-01 09:35:00</text:p>
          </table:table-cell>
          <table:table-cell table:style-name="ce1" office:value-type="date" office:date-value="1906-01-01T09:35:00" calcext:value-type="date">
            <text:p>1906-01-01 09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9:40:00" calcext:value-type="date">
            <text:p>1941-10-01 09:40:00</text:p>
          </table:table-cell>
          <table:table-cell table:style-name="ce1" office:value-type="date" office:date-value="1942-09-01T09:40:00" calcext:value-type="date">
            <text:p>1942-09-01 09:40:00</text:p>
          </table:table-cell>
          <table:table-cell table:style-name="ce1" office:value-type="date" office:date-value="1906-01-01T09:40:00" calcext:value-type="date">
            <text:p>1906-01-01 09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9:45:00" calcext:value-type="date">
            <text:p>1941-10-01 09:45:00</text:p>
          </table:table-cell>
          <table:table-cell table:style-name="ce1" office:value-type="date" office:date-value="1942-09-01T09:45:00" calcext:value-type="date">
            <text:p>1942-09-01 09:45:00</text:p>
          </table:table-cell>
          <table:table-cell table:style-name="ce1" office:value-type="date" office:date-value="1906-01-01T09:45:00" calcext:value-type="date">
            <text:p>1906-01-01 09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9:50:00" calcext:value-type="date">
            <text:p>1941-10-01 09:50:00</text:p>
          </table:table-cell>
          <table:table-cell table:style-name="ce1" office:value-type="date" office:date-value="1942-09-01T09:50:00" calcext:value-type="date">
            <text:p>1942-09-01 09:50:00</text:p>
          </table:table-cell>
          <table:table-cell table:style-name="ce1" office:value-type="date" office:date-value="1906-01-01T09:50:00" calcext:value-type="date">
            <text:p>1906-01-01 09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09:55:00" calcext:value-type="date">
            <text:p>1941-10-01 09:55:00</text:p>
          </table:table-cell>
          <table:table-cell table:style-name="ce1" office:value-type="date" office:date-value="1942-09-01T09:55:00" calcext:value-type="date">
            <text:p>1942-09-01 09:55:00</text:p>
          </table:table-cell>
          <table:table-cell table:style-name="ce1" office:value-type="date" office:date-value="1906-01-01T09:55:00" calcext:value-type="date">
            <text:p>1906-01-01 09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0:00:00" calcext:value-type="date">
            <text:p>1941-10-01 10:00:00</text:p>
          </table:table-cell>
          <table:table-cell table:style-name="ce1" office:value-type="date" office:date-value="1942-09-01T10:00:00" calcext:value-type="date">
            <text:p>1942-09-01 10:00:00</text:p>
          </table:table-cell>
          <table:table-cell table:style-name="ce1" office:value-type="date" office:date-value="1906-01-01T10:00:00" calcext:value-type="date">
            <text:p>1906-01-01 10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0:05:00" calcext:value-type="date">
            <text:p>1941-10-01 10:05:00</text:p>
          </table:table-cell>
          <table:table-cell table:style-name="ce1" office:value-type="date" office:date-value="1942-09-01T10:05:00" calcext:value-type="date">
            <text:p>1942-09-01 10:05:00</text:p>
          </table:table-cell>
          <table:table-cell table:style-name="ce1" office:value-type="date" office:date-value="1906-01-01T10:05:00" calcext:value-type="date">
            <text:p>1906-01-01 10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0:10:00" calcext:value-type="date">
            <text:p>1941-10-01 10:10:00</text:p>
          </table:table-cell>
          <table:table-cell table:style-name="ce1" office:value-type="date" office:date-value="1942-09-01T10:10:00" calcext:value-type="date">
            <text:p>1942-09-01 10:10:00</text:p>
          </table:table-cell>
          <table:table-cell table:style-name="ce1" office:value-type="date" office:date-value="1906-01-01T10:10:00" calcext:value-type="date">
            <text:p>1906-01-01 10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0:15:00" calcext:value-type="date">
            <text:p>1941-10-01 10:15:00</text:p>
          </table:table-cell>
          <table:table-cell table:style-name="ce1" office:value-type="date" office:date-value="1942-09-01T10:15:00" calcext:value-type="date">
            <text:p>1942-09-01 10:15:00</text:p>
          </table:table-cell>
          <table:table-cell table:style-name="ce1" office:value-type="date" office:date-value="1906-01-01T10:15:00" calcext:value-type="date">
            <text:p>1906-01-01 10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0:20:00" calcext:value-type="date">
            <text:p>1941-10-01 10:20:00</text:p>
          </table:table-cell>
          <table:table-cell table:style-name="ce1" office:value-type="date" office:date-value="1942-09-01T10:20:00" calcext:value-type="date">
            <text:p>1942-09-01 10:20:00</text:p>
          </table:table-cell>
          <table:table-cell table:style-name="ce1" office:value-type="date" office:date-value="1906-01-01T10:20:00" calcext:value-type="date">
            <text:p>1906-01-01 10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0:25:00" calcext:value-type="date">
            <text:p>1941-10-01 10:25:00</text:p>
          </table:table-cell>
          <table:table-cell table:style-name="ce1" office:value-type="date" office:date-value="1942-09-01T10:25:00" calcext:value-type="date">
            <text:p>1942-09-01 10:25:00</text:p>
          </table:table-cell>
          <table:table-cell table:style-name="ce1" office:value-type="date" office:date-value="1906-01-01T10:25:00" calcext:value-type="date">
            <text:p>1906-01-01 10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0:30:00" calcext:value-type="date">
            <text:p>1941-10-01 10:30:00</text:p>
          </table:table-cell>
          <table:table-cell table:style-name="ce1" office:value-type="date" office:date-value="1942-09-01T10:30:00" calcext:value-type="date">
            <text:p>1942-09-01 10:30:00</text:p>
          </table:table-cell>
          <table:table-cell table:style-name="ce1" office:value-type="date" office:date-value="1906-01-01T10:30:00" calcext:value-type="date">
            <text:p>1906-01-01 10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0:35:00" calcext:value-type="date">
            <text:p>1941-10-01 10:35:00</text:p>
          </table:table-cell>
          <table:table-cell table:style-name="ce1" office:value-type="date" office:date-value="1942-09-01T10:35:00" calcext:value-type="date">
            <text:p>1942-09-01 10:35:00</text:p>
          </table:table-cell>
          <table:table-cell table:style-name="ce1" office:value-type="date" office:date-value="1906-01-01T10:35:00" calcext:value-type="date">
            <text:p>1906-01-01 10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0:40:00" calcext:value-type="date">
            <text:p>1941-10-01 10:40:00</text:p>
          </table:table-cell>
          <table:table-cell table:style-name="ce1" office:value-type="date" office:date-value="1942-09-01T10:40:00" calcext:value-type="date">
            <text:p>1942-09-01 10:40:00</text:p>
          </table:table-cell>
          <table:table-cell table:style-name="ce1" office:value-type="date" office:date-value="1906-01-01T10:40:00" calcext:value-type="date">
            <text:p>1906-01-01 10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0:45:00" calcext:value-type="date">
            <text:p>1941-10-01 10:45:00</text:p>
          </table:table-cell>
          <table:table-cell table:style-name="ce1" office:value-type="date" office:date-value="1942-09-01T10:45:00" calcext:value-type="date">
            <text:p>1942-09-01 10:45:00</text:p>
          </table:table-cell>
          <table:table-cell table:style-name="ce1" office:value-type="date" office:date-value="1906-01-01T10:45:00" calcext:value-type="date">
            <text:p>1906-01-01 10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0:50:00" calcext:value-type="date">
            <text:p>1941-10-01 10:50:00</text:p>
          </table:table-cell>
          <table:table-cell table:style-name="ce1" office:value-type="date" office:date-value="1942-09-01T10:50:00" calcext:value-type="date">
            <text:p>1942-09-01 10:50:00</text:p>
          </table:table-cell>
          <table:table-cell table:style-name="ce1" office:value-type="date" office:date-value="1906-01-01T10:50:00" calcext:value-type="date">
            <text:p>1906-01-01 10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0:55:00" calcext:value-type="date">
            <text:p>1941-10-01 10:55:00</text:p>
          </table:table-cell>
          <table:table-cell table:style-name="ce1" office:value-type="date" office:date-value="1942-09-01T10:55:00" calcext:value-type="date">
            <text:p>1942-09-01 10:55:00</text:p>
          </table:table-cell>
          <table:table-cell table:style-name="ce1" office:value-type="date" office:date-value="1906-01-01T10:55:00" calcext:value-type="date">
            <text:p>1906-01-01 10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1:00:00" calcext:value-type="date">
            <text:p>1941-10-01 11:00:00</text:p>
          </table:table-cell>
          <table:table-cell table:style-name="ce1" office:value-type="date" office:date-value="1942-09-01T11:00:00" calcext:value-type="date">
            <text:p>1942-09-01 11:00:00</text:p>
          </table:table-cell>
          <table:table-cell table:style-name="ce1" office:value-type="date" office:date-value="1906-01-01T11:00:00" calcext:value-type="date">
            <text:p>1906-01-01 11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1:05:00" calcext:value-type="date">
            <text:p>1941-10-01 11:05:00</text:p>
          </table:table-cell>
          <table:table-cell table:style-name="ce1" office:value-type="date" office:date-value="1942-09-01T11:05:00" calcext:value-type="date">
            <text:p>1942-09-01 11:05:00</text:p>
          </table:table-cell>
          <table:table-cell table:style-name="ce1" office:value-type="date" office:date-value="1906-01-01T11:05:00" calcext:value-type="date">
            <text:p>1906-01-01 11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1:10:00" calcext:value-type="date">
            <text:p>1941-10-01 11:10:00</text:p>
          </table:table-cell>
          <table:table-cell table:style-name="ce1" office:value-type="date" office:date-value="1942-09-01T11:10:00" calcext:value-type="date">
            <text:p>1942-09-01 11:10:00</text:p>
          </table:table-cell>
          <table:table-cell table:style-name="ce1" office:value-type="date" office:date-value="1906-01-01T11:10:00" calcext:value-type="date">
            <text:p>1906-01-01 11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1:15:00" calcext:value-type="date">
            <text:p>1941-10-01 11:15:00</text:p>
          </table:table-cell>
          <table:table-cell table:style-name="ce1" office:value-type="date" office:date-value="1942-09-01T11:15:00" calcext:value-type="date">
            <text:p>1942-09-01 11:15:00</text:p>
          </table:table-cell>
          <table:table-cell table:style-name="ce1" office:value-type="date" office:date-value="1906-01-01T11:15:00" calcext:value-type="date">
            <text:p>1906-01-01 11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1:20:00" calcext:value-type="date">
            <text:p>1941-10-01 11:20:00</text:p>
          </table:table-cell>
          <table:table-cell table:style-name="ce1" office:value-type="date" office:date-value="1942-09-01T11:20:00" calcext:value-type="date">
            <text:p>1942-09-01 11:20:00</text:p>
          </table:table-cell>
          <table:table-cell table:style-name="ce1" office:value-type="date" office:date-value="1906-01-01T11:20:00" calcext:value-type="date">
            <text:p>1906-01-01 11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1:25:00" calcext:value-type="date">
            <text:p>1941-10-01 11:25:00</text:p>
          </table:table-cell>
          <table:table-cell table:style-name="ce1" office:value-type="date" office:date-value="1942-09-01T11:25:00" calcext:value-type="date">
            <text:p>1942-09-01 11:25:00</text:p>
          </table:table-cell>
          <table:table-cell table:style-name="ce1" office:value-type="date" office:date-value="1906-01-01T11:25:00" calcext:value-type="date">
            <text:p>1906-01-01 11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1:30:00" calcext:value-type="date">
            <text:p>1941-10-01 11:30:00</text:p>
          </table:table-cell>
          <table:table-cell table:style-name="ce1" office:value-type="date" office:date-value="1942-09-01T11:30:00" calcext:value-type="date">
            <text:p>1942-09-01 11:30:00</text:p>
          </table:table-cell>
          <table:table-cell table:style-name="ce1" office:value-type="date" office:date-value="1906-01-01T11:30:00" calcext:value-type="date">
            <text:p>1906-01-01 11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1:35:00" calcext:value-type="date">
            <text:p>1941-10-01 11:35:00</text:p>
          </table:table-cell>
          <table:table-cell table:style-name="ce1" office:value-type="date" office:date-value="1942-09-01T11:35:00" calcext:value-type="date">
            <text:p>1942-09-01 11:35:00</text:p>
          </table:table-cell>
          <table:table-cell table:style-name="ce1" office:value-type="date" office:date-value="1906-01-01T11:35:00" calcext:value-type="date">
            <text:p>1906-01-01 11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1:40:00" calcext:value-type="date">
            <text:p>1941-10-01 11:40:00</text:p>
          </table:table-cell>
          <table:table-cell table:style-name="ce1" office:value-type="date" office:date-value="1942-09-01T11:40:00" calcext:value-type="date">
            <text:p>1942-09-01 11:40:00</text:p>
          </table:table-cell>
          <table:table-cell table:style-name="ce1" office:value-type="date" office:date-value="1906-01-01T11:40:00" calcext:value-type="date">
            <text:p>1906-01-01 11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1:45:00" calcext:value-type="date">
            <text:p>1941-10-01 11:45:00</text:p>
          </table:table-cell>
          <table:table-cell table:style-name="ce1" office:value-type="date" office:date-value="1942-09-01T11:45:00" calcext:value-type="date">
            <text:p>1942-09-01 11:45:00</text:p>
          </table:table-cell>
          <table:table-cell table:style-name="ce1" office:value-type="date" office:date-value="1906-01-01T11:45:00" calcext:value-type="date">
            <text:p>1906-01-01 11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1:50:00" calcext:value-type="date">
            <text:p>1941-10-01 11:50:00</text:p>
          </table:table-cell>
          <table:table-cell table:style-name="ce1" office:value-type="date" office:date-value="1942-09-01T11:50:00" calcext:value-type="date">
            <text:p>1942-09-01 11:50:00</text:p>
          </table:table-cell>
          <table:table-cell table:style-name="ce1" office:value-type="date" office:date-value="1906-01-01T11:50:00" calcext:value-type="date">
            <text:p>1906-01-01 11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1:55:00" calcext:value-type="date">
            <text:p>1941-10-01 11:55:00</text:p>
          </table:table-cell>
          <table:table-cell table:style-name="ce1" office:value-type="date" office:date-value="1942-09-01T11:55:00" calcext:value-type="date">
            <text:p>1942-09-01 11:55:00</text:p>
          </table:table-cell>
          <table:table-cell table:style-name="ce1" office:value-type="date" office:date-value="1906-01-01T11:55:00" calcext:value-type="date">
            <text:p>1906-01-01 11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2:00:00" calcext:value-type="date">
            <text:p>1941-10-01 12:00:00</text:p>
          </table:table-cell>
          <table:table-cell table:style-name="ce1" office:value-type="date" office:date-value="1942-09-01T12:00:00" calcext:value-type="date">
            <text:p>1942-09-01 12:00:00</text:p>
          </table:table-cell>
          <table:table-cell table:style-name="ce1" office:value-type="date" office:date-value="1906-01-01T12:00:00" calcext:value-type="date">
            <text:p>1906-01-01 12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2:05:00" calcext:value-type="date">
            <text:p>1941-10-01 12:05:00</text:p>
          </table:table-cell>
          <table:table-cell table:style-name="ce1" office:value-type="date" office:date-value="1942-09-01T12:05:00" calcext:value-type="date">
            <text:p>1942-09-01 12:05:00</text:p>
          </table:table-cell>
          <table:table-cell table:style-name="ce1" office:value-type="date" office:date-value="1906-01-01T12:05:00" calcext:value-type="date">
            <text:p>1906-01-01 12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2:10:00" calcext:value-type="date">
            <text:p>1941-10-01 12:10:00</text:p>
          </table:table-cell>
          <table:table-cell table:style-name="ce1" office:value-type="date" office:date-value="1942-09-01T12:10:00" calcext:value-type="date">
            <text:p>1942-09-01 12:10:00</text:p>
          </table:table-cell>
          <table:table-cell table:style-name="ce1" office:value-type="date" office:date-value="1906-01-01T12:10:00" calcext:value-type="date">
            <text:p>1906-01-01 12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2:15:00" calcext:value-type="date">
            <text:p>1941-10-01 12:15:00</text:p>
          </table:table-cell>
          <table:table-cell table:style-name="ce1" office:value-type="date" office:date-value="1942-09-01T12:15:00" calcext:value-type="date">
            <text:p>1942-09-01 12:15:00</text:p>
          </table:table-cell>
          <table:table-cell table:style-name="ce1" office:value-type="date" office:date-value="1906-01-01T12:15:00" calcext:value-type="date">
            <text:p>1906-01-01 12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2:20:00" calcext:value-type="date">
            <text:p>1941-10-01 12:20:00</text:p>
          </table:table-cell>
          <table:table-cell table:style-name="ce1" office:value-type="date" office:date-value="1942-09-01T12:20:00" calcext:value-type="date">
            <text:p>1942-09-01 12:20:00</text:p>
          </table:table-cell>
          <table:table-cell table:style-name="ce1" office:value-type="date" office:date-value="1906-01-01T12:20:00" calcext:value-type="date">
            <text:p>1906-01-01 12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2:25:00" calcext:value-type="date">
            <text:p>1941-10-01 12:25:00</text:p>
          </table:table-cell>
          <table:table-cell table:style-name="ce1" office:value-type="date" office:date-value="1942-09-01T12:25:00" calcext:value-type="date">
            <text:p>1942-09-01 12:25:00</text:p>
          </table:table-cell>
          <table:table-cell table:style-name="ce1" office:value-type="date" office:date-value="1906-01-01T12:25:00" calcext:value-type="date">
            <text:p>1906-01-01 12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2:30:00" calcext:value-type="date">
            <text:p>1941-10-01 12:30:00</text:p>
          </table:table-cell>
          <table:table-cell table:style-name="ce1" office:value-type="date" office:date-value="1942-09-01T12:30:00" calcext:value-type="date">
            <text:p>1942-09-01 12:30:00</text:p>
          </table:table-cell>
          <table:table-cell table:style-name="ce1" office:value-type="date" office:date-value="1906-01-01T12:30:00" calcext:value-type="date">
            <text:p>1906-01-01 12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2:35:00" calcext:value-type="date">
            <text:p>1941-10-01 12:35:00</text:p>
          </table:table-cell>
          <table:table-cell table:style-name="ce1" office:value-type="date" office:date-value="1942-09-01T12:35:00" calcext:value-type="date">
            <text:p>1942-09-01 12:35:00</text:p>
          </table:table-cell>
          <table:table-cell table:style-name="ce1" office:value-type="date" office:date-value="1906-01-01T12:35:00" calcext:value-type="date">
            <text:p>1906-01-01 12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2:40:00" calcext:value-type="date">
            <text:p>1941-10-01 12:40:00</text:p>
          </table:table-cell>
          <table:table-cell table:style-name="ce1" office:value-type="date" office:date-value="1942-09-01T12:40:00" calcext:value-type="date">
            <text:p>1942-09-01 12:40:00</text:p>
          </table:table-cell>
          <table:table-cell table:style-name="ce1" office:value-type="date" office:date-value="1906-01-01T12:40:00" calcext:value-type="date">
            <text:p>1906-01-01 12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2:45:00" calcext:value-type="date">
            <text:p>1941-10-01 12:45:00</text:p>
          </table:table-cell>
          <table:table-cell table:style-name="ce1" office:value-type="date" office:date-value="1942-09-01T12:45:00" calcext:value-type="date">
            <text:p>1942-09-01 12:45:00</text:p>
          </table:table-cell>
          <table:table-cell table:style-name="ce1" office:value-type="date" office:date-value="1906-01-01T12:45:00" calcext:value-type="date">
            <text:p>1906-01-01 12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2:50:00" calcext:value-type="date">
            <text:p>1941-10-01 12:50:00</text:p>
          </table:table-cell>
          <table:table-cell table:style-name="ce1" office:value-type="date" office:date-value="1942-09-01T12:50:00" calcext:value-type="date">
            <text:p>1942-09-01 12:50:00</text:p>
          </table:table-cell>
          <table:table-cell table:style-name="ce1" office:value-type="date" office:date-value="1906-01-01T12:50:00" calcext:value-type="date">
            <text:p>1906-01-01 12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2:55:00" calcext:value-type="date">
            <text:p>1941-10-01 12:55:00</text:p>
          </table:table-cell>
          <table:table-cell table:style-name="ce1" office:value-type="date" office:date-value="1942-09-01T12:55:00" calcext:value-type="date">
            <text:p>1942-09-01 12:55:00</text:p>
          </table:table-cell>
          <table:table-cell table:style-name="ce1" office:value-type="date" office:date-value="1906-01-01T12:55:00" calcext:value-type="date">
            <text:p>1906-01-01 12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3:00:00" calcext:value-type="date">
            <text:p>1941-10-01 13:00:00</text:p>
          </table:table-cell>
          <table:table-cell table:style-name="ce1" office:value-type="date" office:date-value="1942-09-01T13:00:00" calcext:value-type="date">
            <text:p>1942-09-01 13:00:00</text:p>
          </table:table-cell>
          <table:table-cell table:style-name="ce1" office:value-type="date" office:date-value="1906-01-01T13:00:00" calcext:value-type="date">
            <text:p>1906-01-01 13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3:05:00" calcext:value-type="date">
            <text:p>1941-10-01 13:05:00</text:p>
          </table:table-cell>
          <table:table-cell table:style-name="ce1" office:value-type="date" office:date-value="1942-09-01T13:05:00" calcext:value-type="date">
            <text:p>1942-09-01 13:05:00</text:p>
          </table:table-cell>
          <table:table-cell table:style-name="ce1" office:value-type="date" office:date-value="1906-01-01T13:05:00" calcext:value-type="date">
            <text:p>1906-01-01 13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3:10:00" calcext:value-type="date">
            <text:p>1941-10-01 13:10:00</text:p>
          </table:table-cell>
          <table:table-cell table:style-name="ce1" office:value-type="date" office:date-value="1942-09-01T13:10:00" calcext:value-type="date">
            <text:p>1942-09-01 13:10:00</text:p>
          </table:table-cell>
          <table:table-cell table:style-name="ce1" office:value-type="date" office:date-value="1906-01-01T13:10:00" calcext:value-type="date">
            <text:p>1906-01-01 13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3:15:00" calcext:value-type="date">
            <text:p>1941-10-01 13:15:00</text:p>
          </table:table-cell>
          <table:table-cell table:style-name="ce1" office:value-type="date" office:date-value="1942-09-01T13:15:00" calcext:value-type="date">
            <text:p>1942-09-01 13:15:00</text:p>
          </table:table-cell>
          <table:table-cell table:style-name="ce1" office:value-type="date" office:date-value="1906-01-01T13:15:00" calcext:value-type="date">
            <text:p>1906-01-01 13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3:20:00" calcext:value-type="date">
            <text:p>1941-10-01 13:20:00</text:p>
          </table:table-cell>
          <table:table-cell table:style-name="ce1" office:value-type="date" office:date-value="1942-09-01T13:20:00" calcext:value-type="date">
            <text:p>1942-09-01 13:20:00</text:p>
          </table:table-cell>
          <table:table-cell table:style-name="ce1" office:value-type="date" office:date-value="1906-01-01T13:20:00" calcext:value-type="date">
            <text:p>1906-01-01 13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3:25:00" calcext:value-type="date">
            <text:p>1941-10-01 13:25:00</text:p>
          </table:table-cell>
          <table:table-cell table:style-name="ce1" office:value-type="date" office:date-value="1942-09-01T13:25:00" calcext:value-type="date">
            <text:p>1942-09-01 13:25:00</text:p>
          </table:table-cell>
          <table:table-cell table:style-name="ce1" office:value-type="date" office:date-value="1906-01-01T13:25:00" calcext:value-type="date">
            <text:p>1906-01-01 13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3:30:00" calcext:value-type="date">
            <text:p>1941-10-01 13:30:00</text:p>
          </table:table-cell>
          <table:table-cell table:style-name="ce1" office:value-type="date" office:date-value="1942-09-01T13:30:00" calcext:value-type="date">
            <text:p>1942-09-01 13:30:00</text:p>
          </table:table-cell>
          <table:table-cell table:style-name="ce1" office:value-type="date" office:date-value="1906-01-01T13:30:00" calcext:value-type="date">
            <text:p>1906-01-01 13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3:35:00" calcext:value-type="date">
            <text:p>1941-10-01 13:35:00</text:p>
          </table:table-cell>
          <table:table-cell table:style-name="ce1" office:value-type="date" office:date-value="1942-09-01T13:35:00" calcext:value-type="date">
            <text:p>1942-09-01 13:35:00</text:p>
          </table:table-cell>
          <table:table-cell table:style-name="ce1" office:value-type="date" office:date-value="1906-01-01T13:35:00" calcext:value-type="date">
            <text:p>1906-01-01 13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3:40:00" calcext:value-type="date">
            <text:p>1941-10-01 13:40:00</text:p>
          </table:table-cell>
          <table:table-cell table:style-name="ce1" office:value-type="date" office:date-value="1942-09-01T13:40:00" calcext:value-type="date">
            <text:p>1942-09-01 13:40:00</text:p>
          </table:table-cell>
          <table:table-cell table:style-name="ce1" office:value-type="date" office:date-value="1906-01-01T13:40:00" calcext:value-type="date">
            <text:p>1906-01-01 13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3:45:00" calcext:value-type="date">
            <text:p>1941-10-01 13:45:00</text:p>
          </table:table-cell>
          <table:table-cell table:style-name="ce1" office:value-type="date" office:date-value="1942-09-01T13:45:00" calcext:value-type="date">
            <text:p>1942-09-01 13:45:00</text:p>
          </table:table-cell>
          <table:table-cell table:style-name="ce1" office:value-type="date" office:date-value="1906-01-01T13:45:00" calcext:value-type="date">
            <text:p>1906-01-01 13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3:50:00" calcext:value-type="date">
            <text:p>1941-10-01 13:50:00</text:p>
          </table:table-cell>
          <table:table-cell table:style-name="ce1" office:value-type="date" office:date-value="1942-09-01T13:50:00" calcext:value-type="date">
            <text:p>1942-09-01 13:50:00</text:p>
          </table:table-cell>
          <table:table-cell table:style-name="ce1" office:value-type="date" office:date-value="1906-01-01T13:50:00" calcext:value-type="date">
            <text:p>1906-01-01 13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3:55:00" calcext:value-type="date">
            <text:p>1941-10-01 13:55:00</text:p>
          </table:table-cell>
          <table:table-cell table:style-name="ce1" office:value-type="date" office:date-value="1942-09-01T13:55:00" calcext:value-type="date">
            <text:p>1942-09-01 13:55:00</text:p>
          </table:table-cell>
          <table:table-cell table:style-name="ce1" office:value-type="date" office:date-value="1906-01-01T13:55:00" calcext:value-type="date">
            <text:p>1906-01-01 13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4:00:00" calcext:value-type="date">
            <text:p>1941-10-01 14:00:00</text:p>
          </table:table-cell>
          <table:table-cell table:style-name="ce1" office:value-type="date" office:date-value="1942-09-01T14:00:00" calcext:value-type="date">
            <text:p>1942-09-01 14:00:00</text:p>
          </table:table-cell>
          <table:table-cell table:style-name="ce1" office:value-type="date" office:date-value="1906-01-01T14:00:00" calcext:value-type="date">
            <text:p>1906-01-01 14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4:05:00" calcext:value-type="date">
            <text:p>1941-10-01 14:05:00</text:p>
          </table:table-cell>
          <table:table-cell table:style-name="ce1" office:value-type="date" office:date-value="1942-09-01T14:05:00" calcext:value-type="date">
            <text:p>1942-09-01 14:05:00</text:p>
          </table:table-cell>
          <table:table-cell table:style-name="ce1" office:value-type="date" office:date-value="1906-01-01T14:05:00" calcext:value-type="date">
            <text:p>1906-01-01 14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4:10:00" calcext:value-type="date">
            <text:p>1941-10-01 14:10:00</text:p>
          </table:table-cell>
          <table:table-cell table:style-name="ce1" office:value-type="date" office:date-value="1942-09-01T14:10:00" calcext:value-type="date">
            <text:p>1942-09-01 14:10:00</text:p>
          </table:table-cell>
          <table:table-cell table:style-name="ce1" office:value-type="date" office:date-value="1906-01-01T14:10:00" calcext:value-type="date">
            <text:p>1906-01-01 14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4:15:00" calcext:value-type="date">
            <text:p>1941-10-01 14:15:00</text:p>
          </table:table-cell>
          <table:table-cell table:style-name="ce1" office:value-type="date" office:date-value="1942-09-01T14:15:00" calcext:value-type="date">
            <text:p>1942-09-01 14:15:00</text:p>
          </table:table-cell>
          <table:table-cell table:style-name="ce1" office:value-type="date" office:date-value="1906-01-01T14:15:00" calcext:value-type="date">
            <text:p>1906-01-01 14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4:20:00" calcext:value-type="date">
            <text:p>1941-10-01 14:20:00</text:p>
          </table:table-cell>
          <table:table-cell table:style-name="ce1" office:value-type="date" office:date-value="1942-09-01T14:20:00" calcext:value-type="date">
            <text:p>1942-09-01 14:20:00</text:p>
          </table:table-cell>
          <table:table-cell table:style-name="ce1" office:value-type="date" office:date-value="1906-01-01T14:20:00" calcext:value-type="date">
            <text:p>1906-01-01 14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4:25:00" calcext:value-type="date">
            <text:p>1941-10-01 14:25:00</text:p>
          </table:table-cell>
          <table:table-cell table:style-name="ce1" office:value-type="date" office:date-value="1942-09-01T14:25:00" calcext:value-type="date">
            <text:p>1942-09-01 14:25:00</text:p>
          </table:table-cell>
          <table:table-cell table:style-name="ce1" office:value-type="date" office:date-value="1906-01-01T14:25:00" calcext:value-type="date">
            <text:p>1906-01-01 14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4:30:00" calcext:value-type="date">
            <text:p>1941-10-01 14:30:00</text:p>
          </table:table-cell>
          <table:table-cell table:style-name="ce1" office:value-type="date" office:date-value="1942-09-01T14:30:00" calcext:value-type="date">
            <text:p>1942-09-01 14:30:00</text:p>
          </table:table-cell>
          <table:table-cell table:style-name="ce1" office:value-type="date" office:date-value="1906-01-01T14:30:00" calcext:value-type="date">
            <text:p>1906-01-01 14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4:35:00" calcext:value-type="date">
            <text:p>1941-10-01 14:35:00</text:p>
          </table:table-cell>
          <table:table-cell table:style-name="ce1" office:value-type="date" office:date-value="1942-09-01T14:35:00" calcext:value-type="date">
            <text:p>1942-09-01 14:35:00</text:p>
          </table:table-cell>
          <table:table-cell table:style-name="ce1" office:value-type="date" office:date-value="1906-01-01T14:35:00" calcext:value-type="date">
            <text:p>1906-01-01 14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4:40:00" calcext:value-type="date">
            <text:p>1941-10-01 14:40:00</text:p>
          </table:table-cell>
          <table:table-cell table:style-name="ce1" office:value-type="date" office:date-value="1942-09-01T14:40:00" calcext:value-type="date">
            <text:p>1942-09-01 14:40:00</text:p>
          </table:table-cell>
          <table:table-cell table:style-name="ce1" office:value-type="date" office:date-value="1906-01-01T14:40:00" calcext:value-type="date">
            <text:p>1906-01-01 14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4:45:00" calcext:value-type="date">
            <text:p>1941-10-01 14:45:00</text:p>
          </table:table-cell>
          <table:table-cell table:style-name="ce1" office:value-type="date" office:date-value="1942-09-01T14:45:00" calcext:value-type="date">
            <text:p>1942-09-01 14:45:00</text:p>
          </table:table-cell>
          <table:table-cell table:style-name="ce1" office:value-type="date" office:date-value="1906-01-01T14:45:00" calcext:value-type="date">
            <text:p>1906-01-01 14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4:50:00" calcext:value-type="date">
            <text:p>1941-10-01 14:50:00</text:p>
          </table:table-cell>
          <table:table-cell table:style-name="ce1" office:value-type="date" office:date-value="1942-09-01T14:50:00" calcext:value-type="date">
            <text:p>1942-09-01 14:50:00</text:p>
          </table:table-cell>
          <table:table-cell table:style-name="ce1" office:value-type="date" office:date-value="1906-01-01T14:50:00" calcext:value-type="date">
            <text:p>1906-01-01 14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4:55:00" calcext:value-type="date">
            <text:p>1941-10-01 14:55:00</text:p>
          </table:table-cell>
          <table:table-cell table:style-name="ce1" office:value-type="date" office:date-value="1942-09-01T14:55:00" calcext:value-type="date">
            <text:p>1942-09-01 14:55:00</text:p>
          </table:table-cell>
          <table:table-cell table:style-name="ce1" office:value-type="date" office:date-value="1906-01-01T14:55:00" calcext:value-type="date">
            <text:p>1906-01-01 14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5:00:00" calcext:value-type="date">
            <text:p>1941-10-01 15:00:00</text:p>
          </table:table-cell>
          <table:table-cell table:style-name="ce1" office:value-type="date" office:date-value="1942-09-01T15:00:00" calcext:value-type="date">
            <text:p>1942-09-01 15:00:00</text:p>
          </table:table-cell>
          <table:table-cell table:style-name="ce1" office:value-type="date" office:date-value="1906-01-01T15:00:00" calcext:value-type="date">
            <text:p>1906-01-01 15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5:05:00" calcext:value-type="date">
            <text:p>1941-10-01 15:05:00</text:p>
          </table:table-cell>
          <table:table-cell table:style-name="ce1" office:value-type="date" office:date-value="1942-09-01T15:05:00" calcext:value-type="date">
            <text:p>1942-09-01 15:05:00</text:p>
          </table:table-cell>
          <table:table-cell table:style-name="ce1" office:value-type="date" office:date-value="1906-01-01T15:05:00" calcext:value-type="date">
            <text:p>1906-01-01 15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5:10:00" calcext:value-type="date">
            <text:p>1941-10-01 15:10:00</text:p>
          </table:table-cell>
          <table:table-cell table:style-name="ce1" office:value-type="date" office:date-value="1942-09-01T15:10:00" calcext:value-type="date">
            <text:p>1942-09-01 15:10:00</text:p>
          </table:table-cell>
          <table:table-cell table:style-name="ce1" office:value-type="date" office:date-value="1906-01-01T15:10:00" calcext:value-type="date">
            <text:p>1906-01-01 15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5:15:00" calcext:value-type="date">
            <text:p>1941-10-01 15:15:00</text:p>
          </table:table-cell>
          <table:table-cell table:style-name="ce1" office:value-type="date" office:date-value="1942-09-01T15:15:00" calcext:value-type="date">
            <text:p>1942-09-01 15:15:00</text:p>
          </table:table-cell>
          <table:table-cell table:style-name="ce1" office:value-type="date" office:date-value="1906-01-01T15:15:00" calcext:value-type="date">
            <text:p>1906-01-01 15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5:20:00" calcext:value-type="date">
            <text:p>1941-10-01 15:20:00</text:p>
          </table:table-cell>
          <table:table-cell table:style-name="ce1" office:value-type="date" office:date-value="1942-09-01T15:20:00" calcext:value-type="date">
            <text:p>1942-09-01 15:20:00</text:p>
          </table:table-cell>
          <table:table-cell table:style-name="ce1" office:value-type="date" office:date-value="1906-01-01T15:20:00" calcext:value-type="date">
            <text:p>1906-01-01 15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5:25:00" calcext:value-type="date">
            <text:p>1941-10-01 15:25:00</text:p>
          </table:table-cell>
          <table:table-cell table:style-name="ce1" office:value-type="date" office:date-value="1942-09-01T15:25:00" calcext:value-type="date">
            <text:p>1942-09-01 15:25:00</text:p>
          </table:table-cell>
          <table:table-cell table:style-name="ce1" office:value-type="date" office:date-value="1906-01-01T15:25:00" calcext:value-type="date">
            <text:p>1906-01-01 15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5:30:00" calcext:value-type="date">
            <text:p>1941-10-01 15:30:00</text:p>
          </table:table-cell>
          <table:table-cell table:style-name="ce1" office:value-type="date" office:date-value="1942-09-01T15:30:00" calcext:value-type="date">
            <text:p>1942-09-01 15:30:00</text:p>
          </table:table-cell>
          <table:table-cell table:style-name="ce1" office:value-type="date" office:date-value="1906-01-01T15:30:00" calcext:value-type="date">
            <text:p>1906-01-01 15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5:35:00" calcext:value-type="date">
            <text:p>1941-10-01 15:35:00</text:p>
          </table:table-cell>
          <table:table-cell table:style-name="ce1" office:value-type="date" office:date-value="1942-09-01T15:35:00" calcext:value-type="date">
            <text:p>1942-09-01 15:35:00</text:p>
          </table:table-cell>
          <table:table-cell table:style-name="ce1" office:value-type="date" office:date-value="1906-01-01T15:35:00" calcext:value-type="date">
            <text:p>1906-01-01 15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5:40:00" calcext:value-type="date">
            <text:p>1941-10-01 15:40:00</text:p>
          </table:table-cell>
          <table:table-cell table:style-name="ce1" office:value-type="date" office:date-value="1942-09-01T15:40:00" calcext:value-type="date">
            <text:p>1942-09-01 15:40:00</text:p>
          </table:table-cell>
          <table:table-cell table:style-name="ce1" office:value-type="date" office:date-value="1906-01-01T15:40:00" calcext:value-type="date">
            <text:p>1906-01-01 15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5:45:00" calcext:value-type="date">
            <text:p>1941-10-01 15:45:00</text:p>
          </table:table-cell>
          <table:table-cell table:style-name="ce1" office:value-type="date" office:date-value="1942-09-01T15:45:00" calcext:value-type="date">
            <text:p>1942-09-01 15:45:00</text:p>
          </table:table-cell>
          <table:table-cell table:style-name="ce1" office:value-type="date" office:date-value="1906-01-01T15:45:00" calcext:value-type="date">
            <text:p>1906-01-01 15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5:50:00" calcext:value-type="date">
            <text:p>1941-10-01 15:50:00</text:p>
          </table:table-cell>
          <table:table-cell table:style-name="ce1" office:value-type="date" office:date-value="1942-09-01T15:50:00" calcext:value-type="date">
            <text:p>1942-09-01 15:50:00</text:p>
          </table:table-cell>
          <table:table-cell table:style-name="ce1" office:value-type="date" office:date-value="1906-01-01T15:50:00" calcext:value-type="date">
            <text:p>1906-01-01 15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5:55:00" calcext:value-type="date">
            <text:p>1941-10-01 15:55:00</text:p>
          </table:table-cell>
          <table:table-cell table:style-name="ce1" office:value-type="date" office:date-value="1942-09-01T15:55:00" calcext:value-type="date">
            <text:p>1942-09-01 15:55:00</text:p>
          </table:table-cell>
          <table:table-cell table:style-name="ce1" office:value-type="date" office:date-value="1906-01-01T15:55:00" calcext:value-type="date">
            <text:p>1906-01-01 15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6:00:00" calcext:value-type="date">
            <text:p>1941-10-01 16:00:00</text:p>
          </table:table-cell>
          <table:table-cell table:style-name="ce1" office:value-type="date" office:date-value="1942-09-01T16:00:00" calcext:value-type="date">
            <text:p>1942-09-01 16:00:00</text:p>
          </table:table-cell>
          <table:table-cell table:style-name="ce1" office:value-type="date" office:date-value="1906-01-01T16:00:00" calcext:value-type="date">
            <text:p>1906-01-01 16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6:05:00" calcext:value-type="date">
            <text:p>1941-10-01 16:05:00</text:p>
          </table:table-cell>
          <table:table-cell table:style-name="ce1" office:value-type="date" office:date-value="1942-09-01T16:05:00" calcext:value-type="date">
            <text:p>1942-09-01 16:05:00</text:p>
          </table:table-cell>
          <table:table-cell table:style-name="ce1" office:value-type="date" office:date-value="1906-01-01T16:05:00" calcext:value-type="date">
            <text:p>1906-01-01 16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6:10:00" calcext:value-type="date">
            <text:p>1941-10-01 16:10:00</text:p>
          </table:table-cell>
          <table:table-cell table:style-name="ce1" office:value-type="date" office:date-value="1942-09-01T16:10:00" calcext:value-type="date">
            <text:p>1942-09-01 16:10:00</text:p>
          </table:table-cell>
          <table:table-cell table:style-name="ce1" office:value-type="date" office:date-value="1906-01-01T16:10:00" calcext:value-type="date">
            <text:p>1906-01-01 16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6:15:00" calcext:value-type="date">
            <text:p>1941-10-01 16:15:00</text:p>
          </table:table-cell>
          <table:table-cell table:style-name="ce1" office:value-type="date" office:date-value="1942-09-01T16:15:00" calcext:value-type="date">
            <text:p>1942-09-01 16:15:00</text:p>
          </table:table-cell>
          <table:table-cell table:style-name="ce1" office:value-type="date" office:date-value="1906-01-01T16:15:00" calcext:value-type="date">
            <text:p>1906-01-01 16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6:20:00" calcext:value-type="date">
            <text:p>1941-10-01 16:20:00</text:p>
          </table:table-cell>
          <table:table-cell table:style-name="ce1" office:value-type="date" office:date-value="1942-09-01T16:20:00" calcext:value-type="date">
            <text:p>1942-09-01 16:20:00</text:p>
          </table:table-cell>
          <table:table-cell table:style-name="ce1" office:value-type="date" office:date-value="1906-01-01T16:20:00" calcext:value-type="date">
            <text:p>1906-01-01 16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6:25:00" calcext:value-type="date">
            <text:p>1941-10-01 16:25:00</text:p>
          </table:table-cell>
          <table:table-cell table:style-name="ce1" office:value-type="date" office:date-value="1942-09-01T16:25:00" calcext:value-type="date">
            <text:p>1942-09-01 16:25:00</text:p>
          </table:table-cell>
          <table:table-cell table:style-name="ce1" office:value-type="date" office:date-value="1906-01-01T16:25:00" calcext:value-type="date">
            <text:p>1906-01-01 16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6:30:00" calcext:value-type="date">
            <text:p>1941-10-01 16:30:00</text:p>
          </table:table-cell>
          <table:table-cell table:style-name="ce1" office:value-type="date" office:date-value="1942-09-01T16:30:00" calcext:value-type="date">
            <text:p>1942-09-01 16:30:00</text:p>
          </table:table-cell>
          <table:table-cell table:style-name="ce1" office:value-type="date" office:date-value="1906-01-01T16:30:00" calcext:value-type="date">
            <text:p>1906-01-01 16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6:35:00" calcext:value-type="date">
            <text:p>1941-10-01 16:35:00</text:p>
          </table:table-cell>
          <table:table-cell table:style-name="ce1" office:value-type="date" office:date-value="1942-09-01T16:35:00" calcext:value-type="date">
            <text:p>1942-09-01 16:35:00</text:p>
          </table:table-cell>
          <table:table-cell table:style-name="ce1" office:value-type="date" office:date-value="1906-01-01T16:35:00" calcext:value-type="date">
            <text:p>1906-01-01 16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6:40:00" calcext:value-type="date">
            <text:p>1941-10-01 16:40:00</text:p>
          </table:table-cell>
          <table:table-cell table:style-name="ce1" office:value-type="date" office:date-value="1942-09-01T16:40:00" calcext:value-type="date">
            <text:p>1942-09-01 16:40:00</text:p>
          </table:table-cell>
          <table:table-cell table:style-name="ce1" office:value-type="date" office:date-value="1906-01-01T16:40:00" calcext:value-type="date">
            <text:p>1906-01-01 16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6:45:00" calcext:value-type="date">
            <text:p>1941-10-01 16:45:00</text:p>
          </table:table-cell>
          <table:table-cell table:style-name="ce1" office:value-type="date" office:date-value="1942-09-01T16:45:00" calcext:value-type="date">
            <text:p>1942-09-01 16:45:00</text:p>
          </table:table-cell>
          <table:table-cell table:style-name="ce1" office:value-type="date" office:date-value="1906-01-01T16:45:00" calcext:value-type="date">
            <text:p>1906-01-01 16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6:50:00" calcext:value-type="date">
            <text:p>1941-10-01 16:50:00</text:p>
          </table:table-cell>
          <table:table-cell table:style-name="ce1" office:value-type="date" office:date-value="1942-09-01T16:50:00" calcext:value-type="date">
            <text:p>1942-09-01 16:50:00</text:p>
          </table:table-cell>
          <table:table-cell table:style-name="ce1" office:value-type="date" office:date-value="1906-01-01T16:50:00" calcext:value-type="date">
            <text:p>1906-01-01 16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6:55:00" calcext:value-type="date">
            <text:p>1941-10-01 16:55:00</text:p>
          </table:table-cell>
          <table:table-cell table:style-name="ce1" office:value-type="date" office:date-value="1942-09-01T16:55:00" calcext:value-type="date">
            <text:p>1942-09-01 16:55:00</text:p>
          </table:table-cell>
          <table:table-cell table:style-name="ce1" office:value-type="date" office:date-value="1906-01-01T16:55:00" calcext:value-type="date">
            <text:p>1906-01-01 16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7:00:00" calcext:value-type="date">
            <text:p>1941-10-01 17:00:00</text:p>
          </table:table-cell>
          <table:table-cell table:style-name="ce1" office:value-type="date" office:date-value="1942-09-01T17:00:00" calcext:value-type="date">
            <text:p>1942-09-01 17:00:00</text:p>
          </table:table-cell>
          <table:table-cell table:style-name="ce1" office:value-type="date" office:date-value="1906-01-01T17:00:00" calcext:value-type="date">
            <text:p>1906-01-01 17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7:05:00" calcext:value-type="date">
            <text:p>1941-10-01 17:05:00</text:p>
          </table:table-cell>
          <table:table-cell table:style-name="ce1" office:value-type="date" office:date-value="1942-09-01T17:05:00" calcext:value-type="date">
            <text:p>1942-09-01 17:05:00</text:p>
          </table:table-cell>
          <table:table-cell table:style-name="ce1" office:value-type="date" office:date-value="1906-01-01T17:05:00" calcext:value-type="date">
            <text:p>1906-01-01 17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7:10:00" calcext:value-type="date">
            <text:p>1941-10-01 17:10:00</text:p>
          </table:table-cell>
          <table:table-cell table:style-name="ce1" office:value-type="date" office:date-value="1942-09-01T17:10:00" calcext:value-type="date">
            <text:p>1942-09-01 17:10:00</text:p>
          </table:table-cell>
          <table:table-cell table:style-name="ce1" office:value-type="date" office:date-value="1906-01-01T17:10:00" calcext:value-type="date">
            <text:p>1906-01-01 17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7:15:00" calcext:value-type="date">
            <text:p>1941-10-01 17:15:00</text:p>
          </table:table-cell>
          <table:table-cell table:style-name="ce1" office:value-type="date" office:date-value="1942-09-01T17:15:00" calcext:value-type="date">
            <text:p>1942-09-01 17:15:00</text:p>
          </table:table-cell>
          <table:table-cell table:style-name="ce1" office:value-type="date" office:date-value="1906-01-01T17:15:00" calcext:value-type="date">
            <text:p>1906-01-01 17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7:20:00" calcext:value-type="date">
            <text:p>1941-10-01 17:20:00</text:p>
          </table:table-cell>
          <table:table-cell table:style-name="ce1" office:value-type="date" office:date-value="1942-09-01T17:20:00" calcext:value-type="date">
            <text:p>1942-09-01 17:20:00</text:p>
          </table:table-cell>
          <table:table-cell table:style-name="ce1" office:value-type="date" office:date-value="1906-01-01T17:20:00" calcext:value-type="date">
            <text:p>1906-01-01 17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7:25:00" calcext:value-type="date">
            <text:p>1941-10-01 17:25:00</text:p>
          </table:table-cell>
          <table:table-cell table:style-name="ce1" office:value-type="date" office:date-value="1942-09-01T17:25:00" calcext:value-type="date">
            <text:p>1942-09-01 17:25:00</text:p>
          </table:table-cell>
          <table:table-cell table:style-name="ce1" office:value-type="date" office:date-value="1906-01-01T17:25:00" calcext:value-type="date">
            <text:p>1906-01-01 17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7:30:00" calcext:value-type="date">
            <text:p>1941-10-01 17:30:00</text:p>
          </table:table-cell>
          <table:table-cell table:style-name="ce1" office:value-type="date" office:date-value="1942-09-01T17:30:00" calcext:value-type="date">
            <text:p>1942-09-01 17:30:00</text:p>
          </table:table-cell>
          <table:table-cell table:style-name="ce1" office:value-type="date" office:date-value="1906-01-01T17:30:00" calcext:value-type="date">
            <text:p>1906-01-01 17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7:35:00" calcext:value-type="date">
            <text:p>1941-10-01 17:35:00</text:p>
          </table:table-cell>
          <table:table-cell table:style-name="ce1" office:value-type="date" office:date-value="1942-09-01T17:35:00" calcext:value-type="date">
            <text:p>1942-09-01 17:35:00</text:p>
          </table:table-cell>
          <table:table-cell table:style-name="ce1" office:value-type="date" office:date-value="1906-01-01T17:35:00" calcext:value-type="date">
            <text:p>1906-01-01 17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7:40:00" calcext:value-type="date">
            <text:p>1941-10-01 17:40:00</text:p>
          </table:table-cell>
          <table:table-cell table:style-name="ce1" office:value-type="date" office:date-value="1942-09-01T17:40:00" calcext:value-type="date">
            <text:p>1942-09-01 17:40:00</text:p>
          </table:table-cell>
          <table:table-cell table:style-name="ce1" office:value-type="date" office:date-value="1906-01-01T17:40:00" calcext:value-type="date">
            <text:p>1906-01-01 17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7:45:00" calcext:value-type="date">
            <text:p>1941-10-01 17:45:00</text:p>
          </table:table-cell>
          <table:table-cell table:style-name="ce1" office:value-type="date" office:date-value="1942-09-01T17:45:00" calcext:value-type="date">
            <text:p>1942-09-01 17:45:00</text:p>
          </table:table-cell>
          <table:table-cell table:style-name="ce1" office:value-type="date" office:date-value="1906-01-01T17:45:00" calcext:value-type="date">
            <text:p>1906-01-01 17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7:50:00" calcext:value-type="date">
            <text:p>1941-10-01 17:50:00</text:p>
          </table:table-cell>
          <table:table-cell table:style-name="ce1" office:value-type="date" office:date-value="1942-09-01T17:50:00" calcext:value-type="date">
            <text:p>1942-09-01 17:50:00</text:p>
          </table:table-cell>
          <table:table-cell table:style-name="ce1" office:value-type="date" office:date-value="1906-01-01T17:50:00" calcext:value-type="date">
            <text:p>1906-01-01 17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7:55:00" calcext:value-type="date">
            <text:p>1941-10-01 17:55:00</text:p>
          </table:table-cell>
          <table:table-cell table:style-name="ce1" office:value-type="date" office:date-value="1942-09-01T17:55:00" calcext:value-type="date">
            <text:p>1942-09-01 17:55:00</text:p>
          </table:table-cell>
          <table:table-cell table:style-name="ce1" office:value-type="date" office:date-value="1906-01-01T17:55:00" calcext:value-type="date">
            <text:p>1906-01-01 17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8:00:00" calcext:value-type="date">
            <text:p>1941-10-01 18:00:00</text:p>
          </table:table-cell>
          <table:table-cell table:style-name="ce1" office:value-type="date" office:date-value="1942-09-01T18:00:00" calcext:value-type="date">
            <text:p>1942-09-01 18:00:00</text:p>
          </table:table-cell>
          <table:table-cell table:style-name="ce1" office:value-type="date" office:date-value="1906-01-01T18:00:00" calcext:value-type="date">
            <text:p>1906-01-01 18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8:05:00" calcext:value-type="date">
            <text:p>1941-10-01 18:05:00</text:p>
          </table:table-cell>
          <table:table-cell table:style-name="ce1" office:value-type="date" office:date-value="1942-09-01T18:05:00" calcext:value-type="date">
            <text:p>1942-09-01 18:05:00</text:p>
          </table:table-cell>
          <table:table-cell table:style-name="ce1" office:value-type="date" office:date-value="1906-01-01T18:05:00" calcext:value-type="date">
            <text:p>1906-01-01 18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8:10:00" calcext:value-type="date">
            <text:p>1941-10-01 18:10:00</text:p>
          </table:table-cell>
          <table:table-cell table:style-name="ce1" office:value-type="date" office:date-value="1942-09-01T18:10:00" calcext:value-type="date">
            <text:p>1942-09-01 18:10:00</text:p>
          </table:table-cell>
          <table:table-cell table:style-name="ce1" office:value-type="date" office:date-value="1906-01-01T18:10:00" calcext:value-type="date">
            <text:p>1906-01-01 18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8:15:00" calcext:value-type="date">
            <text:p>1941-10-01 18:15:00</text:p>
          </table:table-cell>
          <table:table-cell table:style-name="ce1" office:value-type="date" office:date-value="1942-09-01T18:15:00" calcext:value-type="date">
            <text:p>1942-09-01 18:15:00</text:p>
          </table:table-cell>
          <table:table-cell table:style-name="ce1" office:value-type="date" office:date-value="1906-01-01T18:15:00" calcext:value-type="date">
            <text:p>1906-01-01 18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8:20:00" calcext:value-type="date">
            <text:p>1941-10-01 18:20:00</text:p>
          </table:table-cell>
          <table:table-cell table:style-name="ce1" office:value-type="date" office:date-value="1942-09-01T18:20:00" calcext:value-type="date">
            <text:p>1942-09-01 18:20:00</text:p>
          </table:table-cell>
          <table:table-cell table:style-name="ce1" office:value-type="date" office:date-value="1906-01-01T18:20:00" calcext:value-type="date">
            <text:p>1906-01-01 18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8:25:00" calcext:value-type="date">
            <text:p>1941-10-01 18:25:00</text:p>
          </table:table-cell>
          <table:table-cell table:style-name="ce1" office:value-type="date" office:date-value="1942-09-01T18:25:00" calcext:value-type="date">
            <text:p>1942-09-01 18:25:00</text:p>
          </table:table-cell>
          <table:table-cell table:style-name="ce1" office:value-type="date" office:date-value="1906-01-01T18:25:00" calcext:value-type="date">
            <text:p>1906-01-01 18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8:30:00" calcext:value-type="date">
            <text:p>1941-10-01 18:30:00</text:p>
          </table:table-cell>
          <table:table-cell table:style-name="ce1" office:value-type="date" office:date-value="1942-09-01T18:30:00" calcext:value-type="date">
            <text:p>1942-09-01 18:30:00</text:p>
          </table:table-cell>
          <table:table-cell table:style-name="ce1" office:value-type="date" office:date-value="1906-01-01T18:30:00" calcext:value-type="date">
            <text:p>1906-01-01 18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8:35:00" calcext:value-type="date">
            <text:p>1941-10-01 18:35:00</text:p>
          </table:table-cell>
          <table:table-cell table:style-name="ce1" office:value-type="date" office:date-value="1942-09-01T18:35:00" calcext:value-type="date">
            <text:p>1942-09-01 18:35:00</text:p>
          </table:table-cell>
          <table:table-cell table:style-name="ce1" office:value-type="date" office:date-value="1906-01-01T18:35:00" calcext:value-type="date">
            <text:p>1906-01-01 18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8:40:00" calcext:value-type="date">
            <text:p>1941-10-01 18:40:00</text:p>
          </table:table-cell>
          <table:table-cell table:style-name="ce1" office:value-type="date" office:date-value="1942-09-01T18:40:00" calcext:value-type="date">
            <text:p>1942-09-01 18:40:00</text:p>
          </table:table-cell>
          <table:table-cell table:style-name="ce1" office:value-type="date" office:date-value="1906-01-01T18:40:00" calcext:value-type="date">
            <text:p>1906-01-01 18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8:45:00" calcext:value-type="date">
            <text:p>1941-10-01 18:45:00</text:p>
          </table:table-cell>
          <table:table-cell table:style-name="ce1" office:value-type="date" office:date-value="1942-09-01T18:45:00" calcext:value-type="date">
            <text:p>1942-09-01 18:45:00</text:p>
          </table:table-cell>
          <table:table-cell table:style-name="ce1" office:value-type="date" office:date-value="1906-01-01T18:45:00" calcext:value-type="date">
            <text:p>1906-01-01 18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8:50:00" calcext:value-type="date">
            <text:p>1941-10-01 18:50:00</text:p>
          </table:table-cell>
          <table:table-cell table:style-name="ce1" office:value-type="date" office:date-value="1942-09-01T18:50:00" calcext:value-type="date">
            <text:p>1942-09-01 18:50:00</text:p>
          </table:table-cell>
          <table:table-cell table:style-name="ce1" office:value-type="date" office:date-value="1906-01-01T18:50:00" calcext:value-type="date">
            <text:p>1906-01-01 18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8:55:00" calcext:value-type="date">
            <text:p>1941-10-01 18:55:00</text:p>
          </table:table-cell>
          <table:table-cell table:style-name="ce1" office:value-type="date" office:date-value="1942-09-01T18:55:00" calcext:value-type="date">
            <text:p>1942-09-01 18:55:00</text:p>
          </table:table-cell>
          <table:table-cell table:style-name="ce1" office:value-type="date" office:date-value="1906-01-01T18:55:00" calcext:value-type="date">
            <text:p>1906-01-01 18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9:00:00" calcext:value-type="date">
            <text:p>1941-10-01 19:00:00</text:p>
          </table:table-cell>
          <table:table-cell table:style-name="ce1" office:value-type="date" office:date-value="1942-09-01T19:00:00" calcext:value-type="date">
            <text:p>1942-09-01 19:00:00</text:p>
          </table:table-cell>
          <table:table-cell table:style-name="ce1" office:value-type="date" office:date-value="1906-01-01T19:00:00" calcext:value-type="date">
            <text:p>1906-01-01 19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9:05:00" calcext:value-type="date">
            <text:p>1941-10-01 19:05:00</text:p>
          </table:table-cell>
          <table:table-cell table:style-name="ce1" office:value-type="date" office:date-value="1942-09-01T19:05:00" calcext:value-type="date">
            <text:p>1942-09-01 19:05:00</text:p>
          </table:table-cell>
          <table:table-cell table:style-name="ce1" office:value-type="date" office:date-value="1906-01-01T19:05:00" calcext:value-type="date">
            <text:p>1906-01-01 19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9:10:00" calcext:value-type="date">
            <text:p>1941-10-01 19:10:00</text:p>
          </table:table-cell>
          <table:table-cell table:style-name="ce1" office:value-type="date" office:date-value="1942-09-01T19:10:00" calcext:value-type="date">
            <text:p>1942-09-01 19:10:00</text:p>
          </table:table-cell>
          <table:table-cell table:style-name="ce1" office:value-type="date" office:date-value="1906-01-01T19:10:00" calcext:value-type="date">
            <text:p>1906-01-01 19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9:15:00" calcext:value-type="date">
            <text:p>1941-10-01 19:15:00</text:p>
          </table:table-cell>
          <table:table-cell table:style-name="ce1" office:value-type="date" office:date-value="1942-09-01T19:15:00" calcext:value-type="date">
            <text:p>1942-09-01 19:15:00</text:p>
          </table:table-cell>
          <table:table-cell table:style-name="ce1" office:value-type="date" office:date-value="1906-01-01T19:15:00" calcext:value-type="date">
            <text:p>1906-01-01 19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9:20:00" calcext:value-type="date">
            <text:p>1941-10-01 19:20:00</text:p>
          </table:table-cell>
          <table:table-cell table:style-name="ce1" office:value-type="date" office:date-value="1942-09-01T19:20:00" calcext:value-type="date">
            <text:p>1942-09-01 19:20:00</text:p>
          </table:table-cell>
          <table:table-cell table:style-name="ce1" office:value-type="date" office:date-value="1906-01-01T19:20:00" calcext:value-type="date">
            <text:p>1906-01-01 19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9:25:00" calcext:value-type="date">
            <text:p>1941-10-01 19:25:00</text:p>
          </table:table-cell>
          <table:table-cell table:style-name="ce1" office:value-type="date" office:date-value="1942-09-01T19:25:00" calcext:value-type="date">
            <text:p>1942-09-01 19:25:00</text:p>
          </table:table-cell>
          <table:table-cell table:style-name="ce1" office:value-type="date" office:date-value="1906-01-01T19:25:00" calcext:value-type="date">
            <text:p>1906-01-01 19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9:30:00" calcext:value-type="date">
            <text:p>1941-10-01 19:30:00</text:p>
          </table:table-cell>
          <table:table-cell table:style-name="ce1" office:value-type="date" office:date-value="1942-09-01T19:30:00" calcext:value-type="date">
            <text:p>1942-09-01 19:30:00</text:p>
          </table:table-cell>
          <table:table-cell table:style-name="ce1" office:value-type="date" office:date-value="1906-01-01T19:30:00" calcext:value-type="date">
            <text:p>1906-01-01 19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9:35:00" calcext:value-type="date">
            <text:p>1941-10-01 19:35:00</text:p>
          </table:table-cell>
          <table:table-cell table:style-name="ce1" office:value-type="date" office:date-value="1942-09-01T19:35:00" calcext:value-type="date">
            <text:p>1942-09-01 19:35:00</text:p>
          </table:table-cell>
          <table:table-cell table:style-name="ce1" office:value-type="date" office:date-value="1906-01-01T19:35:00" calcext:value-type="date">
            <text:p>1906-01-01 19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9:40:00" calcext:value-type="date">
            <text:p>1941-10-01 19:40:00</text:p>
          </table:table-cell>
          <table:table-cell table:style-name="ce1" office:value-type="date" office:date-value="1942-09-01T19:40:00" calcext:value-type="date">
            <text:p>1942-09-01 19:40:00</text:p>
          </table:table-cell>
          <table:table-cell table:style-name="ce1" office:value-type="date" office:date-value="1906-01-01T19:40:00" calcext:value-type="date">
            <text:p>1906-01-01 19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9:45:00" calcext:value-type="date">
            <text:p>1941-10-01 19:45:00</text:p>
          </table:table-cell>
          <table:table-cell table:style-name="ce1" office:value-type="date" office:date-value="1942-09-01T19:45:00" calcext:value-type="date">
            <text:p>1942-09-01 19:45:00</text:p>
          </table:table-cell>
          <table:table-cell table:style-name="ce1" office:value-type="date" office:date-value="1906-01-01T19:45:00" calcext:value-type="date">
            <text:p>1906-01-01 19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9:50:00" calcext:value-type="date">
            <text:p>1941-10-01 19:50:00</text:p>
          </table:table-cell>
          <table:table-cell table:style-name="ce1" office:value-type="date" office:date-value="1942-09-01T19:50:00" calcext:value-type="date">
            <text:p>1942-09-01 19:50:00</text:p>
          </table:table-cell>
          <table:table-cell table:style-name="ce1" office:value-type="date" office:date-value="1906-01-01T19:50:00" calcext:value-type="date">
            <text:p>1906-01-01 19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19:55:00" calcext:value-type="date">
            <text:p>1941-10-01 19:55:00</text:p>
          </table:table-cell>
          <table:table-cell table:style-name="ce1" office:value-type="date" office:date-value="1942-09-01T19:55:00" calcext:value-type="date">
            <text:p>1942-09-01 19:55:00</text:p>
          </table:table-cell>
          <table:table-cell table:style-name="ce1" office:value-type="date" office:date-value="1906-01-01T19:55:00" calcext:value-type="date">
            <text:p>1906-01-01 19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0:00:00" calcext:value-type="date">
            <text:p>1941-10-01 20:00:00</text:p>
          </table:table-cell>
          <table:table-cell table:style-name="ce1" office:value-type="date" office:date-value="1942-09-01T20:00:00" calcext:value-type="date">
            <text:p>1942-09-01 20:00:00</text:p>
          </table:table-cell>
          <table:table-cell table:style-name="ce1" office:value-type="date" office:date-value="1906-01-01T20:00:00" calcext:value-type="date">
            <text:p>1906-01-01 20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0:05:00" calcext:value-type="date">
            <text:p>1941-10-01 20:05:00</text:p>
          </table:table-cell>
          <table:table-cell table:style-name="ce1" office:value-type="date" office:date-value="1942-09-01T20:05:00" calcext:value-type="date">
            <text:p>1942-09-01 20:05:00</text:p>
          </table:table-cell>
          <table:table-cell table:style-name="ce1" office:value-type="date" office:date-value="1906-01-01T20:05:00" calcext:value-type="date">
            <text:p>1906-01-01 20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0:10:00" calcext:value-type="date">
            <text:p>1941-10-01 20:10:00</text:p>
          </table:table-cell>
          <table:table-cell table:style-name="ce1" office:value-type="date" office:date-value="1942-09-01T20:10:00" calcext:value-type="date">
            <text:p>1942-09-01 20:10:00</text:p>
          </table:table-cell>
          <table:table-cell table:style-name="ce1" office:value-type="date" office:date-value="1906-01-01T20:10:00" calcext:value-type="date">
            <text:p>1906-01-01 20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0:15:00" calcext:value-type="date">
            <text:p>1941-10-01 20:15:00</text:p>
          </table:table-cell>
          <table:table-cell table:style-name="ce1" office:value-type="date" office:date-value="1942-09-01T20:15:00" calcext:value-type="date">
            <text:p>1942-09-01 20:15:00</text:p>
          </table:table-cell>
          <table:table-cell table:style-name="ce1" office:value-type="date" office:date-value="1906-01-01T20:15:00" calcext:value-type="date">
            <text:p>1906-01-01 20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0:20:00" calcext:value-type="date">
            <text:p>1941-10-01 20:20:00</text:p>
          </table:table-cell>
          <table:table-cell table:style-name="ce1" office:value-type="date" office:date-value="1942-09-01T20:20:00" calcext:value-type="date">
            <text:p>1942-09-01 20:20:00</text:p>
          </table:table-cell>
          <table:table-cell table:style-name="ce1" office:value-type="date" office:date-value="1906-01-01T20:20:00" calcext:value-type="date">
            <text:p>1906-01-01 20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0:25:00" calcext:value-type="date">
            <text:p>1941-10-01 20:25:00</text:p>
          </table:table-cell>
          <table:table-cell table:style-name="ce1" office:value-type="date" office:date-value="1942-09-01T20:25:00" calcext:value-type="date">
            <text:p>1942-09-01 20:25:00</text:p>
          </table:table-cell>
          <table:table-cell table:style-name="ce1" office:value-type="date" office:date-value="1906-01-01T20:25:00" calcext:value-type="date">
            <text:p>1906-01-01 20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0:30:00" calcext:value-type="date">
            <text:p>1941-10-01 20:30:00</text:p>
          </table:table-cell>
          <table:table-cell table:style-name="ce1" office:value-type="date" office:date-value="1942-09-01T20:30:00" calcext:value-type="date">
            <text:p>1942-09-01 20:30:00</text:p>
          </table:table-cell>
          <table:table-cell table:style-name="ce1" office:value-type="date" office:date-value="1906-01-01T20:30:00" calcext:value-type="date">
            <text:p>1906-01-01 20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0:35:00" calcext:value-type="date">
            <text:p>1941-10-01 20:35:00</text:p>
          </table:table-cell>
          <table:table-cell table:style-name="ce1" office:value-type="date" office:date-value="1942-09-01T20:35:00" calcext:value-type="date">
            <text:p>1942-09-01 20:35:00</text:p>
          </table:table-cell>
          <table:table-cell table:style-name="ce1" office:value-type="date" office:date-value="1906-01-01T20:35:00" calcext:value-type="date">
            <text:p>1906-01-01 20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0:40:00" calcext:value-type="date">
            <text:p>1941-10-01 20:40:00</text:p>
          </table:table-cell>
          <table:table-cell table:style-name="ce1" office:value-type="date" office:date-value="1942-09-01T20:40:00" calcext:value-type="date">
            <text:p>1942-09-01 20:40:00</text:p>
          </table:table-cell>
          <table:table-cell table:style-name="ce1" office:value-type="date" office:date-value="1906-01-01T20:40:00" calcext:value-type="date">
            <text:p>1906-01-01 20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0:45:00" calcext:value-type="date">
            <text:p>1941-10-01 20:45:00</text:p>
          </table:table-cell>
          <table:table-cell table:style-name="ce1" office:value-type="date" office:date-value="1942-09-01T20:45:00" calcext:value-type="date">
            <text:p>1942-09-01 20:45:00</text:p>
          </table:table-cell>
          <table:table-cell table:style-name="ce1" office:value-type="date" office:date-value="1906-01-01T20:45:00" calcext:value-type="date">
            <text:p>1906-01-01 20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0:50:00" calcext:value-type="date">
            <text:p>1941-10-01 20:50:00</text:p>
          </table:table-cell>
          <table:table-cell table:style-name="ce1" office:value-type="date" office:date-value="1942-09-01T20:50:00" calcext:value-type="date">
            <text:p>1942-09-01 20:50:00</text:p>
          </table:table-cell>
          <table:table-cell table:style-name="ce1" office:value-type="date" office:date-value="1906-01-01T20:50:00" calcext:value-type="date">
            <text:p>1906-01-01 20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0:55:00" calcext:value-type="date">
            <text:p>1941-10-01 20:55:00</text:p>
          </table:table-cell>
          <table:table-cell table:style-name="ce1" office:value-type="date" office:date-value="1942-09-01T20:55:00" calcext:value-type="date">
            <text:p>1942-09-01 20:55:00</text:p>
          </table:table-cell>
          <table:table-cell table:style-name="ce1" office:value-type="date" office:date-value="1906-01-01T20:55:00" calcext:value-type="date">
            <text:p>1906-01-01 20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1:00:00" calcext:value-type="date">
            <text:p>1941-10-01 21:00:00</text:p>
          </table:table-cell>
          <table:table-cell table:style-name="ce1" office:value-type="date" office:date-value="1942-09-01T21:00:00" calcext:value-type="date">
            <text:p>1942-09-01 21:00:00</text:p>
          </table:table-cell>
          <table:table-cell table:style-name="ce1" office:value-type="date" office:date-value="1906-01-01T21:00:00" calcext:value-type="date">
            <text:p>1906-01-01 21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1:05:00" calcext:value-type="date">
            <text:p>1941-10-01 21:05:00</text:p>
          </table:table-cell>
          <table:table-cell table:style-name="ce1" office:value-type="date" office:date-value="1942-09-01T21:05:00" calcext:value-type="date">
            <text:p>1942-09-01 21:05:00</text:p>
          </table:table-cell>
          <table:table-cell table:style-name="ce1" office:value-type="date" office:date-value="1906-01-01T21:05:00" calcext:value-type="date">
            <text:p>1906-01-01 21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1:10:00" calcext:value-type="date">
            <text:p>1941-10-01 21:10:00</text:p>
          </table:table-cell>
          <table:table-cell table:style-name="ce1" office:value-type="date" office:date-value="1942-09-01T21:10:00" calcext:value-type="date">
            <text:p>1942-09-01 21:10:00</text:p>
          </table:table-cell>
          <table:table-cell table:style-name="ce1" office:value-type="date" office:date-value="1906-01-01T21:10:00" calcext:value-type="date">
            <text:p>1906-01-01 21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1:15:00" calcext:value-type="date">
            <text:p>1941-10-01 21:15:00</text:p>
          </table:table-cell>
          <table:table-cell table:style-name="ce1" office:value-type="date" office:date-value="1942-09-01T21:15:00" calcext:value-type="date">
            <text:p>1942-09-01 21:15:00</text:p>
          </table:table-cell>
          <table:table-cell table:style-name="ce1" office:value-type="date" office:date-value="1906-01-01T21:15:00" calcext:value-type="date">
            <text:p>1906-01-01 21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1:20:00" calcext:value-type="date">
            <text:p>1941-10-01 21:20:00</text:p>
          </table:table-cell>
          <table:table-cell table:style-name="ce1" office:value-type="date" office:date-value="1942-09-01T21:20:00" calcext:value-type="date">
            <text:p>1942-09-01 21:20:00</text:p>
          </table:table-cell>
          <table:table-cell table:style-name="ce1" office:value-type="date" office:date-value="1906-01-01T21:20:00" calcext:value-type="date">
            <text:p>1906-01-01 21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1:25:00" calcext:value-type="date">
            <text:p>1941-10-01 21:25:00</text:p>
          </table:table-cell>
          <table:table-cell table:style-name="ce1" office:value-type="date" office:date-value="1942-09-01T21:25:00" calcext:value-type="date">
            <text:p>1942-09-01 21:25:00</text:p>
          </table:table-cell>
          <table:table-cell table:style-name="ce1" office:value-type="date" office:date-value="1906-01-01T21:25:00" calcext:value-type="date">
            <text:p>1906-01-01 21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1:30:00" calcext:value-type="date">
            <text:p>1941-10-01 21:30:00</text:p>
          </table:table-cell>
          <table:table-cell table:style-name="ce1" office:value-type="date" office:date-value="1942-09-01T21:30:00" calcext:value-type="date">
            <text:p>1942-09-01 21:30:00</text:p>
          </table:table-cell>
          <table:table-cell table:style-name="ce1" office:value-type="date" office:date-value="1906-01-01T21:30:00" calcext:value-type="date">
            <text:p>1906-01-01 21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1:35:00" calcext:value-type="date">
            <text:p>1941-10-01 21:35:00</text:p>
          </table:table-cell>
          <table:table-cell table:style-name="ce1" office:value-type="date" office:date-value="1942-09-01T21:35:00" calcext:value-type="date">
            <text:p>1942-09-01 21:35:00</text:p>
          </table:table-cell>
          <table:table-cell table:style-name="ce1" office:value-type="date" office:date-value="1906-01-01T21:35:00" calcext:value-type="date">
            <text:p>1906-01-01 21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1:40:00" calcext:value-type="date">
            <text:p>1941-10-01 21:40:00</text:p>
          </table:table-cell>
          <table:table-cell table:style-name="ce1" office:value-type="date" office:date-value="1942-09-01T21:40:00" calcext:value-type="date">
            <text:p>1942-09-01 21:40:00</text:p>
          </table:table-cell>
          <table:table-cell table:style-name="ce1" office:value-type="date" office:date-value="1906-01-01T21:40:00" calcext:value-type="date">
            <text:p>1906-01-01 21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1:45:00" calcext:value-type="date">
            <text:p>1941-10-01 21:45:00</text:p>
          </table:table-cell>
          <table:table-cell table:style-name="ce1" office:value-type="date" office:date-value="1942-09-01T21:45:00" calcext:value-type="date">
            <text:p>1942-09-01 21:45:00</text:p>
          </table:table-cell>
          <table:table-cell table:style-name="ce1" office:value-type="date" office:date-value="1906-01-01T21:45:00" calcext:value-type="date">
            <text:p>1906-01-01 21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1:50:00" calcext:value-type="date">
            <text:p>1941-10-01 21:50:00</text:p>
          </table:table-cell>
          <table:table-cell table:style-name="ce1" office:value-type="date" office:date-value="1942-09-01T21:50:00" calcext:value-type="date">
            <text:p>1942-09-01 21:50:00</text:p>
          </table:table-cell>
          <table:table-cell table:style-name="ce1" office:value-type="date" office:date-value="1906-01-01T21:50:00" calcext:value-type="date">
            <text:p>1906-01-01 21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1:55:00" calcext:value-type="date">
            <text:p>1941-10-01 21:55:00</text:p>
          </table:table-cell>
          <table:table-cell table:style-name="ce1" office:value-type="date" office:date-value="1942-09-01T21:55:00" calcext:value-type="date">
            <text:p>1942-09-01 21:55:00</text:p>
          </table:table-cell>
          <table:table-cell table:style-name="ce1" office:value-type="date" office:date-value="1906-01-01T21:55:00" calcext:value-type="date">
            <text:p>1906-01-01 21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2:00:00" calcext:value-type="date">
            <text:p>1941-10-01 22:00:00</text:p>
          </table:table-cell>
          <table:table-cell table:style-name="ce1" office:value-type="date" office:date-value="1942-09-01T22:00:00" calcext:value-type="date">
            <text:p>1942-09-01 22:00:00</text:p>
          </table:table-cell>
          <table:table-cell table:style-name="ce1" office:value-type="date" office:date-value="1906-01-01T22:00:00" calcext:value-type="date">
            <text:p>1906-01-01 22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2:05:00" calcext:value-type="date">
            <text:p>1941-10-01 22:05:00</text:p>
          </table:table-cell>
          <table:table-cell table:style-name="ce1" office:value-type="date" office:date-value="1942-09-01T22:05:00" calcext:value-type="date">
            <text:p>1942-09-01 22:05:00</text:p>
          </table:table-cell>
          <table:table-cell table:style-name="ce1" office:value-type="date" office:date-value="1906-01-01T22:05:00" calcext:value-type="date">
            <text:p>1906-01-01 22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2:10:00" calcext:value-type="date">
            <text:p>1941-10-01 22:10:00</text:p>
          </table:table-cell>
          <table:table-cell table:style-name="ce1" office:value-type="date" office:date-value="1942-09-01T22:10:00" calcext:value-type="date">
            <text:p>1942-09-01 22:10:00</text:p>
          </table:table-cell>
          <table:table-cell table:style-name="ce1" office:value-type="date" office:date-value="1906-01-01T22:10:00" calcext:value-type="date">
            <text:p>1906-01-01 22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2:15:00" calcext:value-type="date">
            <text:p>1941-10-01 22:15:00</text:p>
          </table:table-cell>
          <table:table-cell table:style-name="ce1" office:value-type="date" office:date-value="1942-09-01T22:15:00" calcext:value-type="date">
            <text:p>1942-09-01 22:15:00</text:p>
          </table:table-cell>
          <table:table-cell table:style-name="ce1" office:value-type="date" office:date-value="1906-01-01T22:15:00" calcext:value-type="date">
            <text:p>1906-01-01 22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2:20:00" calcext:value-type="date">
            <text:p>1941-10-01 22:20:00</text:p>
          </table:table-cell>
          <table:table-cell table:style-name="ce1" office:value-type="date" office:date-value="1942-09-01T22:20:00" calcext:value-type="date">
            <text:p>1942-09-01 22:20:00</text:p>
          </table:table-cell>
          <table:table-cell table:style-name="ce1" office:value-type="date" office:date-value="1906-01-01T22:20:00" calcext:value-type="date">
            <text:p>1906-01-01 22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2:25:00" calcext:value-type="date">
            <text:p>1941-10-01 22:25:00</text:p>
          </table:table-cell>
          <table:table-cell table:style-name="ce1" office:value-type="date" office:date-value="1942-09-01T22:25:00" calcext:value-type="date">
            <text:p>1942-09-01 22:25:00</text:p>
          </table:table-cell>
          <table:table-cell table:style-name="ce1" office:value-type="date" office:date-value="1906-01-01T22:25:00" calcext:value-type="date">
            <text:p>1906-01-01 22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2:30:00" calcext:value-type="date">
            <text:p>1941-10-01 22:30:00</text:p>
          </table:table-cell>
          <table:table-cell table:style-name="ce1" office:value-type="date" office:date-value="1942-09-01T22:30:00" calcext:value-type="date">
            <text:p>1942-09-01 22:30:00</text:p>
          </table:table-cell>
          <table:table-cell table:style-name="ce1" office:value-type="date" office:date-value="1906-01-01T22:30:00" calcext:value-type="date">
            <text:p>1906-01-01 22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2:35:00" calcext:value-type="date">
            <text:p>1941-10-01 22:35:00</text:p>
          </table:table-cell>
          <table:table-cell table:style-name="ce1" office:value-type="date" office:date-value="1942-09-01T22:35:00" calcext:value-type="date">
            <text:p>1942-09-01 22:35:00</text:p>
          </table:table-cell>
          <table:table-cell table:style-name="ce1" office:value-type="date" office:date-value="1906-01-01T22:35:00" calcext:value-type="date">
            <text:p>1906-01-01 22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2:40:00" calcext:value-type="date">
            <text:p>1941-10-01 22:40:00</text:p>
          </table:table-cell>
          <table:table-cell table:style-name="ce1" office:value-type="date" office:date-value="1942-09-01T22:40:00" calcext:value-type="date">
            <text:p>1942-09-01 22:40:00</text:p>
          </table:table-cell>
          <table:table-cell table:style-name="ce1" office:value-type="date" office:date-value="1906-01-01T22:40:00" calcext:value-type="date">
            <text:p>1906-01-01 22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2:45:00" calcext:value-type="date">
            <text:p>1941-10-01 22:45:00</text:p>
          </table:table-cell>
          <table:table-cell table:style-name="ce1" office:value-type="date" office:date-value="1942-09-01T22:45:00" calcext:value-type="date">
            <text:p>1942-09-01 22:45:00</text:p>
          </table:table-cell>
          <table:table-cell table:style-name="ce1" office:value-type="date" office:date-value="1906-01-01T22:45:00" calcext:value-type="date">
            <text:p>1906-01-01 22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2:50:00" calcext:value-type="date">
            <text:p>1941-10-01 22:50:00</text:p>
          </table:table-cell>
          <table:table-cell table:style-name="ce1" office:value-type="date" office:date-value="1942-09-01T22:50:00" calcext:value-type="date">
            <text:p>1942-09-01 22:50:00</text:p>
          </table:table-cell>
          <table:table-cell table:style-name="ce1" office:value-type="date" office:date-value="1906-01-01T22:50:00" calcext:value-type="date">
            <text:p>1906-01-01 22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2:55:00" calcext:value-type="date">
            <text:p>1941-10-01 22:55:00</text:p>
          </table:table-cell>
          <table:table-cell table:style-name="ce1" office:value-type="date" office:date-value="1942-09-01T22:55:00" calcext:value-type="date">
            <text:p>1942-09-01 22:55:00</text:p>
          </table:table-cell>
          <table:table-cell table:style-name="ce1" office:value-type="date" office:date-value="1906-01-01T22:55:00" calcext:value-type="date">
            <text:p>1906-01-01 22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3:00:00" calcext:value-type="date">
            <text:p>1941-10-01 23:00:00</text:p>
          </table:table-cell>
          <table:table-cell table:style-name="ce1" office:value-type="date" office:date-value="1942-09-01T23:00:00" calcext:value-type="date">
            <text:p>1942-09-01 23:00:00</text:p>
          </table:table-cell>
          <table:table-cell table:style-name="ce1" office:value-type="date" office:date-value="1906-01-01T23:00:00" calcext:value-type="date">
            <text:p>1906-01-01 23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3:05:00" calcext:value-type="date">
            <text:p>1941-10-01 23:05:00</text:p>
          </table:table-cell>
          <table:table-cell table:style-name="ce1" office:value-type="date" office:date-value="1942-09-01T23:05:00" calcext:value-type="date">
            <text:p>1942-09-01 23:05:00</text:p>
          </table:table-cell>
          <table:table-cell table:style-name="ce1" office:value-type="date" office:date-value="1906-01-01T23:05:00" calcext:value-type="date">
            <text:p>1906-01-01 23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3:10:00" calcext:value-type="date">
            <text:p>1941-10-01 23:10:00</text:p>
          </table:table-cell>
          <table:table-cell table:style-name="ce1" office:value-type="date" office:date-value="1942-09-01T23:10:00" calcext:value-type="date">
            <text:p>1942-09-01 23:10:00</text:p>
          </table:table-cell>
          <table:table-cell table:style-name="ce1" office:value-type="date" office:date-value="1906-01-01T23:10:00" calcext:value-type="date">
            <text:p>1906-01-01 23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3:15:00" calcext:value-type="date">
            <text:p>1941-10-01 23:15:00</text:p>
          </table:table-cell>
          <table:table-cell table:style-name="ce1" office:value-type="date" office:date-value="1942-09-01T23:15:00" calcext:value-type="date">
            <text:p>1942-09-01 23:15:00</text:p>
          </table:table-cell>
          <table:table-cell table:style-name="ce1" office:value-type="date" office:date-value="1906-01-01T23:15:00" calcext:value-type="date">
            <text:p>1906-01-01 23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3:20:00" calcext:value-type="date">
            <text:p>1941-10-01 23:20:00</text:p>
          </table:table-cell>
          <table:table-cell table:style-name="ce1" office:value-type="date" office:date-value="1942-09-01T23:20:00" calcext:value-type="date">
            <text:p>1942-09-01 23:20:00</text:p>
          </table:table-cell>
          <table:table-cell table:style-name="ce1" office:value-type="date" office:date-value="1906-01-01T23:20:00" calcext:value-type="date">
            <text:p>1906-01-01 23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3:25:00" calcext:value-type="date">
            <text:p>1941-10-01 23:25:00</text:p>
          </table:table-cell>
          <table:table-cell table:style-name="ce1" office:value-type="date" office:date-value="1942-09-01T23:25:00" calcext:value-type="date">
            <text:p>1942-09-01 23:25:00</text:p>
          </table:table-cell>
          <table:table-cell table:style-name="ce1" office:value-type="date" office:date-value="1906-01-01T23:25:00" calcext:value-type="date">
            <text:p>1906-01-01 23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3:30:00" calcext:value-type="date">
            <text:p>1941-10-01 23:30:00</text:p>
          </table:table-cell>
          <table:table-cell table:style-name="ce1" office:value-type="date" office:date-value="1942-09-01T23:30:00" calcext:value-type="date">
            <text:p>1942-09-01 23:30:00</text:p>
          </table:table-cell>
          <table:table-cell table:style-name="ce1" office:value-type="date" office:date-value="1906-01-01T23:30:00" calcext:value-type="date">
            <text:p>1906-01-01 23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3:35:00" calcext:value-type="date">
            <text:p>1941-10-01 23:35:00</text:p>
          </table:table-cell>
          <table:table-cell table:style-name="ce1" office:value-type="date" office:date-value="1942-09-01T23:35:00" calcext:value-type="date">
            <text:p>1942-09-01 23:35:00</text:p>
          </table:table-cell>
          <table:table-cell table:style-name="ce1" office:value-type="date" office:date-value="1906-01-01T23:35:00" calcext:value-type="date">
            <text:p>1906-01-01 23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3:40:00" calcext:value-type="date">
            <text:p>1941-10-01 23:40:00</text:p>
          </table:table-cell>
          <table:table-cell table:style-name="ce1" office:value-type="date" office:date-value="1942-09-01T23:40:00" calcext:value-type="date">
            <text:p>1942-09-01 23:40:00</text:p>
          </table:table-cell>
          <table:table-cell table:style-name="ce1" office:value-type="date" office:date-value="1906-01-01T23:40:00" calcext:value-type="date">
            <text:p>1906-01-01 23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3:45:00" calcext:value-type="date">
            <text:p>1941-10-01 23:45:00</text:p>
          </table:table-cell>
          <table:table-cell table:style-name="ce1" office:value-type="date" office:date-value="1942-09-01T23:45:00" calcext:value-type="date">
            <text:p>1942-09-01 23:45:00</text:p>
          </table:table-cell>
          <table:table-cell table:style-name="ce1" office:value-type="date" office:date-value="1906-01-01T23:45:00" calcext:value-type="date">
            <text:p>1906-01-01 23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3:50:00" calcext:value-type="date">
            <text:p>1941-10-01 23:50:00</text:p>
          </table:table-cell>
          <table:table-cell table:style-name="ce1" office:value-type="date" office:date-value="1942-09-01T23:50:00" calcext:value-type="date">
            <text:p>1942-09-01 23:50:00</text:p>
          </table:table-cell>
          <table:table-cell table:style-name="ce1" office:value-type="date" office:date-value="1906-01-01T23:50:00" calcext:value-type="date">
            <text:p>1906-01-01 23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1T23:55:00" calcext:value-type="date">
            <text:p>1941-10-01 23:55:00</text:p>
          </table:table-cell>
          <table:table-cell table:style-name="ce1" office:value-type="date" office:date-value="1942-09-01T23:55:00" calcext:value-type="date">
            <text:p>1942-09-01 23:55:00</text:p>
          </table:table-cell>
          <table:table-cell table:style-name="ce1" office:value-type="date" office:date-value="1906-01-01T23:55:00" calcext:value-type="date">
            <text:p>1906-01-01 23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" calcext:value-type="date">
            <text:p>1941-10-02 00:00:00</text:p>
          </table:table-cell>
          <table:table-cell table:style-name="ce1" office:value-type="date" office:date-value="1942-09-02" calcext:value-type="date">
            <text:p>1942-09-02 00:00:00</text:p>
          </table:table-cell>
          <table:table-cell table:style-name="ce1" office:value-type="date" office:date-value="1906-01-02" calcext:value-type="date">
            <text:p>1906-01-02 00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0:05:00" calcext:value-type="date">
            <text:p>1941-10-02 00:05:00</text:p>
          </table:table-cell>
          <table:table-cell table:style-name="ce1" office:value-type="date" office:date-value="1942-09-02T00:05:00" calcext:value-type="date">
            <text:p>1942-09-02 00:05:00</text:p>
          </table:table-cell>
          <table:table-cell table:style-name="ce1" office:value-type="date" office:date-value="1906-01-02T00:05:00" calcext:value-type="date">
            <text:p>1906-01-02 00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0:10:00" calcext:value-type="date">
            <text:p>1941-10-02 00:10:00</text:p>
          </table:table-cell>
          <table:table-cell table:style-name="ce1" office:value-type="date" office:date-value="1942-09-02T00:10:00" calcext:value-type="date">
            <text:p>1942-09-02 00:10:00</text:p>
          </table:table-cell>
          <table:table-cell table:style-name="ce1" office:value-type="date" office:date-value="1906-01-02T00:10:00" calcext:value-type="date">
            <text:p>1906-01-02 00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0:15:00" calcext:value-type="date">
            <text:p>1941-10-02 00:15:00</text:p>
          </table:table-cell>
          <table:table-cell table:style-name="ce1" office:value-type="date" office:date-value="1942-09-02T00:15:00" calcext:value-type="date">
            <text:p>1942-09-02 00:15:00</text:p>
          </table:table-cell>
          <table:table-cell table:style-name="ce1" office:value-type="date" office:date-value="1906-01-02T00:15:00" calcext:value-type="date">
            <text:p>1906-01-02 00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0:20:00" calcext:value-type="date">
            <text:p>1941-10-02 00:20:00</text:p>
          </table:table-cell>
          <table:table-cell table:style-name="ce1" office:value-type="date" office:date-value="1942-09-02T00:20:00" calcext:value-type="date">
            <text:p>1942-09-02 00:20:00</text:p>
          </table:table-cell>
          <table:table-cell table:style-name="ce1" office:value-type="date" office:date-value="1906-01-02T00:20:00" calcext:value-type="date">
            <text:p>1906-01-02 00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0:25:00" calcext:value-type="date">
            <text:p>1941-10-02 00:25:00</text:p>
          </table:table-cell>
          <table:table-cell table:style-name="ce1" office:value-type="date" office:date-value="1942-09-02T00:25:00" calcext:value-type="date">
            <text:p>1942-09-02 00:25:00</text:p>
          </table:table-cell>
          <table:table-cell table:style-name="ce1" office:value-type="date" office:date-value="1906-01-02T00:25:00" calcext:value-type="date">
            <text:p>1906-01-02 00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0:30:00" calcext:value-type="date">
            <text:p>1941-10-02 00:30:00</text:p>
          </table:table-cell>
          <table:table-cell table:style-name="ce1" office:value-type="date" office:date-value="1942-09-02T00:30:00" calcext:value-type="date">
            <text:p>1942-09-02 00:30:00</text:p>
          </table:table-cell>
          <table:table-cell table:style-name="ce1" office:value-type="date" office:date-value="1906-01-02T00:30:00" calcext:value-type="date">
            <text:p>1906-01-02 00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0:35:00" calcext:value-type="date">
            <text:p>1941-10-02 00:35:00</text:p>
          </table:table-cell>
          <table:table-cell table:style-name="ce1" office:value-type="date" office:date-value="1942-09-02T00:35:00" calcext:value-type="date">
            <text:p>1942-09-02 00:35:00</text:p>
          </table:table-cell>
          <table:table-cell table:style-name="ce1" office:value-type="date" office:date-value="1906-01-02T00:35:00" calcext:value-type="date">
            <text:p>1906-01-02 00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0:40:00" calcext:value-type="date">
            <text:p>1941-10-02 00:40:00</text:p>
          </table:table-cell>
          <table:table-cell table:style-name="ce1" office:value-type="date" office:date-value="1942-09-02T00:40:00" calcext:value-type="date">
            <text:p>1942-09-02 00:40:00</text:p>
          </table:table-cell>
          <table:table-cell table:style-name="ce1" office:value-type="date" office:date-value="1906-01-02T00:40:00" calcext:value-type="date">
            <text:p>1906-01-02 00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0:45:00" calcext:value-type="date">
            <text:p>1941-10-02 00:45:00</text:p>
          </table:table-cell>
          <table:table-cell table:style-name="ce1" office:value-type="date" office:date-value="1942-09-02T00:45:00" calcext:value-type="date">
            <text:p>1942-09-02 00:45:00</text:p>
          </table:table-cell>
          <table:table-cell table:style-name="ce1" office:value-type="date" office:date-value="1906-01-02T00:45:00" calcext:value-type="date">
            <text:p>1906-01-02 00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0:50:00" calcext:value-type="date">
            <text:p>1941-10-02 00:50:00</text:p>
          </table:table-cell>
          <table:table-cell table:style-name="ce1" office:value-type="date" office:date-value="1942-09-02T00:50:00" calcext:value-type="date">
            <text:p>1942-09-02 00:50:00</text:p>
          </table:table-cell>
          <table:table-cell table:style-name="ce1" office:value-type="date" office:date-value="1906-01-02T00:50:00" calcext:value-type="date">
            <text:p>1906-01-02 00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0:55:00" calcext:value-type="date">
            <text:p>1941-10-02 00:55:00</text:p>
          </table:table-cell>
          <table:table-cell table:style-name="ce1" office:value-type="date" office:date-value="1942-09-02T00:55:00" calcext:value-type="date">
            <text:p>1942-09-02 00:55:00</text:p>
          </table:table-cell>
          <table:table-cell table:style-name="ce1" office:value-type="date" office:date-value="1906-01-02T00:55:00" calcext:value-type="date">
            <text:p>1906-01-02 00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1:00:00" calcext:value-type="date">
            <text:p>1941-10-02 01:00:00</text:p>
          </table:table-cell>
          <table:table-cell table:style-name="ce1" office:value-type="date" office:date-value="1942-09-02T01:00:00" calcext:value-type="date">
            <text:p>1942-09-02 01:00:00</text:p>
          </table:table-cell>
          <table:table-cell table:style-name="ce1" office:value-type="date" office:date-value="1906-01-02T01:00:00" calcext:value-type="date">
            <text:p>1906-01-02 01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1:05:00" calcext:value-type="date">
            <text:p>1941-10-02 01:05:00</text:p>
          </table:table-cell>
          <table:table-cell table:style-name="ce1" office:value-type="date" office:date-value="1942-09-02T01:05:00" calcext:value-type="date">
            <text:p>1942-09-02 01:05:00</text:p>
          </table:table-cell>
          <table:table-cell table:style-name="ce1" office:value-type="date" office:date-value="1906-01-02T01:05:00" calcext:value-type="date">
            <text:p>1906-01-02 01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1:10:00" calcext:value-type="date">
            <text:p>1941-10-02 01:10:00</text:p>
          </table:table-cell>
          <table:table-cell table:style-name="ce1" office:value-type="date" office:date-value="1942-09-02T01:10:00" calcext:value-type="date">
            <text:p>1942-09-02 01:10:00</text:p>
          </table:table-cell>
          <table:table-cell table:style-name="ce1" office:value-type="date" office:date-value="1906-01-02T01:10:00" calcext:value-type="date">
            <text:p>1906-01-02 01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1:15:00" calcext:value-type="date">
            <text:p>1941-10-02 01:15:00</text:p>
          </table:table-cell>
          <table:table-cell table:style-name="ce1" office:value-type="date" office:date-value="1942-09-02T01:15:00" calcext:value-type="date">
            <text:p>1942-09-02 01:15:00</text:p>
          </table:table-cell>
          <table:table-cell table:style-name="ce1" office:value-type="date" office:date-value="1906-01-02T01:15:00" calcext:value-type="date">
            <text:p>1906-01-02 01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1:20:00" calcext:value-type="date">
            <text:p>1941-10-02 01:20:00</text:p>
          </table:table-cell>
          <table:table-cell table:style-name="ce1" office:value-type="date" office:date-value="1942-09-02T01:20:00" calcext:value-type="date">
            <text:p>1942-09-02 01:20:00</text:p>
          </table:table-cell>
          <table:table-cell table:style-name="ce1" office:value-type="date" office:date-value="1906-01-02T01:20:00" calcext:value-type="date">
            <text:p>1906-01-02 01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1:25:00" calcext:value-type="date">
            <text:p>1941-10-02 01:25:00</text:p>
          </table:table-cell>
          <table:table-cell table:style-name="ce1" office:value-type="date" office:date-value="1942-09-02T01:25:00" calcext:value-type="date">
            <text:p>1942-09-02 01:25:00</text:p>
          </table:table-cell>
          <table:table-cell table:style-name="ce1" office:value-type="date" office:date-value="1906-01-02T01:25:00" calcext:value-type="date">
            <text:p>1906-01-02 01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1:30:00" calcext:value-type="date">
            <text:p>1941-10-02 01:30:00</text:p>
          </table:table-cell>
          <table:table-cell table:style-name="ce1" office:value-type="date" office:date-value="1942-09-02T01:30:00" calcext:value-type="date">
            <text:p>1942-09-02 01:30:00</text:p>
          </table:table-cell>
          <table:table-cell table:style-name="ce1" office:value-type="date" office:date-value="1906-01-02T01:30:00" calcext:value-type="date">
            <text:p>1906-01-02 01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1:35:00" calcext:value-type="date">
            <text:p>1941-10-02 01:35:00</text:p>
          </table:table-cell>
          <table:table-cell table:style-name="ce1" office:value-type="date" office:date-value="1942-09-02T01:35:00" calcext:value-type="date">
            <text:p>1942-09-02 01:35:00</text:p>
          </table:table-cell>
          <table:table-cell table:style-name="ce1" office:value-type="date" office:date-value="1906-01-02T01:35:00" calcext:value-type="date">
            <text:p>1906-01-02 01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1:40:00" calcext:value-type="date">
            <text:p>1941-10-02 01:40:00</text:p>
          </table:table-cell>
          <table:table-cell table:style-name="ce1" office:value-type="date" office:date-value="1942-09-02T01:40:00" calcext:value-type="date">
            <text:p>1942-09-02 01:40:00</text:p>
          </table:table-cell>
          <table:table-cell table:style-name="ce1" office:value-type="date" office:date-value="1906-01-02T01:40:00" calcext:value-type="date">
            <text:p>1906-01-02 01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1:45:00" calcext:value-type="date">
            <text:p>1941-10-02 01:45:00</text:p>
          </table:table-cell>
          <table:table-cell table:style-name="ce1" office:value-type="date" office:date-value="1942-09-02T01:45:00" calcext:value-type="date">
            <text:p>1942-09-02 01:45:00</text:p>
          </table:table-cell>
          <table:table-cell table:style-name="ce1" office:value-type="date" office:date-value="1906-01-02T01:45:00" calcext:value-type="date">
            <text:p>1906-01-02 01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1:50:00" calcext:value-type="date">
            <text:p>1941-10-02 01:50:00</text:p>
          </table:table-cell>
          <table:table-cell table:style-name="ce1" office:value-type="date" office:date-value="1942-09-02T01:50:00" calcext:value-type="date">
            <text:p>1942-09-02 01:50:00</text:p>
          </table:table-cell>
          <table:table-cell table:style-name="ce1" office:value-type="date" office:date-value="1906-01-02T01:50:00" calcext:value-type="date">
            <text:p>1906-01-02 01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1:55:00" calcext:value-type="date">
            <text:p>1941-10-02 01:55:00</text:p>
          </table:table-cell>
          <table:table-cell table:style-name="ce1" office:value-type="date" office:date-value="1942-09-02T01:55:00" calcext:value-type="date">
            <text:p>1942-09-02 01:55:00</text:p>
          </table:table-cell>
          <table:table-cell table:style-name="ce1" office:value-type="date" office:date-value="1906-01-02T01:55:00" calcext:value-type="date">
            <text:p>1906-01-02 01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2:00:00" calcext:value-type="date">
            <text:p>1941-10-02 02:00:00</text:p>
          </table:table-cell>
          <table:table-cell table:style-name="ce1" office:value-type="date" office:date-value="1942-09-02T02:00:00" calcext:value-type="date">
            <text:p>1942-09-02 02:00:00</text:p>
          </table:table-cell>
          <table:table-cell table:style-name="ce1" office:value-type="date" office:date-value="1906-01-02T02:00:00" calcext:value-type="date">
            <text:p>1906-01-02 02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2:05:00" calcext:value-type="date">
            <text:p>1941-10-02 02:05:00</text:p>
          </table:table-cell>
          <table:table-cell table:style-name="ce1" office:value-type="date" office:date-value="1942-09-02T02:05:00" calcext:value-type="date">
            <text:p>1942-09-02 02:05:00</text:p>
          </table:table-cell>
          <table:table-cell table:style-name="ce1" office:value-type="date" office:date-value="1906-01-02T02:05:00" calcext:value-type="date">
            <text:p>1906-01-02 02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2:10:00" calcext:value-type="date">
            <text:p>1941-10-02 02:10:00</text:p>
          </table:table-cell>
          <table:table-cell table:style-name="ce1" office:value-type="date" office:date-value="1942-09-02T02:10:00" calcext:value-type="date">
            <text:p>1942-09-02 02:10:00</text:p>
          </table:table-cell>
          <table:table-cell table:style-name="ce1" office:value-type="date" office:date-value="1906-01-02T02:10:00" calcext:value-type="date">
            <text:p>1906-01-02 02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2:15:00" calcext:value-type="date">
            <text:p>1941-10-02 02:15:00</text:p>
          </table:table-cell>
          <table:table-cell table:style-name="ce1" office:value-type="date" office:date-value="1942-09-02T02:15:00" calcext:value-type="date">
            <text:p>1942-09-02 02:15:00</text:p>
          </table:table-cell>
          <table:table-cell table:style-name="ce1" office:value-type="date" office:date-value="1906-01-02T02:15:00" calcext:value-type="date">
            <text:p>1906-01-02 02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2:20:00" calcext:value-type="date">
            <text:p>1941-10-02 02:20:00</text:p>
          </table:table-cell>
          <table:table-cell table:style-name="ce1" office:value-type="date" office:date-value="1942-09-02T02:20:00" calcext:value-type="date">
            <text:p>1942-09-02 02:20:00</text:p>
          </table:table-cell>
          <table:table-cell table:style-name="ce1" office:value-type="date" office:date-value="1906-01-02T02:20:00" calcext:value-type="date">
            <text:p>1906-01-02 02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2:25:00" calcext:value-type="date">
            <text:p>1941-10-02 02:25:00</text:p>
          </table:table-cell>
          <table:table-cell table:style-name="ce1" office:value-type="date" office:date-value="1942-09-02T02:25:00" calcext:value-type="date">
            <text:p>1942-09-02 02:25:00</text:p>
          </table:table-cell>
          <table:table-cell table:style-name="ce1" office:value-type="date" office:date-value="1906-01-02T02:25:00" calcext:value-type="date">
            <text:p>1906-01-02 02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2:30:00" calcext:value-type="date">
            <text:p>1941-10-02 02:30:00</text:p>
          </table:table-cell>
          <table:table-cell table:style-name="ce1" office:value-type="date" office:date-value="1942-09-02T02:30:00" calcext:value-type="date">
            <text:p>1942-09-02 02:30:00</text:p>
          </table:table-cell>
          <table:table-cell table:style-name="ce1" office:value-type="date" office:date-value="1906-01-02T02:30:00" calcext:value-type="date">
            <text:p>1906-01-02 02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2:35:00" calcext:value-type="date">
            <text:p>1941-10-02 02:35:00</text:p>
          </table:table-cell>
          <table:table-cell table:style-name="ce1" office:value-type="date" office:date-value="1942-09-02T02:35:00" calcext:value-type="date">
            <text:p>1942-09-02 02:35:00</text:p>
          </table:table-cell>
          <table:table-cell table:style-name="ce1" office:value-type="date" office:date-value="1906-01-02T02:35:00" calcext:value-type="date">
            <text:p>1906-01-02 02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2:40:00" calcext:value-type="date">
            <text:p>1941-10-02 02:40:00</text:p>
          </table:table-cell>
          <table:table-cell table:style-name="ce1" office:value-type="date" office:date-value="1942-09-02T02:40:00" calcext:value-type="date">
            <text:p>1942-09-02 02:40:00</text:p>
          </table:table-cell>
          <table:table-cell table:style-name="ce1" office:value-type="date" office:date-value="1906-01-02T02:40:00" calcext:value-type="date">
            <text:p>1906-01-02 02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2:45:00" calcext:value-type="date">
            <text:p>1941-10-02 02:45:00</text:p>
          </table:table-cell>
          <table:table-cell table:style-name="ce1" office:value-type="date" office:date-value="1942-09-02T02:45:00" calcext:value-type="date">
            <text:p>1942-09-02 02:45:00</text:p>
          </table:table-cell>
          <table:table-cell table:style-name="ce1" office:value-type="date" office:date-value="1906-01-02T02:45:00" calcext:value-type="date">
            <text:p>1906-01-02 02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2:50:00" calcext:value-type="date">
            <text:p>1941-10-02 02:50:00</text:p>
          </table:table-cell>
          <table:table-cell table:style-name="ce1" office:value-type="date" office:date-value="1942-09-02T02:50:00" calcext:value-type="date">
            <text:p>1942-09-02 02:50:00</text:p>
          </table:table-cell>
          <table:table-cell table:style-name="ce1" office:value-type="date" office:date-value="1906-01-02T02:50:00" calcext:value-type="date">
            <text:p>1906-01-02 02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2:55:00" calcext:value-type="date">
            <text:p>1941-10-02 02:55:00</text:p>
          </table:table-cell>
          <table:table-cell table:style-name="ce1" office:value-type="date" office:date-value="1942-09-02T02:55:00" calcext:value-type="date">
            <text:p>1942-09-02 02:55:00</text:p>
          </table:table-cell>
          <table:table-cell table:style-name="ce1" office:value-type="date" office:date-value="1906-01-02T02:55:00" calcext:value-type="date">
            <text:p>1906-01-02 02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3:00:00" calcext:value-type="date">
            <text:p>1941-10-02 03:00:00</text:p>
          </table:table-cell>
          <table:table-cell table:style-name="ce1" office:value-type="date" office:date-value="1942-09-02T03:00:00" calcext:value-type="date">
            <text:p>1942-09-02 03:00:00</text:p>
          </table:table-cell>
          <table:table-cell table:style-name="ce1" office:value-type="date" office:date-value="1906-01-02T03:00:00" calcext:value-type="date">
            <text:p>1906-01-02 03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3:05:00" calcext:value-type="date">
            <text:p>1941-10-02 03:05:00</text:p>
          </table:table-cell>
          <table:table-cell table:style-name="ce1" office:value-type="date" office:date-value="1942-09-02T03:05:00" calcext:value-type="date">
            <text:p>1942-09-02 03:05:00</text:p>
          </table:table-cell>
          <table:table-cell table:style-name="ce1" office:value-type="date" office:date-value="1906-01-02T03:05:00" calcext:value-type="date">
            <text:p>1906-01-02 03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3:10:00" calcext:value-type="date">
            <text:p>1941-10-02 03:10:00</text:p>
          </table:table-cell>
          <table:table-cell table:style-name="ce1" office:value-type="date" office:date-value="1942-09-02T03:10:00" calcext:value-type="date">
            <text:p>1942-09-02 03:10:00</text:p>
          </table:table-cell>
          <table:table-cell table:style-name="ce1" office:value-type="date" office:date-value="1906-01-02T03:10:00" calcext:value-type="date">
            <text:p>1906-01-02 03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3:15:00" calcext:value-type="date">
            <text:p>1941-10-02 03:15:00</text:p>
          </table:table-cell>
          <table:table-cell table:style-name="ce1" office:value-type="date" office:date-value="1942-09-02T03:15:00" calcext:value-type="date">
            <text:p>1942-09-02 03:15:00</text:p>
          </table:table-cell>
          <table:table-cell table:style-name="ce1" office:value-type="date" office:date-value="1906-01-02T03:15:00" calcext:value-type="date">
            <text:p>1906-01-02 03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3:20:00" calcext:value-type="date">
            <text:p>1941-10-02 03:20:00</text:p>
          </table:table-cell>
          <table:table-cell table:style-name="ce1" office:value-type="date" office:date-value="1942-09-02T03:20:00" calcext:value-type="date">
            <text:p>1942-09-02 03:20:00</text:p>
          </table:table-cell>
          <table:table-cell table:style-name="ce1" office:value-type="date" office:date-value="1906-01-02T03:20:00" calcext:value-type="date">
            <text:p>1906-01-02 03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3:25:00" calcext:value-type="date">
            <text:p>1941-10-02 03:25:00</text:p>
          </table:table-cell>
          <table:table-cell table:style-name="ce1" office:value-type="date" office:date-value="1942-09-02T03:25:00" calcext:value-type="date">
            <text:p>1942-09-02 03:25:00</text:p>
          </table:table-cell>
          <table:table-cell table:style-name="ce1" office:value-type="date" office:date-value="1906-01-02T03:25:00" calcext:value-type="date">
            <text:p>1906-01-02 03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3:30:00" calcext:value-type="date">
            <text:p>1941-10-02 03:30:00</text:p>
          </table:table-cell>
          <table:table-cell table:style-name="ce1" office:value-type="date" office:date-value="1942-09-02T03:30:00" calcext:value-type="date">
            <text:p>1942-09-02 03:30:00</text:p>
          </table:table-cell>
          <table:table-cell table:style-name="ce1" office:value-type="date" office:date-value="1906-01-02T03:30:00" calcext:value-type="date">
            <text:p>1906-01-02 03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3:35:00" calcext:value-type="date">
            <text:p>1941-10-02 03:35:00</text:p>
          </table:table-cell>
          <table:table-cell table:style-name="ce1" office:value-type="date" office:date-value="1942-09-02T03:35:00" calcext:value-type="date">
            <text:p>1942-09-02 03:35:00</text:p>
          </table:table-cell>
          <table:table-cell table:style-name="ce1" office:value-type="date" office:date-value="1906-01-02T03:35:00" calcext:value-type="date">
            <text:p>1906-01-02 03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3:40:00" calcext:value-type="date">
            <text:p>1941-10-02 03:40:00</text:p>
          </table:table-cell>
          <table:table-cell table:style-name="ce1" office:value-type="date" office:date-value="1942-09-02T03:40:00" calcext:value-type="date">
            <text:p>1942-09-02 03:40:00</text:p>
          </table:table-cell>
          <table:table-cell table:style-name="ce1" office:value-type="date" office:date-value="1906-01-02T03:40:00" calcext:value-type="date">
            <text:p>1906-01-02 03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3:45:00" calcext:value-type="date">
            <text:p>1941-10-02 03:45:00</text:p>
          </table:table-cell>
          <table:table-cell table:style-name="ce1" office:value-type="date" office:date-value="1942-09-02T03:45:00" calcext:value-type="date">
            <text:p>1942-09-02 03:45:00</text:p>
          </table:table-cell>
          <table:table-cell table:style-name="ce1" office:value-type="date" office:date-value="1906-01-02T03:45:00" calcext:value-type="date">
            <text:p>1906-01-02 03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3:50:00" calcext:value-type="date">
            <text:p>1941-10-02 03:50:00</text:p>
          </table:table-cell>
          <table:table-cell table:style-name="ce1" office:value-type="date" office:date-value="1942-09-02T03:50:00" calcext:value-type="date">
            <text:p>1942-09-02 03:50:00</text:p>
          </table:table-cell>
          <table:table-cell table:style-name="ce1" office:value-type="date" office:date-value="1906-01-02T03:50:00" calcext:value-type="date">
            <text:p>1906-01-02 03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3:55:00" calcext:value-type="date">
            <text:p>1941-10-02 03:55:00</text:p>
          </table:table-cell>
          <table:table-cell table:style-name="ce1" office:value-type="date" office:date-value="1942-09-02T03:55:00" calcext:value-type="date">
            <text:p>1942-09-02 03:55:00</text:p>
          </table:table-cell>
          <table:table-cell table:style-name="ce1" office:value-type="date" office:date-value="1906-01-02T03:55:00" calcext:value-type="date">
            <text:p>1906-01-02 03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4:00:00" calcext:value-type="date">
            <text:p>1941-10-02 04:00:00</text:p>
          </table:table-cell>
          <table:table-cell table:style-name="ce1" office:value-type="date" office:date-value="1942-09-02T04:00:00" calcext:value-type="date">
            <text:p>1942-09-02 04:00:00</text:p>
          </table:table-cell>
          <table:table-cell table:style-name="ce1" office:value-type="date" office:date-value="1906-01-02T04:00:00" calcext:value-type="date">
            <text:p>1906-01-02 04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4:05:00" calcext:value-type="date">
            <text:p>1941-10-02 04:05:00</text:p>
          </table:table-cell>
          <table:table-cell table:style-name="ce1" office:value-type="date" office:date-value="1942-09-02T04:05:00" calcext:value-type="date">
            <text:p>1942-09-02 04:05:00</text:p>
          </table:table-cell>
          <table:table-cell table:style-name="ce1" office:value-type="date" office:date-value="1906-01-02T04:05:00" calcext:value-type="date">
            <text:p>1906-01-02 04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4:10:00" calcext:value-type="date">
            <text:p>1941-10-02 04:10:00</text:p>
          </table:table-cell>
          <table:table-cell table:style-name="ce1" office:value-type="date" office:date-value="1942-09-02T04:10:00" calcext:value-type="date">
            <text:p>1942-09-02 04:10:00</text:p>
          </table:table-cell>
          <table:table-cell table:style-name="ce1" office:value-type="date" office:date-value="1906-01-02T04:10:00" calcext:value-type="date">
            <text:p>1906-01-02 04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4:15:00" calcext:value-type="date">
            <text:p>1941-10-02 04:15:00</text:p>
          </table:table-cell>
          <table:table-cell table:style-name="ce1" office:value-type="date" office:date-value="1942-09-02T04:15:00" calcext:value-type="date">
            <text:p>1942-09-02 04:15:00</text:p>
          </table:table-cell>
          <table:table-cell table:style-name="ce1" office:value-type="date" office:date-value="1906-01-02T04:15:00" calcext:value-type="date">
            <text:p>1906-01-02 04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4:20:00" calcext:value-type="date">
            <text:p>1941-10-02 04:20:00</text:p>
          </table:table-cell>
          <table:table-cell table:style-name="ce1" office:value-type="date" office:date-value="1942-09-02T04:20:00" calcext:value-type="date">
            <text:p>1942-09-02 04:20:00</text:p>
          </table:table-cell>
          <table:table-cell table:style-name="ce1" office:value-type="date" office:date-value="1906-01-02T04:20:00" calcext:value-type="date">
            <text:p>1906-01-02 04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4:25:00" calcext:value-type="date">
            <text:p>1941-10-02 04:25:00</text:p>
          </table:table-cell>
          <table:table-cell table:style-name="ce1" office:value-type="date" office:date-value="1942-09-02T04:25:00" calcext:value-type="date">
            <text:p>1942-09-02 04:25:00</text:p>
          </table:table-cell>
          <table:table-cell table:style-name="ce1" office:value-type="date" office:date-value="1906-01-02T04:25:00" calcext:value-type="date">
            <text:p>1906-01-02 04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4:30:00" calcext:value-type="date">
            <text:p>1941-10-02 04:30:00</text:p>
          </table:table-cell>
          <table:table-cell table:style-name="ce1" office:value-type="date" office:date-value="1942-09-02T04:30:00" calcext:value-type="date">
            <text:p>1942-09-02 04:30:00</text:p>
          </table:table-cell>
          <table:table-cell table:style-name="ce1" office:value-type="date" office:date-value="1906-01-02T04:30:00" calcext:value-type="date">
            <text:p>1906-01-02 04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4:35:00" calcext:value-type="date">
            <text:p>1941-10-02 04:35:00</text:p>
          </table:table-cell>
          <table:table-cell table:style-name="ce1" office:value-type="date" office:date-value="1942-09-02T04:35:00" calcext:value-type="date">
            <text:p>1942-09-02 04:35:00</text:p>
          </table:table-cell>
          <table:table-cell table:style-name="ce1" office:value-type="date" office:date-value="1906-01-02T04:35:00" calcext:value-type="date">
            <text:p>1906-01-02 04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4:40:00" calcext:value-type="date">
            <text:p>1941-10-02 04:40:00</text:p>
          </table:table-cell>
          <table:table-cell table:style-name="ce1" office:value-type="date" office:date-value="1942-09-02T04:40:00" calcext:value-type="date">
            <text:p>1942-09-02 04:40:00</text:p>
          </table:table-cell>
          <table:table-cell table:style-name="ce1" office:value-type="date" office:date-value="1906-01-02T04:40:00" calcext:value-type="date">
            <text:p>1906-01-02 04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4:45:00" calcext:value-type="date">
            <text:p>1941-10-02 04:45:00</text:p>
          </table:table-cell>
          <table:table-cell table:style-name="ce1" office:value-type="date" office:date-value="1942-09-02T04:45:00" calcext:value-type="date">
            <text:p>1942-09-02 04:45:00</text:p>
          </table:table-cell>
          <table:table-cell table:style-name="ce1" office:value-type="date" office:date-value="1906-01-02T04:45:00" calcext:value-type="date">
            <text:p>1906-01-02 04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4:50:00" calcext:value-type="date">
            <text:p>1941-10-02 04:50:00</text:p>
          </table:table-cell>
          <table:table-cell table:style-name="ce1" office:value-type="date" office:date-value="1942-09-02T04:50:00" calcext:value-type="date">
            <text:p>1942-09-02 04:50:00</text:p>
          </table:table-cell>
          <table:table-cell table:style-name="ce1" office:value-type="date" office:date-value="1906-01-02T04:50:00" calcext:value-type="date">
            <text:p>1906-01-02 04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4:55:00" calcext:value-type="date">
            <text:p>1941-10-02 04:55:00</text:p>
          </table:table-cell>
          <table:table-cell table:style-name="ce1" office:value-type="date" office:date-value="1942-09-02T04:55:00" calcext:value-type="date">
            <text:p>1942-09-02 04:55:00</text:p>
          </table:table-cell>
          <table:table-cell table:style-name="ce1" office:value-type="date" office:date-value="1906-01-02T04:55:00" calcext:value-type="date">
            <text:p>1906-01-02 04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5:00:00" calcext:value-type="date">
            <text:p>1941-10-02 05:00:00</text:p>
          </table:table-cell>
          <table:table-cell table:style-name="ce1" office:value-type="date" office:date-value="1942-09-02T05:00:00" calcext:value-type="date">
            <text:p>1942-09-02 05:00:00</text:p>
          </table:table-cell>
          <table:table-cell table:style-name="ce1" office:value-type="date" office:date-value="1906-01-02T05:00:00" calcext:value-type="date">
            <text:p>1906-01-02 05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5:05:00" calcext:value-type="date">
            <text:p>1941-10-02 05:05:00</text:p>
          </table:table-cell>
          <table:table-cell table:style-name="ce1" office:value-type="date" office:date-value="1942-09-02T05:05:00" calcext:value-type="date">
            <text:p>1942-09-02 05:05:00</text:p>
          </table:table-cell>
          <table:table-cell table:style-name="ce1" office:value-type="date" office:date-value="1906-01-02T05:05:00" calcext:value-type="date">
            <text:p>1906-01-02 05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5:10:00" calcext:value-type="date">
            <text:p>1941-10-02 05:10:00</text:p>
          </table:table-cell>
          <table:table-cell table:style-name="ce1" office:value-type="date" office:date-value="1942-09-02T05:10:00" calcext:value-type="date">
            <text:p>1942-09-02 05:10:00</text:p>
          </table:table-cell>
          <table:table-cell table:style-name="ce1" office:value-type="date" office:date-value="1906-01-02T05:10:00" calcext:value-type="date">
            <text:p>1906-01-02 05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5:15:00" calcext:value-type="date">
            <text:p>1941-10-02 05:15:00</text:p>
          </table:table-cell>
          <table:table-cell table:style-name="ce1" office:value-type="date" office:date-value="1942-09-02T05:15:00" calcext:value-type="date">
            <text:p>1942-09-02 05:15:00</text:p>
          </table:table-cell>
          <table:table-cell table:style-name="ce1" office:value-type="date" office:date-value="1906-01-02T05:15:00" calcext:value-type="date">
            <text:p>1906-01-02 05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5:20:00" calcext:value-type="date">
            <text:p>1941-10-02 05:20:00</text:p>
          </table:table-cell>
          <table:table-cell table:style-name="ce1" office:value-type="date" office:date-value="1942-09-02T05:20:00" calcext:value-type="date">
            <text:p>1942-09-02 05:20:00</text:p>
          </table:table-cell>
          <table:table-cell table:style-name="ce1" office:value-type="date" office:date-value="1906-01-02T05:20:00" calcext:value-type="date">
            <text:p>1906-01-02 05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5:25:00" calcext:value-type="date">
            <text:p>1941-10-02 05:25:00</text:p>
          </table:table-cell>
          <table:table-cell table:style-name="ce1" office:value-type="date" office:date-value="1942-09-02T05:25:00" calcext:value-type="date">
            <text:p>1942-09-02 05:25:00</text:p>
          </table:table-cell>
          <table:table-cell table:style-name="ce1" office:value-type="date" office:date-value="1906-01-02T05:25:00" calcext:value-type="date">
            <text:p>1906-01-02 05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5:30:00" calcext:value-type="date">
            <text:p>1941-10-02 05:30:00</text:p>
          </table:table-cell>
          <table:table-cell table:style-name="ce1" office:value-type="date" office:date-value="1942-09-02T05:30:00" calcext:value-type="date">
            <text:p>1942-09-02 05:30:00</text:p>
          </table:table-cell>
          <table:table-cell table:style-name="ce1" office:value-type="date" office:date-value="1906-01-02T05:30:00" calcext:value-type="date">
            <text:p>1906-01-02 05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5:35:00" calcext:value-type="date">
            <text:p>1941-10-02 05:35:00</text:p>
          </table:table-cell>
          <table:table-cell table:style-name="ce1" office:value-type="date" office:date-value="1942-09-02T05:35:00" calcext:value-type="date">
            <text:p>1942-09-02 05:35:00</text:p>
          </table:table-cell>
          <table:table-cell table:style-name="ce1" office:value-type="date" office:date-value="1906-01-02T05:35:00" calcext:value-type="date">
            <text:p>1906-01-02 05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5:40:00" calcext:value-type="date">
            <text:p>1941-10-02 05:40:00</text:p>
          </table:table-cell>
          <table:table-cell table:style-name="ce1" office:value-type="date" office:date-value="1942-09-02T05:40:00" calcext:value-type="date">
            <text:p>1942-09-02 05:40:00</text:p>
          </table:table-cell>
          <table:table-cell table:style-name="ce1" office:value-type="date" office:date-value="1906-01-02T05:40:00" calcext:value-type="date">
            <text:p>1906-01-02 05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5:45:00" calcext:value-type="date">
            <text:p>1941-10-02 05:45:00</text:p>
          </table:table-cell>
          <table:table-cell table:style-name="ce1" office:value-type="date" office:date-value="1942-09-02T05:45:00" calcext:value-type="date">
            <text:p>1942-09-02 05:45:00</text:p>
          </table:table-cell>
          <table:table-cell table:style-name="ce1" office:value-type="date" office:date-value="1906-01-02T05:45:00" calcext:value-type="date">
            <text:p>1906-01-02 05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5:50:00" calcext:value-type="date">
            <text:p>1941-10-02 05:50:00</text:p>
          </table:table-cell>
          <table:table-cell table:style-name="ce1" office:value-type="date" office:date-value="1942-09-02T05:50:00" calcext:value-type="date">
            <text:p>1942-09-02 05:50:00</text:p>
          </table:table-cell>
          <table:table-cell table:style-name="ce1" office:value-type="date" office:date-value="1906-01-02T05:50:00" calcext:value-type="date">
            <text:p>1906-01-02 05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5:55:00" calcext:value-type="date">
            <text:p>1941-10-02 05:55:00</text:p>
          </table:table-cell>
          <table:table-cell table:style-name="ce1" office:value-type="date" office:date-value="1942-09-02T05:55:00" calcext:value-type="date">
            <text:p>1942-09-02 05:55:00</text:p>
          </table:table-cell>
          <table:table-cell table:style-name="ce1" office:value-type="date" office:date-value="1906-01-02T05:55:00" calcext:value-type="date">
            <text:p>1906-01-02 05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6:00:00" calcext:value-type="date">
            <text:p>1941-10-02 06:00:00</text:p>
          </table:table-cell>
          <table:table-cell table:style-name="ce1" office:value-type="date" office:date-value="1942-09-02T06:00:00" calcext:value-type="date">
            <text:p>1942-09-02 06:00:00</text:p>
          </table:table-cell>
          <table:table-cell table:style-name="ce1" office:value-type="date" office:date-value="1906-01-02T06:00:00" calcext:value-type="date">
            <text:p>1906-01-02 06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6:05:00" calcext:value-type="date">
            <text:p>1941-10-02 06:05:00</text:p>
          </table:table-cell>
          <table:table-cell table:style-name="ce1" office:value-type="date" office:date-value="1942-09-02T06:05:00" calcext:value-type="date">
            <text:p>1942-09-02 06:05:00</text:p>
          </table:table-cell>
          <table:table-cell table:style-name="ce1" office:value-type="date" office:date-value="1906-01-02T06:05:00" calcext:value-type="date">
            <text:p>1906-01-02 06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6:10:00" calcext:value-type="date">
            <text:p>1941-10-02 06:10:00</text:p>
          </table:table-cell>
          <table:table-cell table:style-name="ce1" office:value-type="date" office:date-value="1942-09-02T06:10:00" calcext:value-type="date">
            <text:p>1942-09-02 06:10:00</text:p>
          </table:table-cell>
          <table:table-cell table:style-name="ce1" office:value-type="date" office:date-value="1906-01-02T06:10:00" calcext:value-type="date">
            <text:p>1906-01-02 06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6:15:00" calcext:value-type="date">
            <text:p>1941-10-02 06:15:00</text:p>
          </table:table-cell>
          <table:table-cell table:style-name="ce1" office:value-type="date" office:date-value="1942-09-02T06:15:00" calcext:value-type="date">
            <text:p>1942-09-02 06:15:00</text:p>
          </table:table-cell>
          <table:table-cell table:style-name="ce1" office:value-type="date" office:date-value="1906-01-02T06:15:00" calcext:value-type="date">
            <text:p>1906-01-02 06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6:20:00" calcext:value-type="date">
            <text:p>1941-10-02 06:20:00</text:p>
          </table:table-cell>
          <table:table-cell table:style-name="ce1" office:value-type="date" office:date-value="1942-09-02T06:20:00" calcext:value-type="date">
            <text:p>1942-09-02 06:20:00</text:p>
          </table:table-cell>
          <table:table-cell table:style-name="ce1" office:value-type="date" office:date-value="1906-01-02T06:20:00" calcext:value-type="date">
            <text:p>1906-01-02 06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6:25:00" calcext:value-type="date">
            <text:p>1941-10-02 06:25:00</text:p>
          </table:table-cell>
          <table:table-cell table:style-name="ce1" office:value-type="date" office:date-value="1942-09-02T06:25:00" calcext:value-type="date">
            <text:p>1942-09-02 06:25:00</text:p>
          </table:table-cell>
          <table:table-cell table:style-name="ce1" office:value-type="date" office:date-value="1906-01-02T06:25:00" calcext:value-type="date">
            <text:p>1906-01-02 06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6:30:00" calcext:value-type="date">
            <text:p>1941-10-02 06:30:00</text:p>
          </table:table-cell>
          <table:table-cell table:style-name="ce1" office:value-type="date" office:date-value="1942-09-02T06:30:00" calcext:value-type="date">
            <text:p>1942-09-02 06:30:00</text:p>
          </table:table-cell>
          <table:table-cell table:style-name="ce1" office:value-type="date" office:date-value="1906-01-02T06:30:00" calcext:value-type="date">
            <text:p>1906-01-02 06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6:35:00" calcext:value-type="date">
            <text:p>1941-10-02 06:35:00</text:p>
          </table:table-cell>
          <table:table-cell table:style-name="ce1" office:value-type="date" office:date-value="1942-09-02T06:35:00" calcext:value-type="date">
            <text:p>1942-09-02 06:35:00</text:p>
          </table:table-cell>
          <table:table-cell table:style-name="ce1" office:value-type="date" office:date-value="1906-01-02T06:35:00" calcext:value-type="date">
            <text:p>1906-01-02 06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6:40:00" calcext:value-type="date">
            <text:p>1941-10-02 06:40:00</text:p>
          </table:table-cell>
          <table:table-cell table:style-name="ce1" office:value-type="date" office:date-value="1942-09-02T06:40:00" calcext:value-type="date">
            <text:p>1942-09-02 06:40:00</text:p>
          </table:table-cell>
          <table:table-cell table:style-name="ce1" office:value-type="date" office:date-value="1906-01-02T06:40:00" calcext:value-type="date">
            <text:p>1906-01-02 06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6:45:00" calcext:value-type="date">
            <text:p>1941-10-02 06:45:00</text:p>
          </table:table-cell>
          <table:table-cell table:style-name="ce1" office:value-type="date" office:date-value="1942-09-02T06:45:00" calcext:value-type="date">
            <text:p>1942-09-02 06:45:00</text:p>
          </table:table-cell>
          <table:table-cell table:style-name="ce1" office:value-type="date" office:date-value="1906-01-02T06:45:00" calcext:value-type="date">
            <text:p>1906-01-02 06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6:50:00" calcext:value-type="date">
            <text:p>1941-10-02 06:50:00</text:p>
          </table:table-cell>
          <table:table-cell table:style-name="ce1" office:value-type="date" office:date-value="1942-09-02T06:50:00" calcext:value-type="date">
            <text:p>1942-09-02 06:50:00</text:p>
          </table:table-cell>
          <table:table-cell table:style-name="ce1" office:value-type="date" office:date-value="1906-01-02T06:50:00" calcext:value-type="date">
            <text:p>1906-01-02 06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6:55:00" calcext:value-type="date">
            <text:p>1941-10-02 06:55:00</text:p>
          </table:table-cell>
          <table:table-cell table:style-name="ce1" office:value-type="date" office:date-value="1942-09-02T06:55:00" calcext:value-type="date">
            <text:p>1942-09-02 06:55:00</text:p>
          </table:table-cell>
          <table:table-cell table:style-name="ce1" office:value-type="date" office:date-value="1906-01-02T06:55:00" calcext:value-type="date">
            <text:p>1906-01-02 06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7:00:00" calcext:value-type="date">
            <text:p>1941-10-02 07:00:00</text:p>
          </table:table-cell>
          <table:table-cell table:style-name="ce1" office:value-type="date" office:date-value="1942-09-02T07:00:00" calcext:value-type="date">
            <text:p>1942-09-02 07:00:00</text:p>
          </table:table-cell>
          <table:table-cell table:style-name="ce1" office:value-type="date" office:date-value="1906-01-02T07:00:00" calcext:value-type="date">
            <text:p>1906-01-02 07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7:05:00" calcext:value-type="date">
            <text:p>1941-10-02 07:05:00</text:p>
          </table:table-cell>
          <table:table-cell table:style-name="ce1" office:value-type="date" office:date-value="1942-09-02T07:05:00" calcext:value-type="date">
            <text:p>1942-09-02 07:05:00</text:p>
          </table:table-cell>
          <table:table-cell table:style-name="ce1" office:value-type="date" office:date-value="1906-01-02T07:05:00" calcext:value-type="date">
            <text:p>1906-01-02 07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7:10:00" calcext:value-type="date">
            <text:p>1941-10-02 07:10:00</text:p>
          </table:table-cell>
          <table:table-cell table:style-name="ce1" office:value-type="date" office:date-value="1942-09-02T07:10:00" calcext:value-type="date">
            <text:p>1942-09-02 07:10:00</text:p>
          </table:table-cell>
          <table:table-cell table:style-name="ce1" office:value-type="date" office:date-value="1906-01-02T07:10:00" calcext:value-type="date">
            <text:p>1906-01-02 07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7:15:00" calcext:value-type="date">
            <text:p>1941-10-02 07:15:00</text:p>
          </table:table-cell>
          <table:table-cell table:style-name="ce1" office:value-type="date" office:date-value="1942-09-02T07:15:00" calcext:value-type="date">
            <text:p>1942-09-02 07:15:00</text:p>
          </table:table-cell>
          <table:table-cell table:style-name="ce1" office:value-type="date" office:date-value="1906-01-02T07:15:00" calcext:value-type="date">
            <text:p>1906-01-02 07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7:20:00" calcext:value-type="date">
            <text:p>1941-10-02 07:20:00</text:p>
          </table:table-cell>
          <table:table-cell table:style-name="ce1" office:value-type="date" office:date-value="1942-09-02T07:20:00" calcext:value-type="date">
            <text:p>1942-09-02 07:20:00</text:p>
          </table:table-cell>
          <table:table-cell table:style-name="ce1" office:value-type="date" office:date-value="1906-01-02T07:20:00" calcext:value-type="date">
            <text:p>1906-01-02 07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7:25:00" calcext:value-type="date">
            <text:p>1941-10-02 07:25:00</text:p>
          </table:table-cell>
          <table:table-cell table:style-name="ce1" office:value-type="date" office:date-value="1942-09-02T07:25:00" calcext:value-type="date">
            <text:p>1942-09-02 07:25:00</text:p>
          </table:table-cell>
          <table:table-cell table:style-name="ce1" office:value-type="date" office:date-value="1906-01-02T07:25:00" calcext:value-type="date">
            <text:p>1906-01-02 07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7:30:00" calcext:value-type="date">
            <text:p>1941-10-02 07:30:00</text:p>
          </table:table-cell>
          <table:table-cell table:style-name="ce1" office:value-type="date" office:date-value="1942-09-02T07:30:00" calcext:value-type="date">
            <text:p>1942-09-02 07:30:00</text:p>
          </table:table-cell>
          <table:table-cell table:style-name="ce1" office:value-type="date" office:date-value="1906-01-02T07:30:00" calcext:value-type="date">
            <text:p>1906-01-02 07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7:35:00" calcext:value-type="date">
            <text:p>1941-10-02 07:35:00</text:p>
          </table:table-cell>
          <table:table-cell table:style-name="ce1" office:value-type="date" office:date-value="1942-09-02T07:35:00" calcext:value-type="date">
            <text:p>1942-09-02 07:35:00</text:p>
          </table:table-cell>
          <table:table-cell table:style-name="ce1" office:value-type="date" office:date-value="1906-01-02T07:35:00" calcext:value-type="date">
            <text:p>1906-01-02 07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7:40:00" calcext:value-type="date">
            <text:p>1941-10-02 07:40:00</text:p>
          </table:table-cell>
          <table:table-cell table:style-name="ce1" office:value-type="date" office:date-value="1942-09-02T07:40:00" calcext:value-type="date">
            <text:p>1942-09-02 07:40:00</text:p>
          </table:table-cell>
          <table:table-cell table:style-name="ce1" office:value-type="date" office:date-value="1906-01-02T07:40:00" calcext:value-type="date">
            <text:p>1906-01-02 07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7:45:00" calcext:value-type="date">
            <text:p>1941-10-02 07:45:00</text:p>
          </table:table-cell>
          <table:table-cell table:style-name="ce1" office:value-type="date" office:date-value="1942-09-02T07:45:00" calcext:value-type="date">
            <text:p>1942-09-02 07:45:00</text:p>
          </table:table-cell>
          <table:table-cell table:style-name="ce1" office:value-type="date" office:date-value="1906-01-02T07:45:00" calcext:value-type="date">
            <text:p>1906-01-02 07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7:50:00" calcext:value-type="date">
            <text:p>1941-10-02 07:50:00</text:p>
          </table:table-cell>
          <table:table-cell table:style-name="ce1" office:value-type="date" office:date-value="1942-09-02T07:50:00" calcext:value-type="date">
            <text:p>1942-09-02 07:50:00</text:p>
          </table:table-cell>
          <table:table-cell table:style-name="ce1" office:value-type="date" office:date-value="1906-01-02T07:50:00" calcext:value-type="date">
            <text:p>1906-01-02 07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7:55:00" calcext:value-type="date">
            <text:p>1941-10-02 07:55:00</text:p>
          </table:table-cell>
          <table:table-cell table:style-name="ce1" office:value-type="date" office:date-value="1942-09-02T07:55:00" calcext:value-type="date">
            <text:p>1942-09-02 07:55:00</text:p>
          </table:table-cell>
          <table:table-cell table:style-name="ce1" office:value-type="date" office:date-value="1906-01-02T07:55:00" calcext:value-type="date">
            <text:p>1906-01-02 07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8:00:00" calcext:value-type="date">
            <text:p>1941-10-02 08:00:00</text:p>
          </table:table-cell>
          <table:table-cell table:style-name="ce1" office:value-type="date" office:date-value="1942-09-02T08:00:00" calcext:value-type="date">
            <text:p>1942-09-02 08:00:00</text:p>
          </table:table-cell>
          <table:table-cell table:style-name="ce1" office:value-type="date" office:date-value="1906-01-02T08:00:00" calcext:value-type="date">
            <text:p>1906-01-02 08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8:05:00" calcext:value-type="date">
            <text:p>1941-10-02 08:05:00</text:p>
          </table:table-cell>
          <table:table-cell table:style-name="ce1" office:value-type="date" office:date-value="1942-09-02T08:05:00" calcext:value-type="date">
            <text:p>1942-09-02 08:05:00</text:p>
          </table:table-cell>
          <table:table-cell table:style-name="ce1" office:value-type="date" office:date-value="1906-01-02T08:05:00" calcext:value-type="date">
            <text:p>1906-01-02 08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8:10:00" calcext:value-type="date">
            <text:p>1941-10-02 08:10:00</text:p>
          </table:table-cell>
          <table:table-cell table:style-name="ce1" office:value-type="date" office:date-value="1942-09-02T08:10:00" calcext:value-type="date">
            <text:p>1942-09-02 08:10:00</text:p>
          </table:table-cell>
          <table:table-cell table:style-name="ce1" office:value-type="date" office:date-value="1906-01-02T08:10:00" calcext:value-type="date">
            <text:p>1906-01-02 08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8:15:00" calcext:value-type="date">
            <text:p>1941-10-02 08:15:00</text:p>
          </table:table-cell>
          <table:table-cell table:style-name="ce1" office:value-type="date" office:date-value="1942-09-02T08:15:00" calcext:value-type="date">
            <text:p>1942-09-02 08:15:00</text:p>
          </table:table-cell>
          <table:table-cell table:style-name="ce1" office:value-type="date" office:date-value="1906-01-02T08:15:00" calcext:value-type="date">
            <text:p>1906-01-02 08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8:20:00" calcext:value-type="date">
            <text:p>1941-10-02 08:20:00</text:p>
          </table:table-cell>
          <table:table-cell table:style-name="ce1" office:value-type="date" office:date-value="1942-09-02T08:20:00" calcext:value-type="date">
            <text:p>1942-09-02 08:20:00</text:p>
          </table:table-cell>
          <table:table-cell table:style-name="ce1" office:value-type="date" office:date-value="1906-01-02T08:20:00" calcext:value-type="date">
            <text:p>1906-01-02 08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8:25:00" calcext:value-type="date">
            <text:p>1941-10-02 08:25:00</text:p>
          </table:table-cell>
          <table:table-cell table:style-name="ce1" office:value-type="date" office:date-value="1942-09-02T08:25:00" calcext:value-type="date">
            <text:p>1942-09-02 08:25:00</text:p>
          </table:table-cell>
          <table:table-cell table:style-name="ce1" office:value-type="date" office:date-value="1906-01-02T08:25:00" calcext:value-type="date">
            <text:p>1906-01-02 08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8:30:00" calcext:value-type="date">
            <text:p>1941-10-02 08:30:00</text:p>
          </table:table-cell>
          <table:table-cell table:style-name="ce1" office:value-type="date" office:date-value="1942-09-02T08:30:00" calcext:value-type="date">
            <text:p>1942-09-02 08:30:00</text:p>
          </table:table-cell>
          <table:table-cell table:style-name="ce1" office:value-type="date" office:date-value="1906-01-02T08:30:00" calcext:value-type="date">
            <text:p>1906-01-02 08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8:35:00" calcext:value-type="date">
            <text:p>1941-10-02 08:35:00</text:p>
          </table:table-cell>
          <table:table-cell table:style-name="ce1" office:value-type="date" office:date-value="1942-09-02T08:35:00" calcext:value-type="date">
            <text:p>1942-09-02 08:35:00</text:p>
          </table:table-cell>
          <table:table-cell table:style-name="ce1" office:value-type="date" office:date-value="1906-01-02T08:35:00" calcext:value-type="date">
            <text:p>1906-01-02 08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8:40:00" calcext:value-type="date">
            <text:p>1941-10-02 08:40:00</text:p>
          </table:table-cell>
          <table:table-cell table:style-name="ce1" office:value-type="date" office:date-value="1942-09-02T08:40:00" calcext:value-type="date">
            <text:p>1942-09-02 08:40:00</text:p>
          </table:table-cell>
          <table:table-cell table:style-name="ce1" office:value-type="date" office:date-value="1906-01-02T08:40:00" calcext:value-type="date">
            <text:p>1906-01-02 08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8:45:00" calcext:value-type="date">
            <text:p>1941-10-02 08:45:00</text:p>
          </table:table-cell>
          <table:table-cell table:style-name="ce1" office:value-type="date" office:date-value="1942-09-02T08:45:00" calcext:value-type="date">
            <text:p>1942-09-02 08:45:00</text:p>
          </table:table-cell>
          <table:table-cell table:style-name="ce1" office:value-type="date" office:date-value="1906-01-02T08:45:00" calcext:value-type="date">
            <text:p>1906-01-02 08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8:50:00" calcext:value-type="date">
            <text:p>1941-10-02 08:50:00</text:p>
          </table:table-cell>
          <table:table-cell table:style-name="ce1" office:value-type="date" office:date-value="1942-09-02T08:50:00" calcext:value-type="date">
            <text:p>1942-09-02 08:50:00</text:p>
          </table:table-cell>
          <table:table-cell table:style-name="ce1" office:value-type="date" office:date-value="1906-01-02T08:50:00" calcext:value-type="date">
            <text:p>1906-01-02 08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8:55:00" calcext:value-type="date">
            <text:p>1941-10-02 08:55:00</text:p>
          </table:table-cell>
          <table:table-cell table:style-name="ce1" office:value-type="date" office:date-value="1942-09-02T08:55:00" calcext:value-type="date">
            <text:p>1942-09-02 08:55:00</text:p>
          </table:table-cell>
          <table:table-cell table:style-name="ce1" office:value-type="date" office:date-value="1906-01-02T08:55:00" calcext:value-type="date">
            <text:p>1906-01-02 08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9:00:00" calcext:value-type="date">
            <text:p>1941-10-02 09:00:00</text:p>
          </table:table-cell>
          <table:table-cell table:style-name="ce1" office:value-type="date" office:date-value="1942-09-02T09:00:00" calcext:value-type="date">
            <text:p>1942-09-02 09:00:00</text:p>
          </table:table-cell>
          <table:table-cell table:style-name="ce1" office:value-type="date" office:date-value="1906-01-02T09:00:00" calcext:value-type="date">
            <text:p>1906-01-02 09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9:05:00" calcext:value-type="date">
            <text:p>1941-10-02 09:05:00</text:p>
          </table:table-cell>
          <table:table-cell table:style-name="ce1" office:value-type="date" office:date-value="1942-09-02T09:05:00" calcext:value-type="date">
            <text:p>1942-09-02 09:05:00</text:p>
          </table:table-cell>
          <table:table-cell table:style-name="ce1" office:value-type="date" office:date-value="1906-01-02T09:05:00" calcext:value-type="date">
            <text:p>1906-01-02 09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9:10:00" calcext:value-type="date">
            <text:p>1941-10-02 09:10:00</text:p>
          </table:table-cell>
          <table:table-cell table:style-name="ce1" office:value-type="date" office:date-value="1942-09-02T09:10:00" calcext:value-type="date">
            <text:p>1942-09-02 09:10:00</text:p>
          </table:table-cell>
          <table:table-cell table:style-name="ce1" office:value-type="date" office:date-value="1906-01-02T09:10:00" calcext:value-type="date">
            <text:p>1906-01-02 09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9:15:00" calcext:value-type="date">
            <text:p>1941-10-02 09:15:00</text:p>
          </table:table-cell>
          <table:table-cell table:style-name="ce1" office:value-type="date" office:date-value="1942-09-02T09:15:00" calcext:value-type="date">
            <text:p>1942-09-02 09:15:00</text:p>
          </table:table-cell>
          <table:table-cell table:style-name="ce1" office:value-type="date" office:date-value="1906-01-02T09:15:00" calcext:value-type="date">
            <text:p>1906-01-02 09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9:20:00" calcext:value-type="date">
            <text:p>1941-10-02 09:20:00</text:p>
          </table:table-cell>
          <table:table-cell table:style-name="ce1" office:value-type="date" office:date-value="1942-09-02T09:20:00" calcext:value-type="date">
            <text:p>1942-09-02 09:20:00</text:p>
          </table:table-cell>
          <table:table-cell table:style-name="ce1" office:value-type="date" office:date-value="1906-01-02T09:20:00" calcext:value-type="date">
            <text:p>1906-01-02 09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9:25:00" calcext:value-type="date">
            <text:p>1941-10-02 09:25:00</text:p>
          </table:table-cell>
          <table:table-cell table:style-name="ce1" office:value-type="date" office:date-value="1942-09-02T09:25:00" calcext:value-type="date">
            <text:p>1942-09-02 09:25:00</text:p>
          </table:table-cell>
          <table:table-cell table:style-name="ce1" office:value-type="date" office:date-value="1906-01-02T09:25:00" calcext:value-type="date">
            <text:p>1906-01-02 09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9:30:00" calcext:value-type="date">
            <text:p>1941-10-02 09:30:00</text:p>
          </table:table-cell>
          <table:table-cell table:style-name="ce1" office:value-type="date" office:date-value="1942-09-02T09:30:00" calcext:value-type="date">
            <text:p>1942-09-02 09:30:00</text:p>
          </table:table-cell>
          <table:table-cell table:style-name="ce1" office:value-type="date" office:date-value="1906-01-02T09:30:00" calcext:value-type="date">
            <text:p>1906-01-02 09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9:35:00" calcext:value-type="date">
            <text:p>1941-10-02 09:35:00</text:p>
          </table:table-cell>
          <table:table-cell table:style-name="ce1" office:value-type="date" office:date-value="1942-09-02T09:35:00" calcext:value-type="date">
            <text:p>1942-09-02 09:35:00</text:p>
          </table:table-cell>
          <table:table-cell table:style-name="ce1" office:value-type="date" office:date-value="1906-01-02T09:35:00" calcext:value-type="date">
            <text:p>1906-01-02 09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9:40:00" calcext:value-type="date">
            <text:p>1941-10-02 09:40:00</text:p>
          </table:table-cell>
          <table:table-cell table:style-name="ce1" office:value-type="date" office:date-value="1942-09-02T09:40:00" calcext:value-type="date">
            <text:p>1942-09-02 09:40:00</text:p>
          </table:table-cell>
          <table:table-cell table:style-name="ce1" office:value-type="date" office:date-value="1906-01-02T09:40:00" calcext:value-type="date">
            <text:p>1906-01-02 09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9:45:00" calcext:value-type="date">
            <text:p>1941-10-02 09:45:00</text:p>
          </table:table-cell>
          <table:table-cell table:style-name="ce1" office:value-type="date" office:date-value="1942-09-02T09:45:00" calcext:value-type="date">
            <text:p>1942-09-02 09:45:00</text:p>
          </table:table-cell>
          <table:table-cell table:style-name="ce1" office:value-type="date" office:date-value="1906-01-02T09:45:00" calcext:value-type="date">
            <text:p>1906-01-02 09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9:50:00" calcext:value-type="date">
            <text:p>1941-10-02 09:50:00</text:p>
          </table:table-cell>
          <table:table-cell table:style-name="ce1" office:value-type="date" office:date-value="1942-09-02T09:50:00" calcext:value-type="date">
            <text:p>1942-09-02 09:50:00</text:p>
          </table:table-cell>
          <table:table-cell table:style-name="ce1" office:value-type="date" office:date-value="1906-01-02T09:50:00" calcext:value-type="date">
            <text:p>1906-01-02 09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09:55:00" calcext:value-type="date">
            <text:p>1941-10-02 09:55:00</text:p>
          </table:table-cell>
          <table:table-cell table:style-name="ce1" office:value-type="date" office:date-value="1942-09-02T09:55:00" calcext:value-type="date">
            <text:p>1942-09-02 09:55:00</text:p>
          </table:table-cell>
          <table:table-cell table:style-name="ce1" office:value-type="date" office:date-value="1906-01-02T09:55:00" calcext:value-type="date">
            <text:p>1906-01-02 09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0:00:00" calcext:value-type="date">
            <text:p>1941-10-02 10:00:00</text:p>
          </table:table-cell>
          <table:table-cell table:style-name="ce1" office:value-type="date" office:date-value="1942-09-02T10:00:00" calcext:value-type="date">
            <text:p>1942-09-02 10:00:00</text:p>
          </table:table-cell>
          <table:table-cell table:style-name="ce1" office:value-type="date" office:date-value="1906-01-02T10:00:00" calcext:value-type="date">
            <text:p>1906-01-02 10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0:05:00" calcext:value-type="date">
            <text:p>1941-10-02 10:05:00</text:p>
          </table:table-cell>
          <table:table-cell table:style-name="ce1" office:value-type="date" office:date-value="1942-09-02T10:05:00" calcext:value-type="date">
            <text:p>1942-09-02 10:05:00</text:p>
          </table:table-cell>
          <table:table-cell table:style-name="ce1" office:value-type="date" office:date-value="1906-01-02T10:05:00" calcext:value-type="date">
            <text:p>1906-01-02 10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0:10:00" calcext:value-type="date">
            <text:p>1941-10-02 10:10:00</text:p>
          </table:table-cell>
          <table:table-cell table:style-name="ce1" office:value-type="date" office:date-value="1942-09-02T10:10:00" calcext:value-type="date">
            <text:p>1942-09-02 10:10:00</text:p>
          </table:table-cell>
          <table:table-cell table:style-name="ce1" office:value-type="date" office:date-value="1906-01-02T10:10:00" calcext:value-type="date">
            <text:p>1906-01-02 10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0:15:00" calcext:value-type="date">
            <text:p>1941-10-02 10:15:00</text:p>
          </table:table-cell>
          <table:table-cell table:style-name="ce1" office:value-type="date" office:date-value="1942-09-02T10:15:00" calcext:value-type="date">
            <text:p>1942-09-02 10:15:00</text:p>
          </table:table-cell>
          <table:table-cell table:style-name="ce1" office:value-type="date" office:date-value="1906-01-02T10:15:00" calcext:value-type="date">
            <text:p>1906-01-02 10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0:20:00" calcext:value-type="date">
            <text:p>1941-10-02 10:20:00</text:p>
          </table:table-cell>
          <table:table-cell table:style-name="ce1" office:value-type="date" office:date-value="1942-09-02T10:20:00" calcext:value-type="date">
            <text:p>1942-09-02 10:20:00</text:p>
          </table:table-cell>
          <table:table-cell table:style-name="ce1" office:value-type="date" office:date-value="1906-01-02T10:20:00" calcext:value-type="date">
            <text:p>1906-01-02 10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0:25:00" calcext:value-type="date">
            <text:p>1941-10-02 10:25:00</text:p>
          </table:table-cell>
          <table:table-cell table:style-name="ce1" office:value-type="date" office:date-value="1942-09-02T10:25:00" calcext:value-type="date">
            <text:p>1942-09-02 10:25:00</text:p>
          </table:table-cell>
          <table:table-cell table:style-name="ce1" office:value-type="date" office:date-value="1906-01-02T10:25:00" calcext:value-type="date">
            <text:p>1906-01-02 10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0:30:00" calcext:value-type="date">
            <text:p>1941-10-02 10:30:00</text:p>
          </table:table-cell>
          <table:table-cell table:style-name="ce1" office:value-type="date" office:date-value="1942-09-02T10:30:00" calcext:value-type="date">
            <text:p>1942-09-02 10:30:00</text:p>
          </table:table-cell>
          <table:table-cell table:style-name="ce1" office:value-type="date" office:date-value="1906-01-02T10:30:00" calcext:value-type="date">
            <text:p>1906-01-02 10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0:35:00" calcext:value-type="date">
            <text:p>1941-10-02 10:35:00</text:p>
          </table:table-cell>
          <table:table-cell table:style-name="ce1" office:value-type="date" office:date-value="1942-09-02T10:35:00" calcext:value-type="date">
            <text:p>1942-09-02 10:35:00</text:p>
          </table:table-cell>
          <table:table-cell table:style-name="ce1" office:value-type="date" office:date-value="1906-01-02T10:35:00" calcext:value-type="date">
            <text:p>1906-01-02 10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0:40:00" calcext:value-type="date">
            <text:p>1941-10-02 10:40:00</text:p>
          </table:table-cell>
          <table:table-cell table:style-name="ce1" office:value-type="date" office:date-value="1942-09-02T10:40:00" calcext:value-type="date">
            <text:p>1942-09-02 10:40:00</text:p>
          </table:table-cell>
          <table:table-cell table:style-name="ce1" office:value-type="date" office:date-value="1906-01-02T10:40:00" calcext:value-type="date">
            <text:p>1906-01-02 10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0:45:00" calcext:value-type="date">
            <text:p>1941-10-02 10:45:00</text:p>
          </table:table-cell>
          <table:table-cell table:style-name="ce1" office:value-type="date" office:date-value="1942-09-02T10:45:00" calcext:value-type="date">
            <text:p>1942-09-02 10:45:00</text:p>
          </table:table-cell>
          <table:table-cell table:style-name="ce1" office:value-type="date" office:date-value="1906-01-02T10:45:00" calcext:value-type="date">
            <text:p>1906-01-02 10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0:50:00" calcext:value-type="date">
            <text:p>1941-10-02 10:50:00</text:p>
          </table:table-cell>
          <table:table-cell table:style-name="ce1" office:value-type="date" office:date-value="1942-09-02T10:50:00" calcext:value-type="date">
            <text:p>1942-09-02 10:50:00</text:p>
          </table:table-cell>
          <table:table-cell table:style-name="ce1" office:value-type="date" office:date-value="1906-01-02T10:50:00" calcext:value-type="date">
            <text:p>1906-01-02 10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0:55:00" calcext:value-type="date">
            <text:p>1941-10-02 10:55:00</text:p>
          </table:table-cell>
          <table:table-cell table:style-name="ce1" office:value-type="date" office:date-value="1942-09-02T10:55:00" calcext:value-type="date">
            <text:p>1942-09-02 10:55:00</text:p>
          </table:table-cell>
          <table:table-cell table:style-name="ce1" office:value-type="date" office:date-value="1906-01-02T10:55:00" calcext:value-type="date">
            <text:p>1906-01-02 10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1:00:00" calcext:value-type="date">
            <text:p>1941-10-02 11:00:00</text:p>
          </table:table-cell>
          <table:table-cell table:style-name="ce1" office:value-type="date" office:date-value="1942-09-02T11:00:00" calcext:value-type="date">
            <text:p>1942-09-02 11:00:00</text:p>
          </table:table-cell>
          <table:table-cell table:style-name="ce1" office:value-type="date" office:date-value="1906-01-02T11:00:00" calcext:value-type="date">
            <text:p>1906-01-02 11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1:05:00" calcext:value-type="date">
            <text:p>1941-10-02 11:05:00</text:p>
          </table:table-cell>
          <table:table-cell table:style-name="ce1" office:value-type="date" office:date-value="1942-09-02T11:05:00" calcext:value-type="date">
            <text:p>1942-09-02 11:05:00</text:p>
          </table:table-cell>
          <table:table-cell table:style-name="ce1" office:value-type="date" office:date-value="1906-01-02T11:05:00" calcext:value-type="date">
            <text:p>1906-01-02 11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1:10:00" calcext:value-type="date">
            <text:p>1941-10-02 11:10:00</text:p>
          </table:table-cell>
          <table:table-cell table:style-name="ce1" office:value-type="date" office:date-value="1942-09-02T11:10:00" calcext:value-type="date">
            <text:p>1942-09-02 11:10:00</text:p>
          </table:table-cell>
          <table:table-cell table:style-name="ce1" office:value-type="date" office:date-value="1906-01-02T11:10:00" calcext:value-type="date">
            <text:p>1906-01-02 11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1:15:00" calcext:value-type="date">
            <text:p>1941-10-02 11:15:00</text:p>
          </table:table-cell>
          <table:table-cell table:style-name="ce1" office:value-type="date" office:date-value="1942-09-02T11:15:00" calcext:value-type="date">
            <text:p>1942-09-02 11:15:00</text:p>
          </table:table-cell>
          <table:table-cell table:style-name="ce1" office:value-type="date" office:date-value="1906-01-02T11:15:00" calcext:value-type="date">
            <text:p>1906-01-02 11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1:20:00" calcext:value-type="date">
            <text:p>1941-10-02 11:20:00</text:p>
          </table:table-cell>
          <table:table-cell table:style-name="ce1" office:value-type="date" office:date-value="1942-09-02T11:20:00" calcext:value-type="date">
            <text:p>1942-09-02 11:20:00</text:p>
          </table:table-cell>
          <table:table-cell table:style-name="ce1" office:value-type="date" office:date-value="1906-01-02T11:20:00" calcext:value-type="date">
            <text:p>1906-01-02 11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1:25:00" calcext:value-type="date">
            <text:p>1941-10-02 11:25:00</text:p>
          </table:table-cell>
          <table:table-cell table:style-name="ce1" office:value-type="date" office:date-value="1942-09-02T11:25:00" calcext:value-type="date">
            <text:p>1942-09-02 11:25:00</text:p>
          </table:table-cell>
          <table:table-cell table:style-name="ce1" office:value-type="date" office:date-value="1906-01-02T11:25:00" calcext:value-type="date">
            <text:p>1906-01-02 11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1:30:00" calcext:value-type="date">
            <text:p>1941-10-02 11:30:00</text:p>
          </table:table-cell>
          <table:table-cell table:style-name="ce1" office:value-type="date" office:date-value="1942-09-02T11:30:00" calcext:value-type="date">
            <text:p>1942-09-02 11:30:00</text:p>
          </table:table-cell>
          <table:table-cell table:style-name="ce1" office:value-type="date" office:date-value="1906-01-02T11:30:00" calcext:value-type="date">
            <text:p>1906-01-02 11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1:35:00" calcext:value-type="date">
            <text:p>1941-10-02 11:35:00</text:p>
          </table:table-cell>
          <table:table-cell table:style-name="ce1" office:value-type="date" office:date-value="1942-09-02T11:35:00" calcext:value-type="date">
            <text:p>1942-09-02 11:35:00</text:p>
          </table:table-cell>
          <table:table-cell table:style-name="ce1" office:value-type="date" office:date-value="1906-01-02T11:35:00" calcext:value-type="date">
            <text:p>1906-01-02 11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1:40:00" calcext:value-type="date">
            <text:p>1941-10-02 11:40:00</text:p>
          </table:table-cell>
          <table:table-cell table:style-name="ce1" office:value-type="date" office:date-value="1942-09-02T11:40:00" calcext:value-type="date">
            <text:p>1942-09-02 11:40:00</text:p>
          </table:table-cell>
          <table:table-cell table:style-name="ce1" office:value-type="date" office:date-value="1906-01-02T11:40:00" calcext:value-type="date">
            <text:p>1906-01-02 11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1:45:00" calcext:value-type="date">
            <text:p>1941-10-02 11:45:00</text:p>
          </table:table-cell>
          <table:table-cell table:style-name="ce1" office:value-type="date" office:date-value="1942-09-02T11:45:00" calcext:value-type="date">
            <text:p>1942-09-02 11:45:00</text:p>
          </table:table-cell>
          <table:table-cell table:style-name="ce1" office:value-type="date" office:date-value="1906-01-02T11:45:00" calcext:value-type="date">
            <text:p>1906-01-02 11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1:50:00" calcext:value-type="date">
            <text:p>1941-10-02 11:50:00</text:p>
          </table:table-cell>
          <table:table-cell table:style-name="ce1" office:value-type="date" office:date-value="1942-09-02T11:50:00" calcext:value-type="date">
            <text:p>1942-09-02 11:50:00</text:p>
          </table:table-cell>
          <table:table-cell table:style-name="ce1" office:value-type="date" office:date-value="1906-01-02T11:50:00" calcext:value-type="date">
            <text:p>1906-01-02 11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1:55:00" calcext:value-type="date">
            <text:p>1941-10-02 11:55:00</text:p>
          </table:table-cell>
          <table:table-cell table:style-name="ce1" office:value-type="date" office:date-value="1942-09-02T11:55:00" calcext:value-type="date">
            <text:p>1942-09-02 11:55:00</text:p>
          </table:table-cell>
          <table:table-cell table:style-name="ce1" office:value-type="date" office:date-value="1906-01-02T11:55:00" calcext:value-type="date">
            <text:p>1906-01-02 11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2:00:00" calcext:value-type="date">
            <text:p>1941-10-02 12:00:00</text:p>
          </table:table-cell>
          <table:table-cell table:style-name="ce1" office:value-type="date" office:date-value="1942-09-02T12:00:00" calcext:value-type="date">
            <text:p>1942-09-02 12:00:00</text:p>
          </table:table-cell>
          <table:table-cell table:style-name="ce1" office:value-type="date" office:date-value="1906-01-02T12:00:00" calcext:value-type="date">
            <text:p>1906-01-02 12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2:05:00" calcext:value-type="date">
            <text:p>1941-10-02 12:05:00</text:p>
          </table:table-cell>
          <table:table-cell table:style-name="ce1" office:value-type="date" office:date-value="1942-09-02T12:05:00" calcext:value-type="date">
            <text:p>1942-09-02 12:05:00</text:p>
          </table:table-cell>
          <table:table-cell table:style-name="ce1" office:value-type="date" office:date-value="1906-01-02T12:05:00" calcext:value-type="date">
            <text:p>1906-01-02 12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2:10:00" calcext:value-type="date">
            <text:p>1941-10-02 12:10:00</text:p>
          </table:table-cell>
          <table:table-cell table:style-name="ce1" office:value-type="date" office:date-value="1942-09-02T12:10:00" calcext:value-type="date">
            <text:p>1942-09-02 12:10:00</text:p>
          </table:table-cell>
          <table:table-cell table:style-name="ce1" office:value-type="date" office:date-value="1906-01-02T12:10:00" calcext:value-type="date">
            <text:p>1906-01-02 12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2:15:00" calcext:value-type="date">
            <text:p>1941-10-02 12:15:00</text:p>
          </table:table-cell>
          <table:table-cell table:style-name="ce1" office:value-type="date" office:date-value="1942-09-02T12:15:00" calcext:value-type="date">
            <text:p>1942-09-02 12:15:00</text:p>
          </table:table-cell>
          <table:table-cell table:style-name="ce1" office:value-type="date" office:date-value="1906-01-02T12:15:00" calcext:value-type="date">
            <text:p>1906-01-02 12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2:20:00" calcext:value-type="date">
            <text:p>1941-10-02 12:20:00</text:p>
          </table:table-cell>
          <table:table-cell table:style-name="ce1" office:value-type="date" office:date-value="1942-09-02T12:20:00" calcext:value-type="date">
            <text:p>1942-09-02 12:20:00</text:p>
          </table:table-cell>
          <table:table-cell table:style-name="ce1" office:value-type="date" office:date-value="1906-01-02T12:20:00" calcext:value-type="date">
            <text:p>1906-01-02 12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2:25:00" calcext:value-type="date">
            <text:p>1941-10-02 12:25:00</text:p>
          </table:table-cell>
          <table:table-cell table:style-name="ce1" office:value-type="date" office:date-value="1942-09-02T12:25:00" calcext:value-type="date">
            <text:p>1942-09-02 12:25:00</text:p>
          </table:table-cell>
          <table:table-cell table:style-name="ce1" office:value-type="date" office:date-value="1906-01-02T12:25:00" calcext:value-type="date">
            <text:p>1906-01-02 12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2:30:00" calcext:value-type="date">
            <text:p>1941-10-02 12:30:00</text:p>
          </table:table-cell>
          <table:table-cell table:style-name="ce1" office:value-type="date" office:date-value="1942-09-02T12:30:00" calcext:value-type="date">
            <text:p>1942-09-02 12:30:00</text:p>
          </table:table-cell>
          <table:table-cell table:style-name="ce1" office:value-type="date" office:date-value="1906-01-02T12:30:00" calcext:value-type="date">
            <text:p>1906-01-02 12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2:35:00" calcext:value-type="date">
            <text:p>1941-10-02 12:35:00</text:p>
          </table:table-cell>
          <table:table-cell table:style-name="ce1" office:value-type="date" office:date-value="1942-09-02T12:35:00" calcext:value-type="date">
            <text:p>1942-09-02 12:35:00</text:p>
          </table:table-cell>
          <table:table-cell table:style-name="ce1" office:value-type="date" office:date-value="1906-01-02T12:35:00" calcext:value-type="date">
            <text:p>1906-01-02 12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2:40:00" calcext:value-type="date">
            <text:p>1941-10-02 12:40:00</text:p>
          </table:table-cell>
          <table:table-cell table:style-name="ce1" office:value-type="date" office:date-value="1942-09-02T12:40:00" calcext:value-type="date">
            <text:p>1942-09-02 12:40:00</text:p>
          </table:table-cell>
          <table:table-cell table:style-name="ce1" office:value-type="date" office:date-value="1906-01-02T12:40:00" calcext:value-type="date">
            <text:p>1906-01-02 12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2:45:00" calcext:value-type="date">
            <text:p>1941-10-02 12:45:00</text:p>
          </table:table-cell>
          <table:table-cell table:style-name="ce1" office:value-type="date" office:date-value="1942-09-02T12:45:00" calcext:value-type="date">
            <text:p>1942-09-02 12:45:00</text:p>
          </table:table-cell>
          <table:table-cell table:style-name="ce1" office:value-type="date" office:date-value="1906-01-02T12:45:00" calcext:value-type="date">
            <text:p>1906-01-02 12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2:50:00" calcext:value-type="date">
            <text:p>1941-10-02 12:50:00</text:p>
          </table:table-cell>
          <table:table-cell table:style-name="ce1" office:value-type="date" office:date-value="1942-09-02T12:50:00" calcext:value-type="date">
            <text:p>1942-09-02 12:50:00</text:p>
          </table:table-cell>
          <table:table-cell table:style-name="ce1" office:value-type="date" office:date-value="1906-01-02T12:50:00" calcext:value-type="date">
            <text:p>1906-01-02 12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2:55:00" calcext:value-type="date">
            <text:p>1941-10-02 12:55:00</text:p>
          </table:table-cell>
          <table:table-cell table:style-name="ce1" office:value-type="date" office:date-value="1942-09-02T12:55:00" calcext:value-type="date">
            <text:p>1942-09-02 12:55:00</text:p>
          </table:table-cell>
          <table:table-cell table:style-name="ce1" office:value-type="date" office:date-value="1906-01-02T12:55:00" calcext:value-type="date">
            <text:p>1906-01-02 12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3:00:00" calcext:value-type="date">
            <text:p>1941-10-02 13:00:00</text:p>
          </table:table-cell>
          <table:table-cell table:style-name="ce1" office:value-type="date" office:date-value="1942-09-02T13:00:00" calcext:value-type="date">
            <text:p>1942-09-02 13:00:00</text:p>
          </table:table-cell>
          <table:table-cell table:style-name="ce1" office:value-type="date" office:date-value="1906-01-02T13:00:00" calcext:value-type="date">
            <text:p>1906-01-02 13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3:05:00" calcext:value-type="date">
            <text:p>1941-10-02 13:05:00</text:p>
          </table:table-cell>
          <table:table-cell table:style-name="ce1" office:value-type="date" office:date-value="1942-09-02T13:05:00" calcext:value-type="date">
            <text:p>1942-09-02 13:05:00</text:p>
          </table:table-cell>
          <table:table-cell table:style-name="ce1" office:value-type="date" office:date-value="1906-01-02T13:05:00" calcext:value-type="date">
            <text:p>1906-01-02 13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3:10:00" calcext:value-type="date">
            <text:p>1941-10-02 13:10:00</text:p>
          </table:table-cell>
          <table:table-cell table:style-name="ce1" office:value-type="date" office:date-value="1942-09-02T13:10:00" calcext:value-type="date">
            <text:p>1942-09-02 13:10:00</text:p>
          </table:table-cell>
          <table:table-cell table:style-name="ce1" office:value-type="date" office:date-value="1906-01-02T13:10:00" calcext:value-type="date">
            <text:p>1906-01-02 13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3:15:00" calcext:value-type="date">
            <text:p>1941-10-02 13:15:00</text:p>
          </table:table-cell>
          <table:table-cell table:style-name="ce1" office:value-type="date" office:date-value="1942-09-02T13:15:00" calcext:value-type="date">
            <text:p>1942-09-02 13:15:00</text:p>
          </table:table-cell>
          <table:table-cell table:style-name="ce1" office:value-type="date" office:date-value="1906-01-02T13:15:00" calcext:value-type="date">
            <text:p>1906-01-02 13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3:20:00" calcext:value-type="date">
            <text:p>1941-10-02 13:20:00</text:p>
          </table:table-cell>
          <table:table-cell table:style-name="ce1" office:value-type="date" office:date-value="1942-09-02T13:20:00" calcext:value-type="date">
            <text:p>1942-09-02 13:20:00</text:p>
          </table:table-cell>
          <table:table-cell table:style-name="ce1" office:value-type="date" office:date-value="1906-01-02T13:20:00" calcext:value-type="date">
            <text:p>1906-01-02 13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3:25:00" calcext:value-type="date">
            <text:p>1941-10-02 13:25:00</text:p>
          </table:table-cell>
          <table:table-cell table:style-name="ce1" office:value-type="date" office:date-value="1942-09-02T13:25:00" calcext:value-type="date">
            <text:p>1942-09-02 13:25:00</text:p>
          </table:table-cell>
          <table:table-cell table:style-name="ce1" office:value-type="date" office:date-value="1906-01-02T13:25:00" calcext:value-type="date">
            <text:p>1906-01-02 13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3:30:00" calcext:value-type="date">
            <text:p>1941-10-02 13:30:00</text:p>
          </table:table-cell>
          <table:table-cell table:style-name="ce1" office:value-type="date" office:date-value="1942-09-02T13:30:00" calcext:value-type="date">
            <text:p>1942-09-02 13:30:00</text:p>
          </table:table-cell>
          <table:table-cell table:style-name="ce1" office:value-type="date" office:date-value="1906-01-02T13:30:00" calcext:value-type="date">
            <text:p>1906-01-02 13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3:35:00" calcext:value-type="date">
            <text:p>1941-10-02 13:35:00</text:p>
          </table:table-cell>
          <table:table-cell table:style-name="ce1" office:value-type="date" office:date-value="1942-09-02T13:35:00" calcext:value-type="date">
            <text:p>1942-09-02 13:35:00</text:p>
          </table:table-cell>
          <table:table-cell table:style-name="ce1" office:value-type="date" office:date-value="1906-01-02T13:35:00" calcext:value-type="date">
            <text:p>1906-01-02 13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3:40:00" calcext:value-type="date">
            <text:p>1941-10-02 13:40:00</text:p>
          </table:table-cell>
          <table:table-cell table:style-name="ce1" office:value-type="date" office:date-value="1942-09-02T13:40:00" calcext:value-type="date">
            <text:p>1942-09-02 13:40:00</text:p>
          </table:table-cell>
          <table:table-cell table:style-name="ce1" office:value-type="date" office:date-value="1906-01-02T13:40:00" calcext:value-type="date">
            <text:p>1906-01-02 13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3:45:00" calcext:value-type="date">
            <text:p>1941-10-02 13:45:00</text:p>
          </table:table-cell>
          <table:table-cell table:style-name="ce1" office:value-type="date" office:date-value="1942-09-02T13:45:00" calcext:value-type="date">
            <text:p>1942-09-02 13:45:00</text:p>
          </table:table-cell>
          <table:table-cell table:style-name="ce1" office:value-type="date" office:date-value="1906-01-02T13:45:00" calcext:value-type="date">
            <text:p>1906-01-02 13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3:50:00" calcext:value-type="date">
            <text:p>1941-10-02 13:50:00</text:p>
          </table:table-cell>
          <table:table-cell table:style-name="ce1" office:value-type="date" office:date-value="1942-09-02T13:50:00" calcext:value-type="date">
            <text:p>1942-09-02 13:50:00</text:p>
          </table:table-cell>
          <table:table-cell table:style-name="ce1" office:value-type="date" office:date-value="1906-01-02T13:50:00" calcext:value-type="date">
            <text:p>1906-01-02 13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3:55:00" calcext:value-type="date">
            <text:p>1941-10-02 13:55:00</text:p>
          </table:table-cell>
          <table:table-cell table:style-name="ce1" office:value-type="date" office:date-value="1942-09-02T13:55:00" calcext:value-type="date">
            <text:p>1942-09-02 13:55:00</text:p>
          </table:table-cell>
          <table:table-cell table:style-name="ce1" office:value-type="date" office:date-value="1906-01-02T13:55:00" calcext:value-type="date">
            <text:p>1906-01-02 13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4:00:00" calcext:value-type="date">
            <text:p>1941-10-02 14:00:00</text:p>
          </table:table-cell>
          <table:table-cell table:style-name="ce1" office:value-type="date" office:date-value="1942-09-02T14:00:00" calcext:value-type="date">
            <text:p>1942-09-02 14:00:00</text:p>
          </table:table-cell>
          <table:table-cell table:style-name="ce1" office:value-type="date" office:date-value="1906-01-02T14:00:00" calcext:value-type="date">
            <text:p>1906-01-02 14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4:05:00" calcext:value-type="date">
            <text:p>1941-10-02 14:05:00</text:p>
          </table:table-cell>
          <table:table-cell table:style-name="ce1" office:value-type="date" office:date-value="1942-09-02T14:05:00" calcext:value-type="date">
            <text:p>1942-09-02 14:05:00</text:p>
          </table:table-cell>
          <table:table-cell table:style-name="ce1" office:value-type="date" office:date-value="1906-01-02T14:05:00" calcext:value-type="date">
            <text:p>1906-01-02 14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4:10:00" calcext:value-type="date">
            <text:p>1941-10-02 14:10:00</text:p>
          </table:table-cell>
          <table:table-cell table:style-name="ce1" office:value-type="date" office:date-value="1942-09-02T14:10:00" calcext:value-type="date">
            <text:p>1942-09-02 14:10:00</text:p>
          </table:table-cell>
          <table:table-cell table:style-name="ce1" office:value-type="date" office:date-value="1906-01-02T14:10:00" calcext:value-type="date">
            <text:p>1906-01-02 14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4:15:00" calcext:value-type="date">
            <text:p>1941-10-02 14:15:00</text:p>
          </table:table-cell>
          <table:table-cell table:style-name="ce1" office:value-type="date" office:date-value="1942-09-02T14:15:00" calcext:value-type="date">
            <text:p>1942-09-02 14:15:00</text:p>
          </table:table-cell>
          <table:table-cell table:style-name="ce1" office:value-type="date" office:date-value="1906-01-02T14:15:00" calcext:value-type="date">
            <text:p>1906-01-02 14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4:20:00" calcext:value-type="date">
            <text:p>1941-10-02 14:20:00</text:p>
          </table:table-cell>
          <table:table-cell table:style-name="ce1" office:value-type="date" office:date-value="1942-09-02T14:20:00" calcext:value-type="date">
            <text:p>1942-09-02 14:20:00</text:p>
          </table:table-cell>
          <table:table-cell table:style-name="ce1" office:value-type="date" office:date-value="1906-01-02T14:20:00" calcext:value-type="date">
            <text:p>1906-01-02 14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4:25:00" calcext:value-type="date">
            <text:p>1941-10-02 14:25:00</text:p>
          </table:table-cell>
          <table:table-cell table:style-name="ce1" office:value-type="date" office:date-value="1942-09-02T14:25:00" calcext:value-type="date">
            <text:p>1942-09-02 14:25:00</text:p>
          </table:table-cell>
          <table:table-cell table:style-name="ce1" office:value-type="date" office:date-value="1906-01-02T14:25:00" calcext:value-type="date">
            <text:p>1906-01-02 14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4:30:00" calcext:value-type="date">
            <text:p>1941-10-02 14:30:00</text:p>
          </table:table-cell>
          <table:table-cell table:style-name="ce1" office:value-type="date" office:date-value="1942-09-02T14:30:00" calcext:value-type="date">
            <text:p>1942-09-02 14:30:00</text:p>
          </table:table-cell>
          <table:table-cell table:style-name="ce1" office:value-type="date" office:date-value="1906-01-02T14:30:00" calcext:value-type="date">
            <text:p>1906-01-02 14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4:35:00" calcext:value-type="date">
            <text:p>1941-10-02 14:35:00</text:p>
          </table:table-cell>
          <table:table-cell table:style-name="ce1" office:value-type="date" office:date-value="1942-09-02T14:35:00" calcext:value-type="date">
            <text:p>1942-09-02 14:35:00</text:p>
          </table:table-cell>
          <table:table-cell table:style-name="ce1" office:value-type="date" office:date-value="1906-01-02T14:35:00" calcext:value-type="date">
            <text:p>1906-01-02 14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4:40:00" calcext:value-type="date">
            <text:p>1941-10-02 14:40:00</text:p>
          </table:table-cell>
          <table:table-cell table:style-name="ce1" office:value-type="date" office:date-value="1942-09-02T14:40:00" calcext:value-type="date">
            <text:p>1942-09-02 14:40:00</text:p>
          </table:table-cell>
          <table:table-cell table:style-name="ce1" office:value-type="date" office:date-value="1906-01-02T14:40:00" calcext:value-type="date">
            <text:p>1906-01-02 14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4:45:00" calcext:value-type="date">
            <text:p>1941-10-02 14:45:00</text:p>
          </table:table-cell>
          <table:table-cell table:style-name="ce1" office:value-type="date" office:date-value="1942-09-02T14:45:00" calcext:value-type="date">
            <text:p>1942-09-02 14:45:00</text:p>
          </table:table-cell>
          <table:table-cell table:style-name="ce1" office:value-type="date" office:date-value="1906-01-02T14:45:00" calcext:value-type="date">
            <text:p>1906-01-02 14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4:50:00" calcext:value-type="date">
            <text:p>1941-10-02 14:50:00</text:p>
          </table:table-cell>
          <table:table-cell table:style-name="ce1" office:value-type="date" office:date-value="1942-09-02T14:50:00" calcext:value-type="date">
            <text:p>1942-09-02 14:50:00</text:p>
          </table:table-cell>
          <table:table-cell table:style-name="ce1" office:value-type="date" office:date-value="1906-01-02T14:50:00" calcext:value-type="date">
            <text:p>1906-01-02 14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4:55:00" calcext:value-type="date">
            <text:p>1941-10-02 14:55:00</text:p>
          </table:table-cell>
          <table:table-cell table:style-name="ce1" office:value-type="date" office:date-value="1942-09-02T14:55:00" calcext:value-type="date">
            <text:p>1942-09-02 14:55:00</text:p>
          </table:table-cell>
          <table:table-cell table:style-name="ce1" office:value-type="date" office:date-value="1906-01-02T14:55:00" calcext:value-type="date">
            <text:p>1906-01-02 14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5:00:00" calcext:value-type="date">
            <text:p>1941-10-02 15:00:00</text:p>
          </table:table-cell>
          <table:table-cell table:style-name="ce1" office:value-type="date" office:date-value="1942-09-02T15:00:00" calcext:value-type="date">
            <text:p>1942-09-02 15:00:00</text:p>
          </table:table-cell>
          <table:table-cell table:style-name="ce1" office:value-type="date" office:date-value="1906-01-02T15:00:00" calcext:value-type="date">
            <text:p>1906-01-02 15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5:05:00" calcext:value-type="date">
            <text:p>1941-10-02 15:05:00</text:p>
          </table:table-cell>
          <table:table-cell table:style-name="ce1" office:value-type="date" office:date-value="1942-09-02T15:05:00" calcext:value-type="date">
            <text:p>1942-09-02 15:05:00</text:p>
          </table:table-cell>
          <table:table-cell table:style-name="ce1" office:value-type="date" office:date-value="1906-01-02T15:05:00" calcext:value-type="date">
            <text:p>1906-01-02 15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5:10:00" calcext:value-type="date">
            <text:p>1941-10-02 15:10:00</text:p>
          </table:table-cell>
          <table:table-cell table:style-name="ce1" office:value-type="date" office:date-value="1942-09-02T15:10:00" calcext:value-type="date">
            <text:p>1942-09-02 15:10:00</text:p>
          </table:table-cell>
          <table:table-cell table:style-name="ce1" office:value-type="date" office:date-value="1906-01-02T15:10:00" calcext:value-type="date">
            <text:p>1906-01-02 15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5:15:00" calcext:value-type="date">
            <text:p>1941-10-02 15:15:00</text:p>
          </table:table-cell>
          <table:table-cell table:style-name="ce1" office:value-type="date" office:date-value="1942-09-02T15:15:00" calcext:value-type="date">
            <text:p>1942-09-02 15:15:00</text:p>
          </table:table-cell>
          <table:table-cell table:style-name="ce1" office:value-type="date" office:date-value="1906-01-02T15:15:00" calcext:value-type="date">
            <text:p>1906-01-02 15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5:20:00" calcext:value-type="date">
            <text:p>1941-10-02 15:20:00</text:p>
          </table:table-cell>
          <table:table-cell table:style-name="ce1" office:value-type="date" office:date-value="1942-09-02T15:20:00" calcext:value-type="date">
            <text:p>1942-09-02 15:20:00</text:p>
          </table:table-cell>
          <table:table-cell table:style-name="ce1" office:value-type="date" office:date-value="1906-01-02T15:20:00" calcext:value-type="date">
            <text:p>1906-01-02 15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5:25:00" calcext:value-type="date">
            <text:p>1941-10-02 15:25:00</text:p>
          </table:table-cell>
          <table:table-cell table:style-name="ce1" office:value-type="date" office:date-value="1942-09-02T15:25:00" calcext:value-type="date">
            <text:p>1942-09-02 15:25:00</text:p>
          </table:table-cell>
          <table:table-cell table:style-name="ce1" office:value-type="date" office:date-value="1906-01-02T15:25:00" calcext:value-type="date">
            <text:p>1906-01-02 15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5:30:00" calcext:value-type="date">
            <text:p>1941-10-02 15:30:00</text:p>
          </table:table-cell>
          <table:table-cell table:style-name="ce1" office:value-type="date" office:date-value="1942-09-02T15:30:00" calcext:value-type="date">
            <text:p>1942-09-02 15:30:00</text:p>
          </table:table-cell>
          <table:table-cell table:style-name="ce1" office:value-type="date" office:date-value="1906-01-02T15:30:00" calcext:value-type="date">
            <text:p>1906-01-02 15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5:35:00" calcext:value-type="date">
            <text:p>1941-10-02 15:35:00</text:p>
          </table:table-cell>
          <table:table-cell table:style-name="ce1" office:value-type="date" office:date-value="1942-09-02T15:35:00" calcext:value-type="date">
            <text:p>1942-09-02 15:35:00</text:p>
          </table:table-cell>
          <table:table-cell table:style-name="ce1" office:value-type="date" office:date-value="1906-01-02T15:35:00" calcext:value-type="date">
            <text:p>1906-01-02 15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5:40:00" calcext:value-type="date">
            <text:p>1941-10-02 15:40:00</text:p>
          </table:table-cell>
          <table:table-cell table:style-name="ce1" office:value-type="date" office:date-value="1942-09-02T15:40:00" calcext:value-type="date">
            <text:p>1942-09-02 15:40:00</text:p>
          </table:table-cell>
          <table:table-cell table:style-name="ce1" office:value-type="date" office:date-value="1906-01-02T15:40:00" calcext:value-type="date">
            <text:p>1906-01-02 15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5:45:00" calcext:value-type="date">
            <text:p>1941-10-02 15:45:00</text:p>
          </table:table-cell>
          <table:table-cell table:style-name="ce1" office:value-type="date" office:date-value="1942-09-02T15:45:00" calcext:value-type="date">
            <text:p>1942-09-02 15:45:00</text:p>
          </table:table-cell>
          <table:table-cell table:style-name="ce1" office:value-type="date" office:date-value="1906-01-02T15:45:00" calcext:value-type="date">
            <text:p>1906-01-02 15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5:50:00" calcext:value-type="date">
            <text:p>1941-10-02 15:50:00</text:p>
          </table:table-cell>
          <table:table-cell table:style-name="ce1" office:value-type="date" office:date-value="1942-09-02T15:50:00" calcext:value-type="date">
            <text:p>1942-09-02 15:50:00</text:p>
          </table:table-cell>
          <table:table-cell table:style-name="ce1" office:value-type="date" office:date-value="1906-01-02T15:50:00" calcext:value-type="date">
            <text:p>1906-01-02 15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5:55:00" calcext:value-type="date">
            <text:p>1941-10-02 15:55:00</text:p>
          </table:table-cell>
          <table:table-cell table:style-name="ce1" office:value-type="date" office:date-value="1942-09-02T15:55:00" calcext:value-type="date">
            <text:p>1942-09-02 15:55:00</text:p>
          </table:table-cell>
          <table:table-cell table:style-name="ce1" office:value-type="date" office:date-value="1906-01-02T15:55:00" calcext:value-type="date">
            <text:p>1906-01-02 15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6:00:00" calcext:value-type="date">
            <text:p>1941-10-02 16:00:00</text:p>
          </table:table-cell>
          <table:table-cell table:style-name="ce1" office:value-type="date" office:date-value="1942-09-02T16:00:00" calcext:value-type="date">
            <text:p>1942-09-02 16:00:00</text:p>
          </table:table-cell>
          <table:table-cell table:style-name="ce1" office:value-type="date" office:date-value="1906-01-02T16:00:00" calcext:value-type="date">
            <text:p>1906-01-02 16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6:05:00" calcext:value-type="date">
            <text:p>1941-10-02 16:05:00</text:p>
          </table:table-cell>
          <table:table-cell table:style-name="ce1" office:value-type="date" office:date-value="1942-09-02T16:05:00" calcext:value-type="date">
            <text:p>1942-09-02 16:05:00</text:p>
          </table:table-cell>
          <table:table-cell table:style-name="ce1" office:value-type="date" office:date-value="1906-01-02T16:05:00" calcext:value-type="date">
            <text:p>1906-01-02 16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6:10:00" calcext:value-type="date">
            <text:p>1941-10-02 16:10:00</text:p>
          </table:table-cell>
          <table:table-cell table:style-name="ce1" office:value-type="date" office:date-value="1942-09-02T16:10:00" calcext:value-type="date">
            <text:p>1942-09-02 16:10:00</text:p>
          </table:table-cell>
          <table:table-cell table:style-name="ce1" office:value-type="date" office:date-value="1906-01-02T16:10:00" calcext:value-type="date">
            <text:p>1906-01-02 16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6:15:00" calcext:value-type="date">
            <text:p>1941-10-02 16:15:00</text:p>
          </table:table-cell>
          <table:table-cell table:style-name="ce1" office:value-type="date" office:date-value="1942-09-02T16:15:00" calcext:value-type="date">
            <text:p>1942-09-02 16:15:00</text:p>
          </table:table-cell>
          <table:table-cell table:style-name="ce1" office:value-type="date" office:date-value="1906-01-02T16:15:00" calcext:value-type="date">
            <text:p>1906-01-02 16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6:20:00" calcext:value-type="date">
            <text:p>1941-10-02 16:20:00</text:p>
          </table:table-cell>
          <table:table-cell table:style-name="ce1" office:value-type="date" office:date-value="1942-09-02T16:20:00" calcext:value-type="date">
            <text:p>1942-09-02 16:20:00</text:p>
          </table:table-cell>
          <table:table-cell table:style-name="ce1" office:value-type="date" office:date-value="1906-01-02T16:20:00" calcext:value-type="date">
            <text:p>1906-01-02 16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6:25:00" calcext:value-type="date">
            <text:p>1941-10-02 16:25:00</text:p>
          </table:table-cell>
          <table:table-cell table:style-name="ce1" office:value-type="date" office:date-value="1942-09-02T16:25:00" calcext:value-type="date">
            <text:p>1942-09-02 16:25:00</text:p>
          </table:table-cell>
          <table:table-cell table:style-name="ce1" office:value-type="date" office:date-value="1906-01-02T16:25:00" calcext:value-type="date">
            <text:p>1906-01-02 16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6:30:00" calcext:value-type="date">
            <text:p>1941-10-02 16:30:00</text:p>
          </table:table-cell>
          <table:table-cell table:style-name="ce1" office:value-type="date" office:date-value="1942-09-02T16:30:00" calcext:value-type="date">
            <text:p>1942-09-02 16:30:00</text:p>
          </table:table-cell>
          <table:table-cell table:style-name="ce1" office:value-type="date" office:date-value="1906-01-02T16:30:00" calcext:value-type="date">
            <text:p>1906-01-02 16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6:35:00" calcext:value-type="date">
            <text:p>1941-10-02 16:35:00</text:p>
          </table:table-cell>
          <table:table-cell table:style-name="ce1" office:value-type="date" office:date-value="1942-09-02T16:35:00" calcext:value-type="date">
            <text:p>1942-09-02 16:35:00</text:p>
          </table:table-cell>
          <table:table-cell table:style-name="ce1" office:value-type="date" office:date-value="1906-01-02T16:35:00" calcext:value-type="date">
            <text:p>1906-01-02 16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6:40:00" calcext:value-type="date">
            <text:p>1941-10-02 16:40:00</text:p>
          </table:table-cell>
          <table:table-cell table:style-name="ce1" office:value-type="date" office:date-value="1942-09-02T16:40:00" calcext:value-type="date">
            <text:p>1942-09-02 16:40:00</text:p>
          </table:table-cell>
          <table:table-cell table:style-name="ce1" office:value-type="date" office:date-value="1906-01-02T16:40:00" calcext:value-type="date">
            <text:p>1906-01-02 16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6:45:00" calcext:value-type="date">
            <text:p>1941-10-02 16:45:00</text:p>
          </table:table-cell>
          <table:table-cell table:style-name="ce1" office:value-type="date" office:date-value="1942-09-02T16:45:00" calcext:value-type="date">
            <text:p>1942-09-02 16:45:00</text:p>
          </table:table-cell>
          <table:table-cell table:style-name="ce1" office:value-type="date" office:date-value="1906-01-02T16:45:00" calcext:value-type="date">
            <text:p>1906-01-02 16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6:50:00" calcext:value-type="date">
            <text:p>1941-10-02 16:50:00</text:p>
          </table:table-cell>
          <table:table-cell table:style-name="ce1" office:value-type="date" office:date-value="1942-09-02T16:50:00" calcext:value-type="date">
            <text:p>1942-09-02 16:50:00</text:p>
          </table:table-cell>
          <table:table-cell table:style-name="ce1" office:value-type="date" office:date-value="1906-01-02T16:50:00" calcext:value-type="date">
            <text:p>1906-01-02 16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6:55:00" calcext:value-type="date">
            <text:p>1941-10-02 16:55:00</text:p>
          </table:table-cell>
          <table:table-cell table:style-name="ce1" office:value-type="date" office:date-value="1942-09-02T16:55:00" calcext:value-type="date">
            <text:p>1942-09-02 16:55:00</text:p>
          </table:table-cell>
          <table:table-cell table:style-name="ce1" office:value-type="date" office:date-value="1906-01-02T16:55:00" calcext:value-type="date">
            <text:p>1906-01-02 16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7:00:00" calcext:value-type="date">
            <text:p>1941-10-02 17:00:00</text:p>
          </table:table-cell>
          <table:table-cell table:style-name="ce1" office:value-type="date" office:date-value="1942-09-02T17:00:00" calcext:value-type="date">
            <text:p>1942-09-02 17:00:00</text:p>
          </table:table-cell>
          <table:table-cell table:style-name="ce1" office:value-type="date" office:date-value="1906-01-02T17:00:00" calcext:value-type="date">
            <text:p>1906-01-02 17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7:05:00" calcext:value-type="date">
            <text:p>1941-10-02 17:05:00</text:p>
          </table:table-cell>
          <table:table-cell table:style-name="ce1" office:value-type="date" office:date-value="1942-09-02T17:05:00" calcext:value-type="date">
            <text:p>1942-09-02 17:05:00</text:p>
          </table:table-cell>
          <table:table-cell table:style-name="ce1" office:value-type="date" office:date-value="1906-01-02T17:05:00" calcext:value-type="date">
            <text:p>1906-01-02 17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7:10:00" calcext:value-type="date">
            <text:p>1941-10-02 17:10:00</text:p>
          </table:table-cell>
          <table:table-cell table:style-name="ce1" office:value-type="date" office:date-value="1942-09-02T17:10:00" calcext:value-type="date">
            <text:p>1942-09-02 17:10:00</text:p>
          </table:table-cell>
          <table:table-cell table:style-name="ce1" office:value-type="date" office:date-value="1906-01-02T17:10:00" calcext:value-type="date">
            <text:p>1906-01-02 17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7:15:00" calcext:value-type="date">
            <text:p>1941-10-02 17:15:00</text:p>
          </table:table-cell>
          <table:table-cell table:style-name="ce1" office:value-type="date" office:date-value="1942-09-02T17:15:00" calcext:value-type="date">
            <text:p>1942-09-02 17:15:00</text:p>
          </table:table-cell>
          <table:table-cell table:style-name="ce1" office:value-type="date" office:date-value="1906-01-02T17:15:00" calcext:value-type="date">
            <text:p>1906-01-02 17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7:20:00" calcext:value-type="date">
            <text:p>1941-10-02 17:20:00</text:p>
          </table:table-cell>
          <table:table-cell table:style-name="ce1" office:value-type="date" office:date-value="1942-09-02T17:20:00" calcext:value-type="date">
            <text:p>1942-09-02 17:20:00</text:p>
          </table:table-cell>
          <table:table-cell table:style-name="ce1" office:value-type="date" office:date-value="1906-01-02T17:20:00" calcext:value-type="date">
            <text:p>1906-01-02 17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7:25:00" calcext:value-type="date">
            <text:p>1941-10-02 17:25:00</text:p>
          </table:table-cell>
          <table:table-cell table:style-name="ce1" office:value-type="date" office:date-value="1942-09-02T17:25:00" calcext:value-type="date">
            <text:p>1942-09-02 17:25:00</text:p>
          </table:table-cell>
          <table:table-cell table:style-name="ce1" office:value-type="date" office:date-value="1906-01-02T17:25:00" calcext:value-type="date">
            <text:p>1906-01-02 17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7:30:00" calcext:value-type="date">
            <text:p>1941-10-02 17:30:00</text:p>
          </table:table-cell>
          <table:table-cell table:style-name="ce1" office:value-type="date" office:date-value="1942-09-02T17:30:00" calcext:value-type="date">
            <text:p>1942-09-02 17:30:00</text:p>
          </table:table-cell>
          <table:table-cell table:style-name="ce1" office:value-type="date" office:date-value="1906-01-02T17:30:00" calcext:value-type="date">
            <text:p>1906-01-02 17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7:35:00" calcext:value-type="date">
            <text:p>1941-10-02 17:35:00</text:p>
          </table:table-cell>
          <table:table-cell table:style-name="ce1" office:value-type="date" office:date-value="1942-09-02T17:35:00" calcext:value-type="date">
            <text:p>1942-09-02 17:35:00</text:p>
          </table:table-cell>
          <table:table-cell table:style-name="ce1" office:value-type="date" office:date-value="1906-01-02T17:35:00" calcext:value-type="date">
            <text:p>1906-01-02 17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7:40:00" calcext:value-type="date">
            <text:p>1941-10-02 17:40:00</text:p>
          </table:table-cell>
          <table:table-cell table:style-name="ce1" office:value-type="date" office:date-value="1942-09-02T17:40:00" calcext:value-type="date">
            <text:p>1942-09-02 17:40:00</text:p>
          </table:table-cell>
          <table:table-cell table:style-name="ce1" office:value-type="date" office:date-value="1906-01-02T17:40:00" calcext:value-type="date">
            <text:p>1906-01-02 17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7:45:00" calcext:value-type="date">
            <text:p>1941-10-02 17:45:00</text:p>
          </table:table-cell>
          <table:table-cell table:style-name="ce1" office:value-type="date" office:date-value="1942-09-02T17:45:00" calcext:value-type="date">
            <text:p>1942-09-02 17:45:00</text:p>
          </table:table-cell>
          <table:table-cell table:style-name="ce1" office:value-type="date" office:date-value="1906-01-02T17:45:00" calcext:value-type="date">
            <text:p>1906-01-02 17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7:50:00" calcext:value-type="date">
            <text:p>1941-10-02 17:50:00</text:p>
          </table:table-cell>
          <table:table-cell table:style-name="ce1" office:value-type="date" office:date-value="1942-09-02T17:50:00" calcext:value-type="date">
            <text:p>1942-09-02 17:50:00</text:p>
          </table:table-cell>
          <table:table-cell table:style-name="ce1" office:value-type="date" office:date-value="1906-01-02T17:50:00" calcext:value-type="date">
            <text:p>1906-01-02 17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7:55:00" calcext:value-type="date">
            <text:p>1941-10-02 17:55:00</text:p>
          </table:table-cell>
          <table:table-cell table:style-name="ce1" office:value-type="date" office:date-value="1942-09-02T17:55:00" calcext:value-type="date">
            <text:p>1942-09-02 17:55:00</text:p>
          </table:table-cell>
          <table:table-cell table:style-name="ce1" office:value-type="date" office:date-value="1906-01-02T17:55:00" calcext:value-type="date">
            <text:p>1906-01-02 17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8:00:00" calcext:value-type="date">
            <text:p>1941-10-02 18:00:00</text:p>
          </table:table-cell>
          <table:table-cell table:style-name="ce1" office:value-type="date" office:date-value="1942-09-02T18:00:00" calcext:value-type="date">
            <text:p>1942-09-02 18:00:00</text:p>
          </table:table-cell>
          <table:table-cell table:style-name="ce1" office:value-type="date" office:date-value="1906-01-02T18:00:00" calcext:value-type="date">
            <text:p>1906-01-02 18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8:05:00" calcext:value-type="date">
            <text:p>1941-10-02 18:05:00</text:p>
          </table:table-cell>
          <table:table-cell table:style-name="ce1" office:value-type="date" office:date-value="1942-09-02T18:05:00" calcext:value-type="date">
            <text:p>1942-09-02 18:05:00</text:p>
          </table:table-cell>
          <table:table-cell table:style-name="ce1" office:value-type="date" office:date-value="1906-01-02T18:05:00" calcext:value-type="date">
            <text:p>1906-01-02 18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8:10:00" calcext:value-type="date">
            <text:p>1941-10-02 18:10:00</text:p>
          </table:table-cell>
          <table:table-cell table:style-name="ce1" office:value-type="date" office:date-value="1942-09-02T18:10:00" calcext:value-type="date">
            <text:p>1942-09-02 18:10:00</text:p>
          </table:table-cell>
          <table:table-cell table:style-name="ce1" office:value-type="date" office:date-value="1906-01-02T18:10:00" calcext:value-type="date">
            <text:p>1906-01-02 18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8:15:00" calcext:value-type="date">
            <text:p>1941-10-02 18:15:00</text:p>
          </table:table-cell>
          <table:table-cell table:style-name="ce1" office:value-type="date" office:date-value="1942-09-02T18:15:00" calcext:value-type="date">
            <text:p>1942-09-02 18:15:00</text:p>
          </table:table-cell>
          <table:table-cell table:style-name="ce1" office:value-type="date" office:date-value="1906-01-02T18:15:00" calcext:value-type="date">
            <text:p>1906-01-02 18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8:20:00" calcext:value-type="date">
            <text:p>1941-10-02 18:20:00</text:p>
          </table:table-cell>
          <table:table-cell table:style-name="ce1" office:value-type="date" office:date-value="1942-09-02T18:20:00" calcext:value-type="date">
            <text:p>1942-09-02 18:20:00</text:p>
          </table:table-cell>
          <table:table-cell table:style-name="ce1" office:value-type="date" office:date-value="1906-01-02T18:20:00" calcext:value-type="date">
            <text:p>1906-01-02 18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8:25:00" calcext:value-type="date">
            <text:p>1941-10-02 18:25:00</text:p>
          </table:table-cell>
          <table:table-cell table:style-name="ce1" office:value-type="date" office:date-value="1942-09-02T18:25:00" calcext:value-type="date">
            <text:p>1942-09-02 18:25:00</text:p>
          </table:table-cell>
          <table:table-cell table:style-name="ce1" office:value-type="date" office:date-value="1906-01-02T18:25:00" calcext:value-type="date">
            <text:p>1906-01-02 18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8:30:00" calcext:value-type="date">
            <text:p>1941-10-02 18:30:00</text:p>
          </table:table-cell>
          <table:table-cell table:style-name="ce1" office:value-type="date" office:date-value="1942-09-02T18:30:00" calcext:value-type="date">
            <text:p>1942-09-02 18:30:00</text:p>
          </table:table-cell>
          <table:table-cell table:style-name="ce1" office:value-type="date" office:date-value="1906-01-02T18:30:00" calcext:value-type="date">
            <text:p>1906-01-02 18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8:35:00" calcext:value-type="date">
            <text:p>1941-10-02 18:35:00</text:p>
          </table:table-cell>
          <table:table-cell table:style-name="ce1" office:value-type="date" office:date-value="1942-09-02T18:35:00" calcext:value-type="date">
            <text:p>1942-09-02 18:35:00</text:p>
          </table:table-cell>
          <table:table-cell table:style-name="ce1" office:value-type="date" office:date-value="1906-01-02T18:35:00" calcext:value-type="date">
            <text:p>1906-01-02 18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8:40:00" calcext:value-type="date">
            <text:p>1941-10-02 18:40:00</text:p>
          </table:table-cell>
          <table:table-cell table:style-name="ce1" office:value-type="date" office:date-value="1942-09-02T18:40:00" calcext:value-type="date">
            <text:p>1942-09-02 18:40:00</text:p>
          </table:table-cell>
          <table:table-cell table:style-name="ce1" office:value-type="date" office:date-value="1906-01-02T18:40:00" calcext:value-type="date">
            <text:p>1906-01-02 18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8:45:00" calcext:value-type="date">
            <text:p>1941-10-02 18:45:00</text:p>
          </table:table-cell>
          <table:table-cell table:style-name="ce1" office:value-type="date" office:date-value="1942-09-02T18:45:00" calcext:value-type="date">
            <text:p>1942-09-02 18:45:00</text:p>
          </table:table-cell>
          <table:table-cell table:style-name="ce1" office:value-type="date" office:date-value="1906-01-02T18:45:00" calcext:value-type="date">
            <text:p>1906-01-02 18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8:50:00" calcext:value-type="date">
            <text:p>1941-10-02 18:50:00</text:p>
          </table:table-cell>
          <table:table-cell table:style-name="ce1" office:value-type="date" office:date-value="1942-09-02T18:50:00" calcext:value-type="date">
            <text:p>1942-09-02 18:50:00</text:p>
          </table:table-cell>
          <table:table-cell table:style-name="ce1" office:value-type="date" office:date-value="1906-01-02T18:50:00" calcext:value-type="date">
            <text:p>1906-01-02 18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8:55:00" calcext:value-type="date">
            <text:p>1941-10-02 18:55:00</text:p>
          </table:table-cell>
          <table:table-cell table:style-name="ce1" office:value-type="date" office:date-value="1942-09-02T18:55:00" calcext:value-type="date">
            <text:p>1942-09-02 18:55:00</text:p>
          </table:table-cell>
          <table:table-cell table:style-name="ce1" office:value-type="date" office:date-value="1906-01-02T18:55:00" calcext:value-type="date">
            <text:p>1906-01-02 18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9:00:00" calcext:value-type="date">
            <text:p>1941-10-02 19:00:00</text:p>
          </table:table-cell>
          <table:table-cell table:style-name="ce1" office:value-type="date" office:date-value="1942-09-02T19:00:00" calcext:value-type="date">
            <text:p>1942-09-02 19:00:00</text:p>
          </table:table-cell>
          <table:table-cell table:style-name="ce1" office:value-type="date" office:date-value="1906-01-02T19:00:00" calcext:value-type="date">
            <text:p>1906-01-02 19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9:05:00" calcext:value-type="date">
            <text:p>1941-10-02 19:05:00</text:p>
          </table:table-cell>
          <table:table-cell table:style-name="ce1" office:value-type="date" office:date-value="1942-09-02T19:05:00" calcext:value-type="date">
            <text:p>1942-09-02 19:05:00</text:p>
          </table:table-cell>
          <table:table-cell table:style-name="ce1" office:value-type="date" office:date-value="1906-01-02T19:05:00" calcext:value-type="date">
            <text:p>1906-01-02 19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9:10:00" calcext:value-type="date">
            <text:p>1941-10-02 19:10:00</text:p>
          </table:table-cell>
          <table:table-cell table:style-name="ce1" office:value-type="date" office:date-value="1942-09-02T19:10:00" calcext:value-type="date">
            <text:p>1942-09-02 19:10:00</text:p>
          </table:table-cell>
          <table:table-cell table:style-name="ce1" office:value-type="date" office:date-value="1906-01-02T19:10:00" calcext:value-type="date">
            <text:p>1906-01-02 19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9:15:00" calcext:value-type="date">
            <text:p>1941-10-02 19:15:00</text:p>
          </table:table-cell>
          <table:table-cell table:style-name="ce1" office:value-type="date" office:date-value="1942-09-02T19:15:00" calcext:value-type="date">
            <text:p>1942-09-02 19:15:00</text:p>
          </table:table-cell>
          <table:table-cell table:style-name="ce1" office:value-type="date" office:date-value="1906-01-02T19:15:00" calcext:value-type="date">
            <text:p>1906-01-02 19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9:20:00" calcext:value-type="date">
            <text:p>1941-10-02 19:20:00</text:p>
          </table:table-cell>
          <table:table-cell table:style-name="ce1" office:value-type="date" office:date-value="1942-09-02T19:20:00" calcext:value-type="date">
            <text:p>1942-09-02 19:20:00</text:p>
          </table:table-cell>
          <table:table-cell table:style-name="ce1" office:value-type="date" office:date-value="1906-01-02T19:20:00" calcext:value-type="date">
            <text:p>1906-01-02 19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9:25:00" calcext:value-type="date">
            <text:p>1941-10-02 19:25:00</text:p>
          </table:table-cell>
          <table:table-cell table:style-name="ce1" office:value-type="date" office:date-value="1942-09-02T19:25:00" calcext:value-type="date">
            <text:p>1942-09-02 19:25:00</text:p>
          </table:table-cell>
          <table:table-cell table:style-name="ce1" office:value-type="date" office:date-value="1906-01-02T19:25:00" calcext:value-type="date">
            <text:p>1906-01-02 19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9:30:00" calcext:value-type="date">
            <text:p>1941-10-02 19:30:00</text:p>
          </table:table-cell>
          <table:table-cell table:style-name="ce1" office:value-type="date" office:date-value="1942-09-02T19:30:00" calcext:value-type="date">
            <text:p>1942-09-02 19:30:00</text:p>
          </table:table-cell>
          <table:table-cell table:style-name="ce1" office:value-type="date" office:date-value="1906-01-02T19:30:00" calcext:value-type="date">
            <text:p>1906-01-02 19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9:35:00" calcext:value-type="date">
            <text:p>1941-10-02 19:35:00</text:p>
          </table:table-cell>
          <table:table-cell table:style-name="ce1" office:value-type="date" office:date-value="1942-09-02T19:35:00" calcext:value-type="date">
            <text:p>1942-09-02 19:35:00</text:p>
          </table:table-cell>
          <table:table-cell table:style-name="ce1" office:value-type="date" office:date-value="1906-01-02T19:35:00" calcext:value-type="date">
            <text:p>1906-01-02 19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9:40:00" calcext:value-type="date">
            <text:p>1941-10-02 19:40:00</text:p>
          </table:table-cell>
          <table:table-cell table:style-name="ce1" office:value-type="date" office:date-value="1942-09-02T19:40:00" calcext:value-type="date">
            <text:p>1942-09-02 19:40:00</text:p>
          </table:table-cell>
          <table:table-cell table:style-name="ce1" office:value-type="date" office:date-value="1906-01-02T19:40:00" calcext:value-type="date">
            <text:p>1906-01-02 19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9:45:00" calcext:value-type="date">
            <text:p>1941-10-02 19:45:00</text:p>
          </table:table-cell>
          <table:table-cell table:style-name="ce1" office:value-type="date" office:date-value="1942-09-02T19:45:00" calcext:value-type="date">
            <text:p>1942-09-02 19:45:00</text:p>
          </table:table-cell>
          <table:table-cell table:style-name="ce1" office:value-type="date" office:date-value="1906-01-02T19:45:00" calcext:value-type="date">
            <text:p>1906-01-02 19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9:50:00" calcext:value-type="date">
            <text:p>1941-10-02 19:50:00</text:p>
          </table:table-cell>
          <table:table-cell table:style-name="ce1" office:value-type="date" office:date-value="1942-09-02T19:50:00" calcext:value-type="date">
            <text:p>1942-09-02 19:50:00</text:p>
          </table:table-cell>
          <table:table-cell table:style-name="ce1" office:value-type="date" office:date-value="1906-01-02T19:50:00" calcext:value-type="date">
            <text:p>1906-01-02 19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19:55:00" calcext:value-type="date">
            <text:p>1941-10-02 19:55:00</text:p>
          </table:table-cell>
          <table:table-cell table:style-name="ce1" office:value-type="date" office:date-value="1942-09-02T19:55:00" calcext:value-type="date">
            <text:p>1942-09-02 19:55:00</text:p>
          </table:table-cell>
          <table:table-cell table:style-name="ce1" office:value-type="date" office:date-value="1906-01-02T19:55:00" calcext:value-type="date">
            <text:p>1906-01-02 19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0:00:00" calcext:value-type="date">
            <text:p>1941-10-02 20:00:00</text:p>
          </table:table-cell>
          <table:table-cell table:style-name="ce1" office:value-type="date" office:date-value="1942-09-02T20:00:00" calcext:value-type="date">
            <text:p>1942-09-02 20:00:00</text:p>
          </table:table-cell>
          <table:table-cell table:style-name="ce1" office:value-type="date" office:date-value="1906-01-02T20:00:00" calcext:value-type="date">
            <text:p>1906-01-02 20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0:05:00" calcext:value-type="date">
            <text:p>1941-10-02 20:05:00</text:p>
          </table:table-cell>
          <table:table-cell table:style-name="ce1" office:value-type="date" office:date-value="1942-09-02T20:05:00" calcext:value-type="date">
            <text:p>1942-09-02 20:05:00</text:p>
          </table:table-cell>
          <table:table-cell table:style-name="ce1" office:value-type="date" office:date-value="1906-01-02T20:05:00" calcext:value-type="date">
            <text:p>1906-01-02 20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0:10:00" calcext:value-type="date">
            <text:p>1941-10-02 20:10:00</text:p>
          </table:table-cell>
          <table:table-cell table:style-name="ce1" office:value-type="date" office:date-value="1942-09-02T20:10:00" calcext:value-type="date">
            <text:p>1942-09-02 20:10:00</text:p>
          </table:table-cell>
          <table:table-cell table:style-name="ce1" office:value-type="date" office:date-value="1906-01-02T20:10:00" calcext:value-type="date">
            <text:p>1906-01-02 20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0:15:00" calcext:value-type="date">
            <text:p>1941-10-02 20:15:00</text:p>
          </table:table-cell>
          <table:table-cell table:style-name="ce1" office:value-type="date" office:date-value="1942-09-02T20:15:00" calcext:value-type="date">
            <text:p>1942-09-02 20:15:00</text:p>
          </table:table-cell>
          <table:table-cell table:style-name="ce1" office:value-type="date" office:date-value="1906-01-02T20:15:00" calcext:value-type="date">
            <text:p>1906-01-02 20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0:20:00" calcext:value-type="date">
            <text:p>1941-10-02 20:20:00</text:p>
          </table:table-cell>
          <table:table-cell table:style-name="ce1" office:value-type="date" office:date-value="1942-09-02T20:20:00" calcext:value-type="date">
            <text:p>1942-09-02 20:20:00</text:p>
          </table:table-cell>
          <table:table-cell table:style-name="ce1" office:value-type="date" office:date-value="1906-01-02T20:20:00" calcext:value-type="date">
            <text:p>1906-01-02 20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0:25:00" calcext:value-type="date">
            <text:p>1941-10-02 20:25:00</text:p>
          </table:table-cell>
          <table:table-cell table:style-name="ce1" office:value-type="date" office:date-value="1942-09-02T20:25:00" calcext:value-type="date">
            <text:p>1942-09-02 20:25:00</text:p>
          </table:table-cell>
          <table:table-cell table:style-name="ce1" office:value-type="date" office:date-value="1906-01-02T20:25:00" calcext:value-type="date">
            <text:p>1906-01-02 20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0:30:00" calcext:value-type="date">
            <text:p>1941-10-02 20:30:00</text:p>
          </table:table-cell>
          <table:table-cell table:style-name="ce1" office:value-type="date" office:date-value="1942-09-02T20:30:00" calcext:value-type="date">
            <text:p>1942-09-02 20:30:00</text:p>
          </table:table-cell>
          <table:table-cell table:style-name="ce1" office:value-type="date" office:date-value="1906-01-02T20:30:00" calcext:value-type="date">
            <text:p>1906-01-02 20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0:35:00" calcext:value-type="date">
            <text:p>1941-10-02 20:35:00</text:p>
          </table:table-cell>
          <table:table-cell table:style-name="ce1" office:value-type="date" office:date-value="1942-09-02T20:35:00" calcext:value-type="date">
            <text:p>1942-09-02 20:35:00</text:p>
          </table:table-cell>
          <table:table-cell table:style-name="ce1" office:value-type="date" office:date-value="1906-01-02T20:35:00" calcext:value-type="date">
            <text:p>1906-01-02 20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0:40:00" calcext:value-type="date">
            <text:p>1941-10-02 20:40:00</text:p>
          </table:table-cell>
          <table:table-cell table:style-name="ce1" office:value-type="date" office:date-value="1942-09-02T20:40:00" calcext:value-type="date">
            <text:p>1942-09-02 20:40:00</text:p>
          </table:table-cell>
          <table:table-cell table:style-name="ce1" office:value-type="date" office:date-value="1906-01-02T20:40:00" calcext:value-type="date">
            <text:p>1906-01-02 20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0:45:00" calcext:value-type="date">
            <text:p>1941-10-02 20:45:00</text:p>
          </table:table-cell>
          <table:table-cell table:style-name="ce1" office:value-type="date" office:date-value="1942-09-02T20:45:00" calcext:value-type="date">
            <text:p>1942-09-02 20:45:00</text:p>
          </table:table-cell>
          <table:table-cell table:style-name="ce1" office:value-type="date" office:date-value="1906-01-02T20:45:00" calcext:value-type="date">
            <text:p>1906-01-02 20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0:50:00" calcext:value-type="date">
            <text:p>1941-10-02 20:50:00</text:p>
          </table:table-cell>
          <table:table-cell table:style-name="ce1" office:value-type="date" office:date-value="1942-09-02T20:50:00" calcext:value-type="date">
            <text:p>1942-09-02 20:50:00</text:p>
          </table:table-cell>
          <table:table-cell table:style-name="ce1" office:value-type="date" office:date-value="1906-01-02T20:50:00" calcext:value-type="date">
            <text:p>1906-01-02 20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0:55:00" calcext:value-type="date">
            <text:p>1941-10-02 20:55:00</text:p>
          </table:table-cell>
          <table:table-cell table:style-name="ce1" office:value-type="date" office:date-value="1942-09-02T20:55:00" calcext:value-type="date">
            <text:p>1942-09-02 20:55:00</text:p>
          </table:table-cell>
          <table:table-cell table:style-name="ce1" office:value-type="date" office:date-value="1906-01-02T20:55:00" calcext:value-type="date">
            <text:p>1906-01-02 20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1:00:00" calcext:value-type="date">
            <text:p>1941-10-02 21:00:00</text:p>
          </table:table-cell>
          <table:table-cell table:style-name="ce1" office:value-type="date" office:date-value="1942-09-02T21:00:00" calcext:value-type="date">
            <text:p>1942-09-02 21:00:00</text:p>
          </table:table-cell>
          <table:table-cell table:style-name="ce1" office:value-type="date" office:date-value="1906-01-02T21:00:00" calcext:value-type="date">
            <text:p>1906-01-02 21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1:05:00" calcext:value-type="date">
            <text:p>1941-10-02 21:05:00</text:p>
          </table:table-cell>
          <table:table-cell table:style-name="ce1" office:value-type="date" office:date-value="1942-09-02T21:05:00" calcext:value-type="date">
            <text:p>1942-09-02 21:05:00</text:p>
          </table:table-cell>
          <table:table-cell table:style-name="ce1" office:value-type="date" office:date-value="1906-01-02T21:05:00" calcext:value-type="date">
            <text:p>1906-01-02 21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1:10:00" calcext:value-type="date">
            <text:p>1941-10-02 21:10:00</text:p>
          </table:table-cell>
          <table:table-cell table:style-name="ce1" office:value-type="date" office:date-value="1942-09-02T21:10:00" calcext:value-type="date">
            <text:p>1942-09-02 21:10:00</text:p>
          </table:table-cell>
          <table:table-cell table:style-name="ce1" office:value-type="date" office:date-value="1906-01-02T21:10:00" calcext:value-type="date">
            <text:p>1906-01-02 21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1:15:00" calcext:value-type="date">
            <text:p>1941-10-02 21:15:00</text:p>
          </table:table-cell>
          <table:table-cell table:style-name="ce1" office:value-type="date" office:date-value="1942-09-02T21:15:00" calcext:value-type="date">
            <text:p>1942-09-02 21:15:00</text:p>
          </table:table-cell>
          <table:table-cell table:style-name="ce1" office:value-type="date" office:date-value="1906-01-02T21:15:00" calcext:value-type="date">
            <text:p>1906-01-02 21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1:20:00" calcext:value-type="date">
            <text:p>1941-10-02 21:20:00</text:p>
          </table:table-cell>
          <table:table-cell table:style-name="ce1" office:value-type="date" office:date-value="1942-09-02T21:20:00" calcext:value-type="date">
            <text:p>1942-09-02 21:20:00</text:p>
          </table:table-cell>
          <table:table-cell table:style-name="ce1" office:value-type="date" office:date-value="1906-01-02T21:20:00" calcext:value-type="date">
            <text:p>1906-01-02 21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1:25:00" calcext:value-type="date">
            <text:p>1941-10-02 21:25:00</text:p>
          </table:table-cell>
          <table:table-cell table:style-name="ce1" office:value-type="date" office:date-value="1942-09-02T21:25:00" calcext:value-type="date">
            <text:p>1942-09-02 21:25:00</text:p>
          </table:table-cell>
          <table:table-cell table:style-name="ce1" office:value-type="date" office:date-value="1906-01-02T21:25:00" calcext:value-type="date">
            <text:p>1906-01-02 21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1:30:00" calcext:value-type="date">
            <text:p>1941-10-02 21:30:00</text:p>
          </table:table-cell>
          <table:table-cell table:style-name="ce1" office:value-type="date" office:date-value="1942-09-02T21:30:00" calcext:value-type="date">
            <text:p>1942-09-02 21:30:00</text:p>
          </table:table-cell>
          <table:table-cell table:style-name="ce1" office:value-type="date" office:date-value="1906-01-02T21:30:00" calcext:value-type="date">
            <text:p>1906-01-02 21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1:35:00" calcext:value-type="date">
            <text:p>1941-10-02 21:35:00</text:p>
          </table:table-cell>
          <table:table-cell table:style-name="ce1" office:value-type="date" office:date-value="1942-09-02T21:35:00" calcext:value-type="date">
            <text:p>1942-09-02 21:35:00</text:p>
          </table:table-cell>
          <table:table-cell table:style-name="ce1" office:value-type="date" office:date-value="1906-01-02T21:35:00" calcext:value-type="date">
            <text:p>1906-01-02 21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1:40:00" calcext:value-type="date">
            <text:p>1941-10-02 21:40:00</text:p>
          </table:table-cell>
          <table:table-cell table:style-name="ce1" office:value-type="date" office:date-value="1942-09-02T21:40:00" calcext:value-type="date">
            <text:p>1942-09-02 21:40:00</text:p>
          </table:table-cell>
          <table:table-cell table:style-name="ce1" office:value-type="date" office:date-value="1906-01-02T21:40:00" calcext:value-type="date">
            <text:p>1906-01-02 21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1:45:00" calcext:value-type="date">
            <text:p>1941-10-02 21:45:00</text:p>
          </table:table-cell>
          <table:table-cell table:style-name="ce1" office:value-type="date" office:date-value="1942-09-02T21:45:00" calcext:value-type="date">
            <text:p>1942-09-02 21:45:00</text:p>
          </table:table-cell>
          <table:table-cell table:style-name="ce1" office:value-type="date" office:date-value="1906-01-02T21:45:00" calcext:value-type="date">
            <text:p>1906-01-02 21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1:50:00" calcext:value-type="date">
            <text:p>1941-10-02 21:50:00</text:p>
          </table:table-cell>
          <table:table-cell table:style-name="ce1" office:value-type="date" office:date-value="1942-09-02T21:50:00" calcext:value-type="date">
            <text:p>1942-09-02 21:50:00</text:p>
          </table:table-cell>
          <table:table-cell table:style-name="ce1" office:value-type="date" office:date-value="1906-01-02T21:50:00" calcext:value-type="date">
            <text:p>1906-01-02 21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1:55:00" calcext:value-type="date">
            <text:p>1941-10-02 21:55:00</text:p>
          </table:table-cell>
          <table:table-cell table:style-name="ce1" office:value-type="date" office:date-value="1942-09-02T21:55:00" calcext:value-type="date">
            <text:p>1942-09-02 21:55:00</text:p>
          </table:table-cell>
          <table:table-cell table:style-name="ce1" office:value-type="date" office:date-value="1906-01-02T21:55:00" calcext:value-type="date">
            <text:p>1906-01-02 21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2:00:00" calcext:value-type="date">
            <text:p>1941-10-02 22:00:00</text:p>
          </table:table-cell>
          <table:table-cell table:style-name="ce1" office:value-type="date" office:date-value="1942-09-02T22:00:00" calcext:value-type="date">
            <text:p>1942-09-02 22:00:00</text:p>
          </table:table-cell>
          <table:table-cell table:style-name="ce1" office:value-type="date" office:date-value="1906-01-02T22:00:00" calcext:value-type="date">
            <text:p>1906-01-02 22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2:05:00" calcext:value-type="date">
            <text:p>1941-10-02 22:05:00</text:p>
          </table:table-cell>
          <table:table-cell table:style-name="ce1" office:value-type="date" office:date-value="1942-09-02T22:05:00" calcext:value-type="date">
            <text:p>1942-09-02 22:05:00</text:p>
          </table:table-cell>
          <table:table-cell table:style-name="ce1" office:value-type="date" office:date-value="1906-01-02T22:05:00" calcext:value-type="date">
            <text:p>1906-01-02 22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2:10:00" calcext:value-type="date">
            <text:p>1941-10-02 22:10:00</text:p>
          </table:table-cell>
          <table:table-cell table:style-name="ce1" office:value-type="date" office:date-value="1942-09-02T22:10:00" calcext:value-type="date">
            <text:p>1942-09-02 22:10:00</text:p>
          </table:table-cell>
          <table:table-cell table:style-name="ce1" office:value-type="date" office:date-value="1906-01-02T22:10:00" calcext:value-type="date">
            <text:p>1906-01-02 22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2:15:00" calcext:value-type="date">
            <text:p>1941-10-02 22:15:00</text:p>
          </table:table-cell>
          <table:table-cell table:style-name="ce1" office:value-type="date" office:date-value="1942-09-02T22:15:00" calcext:value-type="date">
            <text:p>1942-09-02 22:15:00</text:p>
          </table:table-cell>
          <table:table-cell table:style-name="ce1" office:value-type="date" office:date-value="1906-01-02T22:15:00" calcext:value-type="date">
            <text:p>1906-01-02 22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2:20:00" calcext:value-type="date">
            <text:p>1941-10-02 22:20:00</text:p>
          </table:table-cell>
          <table:table-cell table:style-name="ce1" office:value-type="date" office:date-value="1942-09-02T22:20:00" calcext:value-type="date">
            <text:p>1942-09-02 22:20:00</text:p>
          </table:table-cell>
          <table:table-cell table:style-name="ce1" office:value-type="date" office:date-value="1906-01-02T22:20:00" calcext:value-type="date">
            <text:p>1906-01-02 22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2:25:00" calcext:value-type="date">
            <text:p>1941-10-02 22:25:00</text:p>
          </table:table-cell>
          <table:table-cell table:style-name="ce1" office:value-type="date" office:date-value="1942-09-02T22:25:00" calcext:value-type="date">
            <text:p>1942-09-02 22:25:00</text:p>
          </table:table-cell>
          <table:table-cell table:style-name="ce1" office:value-type="date" office:date-value="1906-01-02T22:25:00" calcext:value-type="date">
            <text:p>1906-01-02 22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2:30:00" calcext:value-type="date">
            <text:p>1941-10-02 22:30:00</text:p>
          </table:table-cell>
          <table:table-cell table:style-name="ce1" office:value-type="date" office:date-value="1942-09-02T22:30:00" calcext:value-type="date">
            <text:p>1942-09-02 22:30:00</text:p>
          </table:table-cell>
          <table:table-cell table:style-name="ce1" office:value-type="date" office:date-value="1906-01-02T22:30:00" calcext:value-type="date">
            <text:p>1906-01-02 22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2:35:00" calcext:value-type="date">
            <text:p>1941-10-02 22:35:00</text:p>
          </table:table-cell>
          <table:table-cell table:style-name="ce1" office:value-type="date" office:date-value="1942-09-02T22:35:00" calcext:value-type="date">
            <text:p>1942-09-02 22:35:00</text:p>
          </table:table-cell>
          <table:table-cell table:style-name="ce1" office:value-type="date" office:date-value="1906-01-02T22:35:00" calcext:value-type="date">
            <text:p>1906-01-02 22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2:40:00" calcext:value-type="date">
            <text:p>1941-10-02 22:40:00</text:p>
          </table:table-cell>
          <table:table-cell table:style-name="ce1" office:value-type="date" office:date-value="1942-09-02T22:40:00" calcext:value-type="date">
            <text:p>1942-09-02 22:40:00</text:p>
          </table:table-cell>
          <table:table-cell table:style-name="ce1" office:value-type="date" office:date-value="1906-01-02T22:40:00" calcext:value-type="date">
            <text:p>1906-01-02 22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2:45:00" calcext:value-type="date">
            <text:p>1941-10-02 22:45:00</text:p>
          </table:table-cell>
          <table:table-cell table:style-name="ce1" office:value-type="date" office:date-value="1942-09-02T22:45:00" calcext:value-type="date">
            <text:p>1942-09-02 22:45:00</text:p>
          </table:table-cell>
          <table:table-cell table:style-name="ce1" office:value-type="date" office:date-value="1906-01-02T22:45:00" calcext:value-type="date">
            <text:p>1906-01-02 22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2:50:00" calcext:value-type="date">
            <text:p>1941-10-02 22:50:00</text:p>
          </table:table-cell>
          <table:table-cell table:style-name="ce1" office:value-type="date" office:date-value="1942-09-02T22:50:00" calcext:value-type="date">
            <text:p>1942-09-02 22:50:00</text:p>
          </table:table-cell>
          <table:table-cell table:style-name="ce1" office:value-type="date" office:date-value="1906-01-02T22:50:00" calcext:value-type="date">
            <text:p>1906-01-02 22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2:55:00" calcext:value-type="date">
            <text:p>1941-10-02 22:55:00</text:p>
          </table:table-cell>
          <table:table-cell table:style-name="ce1" office:value-type="date" office:date-value="1942-09-02T22:55:00" calcext:value-type="date">
            <text:p>1942-09-02 22:55:00</text:p>
          </table:table-cell>
          <table:table-cell table:style-name="ce1" office:value-type="date" office:date-value="1906-01-02T22:55:00" calcext:value-type="date">
            <text:p>1906-01-02 22:5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3:00:00" calcext:value-type="date">
            <text:p>1941-10-02 23:00:00</text:p>
          </table:table-cell>
          <table:table-cell table:style-name="ce1" office:value-type="date" office:date-value="1942-09-02T23:00:00" calcext:value-type="date">
            <text:p>1942-09-02 23:00:00</text:p>
          </table:table-cell>
          <table:table-cell table:style-name="ce1" office:value-type="date" office:date-value="1906-01-02T23:00:00" calcext:value-type="date">
            <text:p>1906-01-02 23:0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3:05:00" calcext:value-type="date">
            <text:p>1941-10-02 23:05:00</text:p>
          </table:table-cell>
          <table:table-cell table:style-name="ce1" office:value-type="date" office:date-value="1942-09-02T23:05:00" calcext:value-type="date">
            <text:p>1942-09-02 23:05:00</text:p>
          </table:table-cell>
          <table:table-cell table:style-name="ce1" office:value-type="date" office:date-value="1906-01-02T23:05:00" calcext:value-type="date">
            <text:p>1906-01-02 23:0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3:10:00" calcext:value-type="date">
            <text:p>1941-10-02 23:10:00</text:p>
          </table:table-cell>
          <table:table-cell table:style-name="ce1" office:value-type="date" office:date-value="1942-09-02T23:10:00" calcext:value-type="date">
            <text:p>1942-09-02 23:10:00</text:p>
          </table:table-cell>
          <table:table-cell table:style-name="ce1" office:value-type="date" office:date-value="1906-01-02T23:10:00" calcext:value-type="date">
            <text:p>1906-01-02 23:1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3:15:00" calcext:value-type="date">
            <text:p>1941-10-02 23:15:00</text:p>
          </table:table-cell>
          <table:table-cell table:style-name="ce1" office:value-type="date" office:date-value="1942-09-02T23:15:00" calcext:value-type="date">
            <text:p>1942-09-02 23:15:00</text:p>
          </table:table-cell>
          <table:table-cell table:style-name="ce1" office:value-type="date" office:date-value="1906-01-02T23:15:00" calcext:value-type="date">
            <text:p>1906-01-02 23:1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3:20:00" calcext:value-type="date">
            <text:p>1941-10-02 23:20:00</text:p>
          </table:table-cell>
          <table:table-cell table:style-name="ce1" office:value-type="date" office:date-value="1942-09-02T23:20:00" calcext:value-type="date">
            <text:p>1942-09-02 23:20:00</text:p>
          </table:table-cell>
          <table:table-cell table:style-name="ce1" office:value-type="date" office:date-value="1906-01-02T23:20:00" calcext:value-type="date">
            <text:p>1906-01-02 23:2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3:25:00" calcext:value-type="date">
            <text:p>1941-10-02 23:25:00</text:p>
          </table:table-cell>
          <table:table-cell table:style-name="ce1" office:value-type="date" office:date-value="1942-09-02T23:25:00" calcext:value-type="date">
            <text:p>1942-09-02 23:25:00</text:p>
          </table:table-cell>
          <table:table-cell table:style-name="ce1" office:value-type="date" office:date-value="1906-01-02T23:25:00" calcext:value-type="date">
            <text:p>1906-01-02 23:2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3:30:00" calcext:value-type="date">
            <text:p>1941-10-02 23:30:00</text:p>
          </table:table-cell>
          <table:table-cell table:style-name="ce1" office:value-type="date" office:date-value="1942-09-02T23:30:00" calcext:value-type="date">
            <text:p>1942-09-02 23:30:00</text:p>
          </table:table-cell>
          <table:table-cell table:style-name="ce1" office:value-type="date" office:date-value="1906-01-02T23:30:00" calcext:value-type="date">
            <text:p>1906-01-02 23:3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3:35:00" calcext:value-type="date">
            <text:p>1941-10-02 23:35:00</text:p>
          </table:table-cell>
          <table:table-cell table:style-name="ce1" office:value-type="date" office:date-value="1942-09-02T23:35:00" calcext:value-type="date">
            <text:p>1942-09-02 23:35:00</text:p>
          </table:table-cell>
          <table:table-cell table:style-name="ce1" office:value-type="date" office:date-value="1906-01-02T23:35:00" calcext:value-type="date">
            <text:p>1906-01-02 23:3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3:40:00" calcext:value-type="date">
            <text:p>1941-10-02 23:40:00</text:p>
          </table:table-cell>
          <table:table-cell table:style-name="ce1" office:value-type="date" office:date-value="1942-09-02T23:40:00" calcext:value-type="date">
            <text:p>1942-09-02 23:40:00</text:p>
          </table:table-cell>
          <table:table-cell table:style-name="ce1" office:value-type="date" office:date-value="1906-01-02T23:40:00" calcext:value-type="date">
            <text:p>1906-01-02 23:4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3:45:00" calcext:value-type="date">
            <text:p>1941-10-02 23:45:00</text:p>
          </table:table-cell>
          <table:table-cell table:style-name="ce1" office:value-type="date" office:date-value="1942-09-02T23:45:00" calcext:value-type="date">
            <text:p>1942-09-02 23:45:00</text:p>
          </table:table-cell>
          <table:table-cell table:style-name="ce1" office:value-type="date" office:date-value="1906-01-02T23:45:00" calcext:value-type="date">
            <text:p>1906-01-02 23:45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3:50:00" calcext:value-type="date">
            <text:p>1941-10-02 23:50:00</text:p>
          </table:table-cell>
          <table:table-cell table:style-name="ce1" office:value-type="date" office:date-value="1942-09-02T23:50:00" calcext:value-type="date">
            <text:p>1942-09-02 23:50:00</text:p>
          </table:table-cell>
          <table:table-cell table:style-name="ce1" office:value-type="date" office:date-value="1906-01-02T23:50:00" calcext:value-type="date">
            <text:p>1906-01-02 23:50: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1941-10-02T23:55:00" calcext:value-type="date">
            <text:p>1941-10-02 23:55:00</text:p>
          </table:table-cell>
          <table:table-cell table:style-name="ce1" office:value-type="date" office:date-value="1942-09-02T23:55:00" calcext:value-type="date">
            <text:p>1942-09-02 23:55:00</text:p>
          </table:table-cell>
          <table:table-cell table:style-name="ce1" office:value-type="date" office:date-value="1906-01-02T23:55:00" calcext:value-type="date">
            <text:p>1906-01-02 23:55:00</text:p>
          </table:table-cell>
          <table:table-cell table:number-columns-repeated="1021"/>
        </table:table-row>
        <table:table-row table:style-name="ro1" table:number-rows-repeated="41">
          <table:table-cell table:style-name="ce1"/>
          <table:table-cell table:number-columns-repeated="1023"/>
        </table:table-row>
        <table:table-row table:style-name="ro2" table:number-rows-repeated="10476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92" meta:object-count="0"/>
    <meta:generator>LibreOfficeDev/5.1.0.3$Linux_X86_64 LibreOffice_project/</meta:generator>
  </office:meta>
</office:document-meta>
</file>